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2.4138in"/>
    </style:style>
    <style:style style:name="co4" style:family="table-column">
      <style:table-column-properties fo:break-before="auto" style:column-width="0.578in"/>
    </style:style>
    <style:style style:name="co5" style:family="table-column">
      <style:table-column-properties fo:break-before="auto" style:column-width="1.0091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0.828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0.9055in"/>
    </style:style>
    <style:style style:name="co10" style:family="table-column">
      <style:table-column-properties fo:break-before="auto" style:column-width="1.0437in"/>
    </style:style>
    <style:style style:name="co11" style:family="table-column">
      <style:table-column-properties fo:break-before="auto" style:column-width="2.0953in"/>
    </style:style>
    <style:style style:name="co12" style:family="table-column">
      <style:table-column-properties fo:break-before="auto" style:column-width="2.3535in"/>
    </style:style>
    <style:style style:name="co13" style:family="table-column">
      <style:table-column-properties fo:break-before="auto" style:column-width="1.9484in"/>
    </style:style>
    <style:style style:name="co14" style:family="table-column">
      <style:table-column-properties fo:break-before="auto" style:column-width="1.9311in"/>
    </style:style>
    <style:style style:name="co15" style:family="table-column">
      <style:table-column-properties fo:break-before="auto" style:column-width="1.6209in"/>
    </style:style>
    <style:style style:name="co16" style:family="table-column">
      <style:table-column-properties fo:break-before="auto" style:column-width="3.8354in"/>
    </style:style>
    <style:style style:name="co17" style:family="table-column">
      <style:table-column-properties fo:break-before="auto" style:column-width="1.2465in"/>
    </style:style>
    <style:style style:name="co18" style:family="table-column">
      <style:table-column-properties fo:break-before="auto" style:column-width="1.1984in"/>
    </style:style>
    <style:style style:name="co19" style:family="table-column">
      <style:table-column-properties fo:break-before="auto" style:column-width="0.8193in"/>
    </style:style>
    <style:style style:name="co20" style:family="table-column">
      <style:table-column-properties fo:break-before="auto" style:column-width="0.9138in"/>
    </style:style>
    <style:style style:name="co21" style:family="table-column">
      <style:table-column-properties fo:break-before="auto" style:column-width="1.3535in"/>
    </style:style>
    <style:style style:name="co22" style:family="table-column">
      <style:table-column-properties fo:break-before="auto" style:column-width="1.0953in"/>
    </style:style>
    <style:style style:name="co23" style:family="table-column">
      <style:table-column-properties fo:break-before="auto" style:column-width="1.25in"/>
    </style:style>
    <style:style style:name="co24" style:family="table-column">
      <style:table-column-properties fo:break-before="auto" style:column-width="1.3626in"/>
    </style:style>
    <style:style style:name="co25" style:family="table-column">
      <style:table-column-properties fo:break-before="auto" style:column-width="0.8626in"/>
    </style:style>
    <style:style style:name="co26" style:family="table-column">
      <style:table-column-properties fo:break-before="auto" style:column-width="0.9571in"/>
    </style:style>
    <style:style style:name="co27" style:family="table-column">
      <style:table-column-properties fo:break-before="auto" style:column-width="1.3965in"/>
    </style:style>
    <style:style style:name="co28" style:family="table-column">
      <style:table-column-properties fo:break-before="auto" style:column-width="1.1382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1.2819in"/>
    </style:style>
    <style:style style:name="co32" style:family="table-column">
      <style:table-column-properties fo:break-before="auto" style:column-width="2.8638in"/>
    </style:style>
    <style:style style:name="co33" style:family="table-column">
      <style:table-column-properties fo:break-before="auto" style:column-width="2.7547in"/>
    </style:style>
    <style:style style:name="co34" style:family="table-column">
      <style:table-column-properties fo:break-before="auto" style:column-width="0.9634in"/>
    </style:style>
    <style:style style:name="co35" style:family="table-column">
      <style:table-column-properties fo:break-before="auto" style:column-width="2.4047in"/>
    </style:style>
    <style:style style:name="co36" style:family="table-column">
      <style:table-column-properties fo:break-before="auto" style:column-width="0.6354in"/>
    </style:style>
    <style:style style:name="co37" style:family="table-column">
      <style:table-column-properties fo:break-before="auto" style:column-width="1.6075in"/>
    </style:style>
    <style:style style:name="co38" style:family="table-column">
      <style:table-column-properties fo:break-before="auto" style:column-width="0.8102in"/>
    </style:style>
    <style:style style:name="co39" style:family="table-column">
      <style:table-column-properties fo:break-before="auto" style:column-width="1.2472in"/>
    </style:style>
    <style:style style:name="co40" style:family="table-column">
      <style:table-column-properties fo:break-before="auto" style:column-width="0.7772in"/>
    </style:style>
    <style:style style:name="co41" style:family="table-column">
      <style:table-column-properties fo:break-before="auto" style:column-width="1.061in"/>
    </style:style>
    <style:style style:name="co42" style:family="table-column">
      <style:table-column-properties fo:break-before="auto" style:column-width="5.2346in"/>
    </style:style>
    <style:style style:name="co43" style:family="table-column">
      <style:table-column-properties fo:break-before="auto" style:column-width="1.3126in"/>
    </style:style>
    <style:style style:name="co44" style:family="table-column">
      <style:table-column-properties fo:break-before="auto" style:column-width="1.9244in"/>
    </style:style>
    <style:style style:name="co45" style:family="table-column">
      <style:table-column-properties fo:break-before="auto" style:column-width="0.8209in"/>
    </style:style>
    <style:style style:name="co46" style:family="table-column">
      <style:table-column-properties fo:break-before="auto" style:column-width="0.6571in"/>
    </style:style>
    <style:style style:name="co47" style:family="table-column">
      <style:table-column-properties fo:break-before="auto" style:column-width="0.7992in"/>
    </style:style>
    <style:style style:name="co48" style:family="table-column">
      <style:table-column-properties fo:break-before="auto" style:column-width="3.7492in"/>
    </style:style>
    <style:style style:name="co49" style:family="table-column">
      <style:table-column-properties fo:break-before="auto" style:column-width="0.9083in"/>
    </style:style>
    <style:style style:name="co50" style:family="table-column">
      <style:table-column-properties fo:break-before="auto" style:column-width="0.7882in"/>
    </style:style>
    <style:style style:name="co51" style:family="table-column">
      <style:table-column-properties fo:break-before="auto" style:column-width="1.9138in"/>
    </style:style>
    <style:style style:name="co52" style:family="table-column">
      <style:table-column-properties fo:break-before="auto" style:column-width="1.4327in"/>
    </style:style>
    <style:style style:name="co53" style:family="table-column">
      <style:table-column-properties fo:break-before="auto" style:column-width="1.2583in"/>
    </style:style>
    <style:style style:name="co54" style:family="table-column">
      <style:table-column-properties fo:break-before="auto" style:column-width="1.0835in"/>
    </style:style>
    <style:style style:name="co55" style:family="table-column">
      <style:table-column-properties fo:break-before="auto" style:column-width="1.0508in"/>
    </style:style>
    <style:style style:name="co56" style:family="table-column">
      <style:table-column-properties fo:break-before="auto" style:column-width="1.2252in"/>
    </style:style>
    <style:style style:name="co57" style:family="table-column">
      <style:table-column-properties fo:break-before="auto" style:column-width="0.2091in"/>
    </style:style>
    <style:style style:name="co58" style:family="table-column">
      <style:table-column-properties fo:break-before="auto" style:column-width="1.8701in"/>
    </style:style>
    <style:style style:name="co59" style:family="table-column">
      <style:table-column-properties fo:break-before="auto" style:column-width="0.7555in"/>
    </style:style>
    <style:style style:name="co60" style:family="table-column">
      <style:table-column-properties fo:break-before="auto" style:column-width="1.5311in"/>
    </style:style>
    <style:style style:name="co61" style:family="table-column">
      <style:table-column-properties fo:break-before="auto" style:column-width="1.7929in"/>
    </style:style>
    <style:style style:name="co62" style:family="table-column">
      <style:table-column-properties fo:break-before="auto" style:column-width="6.7972in"/>
    </style:style>
    <style:style style:name="co63" style:family="table-column">
      <style:table-column-properties fo:break-before="auto" style:column-width="0.8972in"/>
    </style:style>
    <style:style style:name="co64" style:family="table-column">
      <style:table-column-properties fo:break-before="auto" style:column-width="1.0398in"/>
    </style:style>
    <style:style style:name="co65" style:family="table-column">
      <style:table-column-properties fo:break-before="auto" style:column-width="1.1598in"/>
    </style:style>
    <style:style style:name="co66" style:family="table-column">
      <style:table-column-properties fo:break-before="auto" style:column-width="0.9307in"/>
    </style:style>
    <style:style style:name="co67" style:family="table-column">
      <style:table-column-properties fo:break-before="auto" style:column-width="1.4874in"/>
    </style:style>
    <style:style style:name="co68" style:family="table-column">
      <style:table-column-properties fo:break-before="auto" style:column-width="1.3236in"/>
    </style:style>
    <style:style style:name="co69" style:family="table-column">
      <style:table-column-properties fo:break-before="auto" style:column-width="1.072in"/>
    </style:style>
    <style:style style:name="co70" style:family="table-column">
      <style:table-column-properties fo:break-before="auto" style:column-width="1.389in"/>
    </style:style>
    <style:style style:name="co71" style:family="table-column">
      <style:table-column-properties fo:break-before="auto" style:column-width="1.6291in"/>
    </style:style>
    <style:style style:name="co72" style:family="table-column">
      <style:table-column-properties fo:break-before="auto" style:column-width="1.9571in"/>
    </style:style>
    <style:style style:name="co73" style:family="table-column">
      <style:table-column-properties fo:break-before="auto" style:column-width="1.5638in"/>
    </style:style>
    <style:style style:name="co74" style:family="table-column">
      <style:table-column-properties fo:break-before="auto" style:column-width="1.2909in"/>
    </style:style>
    <style:style style:name="co75" style:family="table-column">
      <style:table-column-properties fo:break-before="auto" style:column-width="1.3346in"/>
    </style:style>
    <style:style style:name="co76" style:family="table-column">
      <style:table-column-properties fo:break-before="auto" style:column-width="1.7165in"/>
    </style:style>
    <style:style style:name="co77" style:family="table-column">
      <style:table-column-properties fo:break-before="auto" style:column-width="1.1272in"/>
    </style:style>
    <style:style style:name="co78" style:family="table-column">
      <style:table-column-properties fo:break-before="auto" style:column-width="1.6189in"/>
    </style:style>
    <style:style style:name="co79" style:family="table-column">
      <style:table-column-properties fo:break-before="auto" style:column-width="1.9354in"/>
    </style:style>
    <style:style style:name="co80" style:family="table-column">
      <style:table-column-properties fo:break-before="auto" style:column-width="0.8646in"/>
    </style:style>
    <style:style style:name="co81" style:family="table-column">
      <style:table-column-properties fo:break-before="auto" style:column-width="0.9957in"/>
    </style:style>
    <style:style style:name="co82" style:family="table-column">
      <style:table-column-properties fo:break-before="auto" style:column-width="1.1161in"/>
    </style:style>
    <style:style style:name="co83" style:family="table-column">
      <style:table-column-properties fo:break-before="auto" style:column-width="0.9846in"/>
    </style:style>
    <style:style style:name="co84" style:family="table-column">
      <style:table-column-properties fo:break-before="auto" style:column-width="1.6728in"/>
    </style:style>
    <style:style style:name="co85" style:family="table-column">
      <style:table-column-properties fo:break-before="auto" style:column-width="1.8264in"/>
    </style:style>
    <style:style style:name="co86" style:family="table-column">
      <style:table-column-properties fo:break-before="auto" style:column-width="2.2193in"/>
    </style:style>
    <style:style style:name="co87" style:family="table-column">
      <style:table-column-properties fo:break-before="auto" style:column-width="1.3783in"/>
    </style:style>
    <style:style style:name="co88" style:family="table-column">
      <style:table-column-properties fo:break-before="auto" style:column-width="1.9902in"/>
    </style:style>
    <style:style style:name="co89" style:family="table-column">
      <style:table-column-properties fo:break-before="auto" style:column-width="1.1484in"/>
    </style:style>
    <style:style style:name="co90" style:family="table-column">
      <style:table-column-properties fo:break-before="auto" style:column-width="2.7661in"/>
    </style:style>
    <style:style style:name="co91" style:family="table-column">
      <style:table-column-properties fo:break-before="auto" style:column-width="1.3453in"/>
    </style:style>
    <style:style style:name="co92" style:family="table-column">
      <style:table-column-properties fo:break-before="auto" style:column-width="1.0071in"/>
    </style:style>
    <style:style style:name="co93" style:family="table-column">
      <style:table-column-properties fo:break-before="auto" style:column-width="1.2362in"/>
    </style:style>
    <style:style style:name="co94" style:family="table-column">
      <style:table-column-properties fo:break-before="auto" style:column-width="2.8311in"/>
    </style:style>
    <style:style style:name="co95" style:family="table-column">
      <style:table-column-properties fo:break-before="auto" style:column-width="1.8043in"/>
    </style:style>
    <style:style style:name="co96" style:family="table-column">
      <style:table-column-properties fo:break-before="auto" style:column-width="2.1543in"/>
    </style:style>
    <style:style style:name="co97" style:family="table-column">
      <style:table-column-properties fo:break-before="auto" style:column-width="3.2902in"/>
    </style:style>
    <style:style style:name="co98" style:family="table-column">
      <style:table-column-properties fo:break-before="auto" style:column-width="1.6402in"/>
    </style:style>
    <style:style style:name="co99" style:family="table-column">
      <style:table-column-properties fo:break-before="auto" style:column-width="2.198in"/>
    </style:style>
    <style:style style:name="co100" style:family="table-column">
      <style:table-column-properties fo:break-before="auto" style:column-width="1.8917in"/>
    </style:style>
    <style:style style:name="co101" style:family="table-column">
      <style:table-column-properties fo:break-before="auto" style:column-width="0.6902in"/>
    </style:style>
    <style:style style:name="co102" style:family="table-column">
      <style:table-column-properties fo:break-before="auto" style:column-width="0.6134in"/>
    </style:style>
    <style:style style:name="co103" style:family="table-column">
      <style:table-column-properties fo:break-before="auto" style:column-width="1.1811in"/>
    </style:style>
    <style:style style:name="co104" style:family="table-column">
      <style:table-column-properties fo:break-before="auto" style:column-width="2.1319in"/>
    </style:style>
    <style:style style:name="co105" style:family="table-column">
      <style:table-column-properties fo:break-before="auto" style:column-width="2.1429in"/>
    </style:style>
    <style:style style:name="co106" style:family="table-column">
      <style:table-column-properties fo:break-before="auto" style:column-width="1.2146in"/>
    </style:style>
    <style:style style:name="co107" style:family="table-column">
      <style:table-column-properties fo:break-before="auto" style:column-width="11.5736in"/>
    </style:style>
    <style:style style:name="co108" style:family="table-column">
      <style:table-column-properties fo:break-before="auto" style:column-width="2.8346in"/>
    </style:style>
    <style:style style:name="co109" style:family="table-column">
      <style:table-column-properties fo:break-before="auto" style:column-width="2.5953in"/>
    </style:style>
    <style:style style:name="co110" style:family="table-column">
      <style:table-column-properties fo:break-before="auto" style:column-width="5.0854in"/>
    </style:style>
    <style:style style:name="co111" style:family="table-column">
      <style:table-column-properties fo:break-before="auto" style:column-width="0.9228in"/>
    </style:style>
    <style:style style:name="co112" style:family="table-column">
      <style:table-column-properties fo:break-before="auto" style:column-width="1.3799in"/>
    </style:style>
    <style:style style:name="co113" style:family="table-column">
      <style:table-column-properties fo:break-before="auto" style:column-width="0.8453in"/>
    </style:style>
    <style:style style:name="co114" style:family="table-column">
      <style:table-column-properties fo:break-before="auto" style:column-width="0.6984in"/>
    </style:style>
    <style:style style:name="co115" style:family="table-column">
      <style:table-column-properties fo:break-before="auto" style:column-width="0.7244in"/>
    </style:style>
    <style:style style:name="co116" style:family="table-column">
      <style:table-column-properties fo:break-before="auto" style:column-width="1.1555in"/>
    </style:style>
    <style:style style:name="co117" style:family="table-column">
      <style:table-column-properties fo:break-before="auto" style:column-width="1.1902in"/>
    </style:style>
    <style:style style:name="co118" style:family="table-column">
      <style:table-column-properties fo:break-before="auto" style:column-width="0.9016in"/>
    </style:style>
    <style:style style:name="co119" style:family="table-column">
      <style:table-column-properties fo:break-before="auto" style:column-width="0.7311in"/>
    </style:style>
    <style:style style:name="co120" style:family="table-column">
      <style:table-column-properties fo:break-before="auto" style:column-width="1.0366in"/>
    </style:style>
    <style:style style:name="co121" style:family="table-column">
      <style:table-column-properties fo:break-before="auto" style:column-width="0.7654in"/>
    </style:style>
    <style:style style:name="co122" style:family="table-column">
      <style:table-column-properties fo:break-before="auto" style:column-width="1.4744in"/>
    </style:style>
    <style:style style:name="co123" style:family="table-column">
      <style:table-column-properties fo:break-before="auto" style:column-width="1.5953in"/>
    </style:style>
    <style:style style:name="co124" style:family="table-column">
      <style:table-column-properties fo:break-before="auto" style:column-width="1.2673in"/>
    </style:style>
    <style:style style:name="co125" style:family="table-column">
      <style:table-column-properties fo:break-before="auto" style:column-width="1.2244in"/>
    </style:style>
    <style:style style:name="co126" style:family="table-column">
      <style:table-column-properties fo:break-before="auto" style:column-width="1.052in"/>
    </style:style>
    <style:style style:name="co127" style:family="table-column">
      <style:table-column-properties fo:break-before="auto" style:column-width="2.1382in"/>
    </style:style>
    <style:style style:name="co128" style:family="table-column">
      <style:table-column-properties fo:break-before="auto" style:column-width="0.9835in"/>
    </style:style>
    <style:style style:name="co129" style:family="table-column">
      <style:table-column-properties fo:break-before="auto" style:column-width="0.8366in"/>
    </style:style>
    <style:style style:name="co130" style:family="table-column">
      <style:table-column-properties fo:break-before="auto" style:column-width="1.7161in"/>
    </style:style>
    <style:style style:name="co131" style:family="table-column">
      <style:table-column-properties fo:break-before="auto" style:column-width="1.7071in"/>
    </style:style>
    <style:style style:name="co132" style:family="table-column">
      <style:table-column-properties fo:break-before="auto" style:column-width="1.6465in"/>
    </style:style>
    <style:style style:name="co133" style:family="table-column">
      <style:table-column-properties fo:break-before="auto" style:column-width="1.4402in"/>
    </style:style>
    <style:style style:name="co134" style:family="table-column">
      <style:table-column-properties fo:break-before="auto" style:column-width="1.4484in"/>
    </style:style>
    <style:style style:name="co135" style:family="table-column">
      <style:table-column-properties fo:break-before="auto" style:column-width="0.7319in"/>
    </style:style>
    <style:style style:name="co136" style:family="table-column">
      <style:table-column-properties fo:break-before="auto" style:column-width="1.3181in"/>
    </style:style>
    <style:style style:name="co137" style:family="table-column">
      <style:table-column-properties fo:break-before="auto" style:column-width="0.9409in"/>
    </style:style>
    <style:style style:name="co138" style:family="table-column">
      <style:table-column-properties fo:break-before="auto" style:column-width="1.7827in"/>
    </style:style>
    <style:style style:name="co139" style:family="table-column">
      <style:table-column-properties fo:break-before="auto" style:column-width="2.3555in"/>
    </style:style>
    <style:style style:name="co140" style:family="table-column">
      <style:table-column-properties fo:break-before="auto" style:column-width="1.3102in"/>
    </style:style>
    <style:style style:name="co141" style:family="table-column">
      <style:table-column-properties fo:break-before="auto" style:column-width="2.4689in"/>
    </style:style>
    <style:style style:name="co142" style:family="table-column">
      <style:table-column-properties fo:break-before="auto" style:column-width="1.4138in"/>
    </style:style>
    <style:style style:name="co143" style:family="table-column">
      <style:table-column-properties fo:break-before="auto" style:column-width="3.9126in"/>
    </style:style>
    <style:style style:name="co144" style:family="table-column">
      <style:table-column-properties fo:break-before="auto" style:column-width="0.9484in"/>
    </style:style>
    <style:style style:name="co145" style:family="table-column">
      <style:table-column-properties fo:break-before="auto" style:column-width="1.0346in"/>
    </style:style>
    <style:style style:name="co146" style:family="table-column">
      <style:table-column-properties fo:break-before="auto" style:column-width="3.8362in"/>
    </style:style>
    <style:style style:name="ro1" style:family="table-row">
      <style:table-row-properties style:row-height="0.222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5917in" fo:break-before="auto" style:use-optimal-row-height="tru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063in" fo:break-before="auto" style:use-optimal-row-height="true"/>
    </style:style>
    <style:style style:name="ro6" style:family="table-row">
      <style:table-row-properties style:row-height="0.2256in" fo:break-before="auto" style:use-optimal-row-height="true"/>
    </style:style>
    <style:style style:name="ro7" style:family="table-row">
      <style:table-row-properties style:row-height="0.5772in" fo:break-before="auto" style:use-optimal-row-height="true"/>
    </style:style>
    <style:style style:name="ro8" style:family="table-row">
      <style:table-row-properties style:row-height="0.5693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aestro-yii-person">
      <style:table-properties table:display="true" style:writing-mode="lr-tb"/>
    </style:style>
    <style:style style:name="ta4" style:family="table" style:master-page-name="PageStyle_5f_oo7-res.users">
      <style:table-properties table:display="true" style:writing-mode="lr-tb"/>
    </style:style>
    <style:style style:name="ta5" style:family="table" style:master-page-name="PageStyle_5f_tryton-user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>
      <style:table-cell-properties fo:border-bottom="0.0008in solid #000000" fo:border-left="0.0008in solid #000000" fo:border-right="none" fo:border-top="0.0008in solid #000000"/>
    </style:style>
    <style:style style:name="ce2" style:family="table-cell" style:parent-style-name="Excel_20_Built-in_20_Normal">
      <style:table-cell-properties fo:border-bottom="none" fo:border-left="0.0008in solid #000000" fo:border-right="none" fo:border-top="none"/>
    </style:style>
    <style:style style:name="ce3" style:family="table-cell" style:parent-style-name="Excel_20_Built-in_20_Normal">
      <style:table-cell-properties fo:border-bottom="0.0008in solid #000000" fo:border-left="0.0008in solid #000000" fo:border-right="none" fo:border-top="none"/>
    </style:style>
    <style:style style:name="ce4" style:family="table-cell" style:parent-style-name="Excel_20_Built-in_20_Normal">
      <style:table-cell-properties fo:border-bottom="none" fo:border-left="0.0102in solid #000000" fo:border-right="0.0102in solid #000000" fo:border-top="0.0102in solid #000000"/>
    </style:style>
    <style:style style:name="ce5" style:family="table-cell" style:parent-style-name="Excel_20_Built-in_20_Normal">
      <style:table-cell-properties fo:border-bottom="0.0102in solid #000000" fo:border-left="0.0102in solid #000000" fo:border-right="0.0102in solid #000000" fo:border-top="none"/>
    </style:style>
    <style:style style:name="ce6" style:family="table-cell" style:parent-style-name="Excel_20_Built-in_20_Normal">
      <style:table-cell-properties fo:border-bottom="none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7" style:family="table-cell" style:parent-style-name="Excel_20_Built-in_20_Normal">
      <style:table-cell-properties fo:border-bottom="0.0102in solid #000000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8" style:family="table-cell" style:parent-style-name="Excel_20_Built-in_20_Normal">
      <style:table-cell-properties fo:border-bottom="0.0008in solid #000000" fo:border-left="none" fo:border-right="0.0008in solid #000000" fo:border-top="0.0008in solid #000000"/>
    </style:style>
    <style:style style:name="ce9" style:family="table-cell" style:parent-style-name="Excel_20_Built-in_20_Normal">
      <style:table-cell-properties fo:border-bottom="none" fo:border-left="none" fo:border-right="0.0008in solid #000000" fo:border-top="none"/>
    </style:style>
    <style:style style:name="ce10" style:family="table-cell" style:parent-style-name="Excel_20_Built-in_20_Normal">
      <style:table-cell-properties fo:border-bottom="0.0008in solid #000000" fo:border-left="none" fo:border-right="0.0008in solid #000000" fo:border-top="none"/>
    </style:style>
    <style:style style:name="ce11" style:family="table-cell" style:parent-style-name="Excel_20_Built-in_20_Normal">
      <style:table-cell-properties fo:border-bottom="none" fo:border-left="none" fo:border-right="none" fo:border-top="0.0102in solid #000000"/>
    </style:style>
    <style:style style:name="ce12" style:family="table-cell" style:parent-style-name="Excel_20_Built-in_20_Normal">
      <style:table-cell-properties fo:border-bottom="0.0102in solid #000000" fo:border-left="none" fo:border-right="none" fo:border-top="none"/>
    </style:style>
    <style:style style:name="ce13" style:family="table-cell" style:parent-style-name="Excel_20_Built-in_20_Normal">
      <style:table-cell-properties fo:border-bottom="none" fo:border-left="0.0102in solid #000000" fo:border-right="none" fo:border-top="none"/>
    </style:style>
    <style:style style:name="ce14" style:family="table-cell" style:parent-style-name="Excel_20_Built-in_20_Normal">
      <style:table-cell-properties fo:border-bottom="0.0102in solid #000000" fo:border-left="0.0102in solid #000000" fo:border-right="none" fo:border-top="none"/>
    </style:style>
    <style:style style:name="ce15" style:family="table-cell" style:parent-style-name="Excel_20_Built-in_20_Normal" style:data-style-name="N84">
      <style:table-cell-properties fo:border-bottom="none" fo:border-left="none" fo:border-right="0.0102in solid #000000" fo:border-top="none"/>
    </style:style>
    <style:style style:name="ce16" style:family="table-cell" style:parent-style-name="Excel_20_Built-in_20_Normal" style:data-style-name="N84">
      <style:table-cell-properties fo:border-bottom="0.0102in solid #000000" fo:border-left="none" fo:border-right="0.0102in solid #000000" fo:border-top="none"/>
    </style:style>
    <style:style style:name="ce17" style:family="table-cell" style:parent-style-name="Excel_20_Built-in_20_Normal">
      <style:table-cell-properties fo:border-bottom="none" fo:border-left="none" fo:border-right="0.0102in solid #000000" fo:border-top="none"/>
    </style:style>
    <style:style style:name="ce18" style:family="table-cell" style:parent-style-name="Excel_20_Built-in_20_Normal">
      <style:table-cell-properties fo:border-bottom="0.0102in solid #000000" fo:border-left="none" fo:border-right="0.0102in solid #000000" fo:border-top="none"/>
    </style:style>
    <style:style style:name="ce19" style:family="table-cell" style:parent-style-name="Excel_20_Built-in_20_Normal">
      <style:table-cell-properties fo:border-bottom="0.0008in solid #000000" fo:border-left="none" fo:border-right="none" fo:border-top="none"/>
    </style:style>
    <style:style style:name="ce20" style:family="table-cell" style:parent-style-name="Excel_20_Built-in_20_Normal">
      <style:table-cell-properties fo:border-bottom="none" fo:border-left="none" fo:border-right="0.0102in solid #000000" fo:border-top="0.0102in solid #000000"/>
    </style:style>
    <style:style style:name="ce21" style:family="table-cell" style:parent-style-name="Default" style:data-style-name="N84"/>
    <style:style style:name="ce22" style:family="table-cell" style:parent-style-name="Normal_20_6">
      <style:text-properties style:font-name="Courier New" fo:font-size="10pt" style:font-size-asian="10pt" style:font-size-complex="10pt"/>
    </style:style>
    <style:style style:name="ce23" style:family="table-cell" style:parent-style-name="Default">
      <style:text-properties style:font-name="Courier New" fo:font-size="10pt" style:font-size-asian="10pt" style:font-size-complex="10pt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>
      <style:text-properties fo:color="#000000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83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number-columns-repeated="2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number-columns-repeated="227" table:default-cell-style-name="Excel_20_Built-in_20_Normal"/>
        <table:table-row table:style-name="ro1">
          <table:table-cell table:style-name="ce1" office:value-type="string">
            <text:p>Reference Parameters</text:p>
          </table:table-cell>
          <table:table-cell table:style-name="ce8"/>
          <table:table-cell table:number-columns-repeated="8"/>
          <table:table-cell table:style-name="Default" table:number-columns-repeated="2"/>
          <table:table-cell table:number-columns-repeated="245"/>
        </table:table-row>
        <table:table-row table:style-name="ro1">
          <table:table-cell table:style-name="ce2" office:value-type="string">
            <text:p>host</text:p>
          </table:table-cell>
          <table:table-cell table:style-name="ce9" office:value-type="string">
            <text:p>whizzer.local</text:p>
          </table:table-cell>
          <table:table-cell table:number-columns-repeated="8"/>
          <table:table-cell table:style-name="Default" table:number-columns-repeated="2"/>
          <table:table-cell table:number-columns-repeated="245"/>
        </table:table-row>
        <table:table-row table:style-name="ro1">
          <table:table-cell table:style-name="ce2"/>
          <table:table-cell table:style-name="ce9"/>
          <table:table-cell table:number-columns-repeated="8"/>
          <table:table-cell table:style-name="Default" table:number-columns-repeated="2"/>
          <table:table-cell table:number-columns-repeated="245"/>
        </table:table-row>
        <table:table-row table:style-name="ro1">
          <table:table-cell table:style-name="ce3"/>
          <table:table-cell table:style-name="ce10"/>
          <table:table-cell table:number-columns-repeated="8"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>
            <text:p>Status</text:p>
          </table:table-cell>
          <table:table-cell table:style-name="ce11" office:value-type="string">
            <text:p>PERSONAL</text:p>
          </table:table-cell>
          <table:table-cell table:style-name="ce11" table:number-columns-repeated="3"/>
          <table:table-cell table:style-name="ce11" office:value-type="string">
            <text:p>AUTHENTICATION</text:p>
          </table:table-cell>
          <table:table-cell table:style-name="ce11" table:number-columns-repeated="5"/>
          <table:table-cell table:style-name="ce11" office:value-type="string">
            <text:p>EMPLOYER</text:p>
          </table:table-cell>
          <table:table-cell table:style-name="ce11" table:number-columns-repeated="13"/>
          <table:table-cell table:style-name="ce11" office:value-type="string">
            <text:p>RESIDENCE</text:p>
          </table:table-cell>
          <table:table-cell table:style-name="ce11" table:number-columns-repeated="3"/>
          <table:table-cell table:style-name="ce20"/>
          <table:table-cell table:number-columns-repeated="227"/>
        </table:table-row>
        <table:table-row table:style-name="ro1">
          <table:table-cell table:style-name="ce5" office:value-type="string">
            <office:annotation draw:style-name="gr1" draw:text-style-name="P1" svg:width="1.5146in" svg:height="0.8252in" svg:x="1.0362in" svg:y="1.2213in" draw:caption-point-x="-0.1894in" draw:caption-point-y="0.115in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12" office:value-type="string">
            <text:p>First Name</text:p>
          </table:table-cell>
          <table:table-cell table:style-name="ce12" office:value-type="string">
            <text:p>Last Name</text:p>
          </table:table-cell>
          <table:table-cell table:style-name="ce12" office:value-type="string">
            <text:p>Initials</text:p>
          </table:table-cell>
          <table:table-cell table:style-name="ce12" office:value-type="string">
            <text:p>Date of Birth</text:p>
          </table:table-cell>
          <table:table-cell table:style-name="ce12" office:value-type="string">
            <text:p>Username</text:p>
          </table:table-cell>
          <table:table-cell table:style-name="ce12" office:value-type="string">
            <text:p>Password</text:p>
          </table:table-cell>
          <table:table-cell table:style-name="ce12" office:value-type="string">
            <text:p>Password Hash</text:p>
          </table:table-cell>
          <table:table-cell table:style-name="ce12" office:value-type="string">
            <text:p>Profile1</text:p>
          </table:table-cell>
          <table:table-cell table:style-name="ce12" office:value-type="string">
            <text:p>ProfileNum</text:p>
          </table:table-cell>
          <table:table-cell table:style-name="ce12" office:value-type="string">
            <text:p>ProfileName</text:p>
          </table:table-cell>
          <table:table-cell table:style-name="ce12" office:value-type="string">
            <text:p>Company</text:p>
          </table:table-cell>
          <table:table-cell table:style-name="ce12" office:value-type="string">
            <text:p>Title</text:p>
          </table:table-cell>
          <table:table-cell table:style-name="ce12" office:value-type="string">
            <text:p>Email</text:p>
          </table:table-cell>
          <table:table-cell table:style-name="ce12" office:value-type="string">
            <text:p>Function Level</text:p>
          </table:table-cell>
          <table:table-cell table:style-name="ce12" office:value-type="string">
            <text:p>Department</text:p>
          </table:table-cell>
          <table:table-cell table:style-name="ce12" office:value-type="string">
            <text:p>Role</text:p>
          </table:table-cell>
          <table:table-cell table:style-name="ce12" office:value-type="string">
            <text:p>Supervisor</text:p>
          </table:table-cell>
          <table:table-cell table:style-name="ce12" office:value-type="string">
            <text:p>Work Address1</text:p>
          </table:table-cell>
          <table:table-cell table:style-name="ce12" office:value-type="string">
            <text:p>Work City</text:p>
          </table:table-cell>
          <table:table-cell table:style-name="ce12" office:value-type="string">
            <text:p>Work State</text:p>
          </table:table-cell>
          <table:table-cell table:style-name="ce12" office:value-type="string">
            <text:p>Work PostalCode</text:p>
          </table:table-cell>
          <table:table-cell table:style-name="ce12" office:value-type="string">
            <text:p>Work Country</text:p>
          </table:table-cell>
          <table:table-cell table:style-name="ce12" office:value-type="string">
            <text:p>Work Phone</text:p>
          </table:table-cell>
          <table:table-cell table:style-name="ce12" office:value-type="string">
            <text:p>Work Fax</text:p>
          </table:table-cell>
          <table:table-cell table:style-name="ce12" office:value-type="string">
            <text:p>Home Address1</text:p>
          </table:table-cell>
          <table:table-cell table:style-name="ce12" office:value-type="string">
            <text:p>Home City</text:p>
          </table:table-cell>
          <table:table-cell table:style-name="ce12" office:value-type="string">
            <text:p>Home State</text:p>
          </table:table-cell>
          <table:table-cell table:style-name="ce12" office:value-type="string">
            <text:p>Home PostalCode</text:p>
          </table:table-cell>
          <table:table-cell table:style-name="ce18" office:value-type="string">
            <text:p>Home Country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Barcoe</text:p>
          </table:table-cell>
          <table:table-cell office:value-type="string">
            <text:p>Jenks</text:p>
          </table:table-cell>
          <table:table-cell table:formula="of:=CONCATENATE(LEFT([.B8]);LEFT([.C8]))" office:value-type="string" office:string-value="BJ">
            <text:p>BJ</text:p>
          </table:table-cell>
          <table:table-cell table:style-name="ce15" office:value-type="date" office:date-value="1959-01-01">
            <text:p>1959-01-01</text:p>
          </table:table-cell>
          <table:table-cell table:style-name="ce13" office:value-type="string">
            <text:p>bjenks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7" office:value-type="string">
            <text:p>grpEng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Electronics Engineer</text:p>
          </table:table-cell>
          <table:table-cell table:formula="of:=CONCATENATE([.F8];&quot;@&quot;;[.$B$2])" office:value-type="string" office:string-value="bjenks@whizzer.local">
            <text:p>bjenks@whizzer.local</text:p>
          </table:table-cell>
          <table:table-cell office:value-type="string">
            <text:p>Professional Technical 08</text:p>
          </table:table-cell>
          <table:table-cell office:value-type="string">
            <text:p>Engineering</text:p>
          </table:table-cell>
          <table:table-cell office:value-type="string">
            <text:p>Specifies electronics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Barton</text:p>
          </table:table-cell>
          <table:table-cell office:value-type="string">
            <text:p>Swift</text:p>
          </table:table-cell>
          <table:table-cell table:formula="of:=CONCATENATE(LEFT([.B9]);LEFT([.C9]))" office:value-type="string" office:string-value="BS">
            <text:p>BS</text:p>
          </table:table-cell>
          <table:table-cell table:style-name="ce15" office:value-type="date" office:date-value="1939-02-01">
            <text:p>1939-02-01</text:p>
          </table:table-cell>
          <table:table-cell table:style-name="ce13" office:value-type="string">
            <text:p>bswif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President</text:p>
          </table:table-cell>
          <table:table-cell table:formula="of:=CONCATENATE([.F9];&quot;@&quot;;[.$B$2])" office:value-type="string" office:string-value="bswift@whizzer.local">
            <text:p>bswift@whizzer.local</text:p>
          </table:table-cell>
          <table:table-cell office:value-type="string">
            <text:p>Management 13</text:p>
          </table:table-cell>
          <table:table-cell office:value-type="string">
            <text:p>Management</text:p>
          </table:table-cell>
          <table:table-cell office:value-type="string">
            <text:p>Manager</text:p>
          </table:table-cell>
          <table:table-cell/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Bub</text:p>
          </table:table-cell>
          <table:table-cell office:value-type="string">
            <text:p>Armstrong</text:p>
          </table:table-cell>
          <table:table-cell table:formula="of:=CONCATENATE(LEFT([.B10]);LEFT([.C10]))" office:value-type="string" office:string-value="BA">
            <text:p>BA</text:p>
          </table:table-cell>
          <table:table-cell table:style-name="ce15" office:value-type="date" office:date-value="1959-03-01">
            <text:p>1959-03-01</text:p>
          </table:table-cell>
          <table:table-cell table:style-name="ce13" office:value-type="string">
            <text:p>barmstrong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7" office:value-type="string">
            <text:p>grpEng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Mechanical Engineer</text:p>
          </table:table-cell>
          <table:table-cell table:formula="of:=CONCATENATE([.F10];&quot;@&quot;;[.$B$2])" office:value-type="string" office:string-value="barmstrong@whizzer.local">
            <text:p>barmstrong@whizzer.local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echanical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Frank</text:p>
          </table:table-cell>
          <table:table-cell office:value-type="string">
            <text:p>Mason</text:p>
          </table:table-cell>
          <table:table-cell table:formula="of:=CONCATENATE(LEFT([.B11]);LEFT([.C11]))" office:value-type="string" office:string-value="FM">
            <text:p>FM</text:p>
          </table:table-cell>
          <table:table-cell table:style-name="ce15" office:value-type="date" office:date-value="1959-04-01">
            <text:p>1959-04-01</text:p>
          </table:table-cell>
          <table:table-cell table:style-name="ce13" office:value-type="string">
            <text:p>fma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7" office:value-type="string">
            <text:p>grpEng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Engineering Project Coordinator</text:p>
          </table:table-cell>
          <table:table-cell table:formula="of:=CONCATENATE([.F11];&quot;@&quot;;[.$B$2])" office:value-type="string" office:string-value="fmason@whizzer.local">
            <text:p>fmason@whizzer.local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isc parts and BOMs, and suppliers (e.g., mktg, manuals, etc.)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Garret</text:p>
          </table:table-cell>
          <table:table-cell office:value-type="string">
            <text:p>Jackson</text:p>
          </table:table-cell>
          <table:table-cell table:formula="of:=CONCATENATE(LEFT([.B12]);LEFT([.C12]))" office:value-type="string" office:string-value="GJ">
            <text:p>GJ</text:p>
          </table:table-cell>
          <table:table-cell table:style-name="ce15" office:value-type="date" office:date-value="1959-05-01">
            <text:p>1959-05-01</text:p>
          </table:table-cell>
          <table:table-cell table:style-name="ce13" office:value-type="string">
            <text:p>gjack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3">
            <text:p>3</text:p>
          </table:table-cell>
          <table:table-cell table:style-name="ce17" office:value-type="string">
            <text:p>grpMfgBuild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Production Planner</text:p>
          </table:table-cell>
          <table:table-cell table:formula="of:=CONCATENATE([.F12];&quot;@&quot;;[.$B$2])" office:value-type="string" office:string-value="gjackson@whizzer.local">
            <text:p>gjackson@whizzer.local</text:p>
          </table:table-cell>
          <table:table-cell office:value-type="string">
            <text:p>Management 06</text:p>
          </table:table-cell>
          <table:table-cell office:value-type="string">
            <text:p>Manufacturing</text:p>
          </table:table-cell>
          <table:table-cell office:value-type="string">
            <text:p>Plans and manages builds, issues material, sets overkit and minimum stocking level quantities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Hank</text:p>
          </table:table-cell>
          <table:table-cell office:value-type="string">
            <text:p>Baldwin</text:p>
          </table:table-cell>
          <table:table-cell table:formula="of:=CONCATENATE(LEFT([.B13]);LEFT([.C13]))" office:value-type="string" office:string-value="HB">
            <text:p>HB</text:p>
          </table:table-cell>
          <table:table-cell table:style-name="ce15" office:value-type="date" office:date-value="1959-06-01">
            <text:p>1959-06-01</text:p>
          </table:table-cell>
          <table:table-cell table:style-name="ce13" office:value-type="string">
            <text:p>hbaldwi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Lead Hand</text:p>
          </table:table-cell>
          <table:table-cell table:formula="of:=CONCATENATE([.F13];&quot;@&quot;;[.$B$2])" office:value-type="string" office:string-value="hbaldwin@whizzer.local">
            <text:p>hbaldwin@whizzer.local</text:p>
          </table:table-cell>
          <table:table-cell office:value-type="string">
            <text:p>Production 05</text:p>
          </table:table-cell>
          <table:table-cell office:value-type="string">
            <text:p>Manufacturing</text:p>
          </table:table-cell>
          <table:table-cell office:value-type="string">
            <text:p>Assembles product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Helen</text:p>
          </table:table-cell>
          <table:table-cell office:value-type="string">
            <text:p>Randall</text:p>
          </table:table-cell>
          <table:table-cell table:formula="of:=CONCATENATE(LEFT([.B14]);LEFT([.C14]))" office:value-type="string" office:string-value="HR">
            <text:p>HR</text:p>
          </table:table-cell>
          <table:table-cell table:style-name="ce15" office:value-type="date" office:date-value="1959-07-01">
            <text:p>1959-07-01</text:p>
          </table:table-cell>
          <table:table-cell table:style-name="ce13" office:value-type="string">
            <text:p>hrandall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4">
            <text:p>4</text:p>
          </table:table-cell>
          <table:table-cell table:style-name="ce17" office:value-type="string">
            <text:p>grpFinance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AP Clerk</text:p>
          </table:table-cell>
          <table:table-cell table:formula="of:=CONCATENATE([.F14];&quot;@&quot;;[.$B$2])" office:value-type="string" office:string-value="hrandall@whizzer.local">
            <text:p>hrandall@whizzer.local</text:p>
          </table:table-cell>
          <table:table-cell office:value-type="string">
            <text:p>Clerical 02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PO's (date closed) and Vendors (account info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Jacab</text:p>
          </table:table-cell>
          <table:table-cell office:value-type="string">
            <text:p>Wood</text:p>
          </table:table-cell>
          <table:table-cell table:formula="of:=CONCATENATE(LEFT([.B15]);LEFT([.C15]))" office:value-type="string" office:string-value="JW">
            <text:p>JW</text:p>
          </table:table-cell>
          <table:table-cell table:style-name="ce15" office:value-type="date" office:date-value="1959-08-01">
            <text:p>1959-08-01</text:p>
          </table:table-cell>
          <table:table-cell table:style-name="ce13" office:value-type="string">
            <text:p>jwood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5">
            <text:p>5</text:p>
          </table:table-cell>
          <table:table-cell table:style-name="ce17" office:value-type="string">
            <text:p>grpSales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Sales Agent</text:p>
          </table:table-cell>
          <table:table-cell table:formula="of:=CONCATENATE([.F15];&quot;@&quot;;[.$B$2])" office:value-type="string" office:string-value="jwood@whizzer.local">
            <text:p>jwood@whizzer.local</text:p>
          </table:table-cell>
          <table:table-cell office:value-type="string">
            <text:p>Sales &amp; Marketing 07</text:p>
          </table:table-cell>
          <table:table-cell office:value-type="string">
            <text:p>Sales &amp; Marketing</text:p>
          </table:table-cell>
          <table:table-cell office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office:value-type="string">
            <text:p>James Period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James</text:p>
          </table:table-cell>
          <table:table-cell office:value-type="string">
            <text:p>Period</text:p>
          </table:table-cell>
          <table:table-cell table:formula="of:=CONCATENATE(LEFT([.B16]);LEFT([.C16]))" office:value-type="string" office:string-value="JP">
            <text:p>JP</text:p>
          </table:table-cell>
          <table:table-cell table:style-name="ce15" office:value-type="date" office:date-value="1959-09-01">
            <text:p>1959-09-01</text:p>
          </table:table-cell>
          <table:table-cell table:style-name="ce13" office:value-type="string">
            <text:p>jperiod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Sales &amp; Marketing</text:p>
          </table:table-cell>
          <table:table-cell table:formula="of:=CONCATENATE([.F16];&quot;@&quot;;[.$B$2])" office:value-type="string" office:string-value="jperiod@whizzer.local">
            <text:p>jperiod@whizzer.local</text:p>
          </table:table-cell>
          <table:table-cell office:value-type="string">
            <text:p>Management 10</text:p>
          </table:table-cell>
          <table:table-cell office:value-type="string">
            <text:p>Sales &amp; Market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Jennie</text:p>
          </table:table-cell>
          <table:table-cell office:value-type="string">
            <text:p>Haddon</text:p>
          </table:table-cell>
          <table:table-cell table:formula="of:=CONCATENATE(LEFT([.B17]);LEFT([.C17]))" office:value-type="string" office:string-value="JH">
            <text:p>JH</text:p>
          </table:table-cell>
          <table:table-cell table:style-name="ce15" office:value-type="date" office:date-value="1959-10-01">
            <text:p>1959-10-01</text:p>
          </table:table-cell>
          <table:table-cell table:style-name="ce13" office:value-type="string">
            <text:p>jhadd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6">
            <text:p>6</text:p>
          </table:table-cell>
          <table:table-cell table:style-name="ce17" office:value-type="string">
            <text:p>grpPurchRcv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Buyer</text:p>
          </table:table-cell>
          <table:table-cell table:formula="of:=CONCATENATE([.F17];&quot;@&quot;;[.$B$2])" office:value-type="string" office:string-value="jhaddon@whizzer.local">
            <text:p>jhaddon@whizzer.local</text:p>
          </table:table-cell>
          <table:table-cell office:value-type="string">
            <text:p>Clerical 03</text:p>
          </table:table-cell>
          <table:table-cell office:value-type="string">
            <text:p>Manufacturing</text:p>
          </table:table-cell>
          <table:table-cell office:value-type="string">
            <text:p>Issues PO's and manages delivery of goods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Jennie</text:p>
          </table:table-cell>
          <table:table-cell office:value-type="string">
            <text:p>Morse</text:p>
          </table:table-cell>
          <table:table-cell table:formula="of:=CONCATENATE(LEFT([.B18]);LEFT([.C18]))" office:value-type="string" office:string-value="JM">
            <text:p>JM</text:p>
          </table:table-cell>
          <table:table-cell table:style-name="ce15" office:value-type="date" office:date-value="1959-11-01">
            <text:p>1959-11-01</text:p>
          </table:table-cell>
          <table:table-cell table:style-name="ce13" office:value-type="string">
            <text:p>jmorse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4">
            <text:p>4</text:p>
          </table:table-cell>
          <table:table-cell table:style-name="ce17" office:value-type="string">
            <text:p>grpFinance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AR Clerk</text:p>
          </table:table-cell>
          <table:table-cell table:formula="of:=CONCATENATE([.F18];&quot;@&quot;;[.$B$2])" office:value-type="string" office:string-value="jmorse@whizzer.local">
            <text:p>jmorse@whizzer.local</text:p>
          </table:table-cell>
          <table:table-cell office:value-type="string">
            <text:p>Clerical 04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Customers (account info) and Jobs <text:s/>(invoiced date, completed date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John</text:p>
          </table:table-cell>
          <table:table-cell office:value-type="string">
            <text:p>Sharp</text:p>
          </table:table-cell>
          <table:table-cell table:formula="of:=CONCATENATE(LEFT([.B19]);LEFT([.C19]))" office:value-type="string" office:string-value="JS">
            <text:p>JS</text:p>
          </table:table-cell>
          <table:table-cell table:style-name="ce15" office:value-type="date" office:date-value="1959-12-01">
            <text:p>1959-12-01</text:p>
          </table:table-cell>
          <table:table-cell table:style-name="ce13" office:value-type="string">
            <text:p>jsharp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Prod Mgmt</text:p>
          </table:table-cell>
          <table:table-cell table:formula="of:=CONCATENATE([.F19];&quot;@&quot;;[.$B$2])" office:value-type="string" office:string-value="jsharp@whizzer.local">
            <text:p>jsharp@whizzer.local</text:p>
          </table:table-cell>
          <table:table-cell office:value-type="string">
            <text:p>Management 10</text:p>
          </table:table-cell>
          <table:table-cell office:value-type="string">
            <text:p>Product Managemen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Martha</text:p>
          </table:table-cell>
          <table:table-cell office:value-type="string">
            <text:p>Baggert</text:p>
          </table:table-cell>
          <table:table-cell table:formula="of:=CONCATENATE(LEFT([.B20]);LEFT([.C20]))" office:value-type="string" office:string-value="MB">
            <text:p>MB</text:p>
          </table:table-cell>
          <table:table-cell table:style-name="ce15" office:value-type="date" office:date-value="1935-01-01">
            <text:p>1935-01-01</text:p>
          </table:table-cell>
          <table:table-cell table:style-name="ce13" office:value-type="string">
            <text:p>mbagger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Human Resources</text:p>
          </table:table-cell>
          <table:table-cell table:formula="of:=CONCATENATE([.F20];&quot;@&quot;;[.$B$2])" office:value-type="string" office:string-value="mbaggert@whizzer.local">
            <text:p>mbaggert@whizzer.local</text:p>
          </table:table-cell>
          <table:table-cell office:value-type="string">
            <text:p>Management 10</text:p>
          </table:table-cell>
          <table:table-cell office:value-type="string">
            <text:p>Human Resources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Mary</text:p>
          </table:table-cell>
          <table:table-cell office:value-type="string">
            <text:p>Nestor</text:p>
          </table:table-cell>
          <table:table-cell table:formula="of:=CONCATENATE(LEFT([.B21]);LEFT([.C21]))" office:value-type="string" office:string-value="MN">
            <text:p>MN</text:p>
          </table:table-cell>
          <table:table-cell table:style-name="ce15" office:value-type="date" office:date-value="1965-03-14">
            <text:p>1965-03-14</text:p>
          </table:table-cell>
          <table:table-cell table:style-name="ce13" office:value-type="string">
            <text:p>mnestor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Sysadmin</text:p>
          </table:table-cell>
          <table:table-cell office:value-type="float" office:value="0">
            <text:p>0</text:p>
          </table:table-cell>
          <table:table-cell table:style-name="ce17" office:value-type="string">
            <text:p>PVAdmin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MIS-IT</text:p>
          </table:table-cell>
          <table:table-cell table:formula="of:=CONCATENATE([.F21];&quot;@&quot;;[.$B$2])" office:value-type="string" office:string-value="mnestor@whizzer.local">
            <text:p>mnestor@whizzer.local</text:p>
          </table:table-cell>
          <table:table-cell office:value-type="string">
            <text:p>Management 10</text:p>
          </table:table-cell>
          <table:table-cell office:value-type="string">
            <text:p>MIS/I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Minnie</text:p>
          </table:table-cell>
          <table:table-cell office:value-type="string">
            <text:p>Blair</text:p>
          </table:table-cell>
          <table:table-cell table:formula="of:=CONCATENATE(LEFT([.B22]);LEFT([.C22]))" office:value-type="string" office:string-value="MB">
            <text:p>MB</text:p>
          </table:table-cell>
          <table:table-cell table:style-name="ce15" office:value-type="date" office:date-value="1960-03-01">
            <text:p>1960-03-01</text:p>
          </table:table-cell>
          <table:table-cell table:style-name="ce13" office:value-type="string">
            <text:p>mblair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7" office:value-type="string">
            <text:p>grpEng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Software Engineer</text:p>
          </table:table-cell>
          <table:table-cell table:formula="of:=CONCATENATE([.F22];&quot;@&quot;;[.$B$2])" office:value-type="string" office:string-value="mblair@whizzer.local">
            <text:p>mblair@whizzer.local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software as supporting document to electronics hardware assembly. Submits software files to the document repository.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Miquel</text:p>
          </table:table-cell>
          <table:table-cell office:value-type="string">
            <text:p>DeLazes</text:p>
          </table:table-cell>
          <table:table-cell table:formula="of:=CONCATENATE(LEFT([.B23]);LEFT([.C23]))" office:value-type="string" office:string-value="MD">
            <text:p>MD</text:p>
          </table:table-cell>
          <table:table-cell table:style-name="ce15" office:value-type="date" office:date-value="1960-04-01">
            <text:p>1960-04-01</text:p>
          </table:table-cell>
          <table:table-cell table:style-name="ce13" office:value-type="string">
            <text:p>mdelazes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7">
            <text:p>7</text:p>
          </table:table-cell>
          <table:table-cell table:style-name="ce17" office:value-type="string">
            <text:p>grpRelCtrl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Manufacturing</text:p>
          </table:table-cell>
          <table:table-cell table:formula="of:=CONCATENATE([.F23];&quot;@&quot;;[.$B$2])" office:value-type="string" office:string-value="mdelazes@whizzer.local">
            <text:p>mdelazes@whizzer.local</text:p>
          </table:table-cell>
          <table:table-cell office:value-type="string">
            <text:p>Management 09</text:p>
          </table:table-cell>
          <table:table-cell office:value-type="string">
            <text:p>Manufacturing</text:p>
          </table:table-cell>
          <table:table-cell office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Ned</text:p>
          </table:table-cell>
          <table:table-cell office:value-type="string">
            <text:p>Newton</text:p>
          </table:table-cell>
          <table:table-cell table:formula="of:=CONCATENATE(LEFT([.B24]);LEFT([.C24]))" office:value-type="string" office:string-value="NN">
            <text:p>NN</text:p>
          </table:table-cell>
          <table:table-cell table:style-name="ce15" office:value-type="date" office:date-value="1960-05-01">
            <text:p>1960-05-01</text:p>
          </table:table-cell>
          <table:table-cell table:style-name="ce13" office:value-type="string">
            <text:p>nnewt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Chief Financial Officer</text:p>
          </table:table-cell>
          <table:table-cell table:formula="of:=CONCATENATE([.F24];&quot;@&quot;;[.$B$2])" office:value-type="string" office:string-value="nnewton@whizzer.local">
            <text:p>nnewton@whizzer.local</text:p>
          </table:table-cell>
          <table:table-cell office:value-type="string">
            <text:p>Management 11</text:p>
          </table:table-cell>
          <table:table-cell office:value-type="string">
            <text:p>Finance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Rad</text:p>
          </table:table-cell>
          <table:table-cell office:value-type="string">
            <text:p>Sampson</text:p>
          </table:table-cell>
          <table:table-cell table:formula="of:=CONCATENATE(LEFT([.B25]);LEFT([.C25]))" office:value-type="string" office:string-value="RS">
            <text:p>RS</text:p>
          </table:table-cell>
          <table:table-cell table:style-name="ce15" office:value-type="date" office:date-value="1937-06-01">
            <text:p>1937-06-01</text:p>
          </table:table-cell>
          <table:table-cell table:style-name="ce13" office:value-type="string">
            <text:p>rsamp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Quality</text:p>
          </table:table-cell>
          <table:table-cell table:formula="of:=CONCATENATE([.F25];&quot;@&quot;;[.$B$2])" office:value-type="string" office:string-value="rsampson@whizzer.local">
            <text:p>rsampson@whizzer.local</text:p>
          </table:table-cell>
          <table:table-cell office:value-type="string">
            <text:p>Management 10</text:p>
          </table:table-cell>
          <table:table-cell office:value-type="string">
            <text:p>Quality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Sarah</text:p>
          </table:table-cell>
          <table:table-cell office:value-type="string">
            <text:p>Malloy</text:p>
          </table:table-cell>
          <table:table-cell table:formula="of:=CONCATENATE(LEFT([.B26]);LEFT([.C26]))" office:value-type="string" office:string-value="SM">
            <text:p>SM</text:p>
          </table:table-cell>
          <table:table-cell table:style-name="ce15" office:value-type="date" office:date-value="1960-07-01">
            <text:p>1960-07-01</text:p>
          </table:table-cell>
          <table:table-cell table:style-name="ce13" office:value-type="string">
            <text:p>smalloy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6">
            <text:p>6</text:p>
          </table:table-cell>
          <table:table-cell table:style-name="ce17" office:value-type="string">
            <text:p>grpPurchRcv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Receiver</text:p>
          </table:table-cell>
          <table:table-cell table:formula="of:=CONCATENATE([.F26];&quot;@&quot;;[.$B$2])" office:value-type="string" office:string-value="smalloy@whizzer.local">
            <text:p>smalloy@whizzer.local</text:p>
          </table:table-cell>
          <table:table-cell office:value-type="string">
            <text:p>Production 02</text:p>
          </table:table-cell>
          <table:table-cell office:value-type="string">
            <text:p>Manufacturing</text:p>
          </table:table-cell>
          <table:table-cell office:value-type="string">
            <text:p>Receives goods into stock and assigns stock location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Tom</text:p>
          </table:table-cell>
          <table:table-cell office:value-type="string">
            <text:p>Swift</text:p>
          </table:table-cell>
          <table:table-cell table:formula="of:=CONCATENATE(LEFT([.B27]);LEFT([.C27]))" office:value-type="string" office:string-value="TS">
            <text:p>TS</text:p>
          </table:table-cell>
          <table:table-cell table:style-name="ce15" office:value-type="date" office:date-value="1959-11-25">
            <text:p>1959-11-25</text:p>
          </table:table-cell>
          <table:table-cell table:style-name="ce13" office:value-type="string">
            <text:p>tswif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Engineering</text:p>
          </table:table-cell>
          <table:table-cell table:formula="of:=CONCATENATE([.F27];&quot;@&quot;;[.$B$2])" office:value-type="string" office:string-value="tswift@whizzer.local">
            <text:p>tswift@whizzer.local</text:p>
          </table:table-cell>
          <table:table-cell office:value-type="string">
            <text:p>Management 12</text:p>
          </table:table-cell>
          <table:table-cell office:value-type="string">
            <text:p>Engineer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2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Wakefield</text:p>
          </table:table-cell>
          <table:table-cell office:value-type="string">
            <text:p>Damon</text:p>
          </table:table-cell>
          <table:table-cell table:formula="of:=CONCATENATE(LEFT([.B28]);LEFT([.C28]))" office:value-type="string" office:string-value="WD">
            <text:p>WD</text:p>
          </table:table-cell>
          <table:table-cell table:style-name="ce15" office:value-type="date" office:date-value="1960-09-01">
            <text:p>1960-09-01</text:p>
          </table:table-cell>
          <table:table-cell table:style-name="ce13" office:value-type="string">
            <text:p>wdam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Technical Writer</text:p>
          </table:table-cell>
          <table:table-cell table:formula="of:=CONCATENATE([.F28];&quot;@&quot;;[.$B$2])" office:value-type="string" office:string-value="wdamon@whizzer.local">
            <text:p>wdamon@whizzer.local</text:p>
          </table:table-cell>
          <table:table-cell office:value-type="string">
            <text:p>Technical 07</text:p>
          </table:table-cell>
          <table:table-cell office:value-type="string">
            <text:p>Product Management</text:p>
          </table:table-cell>
          <table:table-cell office:value-type="string">
            <text:p>Provides documents to Eng Prj Coordinator, who updates parts &amp; BOMs. Submits documents to the document repository.</text:p>
          </table:table-cell>
          <table:table-cell office:value-type="string">
            <text:p>John Sharp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2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4" office:value-type="string">
            <text:p>William</text:p>
          </table:table-cell>
          <table:table-cell table:style-name="ce12" office:value-type="string">
            <text:p>Crawford</text:p>
          </table:table-cell>
          <table:table-cell table:style-name="ce12" table:formula="of:=CONCATENATE(LEFT([.B29]);LEFT([.C29]))" office:value-type="string" office:string-value="WC">
            <text:p>WC</text:p>
          </table:table-cell>
          <table:table-cell table:style-name="ce16" office:value-type="date" office:date-value="1960-10-01">
            <text:p>1960-10-01</text:p>
          </table:table-cell>
          <table:table-cell table:style-name="ce14" office:value-type="string">
            <text:p>wcrawford</text:p>
          </table:table-cell>
          <table:table-cell table:style-name="ce12" office:value-type="string">
            <text:p>appleton</text:p>
          </table:table-cell>
          <table:table-cell table:style-name="ce12" office:value-type="string">
            <text:p>{SSHA}cAvUmw90CDKPDmPlym92Ym/GGDEdgvWU</text:p>
          </table:table-cell>
          <table:table-cell table:style-name="ce12" office:value-type="string">
            <text:p>Manager</text:p>
          </table:table-cell>
          <table:table-cell table:style-name="ce12" office:value-type="float" office:value="1">
            <text:p>1</text:p>
          </table:table-cell>
          <table:table-cell table:style-name="ce18" office:value-type="string">
            <text:p>grpView</text:p>
          </table:table-cell>
          <table:table-cell table:style-name="ce14" office:value-type="string">
            <text:p>Swift Construction Company</text:p>
          </table:table-cell>
          <table:table-cell table:style-name="ce12" office:value-type="string">
            <text:p>Director, Legal</text:p>
          </table:table-cell>
          <table:table-cell table:style-name="ce19" table:formula="of:=CONCATENATE([.F29];&quot;@&quot;;[.$B$2])" office:value-type="string" office:string-value="wcrawford@whizzer.local">
            <text:p>wcrawford@whizzer.local</text:p>
          </table:table-cell>
          <table:table-cell table:style-name="ce12" office:value-type="string">
            <text:p>Management 11</text:p>
          </table:table-cell>
          <table:table-cell table:style-name="ce12" office:value-type="string">
            <text:p>Legal</text:p>
          </table:table-cell>
          <table:table-cell table:style-name="ce12" office:value-type="string">
            <text:p>Manager</text:p>
          </table:table-cell>
          <table:table-cell table:style-name="ce12" office:value-type="string">
            <text:p>Barton Swift</text:p>
          </table:table-cell>
          <table:table-cell table:style-name="ce12" office:value-type="string">
            <text:p>1 Swift Way</text:p>
          </table:table-cell>
          <table:table-cell table:style-name="ce12" office:value-type="string">
            <text:p>Shopton</text:p>
          </table:table-cell>
          <table:table-cell table:style-name="ce12" office:value-type="string">
            <text:p>NY</text:p>
          </table:table-cell>
          <table:table-cell table:style-name="ce12" office:value-type="float" office:value="13054">
            <text:p>13054</text:p>
          </table:table-cell>
          <table:table-cell table:style-name="ce12" office:value-type="string">
            <text:p>USA</text:p>
          </table:table-cell>
          <table:table-cell table:style-name="ce12"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22 - 2 Swift Way</text:p>
          </table:table-cell>
          <table:table-cell table:style-name="ce12" office:value-type="string">
            <text:p>Shopton</text:p>
          </table:table-cell>
          <table:table-cell table:style-name="ce12" office:value-type="string">
            <text:p>NY</text:p>
          </table:table-cell>
          <table:table-cell table:style-name="ce12"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1">
          <table:table-cell table:number-columns-repeated="6"/>
          <table:table-cell/>
          <table:table-cell/>
          <table:table-cell/>
          <table:table-cell table:number-columns-repeated="248"/>
        </table:table-row>
        <table:table-row table:style-name="ro1">
          <table:table-cell table:number-columns-repeated="6"/>
          <table:table-cell/>
          <table:table-cell/>
          <table:table-cell/>
          <table:table-cell table:number-columns-repeated="248"/>
        </table:table-row>
        <table:table-row table:style-name="ro1" table:number-rows-repeated="6">
          <table:table-cell table:number-columns-repeated="257"/>
        </table:table-row>
        <table:table-row table:style-name="ro1" table:number-rows-repeated="10">
          <table:table-cell table:number-columns-repeated="11"/>
          <table:table-cell table:style-name="Default"/>
          <table:table-cell table:number-columns-repeated="245"/>
        </table:table-row>
        <table:table-row table:style-name="ro1" table:number-rows-repeated="1048528">
          <table:table-cell table:number-columns-repeated="257"/>
        </table:table-row>
        <table:table-row table:style-name="ro1">
          <table:table-cell table:number-columns-repeated="257"/>
        </table:table-row>
        <table:named-expressions/>
      </table:table>
      <table:table table:name="erpnext-user" table:style-name="ta2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61" table:default-cell-style-name="Default"/>
        <table:table-row table:style-name="ro2">
          <table:table-cell office:value-type="string">
            <text:p>Data Import Template</text:p>
          </table:table-cell>
          <table:table-cell table:number-columns-repeated="35"/>
        </table:table-row>
        <table:table-row table:style-name="ro2">
          <table:table-cell office:value-type="string">
            <text:p>Table:</text:p>
          </table:table-cell>
          <table:table-cell office:value-type="string">
            <text:p>User</text:p>
          </table:table-cell>
          <table:table-cell table:number-columns-repeated="34"/>
        </table:table-row>
        <table:table-row table:style-name="ro2" table:number-rows-repeated="2">
          <table:table-cell table:number-columns-repeated="36"/>
        </table:table-row>
        <table:table-row table:style-name="ro2">
          <table:table-cell office:value-type="string">
            <text:p>Notes:</text:p>
          </table:table-cell>
          <table:table-cell table:number-columns-repeated="35"/>
        </table:table-row>
        <table:table-row table:style-name="ro2">
          <table:table-cell office:value-type="string">
            <text:p>Please do not change the template headings.</text:p>
          </table:table-cell>
          <table:table-cell table:number-columns-repeated="35"/>
        </table:table-row>
        <table:table-row table:style-name="ro2">
          <table:table-cell office:value-type="string">
            <text:p>First data column must be blank.</text:p>
          </table:table-cell>
          <table:table-cell table:number-columns-repeated="35"/>
        </table:table-row>
        <table:table-row table:style-name="ro2">
          <table:table-cell office:value-type="string">
            <text:p>If you are uploading new records, leave the "name" (ID) column blank.</text:p>
          </table:table-cell>
          <table:table-cell table:number-columns-repeated="35"/>
        </table:table-row>
        <table:table-row table:style-name="ro2">
          <table:table-cell office:value-type="string">
            <text:p>If you are uploading new records, "Naming Series" becomes mandatory, if present.</text:p>
          </table:table-cell>
          <table:table-cell table:number-columns-repeated="35"/>
        </table:table-row>
        <table:table-row table:style-name="ro2">
          <table:table-cell office:value-type="string">
            <text:p>Only mandatory fields are necessary for new records. You can delete non-mandatory columns if you wish.</text:p>
          </table:table-cell>
          <table:table-cell table:number-columns-repeated="35"/>
        </table:table-row>
        <table:table-row table:style-name="ro2">
          <table:table-cell office:value-type="string">
            <text:p>For updating, you can update only selective columns.</text:p>
          </table:table-cell>
          <table:table-cell table:number-columns-repeated="35"/>
        </table:table-row>
        <table:table-row table:style-name="ro2">
          <table:table-cell office:value-type="string">
            <text:p>You can only upload upto 5000 records in one go. (may be less in some cases)</text:p>
          </table:table-cell>
          <table:table-cell table:number-columns-repeated="35"/>
        </table:table-row>
        <table:table-row table:style-name="ro2">
          <table:table-cell table:number-columns-repeated="36"/>
        </table:table-row>
        <table:table-row table:style-name="ro2">
          <table:table-cell office:value-type="string">
            <text:p>DocType:</text:p>
          </table:table-cell>
          <table:table-cell office:value-type="string">
            <text:p>User</text:p>
          </table:table-cell>
          <table:table-cell table:number-columns-repeated="27"/>
          <table:table-cell office:value-type="string">
            <text:p>~</text:p>
          </table:table-cell>
          <table:table-cell office:value-type="string">
            <text:p>DefaultValue</text:p>
          </table:table-cell>
          <table:table-cell office:value-type="string">
            <text:p>defaults</text:p>
          </table:table-cell>
          <table:table-cell/>
          <table:table-cell office:value-type="string">
            <text:p>~</text:p>
          </table:table-cell>
          <table:table-cell office:value-type="string">
            <text:p>UserRole</text:p>
          </table:table-cell>
          <table:table-cell office:value-type="string">
            <text:p>user_roles</text:p>
          </table:table-cell>
        </table:table-row>
        <table:table-row table:style-name="ro2">
          <table:table-cell office:value-type="string">
            <text:p>Column Labels:</text:p>
          </table:table-cell>
          <table:table-cell office:value-type="string">
            <text:p>ID</text:p>
          </table:table-cell>
          <table:table-cell office:value-type="string">
            <text:p>Email</text:p>
          </table:table-cell>
          <table:table-cell office:value-type="string">
            <text:p>First Name</text:p>
          </table:table-cell>
          <table:table-cell office:value-type="string">
            <text:p>User Type</text:p>
          </table:table-cell>
          <table:table-cell office:value-type="string">
            <text:p>Enabled</text:p>
          </table:table-cell>
          <table:table-cell office:value-type="string">
            <text:p>Middle Name (Optional)</text:p>
          </table:table-cell>
          <table:table-cell office:value-type="string">
            <text:p>Last Name</text:p>
          </table:table-cell>
          <table:table-cell office:value-type="string">
            <text:p>Language</text:p>
          </table:table-cell>
          <table:table-cell office:value-type="string">
            <text:p>Timezone</text:p>
          </table:table-cell>
          <table:table-cell office:value-type="string">
            <text:p>New Password</text:p>
          </table:table-cell>
          <table:table-cell office:value-type="string">
            <text:p>User Image</text:p>
          </table:table-cell>
          <table:table-cell office:value-type="string">
            <text:p>Background Image</text:p>
          </table:table-cell>
          <table:table-cell office:value-type="string">
            <text:p>Background Style</text:p>
          </table:table-cell>
          <table:table-cell office:value-type="string">
            <text:p>Gender</text:p>
          </table:table-cell>
          <table:table-cell office:value-type="string">
            <text:p>Birth Date</text:p>
          </table:table-cell>
          <table:table-cell office:value-type="string">
            <text:p>Location</text:p>
          </table:table-cell>
          <table:table-cell office:value-type="string">
            <text:p>Bio</text:p>
          </table:table-cell>
          <table:table-cell office:value-type="string">
            <text:p>Email Signature</text:p>
          </table:table-cell>
          <table:table-cell office:value-type="string">
            <text:p>Login After</text:p>
          </table:table-cell>
          <table:table-cell office:value-type="string">
            <text:p>Login Before</text:p>
          </table:table-cell>
          <table:table-cell office:value-type="string">
            <text:p>Restrict IP</text:p>
          </table:table-cell>
          <table:table-cell office:value-type="string">
            <text:p>Last Login</text:p>
          </table:table-cell>
          <table:table-cell office:value-type="string">
            <text:p>Last IP</text:p>
          </table:table-cell>
          <table:table-cell office:value-type="string">
            <text:p>Facebook Username</text:p>
          </table:table-cell>
          <table:table-cell office:value-type="string">
            <text:p>Facebook User ID</text:p>
          </table:table-cell>
          <table:table-cell office:value-type="string">
            <text:p>Google User ID</text:p>
          </table:table-cell>
          <table:table-cell office:value-type="string">
            <text:p>Github User ID</text:p>
          </table:table-cell>
          <table:table-cell office:value-type="string">
            <text:p>Github Username</text:p>
          </table:table-cell>
          <table:table-cell/>
          <table:table-cell office:value-type="string">
            <text:p>ID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/>
          <table:table-cell office:value-type="string">
            <text:p>ID</text:p>
          </table:table-cell>
          <table:table-cell office:value-type="string">
            <text:p>Role</text:p>
          </table:table-cell>
        </table:table-row>
        <table:table-row table:style-name="ro2">
          <table:table-cell office:value-type="string">
            <text:p>Column Name: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first_name</text:p>
          </table:table-cell>
          <table:table-cell office:value-type="string">
            <text:p>user_type</text:p>
          </table:table-cell>
          <table:table-cell office:value-type="string">
            <text:p>enabled</text:p>
          </table:table-cell>
          <table:table-cell office:value-type="string">
            <text:p>middle_name</text:p>
          </table:table-cell>
          <table:table-cell office:value-type="string">
            <text:p>last_name</text:p>
          </table:table-cell>
          <table:table-cell office:value-type="string">
            <text:p>language</text:p>
          </table:table-cell>
          <table:table-cell office:value-type="string">
            <text:p>time_zone</text:p>
          </table:table-cell>
          <table:table-cell office:value-type="string">
            <text:p>new_password</text:p>
          </table:table-cell>
          <table:table-cell office:value-type="string">
            <text:p>user_image</text:p>
          </table:table-cell>
          <table:table-cell office:value-type="string">
            <text:p>background_image</text:p>
          </table:table-cell>
          <table:table-cell office:value-type="string">
            <text:p>background_style</text:p>
          </table:table-cell>
          <table:table-cell office:value-type="string">
            <text:p>gender</text:p>
          </table:table-cell>
          <table:table-cell office:value-type="string">
            <text:p>birth_date</text:p>
          </table:table-cell>
          <table:table-cell office:value-type="string">
            <text:p>location</text:p>
          </table:table-cell>
          <table:table-cell office:value-type="string">
            <text:p>bio</text:p>
          </table:table-cell>
          <table:table-cell office:value-type="string">
            <text:p>email_signature</text:p>
          </table:table-cell>
          <table:table-cell office:value-type="string">
            <text:p>login_after</text:p>
          </table:table-cell>
          <table:table-cell office:value-type="string">
            <text:p>login_before</text:p>
          </table:table-cell>
          <table:table-cell office:value-type="string">
            <text:p>restrict_ip</text:p>
          </table:table-cell>
          <table:table-cell office:value-type="string">
            <text:p>last_login</text:p>
          </table:table-cell>
          <table:table-cell office:value-type="string">
            <text:p>last_ip</text:p>
          </table:table-cell>
          <table:table-cell office:value-type="string">
            <text:p>fb_username</text:p>
          </table:table-cell>
          <table:table-cell office:value-type="string">
            <text:p>fb_userid</text:p>
          </table:table-cell>
          <table:table-cell office:value-type="string">
            <text:p>google_userid</text:p>
          </table:table-cell>
          <table:table-cell office:value-type="string">
            <text:p>github_userid</text:p>
          </table:table-cell>
          <table:table-cell office:value-type="string">
            <text:p>github_username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defkey</text:p>
          </table:table-cell>
          <table:table-cell office:value-type="string">
            <text:p>defvalue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role</text:p>
          </table:table-cell>
        </table:table-row>
        <table:table-row table:style-name="ro2">
          <table:table-cell office:value-type="string">
            <text:p>Mandatory:</text:p>
          </table:table-cell>
          <table:table-cell table:number-columns-repeated="4" office:value-type="string">
            <text:p>Yes</text:p>
          </table:table-cell>
          <table:table-cell table:number-columns-repeated="24"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Type:</text:p>
          </table:table-cell>
          <table:table-cell office:value-type="string">
            <text:p>Data (text)</text:p>
          </table:table-cell>
          <table:table-cell table:number-columns-repeated="2"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Check</text:p>
          </table:table-cell>
          <table:table-cell table:number-columns-repeated="2" office:value-type="string">
            <text:p>Data</text:p>
          </table:table-cell>
          <table:table-cell table:number-columns-repeated="2" office:value-type="string">
            <text:p>Select</text:p>
          </table:table-cell>
          <table:table-cell office:value-type="string">
            <text:p>Password</text:p>
          </table:table-cell>
          <table:table-cell table:number-columns-repeated="2" office:value-type="string">
            <text:p>Attach</text:p>
          </table:table-cell>
          <table:table-cell table:number-columns-repeated="2" office:value-type="string">
            <text:p>Select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table:number-columns-repeated="2" office:value-type="string">
            <text:p>Small Text</text:p>
          </table:table-cell>
          <table:table-cell table:number-columns-repeated="2" office:value-type="string">
            <text:p>Int</text:p>
          </table:table-cell>
          <table:table-cell office:value-type="string">
            <text:p>Data</text:p>
          </table:table-cell>
          <table:table-cell table:number-columns-repeated="2" office:value-type="string">
            <text:p>Read Only</text:p>
          </table:table-cell>
          <table:table-cell table:number-columns-repeated="5" office:value-type="string">
            <text:p>Data</text:p>
          </table:table-cell>
          <table:table-cell/>
          <table:table-cell table:number-columns-repeated="2" office:value-type="string">
            <text:p>Data</text:p>
          </table:table-cell>
          <table:table-cell office:value-type="string">
            <text:p>Text</text:p>
          </table:table-cell>
          <table:table-cell/>
          <table:table-cell office:value-type="string">
            <text:p>Data</text:p>
          </table:table-cell>
          <table:table-cell office:value-type="string">
            <text:p>Link</text:p>
          </table:table-cell>
        </table:table-row>
        <table:table-row table:style-name="ro2">
          <table:table-cell office:value-type="string">
            <text:p>Info:</text:p>
          </table:table-cell>
          <table:table-cell table:number-columns-repeated="3"/>
          <table:table-cell office:value-type="string">
            <text:p>One of: System User, Website User</text:p>
          </table:table-cell>
          <table:table-cell office:value-type="string">
            <text:p>0 or 1</text:p>
          </table:table-cell>
          <table:table-cell table:number-columns-repeated="2"/>
          <table:table-cell office:value-type="string">
            <text:p>One of: Loading...</text:p>
          </table:table-cell>
          <table:table-cell table:number-columns-repeated="4"/>
          <table:table-cell office:value-type="string">
            <text:p>One of: Fill Screen, Tile</text:p>
          </table:table-cell>
          <table:table-cell office:value-type="string">
            <text:p>One of: Male, Female, Other</text:p>
          </table:table-cell>
          <table:table-cell table:number-columns-repeated="4"/>
          <table:table-cell table:number-columns-repeated="2" office:value-type="string">
            <text:p>Integer</text:p>
          </table:table-cell>
          <table:table-cell table:number-columns-repeated="9"/>
          <table:table-cell office:value-type="string">
            <text:p>Leave blank for new records</text:p>
          </table:table-cell>
          <table:table-cell table:number-columns-repeated="3"/>
          <table:table-cell office:value-type="string">
            <text:p>Leave blank for new records</text:p>
          </table:table-cell>
          <table:table-cell office:value-type="string">
            <text:p>Valid Role</text:p>
          </table:table-cell>
        </table:table-row>
        <table:table-row table:style-name="ro2">
          <table:table-cell office:value-type="string">
            <text:p>Start entering data below this line</text:p>
          </table:table-cell>
          <table:table-cell table:number-columns-repeated="35"/>
        </table:table-row>
        <table:table-row table:style-name="ro3">
          <table:table-cell/>
          <table:table-cell table:formula="of:=CONCATENATE(&quot;&quot;&quot;&quot;;[master.N8];&quot;&quot;&quot;&quot;)" office:value-type="string" office:string-value="&quot;bjenks@whizzer.local&quot;">
            <text:p>"bjenks@whizzer.local"</text:p>
          </table:table-cell>
          <table:table-cell table:formula="of:=[master.N8]" office:value-type="string" office:string-value="bjenks@whizzer.local">
            <text:p>bjenks@whizzer.local</text:p>
          </table:table-cell>
          <table:table-cell table:formula="of:=[master.B8]" office:value-type="string" office:string-value="Barcoe">
            <text:p>Barcoe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8]" office:value-type="string" office:string-value="Jenks">
            <text:p>Jenks</text:p>
          </table:table-cell>
          <table:table-cell table:number-columns-repeated="2"/>
          <table:table-cell table:formula="of:=[master.G8]" office:value-type="string" office:string-value="appleton">
            <text:p>appleton</text:p>
          </table:table-cell>
          <table:table-cell table:number-columns-repeated="4"/>
          <table:table-cell table:style-name="ce21" table:formula="of:=[master.E8]" office:value-type="date" office:date-value="1959-01-01">
            <text:p>1959-01-01</text:p>
          </table:table-cell>
          <table:table-cell table:formula="of:=[master.T8]" office:value-type="string" office:string-value="Shopton">
            <text:p>Shopton</text:p>
          </table:table-cell>
          <table:table-cell/>
          <table:table-cell table:formula="of:=&quot;--&quot;&amp;CHAR(10)&amp;[$master.M8]&amp;CHAR(10)&amp;[$master.L8]" office:value-type="string" office:string-value="--&#10;Electronics Engineer&#10;Swift Construction Company">
            <text:p>--<text:line-break/>Electronics Engineer<text:line-break/>Swift Construction Company</text:p>
          </table:table-cell>
          <table:table-cell table:number-columns-repeated="17"/>
        </table:table-row>
        <table:table-row table:style-name="ro3">
          <table:table-cell/>
          <table:table-cell table:formula="of:=CONCATENATE(&quot;&quot;&quot;&quot;;[master.N9];&quot;&quot;&quot;&quot;)" office:value-type="string" office:string-value="&quot;bswift@whizzer.local&quot;">
            <text:p>"bswift@whizzer.local"</text:p>
          </table:table-cell>
          <table:table-cell table:formula="of:=[master.N9]" office:value-type="string" office:string-value="bswift@whizzer.local">
            <text:p>bswift@whizzer.local</text:p>
          </table:table-cell>
          <table:table-cell table:formula="of:=[master.B9]" office:value-type="string" office:string-value="Barton">
            <text:p>Barton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9]" office:value-type="string" office:string-value="Swift">
            <text:p>Swift</text:p>
          </table:table-cell>
          <table:table-cell table:number-columns-repeated="2"/>
          <table:table-cell table:formula="of:=[master.G9]" office:value-type="string" office:string-value="appleton">
            <text:p>appleton</text:p>
          </table:table-cell>
          <table:table-cell table:number-columns-repeated="4"/>
          <table:table-cell table:style-name="ce21" table:formula="of:=[master.E9]" office:value-type="date" office:date-value="1939-02-01">
            <text:p>1939-02-01</text:p>
          </table:table-cell>
          <table:table-cell table:formula="of:=[master.T9]" office:value-type="string" office:string-value="Shopton">
            <text:p>Shopton</text:p>
          </table:table-cell>
          <table:table-cell/>
          <table:table-cell table:formula="of:=&quot;--&quot;&amp;CHAR(10)&amp;[$master.M9]&amp;CHAR(10)&amp;[$master.L9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17"/>
        </table:table-row>
        <table:table-row table:style-name="ro3">
          <table:table-cell/>
          <table:table-cell table:formula="of:=CONCATENATE(&quot;&quot;&quot;&quot;;[master.N10];&quot;&quot;&quot;&quot;)" office:value-type="string" office:string-value="&quot;barmstrong@whizzer.local&quot;">
            <text:p>"barmstrong@whizzer.local"</text:p>
          </table:table-cell>
          <table:table-cell table:formula="of:=[master.N10]" office:value-type="string" office:string-value="barmstrong@whizzer.local">
            <text:p>barmstrong@whizzer.local</text:p>
          </table:table-cell>
          <table:table-cell table:formula="of:=[master.B10]" office:value-type="string" office:string-value="Bub">
            <text:p>Bub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10]" office:value-type="string" office:string-value="Armstrong">
            <text:p>Armstrong</text:p>
          </table:table-cell>
          <table:table-cell table:number-columns-repeated="2"/>
          <table:table-cell table:formula="of:=[master.G10]" office:value-type="string" office:string-value="appleton">
            <text:p>appleton</text:p>
          </table:table-cell>
          <table:table-cell table:number-columns-repeated="4"/>
          <table:table-cell table:style-name="ce21" table:formula="of:=[master.E10]" office:value-type="date" office:date-value="1959-03-01">
            <text:p>1959-03-01</text:p>
          </table:table-cell>
          <table:table-cell table:formula="of:=[master.T10]" office:value-type="string" office:string-value="Shopton">
            <text:p>Shopton</text:p>
          </table:table-cell>
          <table:table-cell/>
          <table:table-cell table:formula="of:=&quot;--&quot;&amp;CHAR(10)&amp;[$master.M10]&amp;CHAR(10)&amp;[$master.L10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17"/>
        </table:table-row>
        <table:table-row table:style-name="ro3">
          <table:table-cell/>
          <table:table-cell table:formula="of:=CONCATENATE(&quot;&quot;&quot;&quot;;[master.N11];&quot;&quot;&quot;&quot;)" office:value-type="string" office:string-value="&quot;fmason@whizzer.local&quot;">
            <text:p>"fmason@whizzer.local"</text:p>
          </table:table-cell>
          <table:table-cell table:formula="of:=[master.N11]" office:value-type="string" office:string-value="fmason@whizzer.local">
            <text:p>fmason@whizzer.local</text:p>
          </table:table-cell>
          <table:table-cell table:formula="of:=[master.B11]" office:value-type="string" office:string-value="Frank">
            <text:p>Frank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11]" office:value-type="string" office:string-value="Mason">
            <text:p>Mason</text:p>
          </table:table-cell>
          <table:table-cell table:number-columns-repeated="2"/>
          <table:table-cell table:formula="of:=[master.G11]" office:value-type="string" office:string-value="appleton">
            <text:p>appleton</text:p>
          </table:table-cell>
          <table:table-cell table:number-columns-repeated="4"/>
          <table:table-cell table:style-name="ce21" table:formula="of:=[master.E11]" office:value-type="date" office:date-value="1959-04-01">
            <text:p>1959-04-01</text:p>
          </table:table-cell>
          <table:table-cell table:formula="of:=[master.T11]" office:value-type="string" office:string-value="Shopton">
            <text:p>Shopton</text:p>
          </table:table-cell>
          <table:table-cell/>
          <table:table-cell table:formula="of:=&quot;--&quot;&amp;CHAR(10)&amp;[$master.M11]&amp;CHAR(10)&amp;[$master.L11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17"/>
        </table:table-row>
        <table:table-row table:style-name="ro3">
          <table:table-cell/>
          <table:table-cell table:formula="of:=CONCATENATE(&quot;&quot;&quot;&quot;;[master.N12];&quot;&quot;&quot;&quot;)" office:value-type="string" office:string-value="&quot;gjackson@whizzer.local&quot;">
            <text:p>"gjackson@whizzer.local"</text:p>
          </table:table-cell>
          <table:table-cell table:formula="of:=[master.N12]" office:value-type="string" office:string-value="gjackson@whizzer.local">
            <text:p>gjackson@whizzer.local</text:p>
          </table:table-cell>
          <table:table-cell table:formula="of:=[master.B12]" office:value-type="string" office:string-value="Garret">
            <text:p>Garret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12]" office:value-type="string" office:string-value="Jackson">
            <text:p>Jackson</text:p>
          </table:table-cell>
          <table:table-cell table:number-columns-repeated="2"/>
          <table:table-cell table:formula="of:=[master.G12]" office:value-type="string" office:string-value="appleton">
            <text:p>appleton</text:p>
          </table:table-cell>
          <table:table-cell table:number-columns-repeated="4"/>
          <table:table-cell table:style-name="ce21" table:formula="of:=[master.E12]" office:value-type="date" office:date-value="1959-05-01">
            <text:p>1959-05-01</text:p>
          </table:table-cell>
          <table:table-cell table:formula="of:=[master.T12]" office:value-type="string" office:string-value="Shopton">
            <text:p>Shopton</text:p>
          </table:table-cell>
          <table:table-cell/>
          <table:table-cell table:formula="of:=&quot;--&quot;&amp;CHAR(10)&amp;[$master.M12]&amp;CHAR(10)&amp;[$master.L12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17"/>
        </table:table-row>
        <table:table-row table:style-name="ro3">
          <table:table-cell/>
          <table:table-cell table:formula="of:=CONCATENATE(&quot;&quot;&quot;&quot;;[master.N13];&quot;&quot;&quot;&quot;)" office:value-type="string" office:string-value="&quot;hbaldwin@whizzer.local&quot;">
            <text:p>"hbaldwin@whizzer.local"</text:p>
          </table:table-cell>
          <table:table-cell table:formula="of:=[master.N13]" office:value-type="string" office:string-value="hbaldwin@whizzer.local">
            <text:p>hbaldwin@whizzer.local</text:p>
          </table:table-cell>
          <table:table-cell table:formula="of:=[master.B13]" office:value-type="string" office:string-value="Hank">
            <text:p>Hank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13]" office:value-type="string" office:string-value="Baldwin">
            <text:p>Baldwin</text:p>
          </table:table-cell>
          <table:table-cell table:number-columns-repeated="2"/>
          <table:table-cell table:formula="of:=[master.G13]" office:value-type="string" office:string-value="appleton">
            <text:p>appleton</text:p>
          </table:table-cell>
          <table:table-cell table:number-columns-repeated="4"/>
          <table:table-cell table:style-name="ce21" table:formula="of:=[master.E13]" office:value-type="date" office:date-value="1959-06-01">
            <text:p>1959-06-01</text:p>
          </table:table-cell>
          <table:table-cell table:formula="of:=[master.T13]" office:value-type="string" office:string-value="Shopton">
            <text:p>Shopton</text:p>
          </table:table-cell>
          <table:table-cell/>
          <table:table-cell table:formula="of:=&quot;--&quot;&amp;CHAR(10)&amp;[$master.M13]&amp;CHAR(10)&amp;[$master.L13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17"/>
        </table:table-row>
        <table:table-row table:style-name="ro3">
          <table:table-cell/>
          <table:table-cell table:formula="of:=CONCATENATE(&quot;&quot;&quot;&quot;;[master.N14];&quot;&quot;&quot;&quot;)" office:value-type="string" office:string-value="&quot;hrandall@whizzer.local&quot;">
            <text:p>"hrandall@whizzer.local"</text:p>
          </table:table-cell>
          <table:table-cell table:formula="of:=[master.N14]" office:value-type="string" office:string-value="hrandall@whizzer.local">
            <text:p>hrandall@whizzer.local</text:p>
          </table:table-cell>
          <table:table-cell table:formula="of:=[master.B14]" office:value-type="string" office:string-value="Helen">
            <text:p>Helen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14]" office:value-type="string" office:string-value="Randall">
            <text:p>Randall</text:p>
          </table:table-cell>
          <table:table-cell table:number-columns-repeated="2"/>
          <table:table-cell table:formula="of:=[master.G14]" office:value-type="string" office:string-value="appleton">
            <text:p>appleton</text:p>
          </table:table-cell>
          <table:table-cell table:number-columns-repeated="4"/>
          <table:table-cell table:style-name="ce21" table:formula="of:=[master.E14]" office:value-type="date" office:date-value="1959-07-01">
            <text:p>1959-07-01</text:p>
          </table:table-cell>
          <table:table-cell table:formula="of:=[master.T14]" office:value-type="string" office:string-value="Shopton">
            <text:p>Shopton</text:p>
          </table:table-cell>
          <table:table-cell/>
          <table:table-cell table:formula="of:=&quot;--&quot;&amp;CHAR(10)&amp;[$master.M14]&amp;CHAR(10)&amp;[$master.L14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17"/>
        </table:table-row>
        <table:table-row table:style-name="ro3">
          <table:table-cell/>
          <table:table-cell table:formula="of:=CONCATENATE(&quot;&quot;&quot;&quot;;[master.N15];&quot;&quot;&quot;&quot;)" office:value-type="string" office:string-value="&quot;jwood@whizzer.local&quot;">
            <text:p>"jwood@whizzer.local"</text:p>
          </table:table-cell>
          <table:table-cell table:formula="of:=[master.N15]" office:value-type="string" office:string-value="jwood@whizzer.local">
            <text:p>jwood@whizzer.local</text:p>
          </table:table-cell>
          <table:table-cell table:formula="of:=[master.B15]" office:value-type="string" office:string-value="Jacab">
            <text:p>Jacab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15]" office:value-type="string" office:string-value="Wood">
            <text:p>Wood</text:p>
          </table:table-cell>
          <table:table-cell table:number-columns-repeated="2"/>
          <table:table-cell table:formula="of:=[master.G15]" office:value-type="string" office:string-value="appleton">
            <text:p>appleton</text:p>
          </table:table-cell>
          <table:table-cell table:number-columns-repeated="4"/>
          <table:table-cell table:style-name="ce21" table:formula="of:=[master.E15]" office:value-type="date" office:date-value="1959-08-01">
            <text:p>1959-08-01</text:p>
          </table:table-cell>
          <table:table-cell table:formula="of:=[master.T15]" office:value-type="string" office:string-value="Shopton">
            <text:p>Shopton</text:p>
          </table:table-cell>
          <table:table-cell/>
          <table:table-cell table:formula="of:=&quot;--&quot;&amp;CHAR(10)&amp;[$master.M15]&amp;CHAR(10)&amp;[$master.L15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17"/>
        </table:table-row>
        <table:table-row table:style-name="ro3">
          <table:table-cell/>
          <table:table-cell table:formula="of:=CONCATENATE(&quot;&quot;&quot;&quot;;[master.N16];&quot;&quot;&quot;&quot;)" office:value-type="string" office:string-value="&quot;jperiod@whizzer.local&quot;">
            <text:p>"jperiod@whizzer.local"</text:p>
          </table:table-cell>
          <table:table-cell table:formula="of:=[master.N16]" office:value-type="string" office:string-value="jperiod@whizzer.local">
            <text:p>jperiod@whizzer.local</text:p>
          </table:table-cell>
          <table:table-cell table:formula="of:=[master.B16]" office:value-type="string" office:string-value="James">
            <text:p>James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16]" office:value-type="string" office:string-value="Period">
            <text:p>Period</text:p>
          </table:table-cell>
          <table:table-cell table:number-columns-repeated="2"/>
          <table:table-cell table:formula="of:=[master.G16]" office:value-type="string" office:string-value="appleton">
            <text:p>appleton</text:p>
          </table:table-cell>
          <table:table-cell table:number-columns-repeated="4"/>
          <table:table-cell table:style-name="ce21" table:formula="of:=[master.E16]" office:value-type="date" office:date-value="1959-09-01">
            <text:p>1959-09-01</text:p>
          </table:table-cell>
          <table:table-cell table:formula="of:=[master.T16]" office:value-type="string" office:string-value="Shopton">
            <text:p>Shopton</text:p>
          </table:table-cell>
          <table:table-cell/>
          <table:table-cell table:formula="of:=&quot;--&quot;&amp;CHAR(10)&amp;[$master.M16]&amp;CHAR(10)&amp;[$master.L16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17"/>
        </table:table-row>
        <table:table-row table:style-name="ro3">
          <table:table-cell/>
          <table:table-cell table:formula="of:=CONCATENATE(&quot;&quot;&quot;&quot;;[master.N17];&quot;&quot;&quot;&quot;)" office:value-type="string" office:string-value="&quot;jhaddon@whizzer.local&quot;">
            <text:p>"jhaddon@whizzer.local"</text:p>
          </table:table-cell>
          <table:table-cell table:formula="of:=[master.N17]" office:value-type="string" office:string-value="jhaddon@whizzer.local">
            <text:p>jhaddon@whizzer.local</text:p>
          </table:table-cell>
          <table:table-cell table:formula="of:=[master.B17]" office:value-type="string" office:string-value="Jennie">
            <text:p>Jennie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17]" office:value-type="string" office:string-value="Haddon">
            <text:p>Haddon</text:p>
          </table:table-cell>
          <table:table-cell table:number-columns-repeated="2"/>
          <table:table-cell table:formula="of:=[master.G17]" office:value-type="string" office:string-value="appleton">
            <text:p>appleton</text:p>
          </table:table-cell>
          <table:table-cell table:number-columns-repeated="4"/>
          <table:table-cell table:style-name="ce21" table:formula="of:=[master.E17]" office:value-type="date" office:date-value="1959-10-01">
            <text:p>1959-10-01</text:p>
          </table:table-cell>
          <table:table-cell table:formula="of:=[master.T17]" office:value-type="string" office:string-value="Shopton">
            <text:p>Shopton</text:p>
          </table:table-cell>
          <table:table-cell/>
          <table:table-cell table:formula="of:=&quot;--&quot;&amp;CHAR(10)&amp;[$master.M17]&amp;CHAR(10)&amp;[$master.L17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17"/>
        </table:table-row>
        <table:table-row table:style-name="ro3">
          <table:table-cell/>
          <table:table-cell table:formula="of:=CONCATENATE(&quot;&quot;&quot;&quot;;[master.N18];&quot;&quot;&quot;&quot;)" office:value-type="string" office:string-value="&quot;jmorse@whizzer.local&quot;">
            <text:p>"jmorse@whizzer.local"</text:p>
          </table:table-cell>
          <table:table-cell table:formula="of:=[master.N18]" office:value-type="string" office:string-value="jmorse@whizzer.local">
            <text:p>jmorse@whizzer.local</text:p>
          </table:table-cell>
          <table:table-cell table:formula="of:=[master.B18]" office:value-type="string" office:string-value="Jennie">
            <text:p>Jennie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18]" office:value-type="string" office:string-value="Morse">
            <text:p>Morse</text:p>
          </table:table-cell>
          <table:table-cell table:number-columns-repeated="2"/>
          <table:table-cell table:formula="of:=[master.G18]" office:value-type="string" office:string-value="appleton">
            <text:p>appleton</text:p>
          </table:table-cell>
          <table:table-cell table:number-columns-repeated="4"/>
          <table:table-cell table:style-name="ce21" table:formula="of:=[master.E18]" office:value-type="date" office:date-value="1959-11-01">
            <text:p>1959-11-01</text:p>
          </table:table-cell>
          <table:table-cell table:formula="of:=[master.T18]" office:value-type="string" office:string-value="Shopton">
            <text:p>Shopton</text:p>
          </table:table-cell>
          <table:table-cell/>
          <table:table-cell table:formula="of:=&quot;--&quot;&amp;CHAR(10)&amp;[$master.M18]&amp;CHAR(10)&amp;[$master.L18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17"/>
        </table:table-row>
        <table:table-row table:style-name="ro3">
          <table:table-cell/>
          <table:table-cell table:formula="of:=CONCATENATE(&quot;&quot;&quot;&quot;;[master.N19];&quot;&quot;&quot;&quot;)" office:value-type="string" office:string-value="&quot;jsharp@whizzer.local&quot;">
            <text:p>"jsharp@whizzer.local"</text:p>
          </table:table-cell>
          <table:table-cell table:formula="of:=[master.N19]" office:value-type="string" office:string-value="jsharp@whizzer.local">
            <text:p>jsharp@whizzer.local</text:p>
          </table:table-cell>
          <table:table-cell table:formula="of:=[master.B19]" office:value-type="string" office:string-value="John">
            <text:p>John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19]" office:value-type="string" office:string-value="Sharp">
            <text:p>Sharp</text:p>
          </table:table-cell>
          <table:table-cell table:number-columns-repeated="2"/>
          <table:table-cell table:formula="of:=[master.G19]" office:value-type="string" office:string-value="appleton">
            <text:p>appleton</text:p>
          </table:table-cell>
          <table:table-cell table:number-columns-repeated="4"/>
          <table:table-cell table:style-name="ce21" table:formula="of:=[master.E19]" office:value-type="date" office:date-value="1959-12-01">
            <text:p>1959-12-01</text:p>
          </table:table-cell>
          <table:table-cell table:formula="of:=[master.T19]" office:value-type="string" office:string-value="Shopton">
            <text:p>Shopton</text:p>
          </table:table-cell>
          <table:table-cell/>
          <table:table-cell table:formula="of:=&quot;--&quot;&amp;CHAR(10)&amp;[$master.M19]&amp;CHAR(10)&amp;[$master.L19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17"/>
        </table:table-row>
        <table:table-row table:style-name="ro3">
          <table:table-cell/>
          <table:table-cell table:formula="of:=CONCATENATE(&quot;&quot;&quot;&quot;;[master.N20];&quot;&quot;&quot;&quot;)" office:value-type="string" office:string-value="&quot;mbaggert@whizzer.local&quot;">
            <text:p>"mbaggert@whizzer.local"</text:p>
          </table:table-cell>
          <table:table-cell table:formula="of:=[master.N20]" office:value-type="string" office:string-value="mbaggert@whizzer.local">
            <text:p>mbaggert@whizzer.local</text:p>
          </table:table-cell>
          <table:table-cell table:formula="of:=[master.B20]" office:value-type="string" office:string-value="Martha">
            <text:p>Martha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20]" office:value-type="string" office:string-value="Baggert">
            <text:p>Baggert</text:p>
          </table:table-cell>
          <table:table-cell table:number-columns-repeated="2"/>
          <table:table-cell table:formula="of:=[master.G20]" office:value-type="string" office:string-value="appleton">
            <text:p>appleton</text:p>
          </table:table-cell>
          <table:table-cell table:number-columns-repeated="4"/>
          <table:table-cell table:style-name="ce21" table:formula="of:=[master.E20]" office:value-type="date" office:date-value="1935-01-01">
            <text:p>1935-01-01</text:p>
          </table:table-cell>
          <table:table-cell table:formula="of:=[master.T20]" office:value-type="string" office:string-value="Shopton">
            <text:p>Shopton</text:p>
          </table:table-cell>
          <table:table-cell/>
          <table:table-cell table:formula="of:=&quot;--&quot;&amp;CHAR(10)&amp;[$master.M20]&amp;CHAR(10)&amp;[$master.L20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17"/>
        </table:table-row>
        <table:table-row table:style-name="ro3">
          <table:table-cell/>
          <table:table-cell table:formula="of:=CONCATENATE(&quot;&quot;&quot;&quot;;[master.N21];&quot;&quot;&quot;&quot;)" office:value-type="string" office:string-value="&quot;mnestor@whizzer.local&quot;">
            <text:p>"mnestor@whizzer.local"</text:p>
          </table:table-cell>
          <table:table-cell table:formula="of:=[master.N21]" office:value-type="string" office:string-value="mnestor@whizzer.local">
            <text:p>mnestor@whizzer.local</text:p>
          </table:table-cell>
          <table:table-cell table:formula="of:=[master.B21]" office:value-type="string" office:string-value="Mary">
            <text:p>Mary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21]" office:value-type="string" office:string-value="Nestor">
            <text:p>Nestor</text:p>
          </table:table-cell>
          <table:table-cell table:number-columns-repeated="2"/>
          <table:table-cell table:formula="of:=[master.G21]" office:value-type="string" office:string-value="appleton">
            <text:p>appleton</text:p>
          </table:table-cell>
          <table:table-cell table:number-columns-repeated="4"/>
          <table:table-cell table:style-name="ce21" table:formula="of:=[master.E21]" office:value-type="date" office:date-value="1965-03-14">
            <text:p>1965-03-14</text:p>
          </table:table-cell>
          <table:table-cell table:formula="of:=[master.T21]" office:value-type="string" office:string-value="Shopton">
            <text:p>Shopton</text:p>
          </table:table-cell>
          <table:table-cell/>
          <table:table-cell table:formula="of:=&quot;--&quot;&amp;CHAR(10)&amp;[$master.M21]&amp;CHAR(10)&amp;[$master.L21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17"/>
        </table:table-row>
        <table:table-row table:style-name="ro3">
          <table:table-cell/>
          <table:table-cell table:formula="of:=CONCATENATE(&quot;&quot;&quot;&quot;;[master.N22];&quot;&quot;&quot;&quot;)" office:value-type="string" office:string-value="&quot;mblair@whizzer.local&quot;">
            <text:p>"mblair@whizzer.local"</text:p>
          </table:table-cell>
          <table:table-cell table:formula="of:=[master.N22]" office:value-type="string" office:string-value="mblair@whizzer.local">
            <text:p>mblair@whizzer.local</text:p>
          </table:table-cell>
          <table:table-cell table:formula="of:=[master.B22]" office:value-type="string" office:string-value="Minnie">
            <text:p>Minnie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22]" office:value-type="string" office:string-value="Blair">
            <text:p>Blair</text:p>
          </table:table-cell>
          <table:table-cell table:number-columns-repeated="2"/>
          <table:table-cell table:formula="of:=[master.G22]" office:value-type="string" office:string-value="appleton">
            <text:p>appleton</text:p>
          </table:table-cell>
          <table:table-cell table:number-columns-repeated="4"/>
          <table:table-cell table:style-name="ce21" table:formula="of:=[master.E22]" office:value-type="date" office:date-value="1960-03-01">
            <text:p>1960-03-01</text:p>
          </table:table-cell>
          <table:table-cell table:formula="of:=[master.T22]" office:value-type="string" office:string-value="Shopton">
            <text:p>Shopton</text:p>
          </table:table-cell>
          <table:table-cell/>
          <table:table-cell table:formula="of:=&quot;--&quot;&amp;CHAR(10)&amp;[$master.M22]&amp;CHAR(10)&amp;[$master.L22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17"/>
        </table:table-row>
        <table:table-row table:style-name="ro3">
          <table:table-cell/>
          <table:table-cell table:formula="of:=CONCATENATE(&quot;&quot;&quot;&quot;;[master.N23];&quot;&quot;&quot;&quot;)" office:value-type="string" office:string-value="&quot;mdelazes@whizzer.local&quot;">
            <text:p>"mdelazes@whizzer.local"</text:p>
          </table:table-cell>
          <table:table-cell table:formula="of:=[master.N23]" office:value-type="string" office:string-value="mdelazes@whizzer.local">
            <text:p>mdelazes@whizzer.local</text:p>
          </table:table-cell>
          <table:table-cell table:formula="of:=[master.B23]" office:value-type="string" office:string-value="Miquel">
            <text:p>Miquel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23]" office:value-type="string" office:string-value="DeLazes">
            <text:p>DeLazes</text:p>
          </table:table-cell>
          <table:table-cell table:number-columns-repeated="2"/>
          <table:table-cell table:formula="of:=[master.G23]" office:value-type="string" office:string-value="appleton">
            <text:p>appleton</text:p>
          </table:table-cell>
          <table:table-cell table:number-columns-repeated="4"/>
          <table:table-cell table:style-name="ce21" table:formula="of:=[master.E23]" office:value-type="date" office:date-value="1960-04-01">
            <text:p>1960-04-01</text:p>
          </table:table-cell>
          <table:table-cell table:formula="of:=[master.T23]" office:value-type="string" office:string-value="Shopton">
            <text:p>Shopton</text:p>
          </table:table-cell>
          <table:table-cell/>
          <table:table-cell table:formula="of:=&quot;--&quot;&amp;CHAR(10)&amp;[$master.M23]&amp;CHAR(10)&amp;[$master.L23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17"/>
        </table:table-row>
        <table:table-row table:style-name="ro3">
          <table:table-cell/>
          <table:table-cell table:formula="of:=CONCATENATE(&quot;&quot;&quot;&quot;;[master.N24];&quot;&quot;&quot;&quot;)" office:value-type="string" office:string-value="&quot;nnewton@whizzer.local&quot;">
            <text:p>"nnewton@whizzer.local"</text:p>
          </table:table-cell>
          <table:table-cell table:formula="of:=[master.N24]" office:value-type="string" office:string-value="nnewton@whizzer.local">
            <text:p>nnewton@whizzer.local</text:p>
          </table:table-cell>
          <table:table-cell table:formula="of:=[master.B24]" office:value-type="string" office:string-value="Ned">
            <text:p>Ned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24]" office:value-type="string" office:string-value="Newton">
            <text:p>Newton</text:p>
          </table:table-cell>
          <table:table-cell table:number-columns-repeated="2"/>
          <table:table-cell table:formula="of:=[master.G24]" office:value-type="string" office:string-value="appleton">
            <text:p>appleton</text:p>
          </table:table-cell>
          <table:table-cell table:number-columns-repeated="4"/>
          <table:table-cell table:style-name="ce21" table:formula="of:=[master.E24]" office:value-type="date" office:date-value="1960-05-01">
            <text:p>1960-05-01</text:p>
          </table:table-cell>
          <table:table-cell table:formula="of:=[master.T24]" office:value-type="string" office:string-value="Shopton">
            <text:p>Shopton</text:p>
          </table:table-cell>
          <table:table-cell/>
          <table:table-cell table:formula="of:=&quot;--&quot;&amp;CHAR(10)&amp;[$master.M24]&amp;CHAR(10)&amp;[$master.L24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17"/>
        </table:table-row>
        <table:table-row table:style-name="ro3">
          <table:table-cell/>
          <table:table-cell table:formula="of:=CONCATENATE(&quot;&quot;&quot;&quot;;[master.N25];&quot;&quot;&quot;&quot;)" office:value-type="string" office:string-value="&quot;rsampson@whizzer.local&quot;">
            <text:p>"rsampson@whizzer.local"</text:p>
          </table:table-cell>
          <table:table-cell table:formula="of:=[master.N25]" office:value-type="string" office:string-value="rsampson@whizzer.local">
            <text:p>rsampson@whizzer.local</text:p>
          </table:table-cell>
          <table:table-cell table:formula="of:=[master.B25]" office:value-type="string" office:string-value="Rad">
            <text:p>Rad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25]" office:value-type="string" office:string-value="Sampson">
            <text:p>Sampson</text:p>
          </table:table-cell>
          <table:table-cell table:number-columns-repeated="2"/>
          <table:table-cell table:formula="of:=[master.G25]" office:value-type="string" office:string-value="appleton">
            <text:p>appleton</text:p>
          </table:table-cell>
          <table:table-cell table:number-columns-repeated="4"/>
          <table:table-cell table:style-name="ce21" table:formula="of:=[master.E25]" office:value-type="date" office:date-value="1937-06-01">
            <text:p>1937-06-01</text:p>
          </table:table-cell>
          <table:table-cell table:formula="of:=[master.T25]" office:value-type="string" office:string-value="Shopton">
            <text:p>Shopton</text:p>
          </table:table-cell>
          <table:table-cell/>
          <table:table-cell table:formula="of:=&quot;--&quot;&amp;CHAR(10)&amp;[$master.M25]&amp;CHAR(10)&amp;[$master.L25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17"/>
        </table:table-row>
        <table:table-row table:style-name="ro3">
          <table:table-cell/>
          <table:table-cell table:formula="of:=CONCATENATE(&quot;&quot;&quot;&quot;;[master.N26];&quot;&quot;&quot;&quot;)" office:value-type="string" office:string-value="&quot;smalloy@whizzer.local&quot;">
            <text:p>"smalloy@whizzer.local"</text:p>
          </table:table-cell>
          <table:table-cell table:formula="of:=[master.N26]" office:value-type="string" office:string-value="smalloy@whizzer.local">
            <text:p>smalloy@whizzer.local</text:p>
          </table:table-cell>
          <table:table-cell table:formula="of:=[master.B26]" office:value-type="string" office:string-value="Sarah">
            <text:p>Sarah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26]" office:value-type="string" office:string-value="Malloy">
            <text:p>Malloy</text:p>
          </table:table-cell>
          <table:table-cell table:number-columns-repeated="2"/>
          <table:table-cell table:formula="of:=[master.G26]" office:value-type="string" office:string-value="appleton">
            <text:p>appleton</text:p>
          </table:table-cell>
          <table:table-cell table:number-columns-repeated="4"/>
          <table:table-cell table:style-name="ce21" table:formula="of:=[master.E26]" office:value-type="date" office:date-value="1960-07-01">
            <text:p>1960-07-01</text:p>
          </table:table-cell>
          <table:table-cell table:formula="of:=[master.T26]" office:value-type="string" office:string-value="Shopton">
            <text:p>Shopton</text:p>
          </table:table-cell>
          <table:table-cell/>
          <table:table-cell table:formula="of:=&quot;--&quot;&amp;CHAR(10)&amp;[$master.M26]&amp;CHAR(10)&amp;[$master.L26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17"/>
        </table:table-row>
        <table:table-row table:style-name="ro3">
          <table:table-cell/>
          <table:table-cell table:formula="of:=CONCATENATE(&quot;&quot;&quot;&quot;;[master.N27];&quot;&quot;&quot;&quot;)" office:value-type="string" office:string-value="&quot;tswift@whizzer.local&quot;">
            <text:p>"tswift@whizzer.local"</text:p>
          </table:table-cell>
          <table:table-cell table:formula="of:=[master.N27]" office:value-type="string" office:string-value="tswift@whizzer.local">
            <text:p>tswift@whizzer.local</text:p>
          </table:table-cell>
          <table:table-cell table:formula="of:=[master.B27]" office:value-type="string" office:string-value="Tom">
            <text:p>Tom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27]" office:value-type="string" office:string-value="Swift">
            <text:p>Swift</text:p>
          </table:table-cell>
          <table:table-cell table:number-columns-repeated="2"/>
          <table:table-cell table:formula="of:=[master.G27]" office:value-type="string" office:string-value="appleton">
            <text:p>appleton</text:p>
          </table:table-cell>
          <table:table-cell table:number-columns-repeated="4"/>
          <table:table-cell table:style-name="ce21" table:formula="of:=[master.E27]" office:value-type="date" office:date-value="1959-11-25">
            <text:p>1959-11-25</text:p>
          </table:table-cell>
          <table:table-cell table:formula="of:=[master.T27]" office:value-type="string" office:string-value="Shopton">
            <text:p>Shopton</text:p>
          </table:table-cell>
          <table:table-cell/>
          <table:table-cell table:formula="of:=&quot;--&quot;&amp;CHAR(10)&amp;[$master.M27]&amp;CHAR(10)&amp;[$master.L27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17"/>
        </table:table-row>
        <table:table-row table:style-name="ro3">
          <table:table-cell/>
          <table:table-cell table:formula="of:=CONCATENATE(&quot;&quot;&quot;&quot;;[master.N28];&quot;&quot;&quot;&quot;)" office:value-type="string" office:string-value="&quot;wdamon@whizzer.local&quot;">
            <text:p>"wdamon@whizzer.local"</text:p>
          </table:table-cell>
          <table:table-cell table:formula="of:=[master.N28]" office:value-type="string" office:string-value="wdamon@whizzer.local">
            <text:p>wdamon@whizzer.local</text:p>
          </table:table-cell>
          <table:table-cell table:formula="of:=[master.B28]" office:value-type="string" office:string-value="Wakefield">
            <text:p>Wakefield</text:p>
          </table:table-cell>
          <table:table-cell office:value-type="string">
            <text:p>System User</text:p>
          </table:table-cell>
          <table:table-cell office:value-type="float" office:value="1">
            <text:p>1</text:p>
          </table:table-cell>
          <table:table-cell/>
          <table:table-cell table:formula="of:=[master.C28]" office:value-type="string" office:string-value="Damon">
            <text:p>Damon</text:p>
          </table:table-cell>
          <table:table-cell table:number-columns-repeated="2"/>
          <table:table-cell table:formula="of:=[master.G28]" office:value-type="string" office:string-value="appleton">
            <text:p>appleton</text:p>
          </table:table-cell>
          <table:table-cell table:number-columns-repeated="4"/>
          <table:table-cell table:style-name="ce21" table:formula="of:=[master.E28]" office:value-type="date" office:date-value="1960-09-01">
            <text:p>1960-09-01</text:p>
          </table:table-cell>
          <table:table-cell table:formula="of:=[master.T28]" office:value-type="string" office:string-value="Shopton">
            <text:p>Shopton</text:p>
          </table:table-cell>
          <table:table-cell/>
          <table:table-cell table:formula="of:=&quot;--&quot;&amp;CHAR(10)&amp;[$master.M28]&amp;CHAR(10)&amp;[$master.L28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17"/>
        </table:table-row>
        <table:table-row table:style-name="ro1" table:number-rows-repeated="46">
          <table:table-cell table:number-columns-repeated="36"/>
        </table:table-row>
        <table:table-row table:style-name="ro1">
          <table:table-cell table:number-columns-repeated="36"/>
        </table:table-row>
        <table:named-expressions/>
      </table:table>
      <table:table table:name="eprnext-employee" table:style-name="ta2" table:print="false">
        <office:forms form:automatic-focus="false" form:apply-design-mode="false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41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0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33" table:default-cell-style-name="Default"/>
        <table:table-column table:style-name="co71" table:default-cell-style-name="Default"/>
        <table:table-column table:style-name="co56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66" table:default-cell-style-name="Default"/>
        <table:table-column table:style-name="co76" table:default-cell-style-name="Default"/>
        <table:table-column table:style-name="co5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63" table:default-cell-style-name="Default"/>
        <table:table-column table:style-name="co5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36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38" table:default-cell-style-name="Default"/>
        <table:table-column table:style-name="co56" table:default-cell-style-name="Default"/>
        <table:table-column table:style-name="co8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2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37" table:default-cell-style-name="Default"/>
        <table:table-column table:style-name="co2" table:default-cell-style-name="Default"/>
        <table:table-column table:style-name="co43" table:default-cell-style-name="Default"/>
        <table:table-column table:style-name="co93" table:default-cell-style-name="Default"/>
        <table:table-column table:style-name="co53" table:default-cell-style-name="Default"/>
        <table:table-column table:style-name="co36" table:default-cell-style-name="Default"/>
        <table:table-column table:style-name="co94" table:default-cell-style-name="Default"/>
        <table:table-column table:style-name="co82" table:default-cell-style-name="Default"/>
        <table:table-column table:style-name="co47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95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96" table:default-cell-style-name="Default"/>
        <table:table-column table:style-name="co63" table:default-cell-style-name="Default"/>
        <table:table-column table:style-name="co97" table:default-cell-style-name="Default"/>
        <table:table-column table:style-name="co89" table:default-cell-style-name="Default"/>
        <table:table-column table:style-name="co75" table:default-cell-style-name="Default"/>
        <table:table-column table:style-name="co98" table:default-cell-style-name="Default"/>
        <table:table-column table:style-name="co57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80" table:default-cell-style-name="Default"/>
        <table:table-column table:style-name="co101" table:default-cell-style-name="Default"/>
        <table:table-column table:style-name="co47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57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56" table:default-cell-style-name="Default"/>
        <table:table-column table:style-name="co50" table:default-cell-style-name="Default"/>
        <table:table-column table:style-name="co102" table:default-cell-style-name="Default"/>
        <table:table-row table:style-name="ro2">
          <table:table-cell office:value-type="string">
            <text:p>Data Import Template</text:p>
          </table:table-cell>
          <table:table-cell table:number-columns-repeated="80"/>
        </table:table-row>
        <table:table-row table:style-name="ro2">
          <table:table-cell office:value-type="string">
            <text:p>Table:</text:p>
          </table:table-cell>
          <table:table-cell office:value-type="string">
            <text:p>Employee</text:p>
          </table:table-cell>
          <table:table-cell table:number-columns-repeated="79"/>
        </table:table-row>
        <table:table-row table:style-name="ro2" table:number-rows-repeated="2">
          <table:table-cell table:number-columns-repeated="81"/>
        </table:table-row>
        <table:table-row table:style-name="ro2">
          <table:table-cell office:value-type="string">
            <text:p>Notes:</text:p>
          </table:table-cell>
          <table:table-cell table:number-columns-repeated="80"/>
        </table:table-row>
        <table:table-row table:style-name="ro2">
          <table:table-cell office:value-type="string">
            <text:p>Please do not change the template headings.</text:p>
          </table:table-cell>
          <table:table-cell table:number-columns-repeated="80"/>
        </table:table-row>
        <table:table-row table:style-name="ro2">
          <table:table-cell office:value-type="string">
            <text:p>First data column must be blank.</text:p>
          </table:table-cell>
          <table:table-cell table:number-columns-repeated="80"/>
        </table:table-row>
        <table:table-row table:style-name="ro2">
          <table:table-cell office:value-type="string">
            <text:p>If you are uploading new records, leave the "name" (ID) column blank.</text:p>
          </table:table-cell>
          <table:table-cell table:number-columns-repeated="80"/>
        </table:table-row>
        <table:table-row table:style-name="ro2">
          <table:table-cell office:value-type="string">
            <text:p>If you are uploading new records, "Naming Series" becomes mandatory, if present.</text:p>
          </table:table-cell>
          <table:table-cell table:number-columns-repeated="80"/>
        </table:table-row>
        <table:table-row table:style-name="ro2">
          <table:table-cell office:value-type="string">
            <text:p>Only mandatory fields are necessary for new records. You can delete non-mandatory columns if you wish.</text:p>
          </table:table-cell>
          <table:table-cell table:number-columns-repeated="80"/>
        </table:table-row>
        <table:table-row table:style-name="ro2">
          <table:table-cell office:value-type="string">
            <text:p>For updating, you can update only selective columns.</text:p>
          </table:table-cell>
          <table:table-cell table:number-columns-repeated="80"/>
        </table:table-row>
        <table:table-row table:style-name="ro2">
          <table:table-cell office:value-type="string">
            <text:p>You can only upload upto 5000 records in one go. (may be less in some cases)</text:p>
          </table:table-cell>
          <table:table-cell table:number-columns-repeated="80"/>
        </table:table-row>
        <table:table-row table:style-name="ro2">
          <table:table-cell table:number-columns-repeated="81"/>
        </table:table-row>
        <table:table-row table:style-name="ro2">
          <table:table-cell office:value-type="string">
            <text:p>DocType:</text:p>
          </table:table-cell>
          <table:table-cell office:value-type="string">
            <text:p>Employee</text:p>
          </table:table-cell>
          <table:table-cell table:number-columns-repeated="53"/>
          <table:table-cell office:value-type="string">
            <text:p>~</text:p>
          </table:table-cell>
          <table:table-cell office:value-type="string">
            <text:p>Employee Leave Approver</text:p>
          </table:table-cell>
          <table:table-cell office:value-type="string">
            <text:p>employee_leave_approvers</text:p>
          </table:table-cell>
          <table:table-cell office:value-type="string">
            <text:p>~</text:p>
          </table:table-cell>
          <table:table-cell office:value-type="string">
            <text:p>Employee Education</text:p>
          </table:table-cell>
          <table:table-cell office:value-type="string">
            <text:p>educational_qualification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External Work History</text:p>
          </table:table-cell>
          <table:table-cell office:value-type="string">
            <text:p>previous_experience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Internal Work History</text:p>
          </table:table-cell>
          <table:table-cell office:value-type="string">
            <text:p>experience_in_company_details</text:p>
          </table:table-cell>
          <table:table-cell table:number-columns-repeated="4"/>
        </table:table-row>
        <table:table-row table:style-name="ro2">
          <table:table-cell office:value-type="string">
            <text:p>Column Labels:</text:p>
          </table:table-cell>
          <table:table-cell office:value-type="string">
            <text:p>ID</text:p>
          </table:table-cell>
          <table:table-cell office:value-type="string">
            <text:p>Series</text:p>
          </table:table-cell>
          <table:table-cell office:value-type="string">
            <text:p>Full Name</text:p>
          </table:table-cell>
          <table:table-cell office:value-type="string">
            <text:p>Date of Joining</text:p>
          </table:table-cell>
          <table:table-cell office:value-type="string">
            <text:p>Date of 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 ID</text:p>
          </table:table-cell>
          <table:table-cell office:value-type="string">
            <text:p>Employment Type</text:p>
          </table:table-cell>
          <table:table-cell office:value-type="string">
            <text:p>Holiday List</text:p>
          </table:table-cell>
          <table:table-cell office:value-type="string">
            <text:p>Offer Date</text:p>
          </table:table-cell>
          <table:table-cell office:value-type="string">
            <text:p>Confirmation Date</text:p>
          </table:table-cell>
          <table:table-cell office:value-type="string">
            <text:p>Contract End Date</text:p>
          </table:table-cell>
          <table:table-cell office:value-type="string">
            <text:p>Date Of 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 Email</text:p>
          </table:table-cell>
          <table:table-cell office:value-type="string">
            <text:p>Notice (days)</text:p>
          </table:table-cell>
          <table:table-cell office:value-type="string">
            <text:p>Salary Mode</text:p>
          </table:table-cell>
          <table:table-cell office:value-type="string">
            <text:p>Bank Name</text:p>
          </table:table-cell>
          <table:table-cell office:value-type="string">
            <text:p>Bank A/C No.</text:p>
          </table:table-cell>
          <table:table-cell office:value-type="string">
            <text:p>Reports to</text:p>
          </table:table-cell>
          <table:table-cell office:value-type="string">
            <text:p>Cell Number</text:p>
          </table:table-cell>
          <table:table-cell office:value-type="string">
            <text:p>Personal Email</text:p>
          </table:table-cell>
          <table:table-cell office:value-type="string">
            <text:p>Unsubscribed</text:p>
          </table:table-cell>
          <table:table-cell office:value-type="string">
            <text:p>Emergency Contact</text:p>
          </table:table-cell>
          <table:table-cell office:value-type="string">
            <text:p>Relation</text:p>
          </table:table-cell>
          <table:table-cell office:value-type="string">
            <text:p>Emergency Phone</text:p>
          </table:table-cell>
          <table:table-cell office:value-type="string">
            <text:p>Permanent Address Is</text:p>
          </table:table-cell>
          <table:table-cell office:value-type="string">
            <text:p>Permanent Address</text:p>
          </table:table-cell>
          <table:table-cell office:value-type="string">
            <text:p>Current Address Is</text:p>
          </table:table-cell>
          <table:table-cell office:value-type="string">
            <text:p>Current Address</text:p>
          </table:table-cell>
          <table:table-cell office:value-type="string">
            <text:p>Bio</text:p>
          </table:table-cell>
          <table:table-cell office:value-type="string">
            <text:p>Passport Number</text:p>
          </table:table-cell>
          <table:table-cell office:value-type="string">
            <text:p>Date of Issue</text:p>
          </table:table-cell>
          <table:table-cell office:value-type="string">
            <text:p>Valid Upto</text:p>
          </table:table-cell>
          <table:table-cell office:value-type="string">
            <text:p>Place of Issue</text:p>
          </table:table-cell>
          <table:table-cell office:value-type="string">
            <text:p>Marital Status</text:p>
          </table:table-cell>
          <table:table-cell office:value-type="string">
            <text:p>Blood Group</text:p>
          </table:table-cell>
          <table:table-cell office:value-type="string">
            <text:p>Family Background</text:p>
          </table:table-cell>
          <table:table-cell office:value-type="string">
            <text:p>Health Details</text:p>
          </table:table-cell>
          <table:table-cell office:value-type="string">
            <text:p>Resignation Letter Date</text:p>
          </table:table-cell>
          <table:table-cell office:value-type="string">
            <text:p>Relieving Date</text:p>
          </table:table-cell>
          <table:table-cell office:value-type="string">
            <text:p>Reason for Leaving</text:p>
          </table:table-cell>
          <table:table-cell office:value-type="string">
            <text:p>Leave Encashed?</text:p>
          </table:table-cell>
          <table:table-cell office:value-type="string">
            <text:p>Encashment Date</text:p>
          </table:table-cell>
          <table:table-cell office:value-type="string">
            <text:p>Held On</text:p>
          </table:table-cell>
          <table:table-cell office:value-type="string">
            <text:p>Reason for Resignation</text:p>
          </table:table-cell>
          <table:table-cell office:value-type="string">
            <text:p>New Workplace</text:p>
          </table:table-cell>
          <table:table-cell office:value-type="string">
            <text:p>Feedback</text:p>
          </table:table-cell>
          <table:table-cell/>
          <table:table-cell office:value-type="string">
            <text:p>ID</text:p>
          </table:table-cell>
          <table:table-cell office:value-type="string">
            <text:p>Leave Approver</text:p>
          </table:table-cell>
          <table:table-cell/>
          <table:table-cell office:value-type="string">
            <text:p>ID</text:p>
          </table:table-cell>
          <table:table-cell office:value-type="string">
            <text:p>School/University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 of Passing</text:p>
          </table:table-cell>
          <table:table-cell office:value-type="string">
            <text:p>Class / Percentage</text:p>
          </table:table-cell>
          <table:table-cell office:value-type="string">
            <text:p>Major/Optional Subjects</text:p>
          </table:table-cell>
          <table:table-cell/>
          <table:table-cell office:value-type="string">
            <text:p>ID</text:p>
          </table:table-cell>
          <table:table-cell office:value-type="string">
            <text:p>Company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 Experience</text:p>
          </table:table-cell>
          <table:table-cell/>
          <table:table-cell office:value-type="string">
            <text:p>ID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 Date</text:p>
          </table:table-cell>
          <table:table-cell office:value-type="string">
            <text:p>To Date</text:p>
          </table:table-cell>
        </table:table-row>
        <table:table-row table:style-name="ro2">
          <table:table-cell office:value-type="string">
            <text:p>Column Name:</text:p>
          </table:table-cell>
          <table:table-cell office:value-type="string">
            <text:p>name</text:p>
          </table:table-cell>
          <table:table-cell office:value-type="string">
            <text:p>naming_series</text:p>
          </table:table-cell>
          <table:table-cell office:value-type="string">
            <text:p>employee_name</text:p>
          </table:table-cell>
          <table:table-cell office:value-type="string">
            <text:p>date_of_joining</text:p>
          </table:table-cell>
          <table:table-cell office:value-type="string">
            <text:p>date_of_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_id</text:p>
          </table:table-cell>
          <table:table-cell office:value-type="string">
            <text:p>employment_type</text:p>
          </table:table-cell>
          <table:table-cell office:value-type="string">
            <text:p>holiday_list</text:p>
          </table:table-cell>
          <table:table-cell office:value-type="string">
            <text:p>scheduled_confirmation_date</text:p>
          </table:table-cell>
          <table:table-cell office:value-type="string">
            <text:p>final_confirmation_date</text:p>
          </table:table-cell>
          <table:table-cell office:value-type="string">
            <text:p>contract_end_date</text:p>
          </table:table-cell>
          <table:table-cell office:value-type="string">
            <text:p>date_of_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_email</text:p>
          </table:table-cell>
          <table:table-cell office:value-type="string">
            <text:p>notice_number_of_days</text:p>
          </table:table-cell>
          <table:table-cell office:value-type="string">
            <text:p>salary_mode</text:p>
          </table:table-cell>
          <table:table-cell office:value-type="string">
            <text:p>bank_name</text:p>
          </table:table-cell>
          <table:table-cell office:value-type="string">
            <text:p>bank_ac_no</text:p>
          </table:table-cell>
          <table:table-cell office:value-type="string">
            <text:p>reports_to</text:p>
          </table:table-cell>
          <table:table-cell office:value-type="string">
            <text:p>cell_number</text:p>
          </table:table-cell>
          <table:table-cell office:value-type="string">
            <text:p>personal_email</text:p>
          </table:table-cell>
          <table:table-cell office:value-type="string">
            <text:p>unsubscribed</text:p>
          </table:table-cell>
          <table:table-cell office:value-type="string">
            <text:p>person_to_be_contacted</text:p>
          </table:table-cell>
          <table:table-cell office:value-type="string">
            <text:p>relation</text:p>
          </table:table-cell>
          <table:table-cell office:value-type="string">
            <text:p>emergency_phone_number</text:p>
          </table:table-cell>
          <table:table-cell office:value-type="string">
            <text:p>permanent_accommodation_type</text:p>
          </table:table-cell>
          <table:table-cell office:value-type="string">
            <text:p>permanent_address</text:p>
          </table:table-cell>
          <table:table-cell office:value-type="string">
            <text:p>current_accommodation_type</text:p>
          </table:table-cell>
          <table:table-cell office:value-type="string">
            <text:p>current_address</text:p>
          </table:table-cell>
          <table:table-cell office:value-type="string">
            <text:p>bio</text:p>
          </table:table-cell>
          <table:table-cell office:value-type="string">
            <text:p>passport_number</text:p>
          </table:table-cell>
          <table:table-cell office:value-type="string">
            <text:p>date_of_issue</text:p>
          </table:table-cell>
          <table:table-cell office:value-type="string">
            <text:p>valid_upto</text:p>
          </table:table-cell>
          <table:table-cell office:value-type="string">
            <text:p>place_of_issue</text:p>
          </table:table-cell>
          <table:table-cell office:value-type="string">
            <text:p>marital_status</text:p>
          </table:table-cell>
          <table:table-cell office:value-type="string">
            <text:p>blood_group</text:p>
          </table:table-cell>
          <table:table-cell office:value-type="string">
            <text:p>family_background</text:p>
          </table:table-cell>
          <table:table-cell office:value-type="string">
            <text:p>health_details</text:p>
          </table:table-cell>
          <table:table-cell office:value-type="string">
            <text:p>resignation_letter_date</text:p>
          </table:table-cell>
          <table:table-cell office:value-type="string">
            <text:p>relieving_date</text:p>
          </table:table-cell>
          <table:table-cell office:value-type="string">
            <text:p>reason_for_leaving</text:p>
          </table:table-cell>
          <table:table-cell office:value-type="string">
            <text:p>leave_encashed</text:p>
          </table:table-cell>
          <table:table-cell office:value-type="string">
            <text:p>encashment_date</text:p>
          </table:table-cell>
          <table:table-cell office:value-type="string">
            <text:p>held_on</text:p>
          </table:table-cell>
          <table:table-cell office:value-type="string">
            <text:p>reason_for_resignation</text:p>
          </table:table-cell>
          <table:table-cell office:value-type="string">
            <text:p>new_workplace</text:p>
          </table:table-cell>
          <table:table-cell office:value-type="string">
            <text:p>feedback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leave_approver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school_univ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_of_passing</text:p>
          </table:table-cell>
          <table:table-cell office:value-type="string">
            <text:p>class_per</text:p>
          </table:table-cell>
          <table:table-cell office:value-type="string">
            <text:p>maj_opt_subj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company_name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_experience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_date</text:p>
          </table:table-cell>
          <table:table-cell office:value-type="string">
            <text:p>to_date</text:p>
          </table:table-cell>
        </table:table-row>
        <table:table-row table:style-name="ro2">
          <table:table-cell office:value-type="string">
            <text:p>Mandatory:</text:p>
          </table:table-cell>
          <table:table-cell table:number-columns-repeated="8" office:value-type="string">
            <text:p>Yes</text:p>
          </table:table-cell>
          <table:table-cell table:number-columns-repeated="46"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5" office:value-type="string">
            <text:p>No</text:p>
          </table:table-cell>
        </table:table-row>
        <table:table-row table:style-name="ro2">
          <table:table-cell office:value-type="string">
            <text:p>Type:</text:p>
          </table:table-cell>
          <table:table-cell office:value-type="string">
            <text:p>Data (text)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Link</text:p>
          </table:table-cell>
          <table:table-cell table:number-columns-repeated="3" office:value-type="string">
            <text:p>Select</text:p>
          </table:table-cell>
          <table:table-cell table:number-columns-repeated="3" office:value-type="string">
            <text:p>Link</text:p>
          </table:table-cell>
          <table:table-cell table:number-columns-repeated="4" office:value-type="string">
            <text:p>Date</text:p>
          </table:table-cell>
          <table:table-cell table:number-columns-repeated="3" office:value-type="string">
            <text:p>Link</text:p>
          </table:table-cell>
          <table:table-cell office:value-type="string">
            <text:p>Data</text:p>
          </table:table-cell>
          <table:table-cell office:value-type="string">
            <text:p>Int</text:p>
          </table:table-cell>
          <table:table-cell office:value-type="string">
            <text:p>Select</text:p>
          </table:table-cell>
          <table:table-cell table:number-columns-repeated="2" office:value-type="string">
            <text:p>Data</text:p>
          </table:table-cell>
          <table:table-cell office:value-type="string">
            <text:p>Link</text:p>
          </table:table-cell>
          <table:table-cell table:number-columns-repeated="2" office:value-type="string">
            <text:p>Data</text:p>
          </table:table-cell>
          <table:table-cell office:value-type="string">
            <text:p>Check</text:p>
          </table:table-cell>
          <table:table-cell table:number-columns-repeated="3"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Text Editor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table:number-columns-repeated="2" office:value-type="string">
            <text:p>Select</text:p>
          </table:table-cell>
          <table:table-cell table:number-columns-repeated="2" office:value-type="string">
            <text:p>Small Text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office:value-type="string">
            <text:p>Small Text</text:p>
          </table:table-cell>
          <table:table-cell/>
          <table:table-cell office:value-type="string">
            <text:p>Data</text:p>
          </table:table-cell>
          <table:table-cell office:value-type="string">
            <text:p>Link</text:p>
          </table:table-cell>
          <table:table-cell/>
          <table:table-cell office:value-type="string">
            <text:p>Data</text:p>
          </table:table-cell>
          <table:table-cell office:value-type="string">
            <text:p>Small Text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Int</text:p>
          </table:table-cell>
          <table:table-cell office:value-type="string">
            <text:p>Data</text:p>
          </table:table-cell>
          <table:table-cell office:value-type="string">
            <text:p>Text</text:p>
          </table:table-cell>
          <table:table-cell/>
          <table:table-cell table:number-columns-repeated="3" office:value-type="string">
            <text:p>Data</text:p>
          </table:table-cell>
          <table:table-cell office:value-type="string">
            <text:p>Currency</text:p>
          </table:table-cell>
          <table:table-cell office:value-type="string">
            <text:p>Small Text</text:p>
          </table:table-cell>
          <table:table-cell table:number-columns-repeated="2" office:value-type="string">
            <text:p>Data</text:p>
          </table:table-cell>
          <table:table-cell/>
          <table:table-cell office:value-type="string">
            <text:p>Data</text:p>
          </table:table-cell>
          <table:table-cell table:number-columns-repeated="3" office:value-type="string">
            <text:p>Link</text:p>
          </table:table-cell>
          <table:table-cell table:number-columns-repeated="2" office:value-type="string">
            <text:p>Date</text:p>
          </table:table-cell>
        </table:table-row>
        <table:table-row table:style-name="ro2">
          <table:table-cell office:value-type="string">
            <text:p>Info:</text:p>
          </table:table-cell>
          <table:table-cell/>
          <table:table-cell office:value-type="string">
            <text:p>One of: EMP/</text:p>
          </table:table-cell>
          <table:table-cell table:number-columns-repeated="3"/>
          <table:table-cell office:value-type="string">
            <text:p>One of: Male, Female</text:p>
          </table:table-cell>
          <table:table-cell office:value-type="string">
            <text:p>Valid Company</text:p>
          </table:table-cell>
          <table:table-cell office:value-type="string">
            <text:p>One of: Active, Left</text:p>
          </table:table-cell>
          <table:table-cell office:value-type="string">
            <text:p>One of: Mr, Ms</text:p>
          </table:table-cell>
          <table:table-cell office:value-type="string">
            <text:p>One of: attach_files:</text:p>
          </table:table-cell>
          <table:table-cell office:value-type="string">
            <text:p>Valid User</text:p>
          </table:table-cell>
          <table:table-cell office:value-type="string">
            <text:p>Valid Employment Type</text:p>
          </table:table-cell>
          <table:table-cell office:value-type="string">
            <text:p>Valid Holiday List</text:p>
          </table:table-cell>
          <table:table-cell table:number-columns-repeated="4"/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/>
          <table:table-cell office:value-type="string">
            <text:p>Integer</text:p>
          </table:table-cell>
          <table:table-cell office:value-type="string">
            <text:p>One of: Bank, Cash, Cheque</text:p>
          </table:table-cell>
          <table:table-cell table:number-columns-repeated="2"/>
          <table:table-cell office:value-type="string">
            <text:p>Valid Employee</text:p>
          </table:table-cell>
          <table:table-cell table:number-columns-repeated="2"/>
          <table:table-cell office:value-type="string">
            <text:p>0 or 1</text:p>
          </table:table-cell>
          <table:table-cell table:number-columns-repeated="3"/>
          <table:table-cell office:value-type="string">
            <text:p>One of: Rented, Owned</text:p>
          </table:table-cell>
          <table:table-cell/>
          <table:table-cell office:value-type="string">
            <text:p>One of: Rented, Owned</text:p>
          </table:table-cell>
          <table:table-cell table:number-columns-repeated="6"/>
          <table:table-cell office:value-type="string">
            <text:p>One of: Single, Married, Divorced, Widowed</text:p>
          </table:table-cell>
          <table:table-cell office:value-type="string">
            <text:p>One of: A+, A-, B+, B-, AB+, AB-, O+, O-</text:p>
          </table:table-cell>
          <table:table-cell table:number-columns-repeated="5"/>
          <table:table-cell office:value-type="string">
            <text:p>One of: Yes, No</text:p>
          </table:table-cell>
          <table:table-cell table:number-columns-repeated="2"/>
          <table:table-cell office:value-type="string">
            <text:p>One of: Better Prospects, Health Concerns</text:p>
          </table:table-cell>
          <table:table-cell table:number-columns-repeated="3"/>
          <table:table-cell office:value-type="string">
            <text:p>Leave blank for new records</text:p>
          </table:table-cell>
          <table:table-cell office:value-type="string">
            <text:p>Valid User</text:p>
          </table:table-cell>
          <table:table-cell/>
          <table:table-cell office:value-type="string">
            <text:p>Leave blank for new records</text:p>
          </table:table-cell>
          <table:table-cell table:number-columns-repeated="2"/>
          <table:table-cell office:value-type="string">
            <text:p>One of: Graduate, Post Graduate, Under Graduate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Leave blank for new records</text:p>
          </table:table-cell>
          <table:table-cell table:number-columns-repeated="7"/>
          <table:table-cell office:value-type="string">
            <text:p>Leave blank for new records</text:p>
          </table:table-cell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 table:number-columns-repeated="2"/>
        </table:table-row>
        <table:table-row table:style-name="ro2">
          <table:table-cell office:value-type="string">
            <text:p>Start entering data below this line</text:p>
          </table:table-cell>
          <table:table-cell table:number-columns-repeated="80"/>
        </table:table-row>
        <table:table-row table:style-name="ro2">
          <table:table-cell/>
          <table:table-cell office:value-type="string">
            <text:p>"EMP/0004"</text:p>
          </table:table-cell>
          <table:table-cell office:value-type="string">
            <text:p>EMP/</text:p>
          </table:table-cell>
          <table:table-cell office:value-type="string">
            <text:p>Barton Swift</text:p>
          </table:table-cell>
          <table:table-cell office:value-type="string">
            <text:p>2014-01-01</text:p>
          </table:table-cell>
          <table:table-cell office:value-type="string">
            <text:p>1939-02-01</text:p>
          </table:table-cell>
          <table:table-cell office:value-type="string">
            <text:p>Male</text:p>
          </table:table-cell>
          <table:table-cell office:value-type="string">
            <text:p>Swift Construction Co.</text:p>
          </table:table-cell>
          <table:table-cell office:value-type="string">
            <text:p>Active</text:p>
          </table:table-cell>
          <table:table-cell office:value-type="string">
            <text:p>Mr</text:p>
          </table:table-cell>
          <table:table-cell/>
          <table:table-cell office:value-type="string">
            <text:p>bswift@swiftconstructioncompany.net</text:p>
          </table:table-cell>
          <table:table-cell table:number-columns-repeated="7"/>
          <table:table-cell office:value-type="string">
            <text:p>Management</text:p>
          </table:table-cell>
          <table:table-cell office:value-type="string">
            <text:p>CEO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51"/>
        </table:table-row>
        <table:table-row table:style-name="ro2">
          <table:table-cell/>
          <table:table-cell office:value-type="string">
            <text:p>"EMP/0003"</text:p>
          </table:table-cell>
          <table:table-cell office:value-type="string">
            <text:p>EMP/</text:p>
          </table:table-cell>
          <table:table-cell office:value-type="string">
            <text:p>James Period</text:p>
          </table:table-cell>
          <table:table-cell office:value-type="string">
            <text:p>2014-01-01</text:p>
          </table:table-cell>
          <table:table-cell office:value-type="string">
            <text:p>1959-01-09</text:p>
          </table:table-cell>
          <table:table-cell office:value-type="string">
            <text:p>Male</text:p>
          </table:table-cell>
          <table:table-cell office:value-type="string">
            <text:p>Swift Construction Co.</text:p>
          </table:table-cell>
          <table:table-cell office:value-type="string">
            <text:p>Active</text:p>
          </table:table-cell>
          <table:table-cell office:value-type="string">
            <text:p>Mr</text:p>
          </table:table-cell>
          <table:table-cell/>
          <table:table-cell office:value-type="string">
            <text:p>jperiod@swiftconstructioncompany.net</text:p>
          </table:table-cell>
          <table:table-cell table:number-columns-repeated="7"/>
          <table:table-cell office:value-type="string">
            <text:p>Sales</text:p>
          </table:table-cell>
          <table:table-cell office:value-type="string">
            <text:p>Manager</text:p>
          </table:table-cell>
          <table:table-cell table:number-columns-repeated="5"/>
          <table:table-cell office:value-type="string">
            <text:p>EMP/000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1"/>
        </table:table-row>
        <table:table-row table:style-name="ro2">
          <table:table-cell/>
          <table:table-cell office:value-type="string">
            <text:p>"EMP/0001"</text:p>
          </table:table-cell>
          <table:table-cell office:value-type="string">
            <text:p>EMP/</text:p>
          </table:table-cell>
          <table:table-cell office:value-type="string">
            <text:p>Tom Swift</text:p>
          </table:table-cell>
          <table:table-cell office:value-type="string">
            <text:p>2014-01-01</text:p>
          </table:table-cell>
          <table:table-cell office:value-type="string">
            <text:p>1959-11-25</text:p>
          </table:table-cell>
          <table:table-cell office:value-type="string">
            <text:p>Male</text:p>
          </table:table-cell>
          <table:table-cell office:value-type="string">
            <text:p>Swift Construction Co.</text:p>
          </table:table-cell>
          <table:table-cell office:value-type="string">
            <text:p>Active</text:p>
          </table:table-cell>
          <table:table-cell office:value-type="string">
            <text:p>Mr</text:p>
          </table:table-cell>
          <table:table-cell/>
          <table:table-cell office:value-type="string">
            <text:p>tswift@swiftconstructioncompany.net</text:p>
          </table:table-cell>
          <table:table-cell table:number-columns-repeated="7"/>
          <table:table-cell office:value-type="string">
            <text:p>Research &amp; Development</text:p>
          </table:table-cell>
          <table:table-cell office:value-type="string">
            <text:p>Manager</text:p>
          </table:table-cell>
          <table:table-cell table:number-columns-repeated="5"/>
          <table:table-cell office:value-type="string">
            <text:p>EMP/000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1"/>
        </table:table-row>
        <table:table-row table:style-name="ro2">
          <table:table-cell/>
          <table:table-cell office:value-type="string">
            <text:p>"EMP/0002"</text:p>
          </table:table-cell>
          <table:table-cell office:value-type="string">
            <text:p>EMP/</text:p>
          </table:table-cell>
          <table:table-cell office:value-type="string">
            <text:p>Miquel Delazes</text:p>
          </table:table-cell>
          <table:table-cell office:value-type="string">
            <text:p>2014-01-01</text:p>
          </table:table-cell>
          <table:table-cell office:value-type="string">
            <text:p>1960-04-01</text:p>
          </table:table-cell>
          <table:table-cell office:value-type="string">
            <text:p>Male</text:p>
          </table:table-cell>
          <table:table-cell office:value-type="string">
            <text:p>Swift Construction Co.</text:p>
          </table:table-cell>
          <table:table-cell office:value-type="string">
            <text:p>Active</text:p>
          </table:table-cell>
          <table:table-cell office:value-type="string">
            <text:p>Mr</text:p>
          </table:table-cell>
          <table:table-cell/>
          <table:table-cell office:value-type="string">
            <text:p>mdelazes@swiftconstructioncompany.net</text:p>
          </table:table-cell>
          <table:table-cell table:number-columns-repeated="7"/>
          <table:table-cell office:value-type="string">
            <text:p>Production</text:p>
          </table:table-cell>
          <table:table-cell office:value-type="string">
            <text:p>Manager</text:p>
          </table:table-cell>
          <table:table-cell table:number-columns-repeated="5"/>
          <table:table-cell office:value-type="string">
            <text:p>EMP/000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1"/>
        </table:table-row>
        <table:named-expressions/>
      </table:table>
      <table:table table:name="sys-centos-adduser" table:style-name="ta2" table:print="false">
        <table:table-column table:style-name="co107" table:default-cell-style-name="ce23"/>
        <table:table-column table:style-name="co30" table:number-columns-repeated="1020" table:default-cell-style-name="ce23"/>
        <table:table-row table:style-name="ro4">
          <table:table-cell table:style-name="ce22" office:value-type="string">
            <text:p>#!/bin/sh</text:p>
          </table:table-cell>
          <table:table-cell table:number-columns-repeated="1020"/>
        </table:table-row>
        <table:table-row table:style-name="ro4">
          <table:table-cell table:style-name="ce22" office:value-type="string">
            <text:p>#</text:p>
          </table:table-cell>
          <table:table-cell table:number-columns-repeated="1020"/>
        </table:table-row>
        <table:table-row table:style-name="ro4">
          <table:table-cell table:style-name="ce22" office:value-type="string">
            <text:p># Add system users</text:p>
          </table:table-cell>
          <table:table-cell table:number-columns-repeated="1020"/>
        </table:table-row>
        <table:table-row table:style-name="ro4">
          <table:table-cell table:style-name="ce22" office:value-type="string">
            <text:p># - create account, set password, send welcome email </text:p>
          </table:table-cell>
          <table:table-cell table:number-columns-repeated="1020"/>
        </table:table-row>
        <table:table-row table:style-name="ro4">
          <table:table-cell table:style-name="ce22" office:value-type="string">
            <text:p># - run as root</text:p>
          </table:table-cell>
          <table:table-cell table:number-columns-repeated="1020"/>
        </table:table-row>
        <table:table-row table:style-name="ro4">
          <table:table-cell table:style-name="ce22" office:value-type="string">
            <text:p>#</text:p>
          </table:table-cell>
          <table:table-cell table:number-columns-repeated="1020"/>
        </table:table-row>
        <table:table-row table:style-name="ro4">
          <table:table-cell table:style-name="ce22"/>
          <table:table-cell table:number-columns-repeated="1020"/>
        </table:table-row>
        <table:table-row table:style-name="ro4">
          <table:table-cell table:formula="of:=CONCATENATE(&quot;adduser &quot;;[$master.F8];&quot; -c &quot;&quot;&quot;;[$master.B8];&quot; &quot;;[$master.C8];&quot;&quot;&quot;&quot;;&quot; ; &quot;;&quot;echo &quot;;[$master.F8];&quot;:&quot;;[$master.G8];&quot; | chpasswd ; mail &quot;;[$master.F8];&quot;@whizzer.local &lt; ./setup_adduser_msg.txt&quot;)" office:value-type="string" office:string-value="adduser bjenks -c &quot;Barcoe Jenks&quot; ; echo bjenks:appleton | chpasswd ; mail bjenks@whizzer.local &lt; ./setup_adduser_msg.txt">
            <text:p>adduser bjenks -c "Barcoe Jenks" ; echo bjenks:appleton | chpasswd ; mail bjenks@whizzer.local &lt; ./setup_adduser_msg.txt</text:p>
          </table:table-cell>
          <table:table-cell table:number-columns-repeated="1020"/>
        </table:table-row>
        <table:table-row table:style-name="ro4">
          <table:table-cell table:formula="of:=CONCATENATE(&quot;adduser &quot;;[$master.F9];&quot; -c &quot;&quot;&quot;;[$master.B9];&quot; &quot;;[$master.C9];&quot;&quot;&quot;&quot;;&quot; ; &quot;;&quot;echo &quot;;[$master.F9];&quot;:&quot;;[$master.G9];&quot; | chpasswd ; mail &quot;;[$master.F9];&quot;@whizzer.local &lt; ./setup_adduser_msg.txt&quot;)" office:value-type="string" office:string-value="adduser bswift -c &quot;Barton Swift&quot; ; echo bswift:appleton | chpasswd ; mail bswift@whizzer.local &lt; ./setup_adduser_msg.txt">
            <text:p>adduser bswift -c "Barton Swift" ; echo bswift:appleton | chpasswd ; mail bswift@whizzer.local &lt; ./setup_adduser_msg.txt</text:p>
          </table:table-cell>
          <table:table-cell table:number-columns-repeated="1020"/>
        </table:table-row>
        <table:table-row table:style-name="ro4">
          <table:table-cell table:formula="of:=CONCATENATE(&quot;adduser &quot;;[$master.F10];&quot; -c &quot;&quot;&quot;;[$master.B10];&quot; &quot;;[$master.C10];&quot;&quot;&quot;&quot;;&quot; ; &quot;;&quot;echo &quot;;[$master.F10];&quot;:&quot;;[$master.G10];&quot; | chpasswd ; mail &quot;;[$master.F10];&quot;@whizzer.local &lt; ./setup_adduser_msg.txt&quot;)" office:value-type="string" office:string-value="adduser barmstrong -c &quot;Bub Armstrong&quot; ; echo barmstrong:appleton | chpasswd ; mail barmstrong@whizzer.local &lt; ./setup_adduser_msg.txt">
            <text:p>adduser barmstrong -c "Bub Armstrong" ; echo barmstrong:appleton | chpasswd ; mail barmstrong@whizzer.local &lt; ./setup_adduser_msg.txt</text:p>
          </table:table-cell>
          <table:table-cell table:number-columns-repeated="1020"/>
        </table:table-row>
        <table:table-row table:style-name="ro4">
          <table:table-cell table:formula="of:=CONCATENATE(&quot;adduser &quot;;[$master.F11];&quot; -c &quot;&quot;&quot;;[$master.B11];&quot; &quot;;[$master.C11];&quot;&quot;&quot;&quot;;&quot; ; &quot;;&quot;echo &quot;;[$master.F11];&quot;:&quot;;[$master.G11];&quot; | chpasswd ; mail &quot;;[$master.F11];&quot;@whizzer.local &lt; ./setup_adduser_msg.txt&quot;)" office:value-type="string" office:string-value="adduser fmason -c &quot;Frank Mason&quot; ; echo fmason:appleton | chpasswd ; mail fmason@whizzer.local &lt; ./setup_adduser_msg.txt">
            <text:p>adduser fmason -c "Frank Mason" ; echo fmason:appleton | chpasswd ; mail fmason@whizzer.local &lt; ./setup_adduser_msg.txt</text:p>
          </table:table-cell>
          <table:table-cell table:number-columns-repeated="1020"/>
        </table:table-row>
        <table:table-row table:style-name="ro4">
          <table:table-cell table:formula="of:=CONCATENATE(&quot;adduser &quot;;[$master.F12];&quot; -c &quot;&quot;&quot;;[$master.B12];&quot; &quot;;[$master.C12];&quot;&quot;&quot;&quot;;&quot; ; &quot;;&quot;echo &quot;;[$master.F12];&quot;:&quot;;[$master.G12];&quot; | chpasswd ; mail &quot;;[$master.F12];&quot;@whizzer.local &lt; ./setup_adduser_msg.txt&quot;)" office:value-type="string" office:string-value="adduser gjackson -c &quot;Garret Jackson&quot; ; echo gjackson:appleton | chpasswd ; mail gjackson@whizzer.local &lt; ./setup_adduser_msg.txt">
            <text:p>adduser gjackson -c "Garret Jackson" ; echo gjackson:appleton | chpasswd ; mail gjackson@whizzer.local &lt; ./setup_adduser_msg.txt</text:p>
          </table:table-cell>
          <table:table-cell table:number-columns-repeated="1020"/>
        </table:table-row>
        <table:table-row table:style-name="ro4">
          <table:table-cell table:formula="of:=CONCATENATE(&quot;adduser &quot;;[$master.F13];&quot; -c &quot;&quot;&quot;;[$master.B13];&quot; &quot;;[$master.C13];&quot;&quot;&quot;&quot;;&quot; ; &quot;;&quot;echo &quot;;[$master.F13];&quot;:&quot;;[$master.G13];&quot; | chpasswd ; mail &quot;;[$master.F13];&quot;@whizzer.local &lt; ./setup_adduser_msg.txt&quot;)" office:value-type="string" office:string-value="adduser hbaldwin -c &quot;Hank Baldwin&quot; ; echo hbaldwin:appleton | chpasswd ; mail hbaldwin@whizzer.local &lt; ./setup_adduser_msg.txt">
            <text:p>adduser hbaldwin -c "Hank Baldwin" ; echo hbaldwin:appleton | chpasswd ; mail hbaldwin@whizzer.local &lt; ./setup_adduser_msg.txt</text:p>
          </table:table-cell>
          <table:table-cell table:number-columns-repeated="1020"/>
        </table:table-row>
        <table:table-row table:style-name="ro4">
          <table:table-cell table:formula="of:=CONCATENATE(&quot;adduser &quot;;[$master.F14];&quot; -c &quot;&quot;&quot;;[$master.B14];&quot; &quot;;[$master.C14];&quot;&quot;&quot;&quot;;&quot; ; &quot;;&quot;echo &quot;;[$master.F14];&quot;:&quot;;[$master.G14];&quot; | chpasswd ; mail &quot;;[$master.F14];&quot;@whizzer.local &lt; ./setup_adduser_msg.txt&quot;)" office:value-type="string" office:string-value="adduser hrandall -c &quot;Helen Randall&quot; ; echo hrandall:appleton | chpasswd ; mail hrandall@whizzer.local &lt; ./setup_adduser_msg.txt">
            <text:p>adduser hrandall -c "Helen Randall" ; echo hrandall:appleton | chpasswd ; mail hrandall@whizzer.local &lt; ./setup_adduser_msg.txt</text:p>
          </table:table-cell>
          <table:table-cell table:number-columns-repeated="1020"/>
        </table:table-row>
        <table:table-row table:style-name="ro4">
          <table:table-cell table:formula="of:=CONCATENATE(&quot;adduser &quot;;[$master.F15];&quot; -c &quot;&quot;&quot;;[$master.B15];&quot; &quot;;[$master.C15];&quot;&quot;&quot;&quot;;&quot; ; &quot;;&quot;echo &quot;;[$master.F15];&quot;:&quot;;[$master.G15];&quot; | chpasswd ; mail &quot;;[$master.F15];&quot;@whizzer.local &lt; ./setup_adduser_msg.txt&quot;)" office:value-type="string" office:string-value="adduser jwood -c &quot;Jacab Wood&quot; ; echo jwood:appleton | chpasswd ; mail jwood@whizzer.local &lt; ./setup_adduser_msg.txt">
            <text:p>adduser jwood -c "Jacab Wood" ; echo jwood:appleton | chpasswd ; mail jwood@whizzer.local &lt; ./setup_adduser_msg.txt</text:p>
          </table:table-cell>
          <table:table-cell table:number-columns-repeated="1020"/>
        </table:table-row>
        <table:table-row table:style-name="ro4">
          <table:table-cell table:formula="of:=CONCATENATE(&quot;adduser &quot;;[$master.F16];&quot; -c &quot;&quot;&quot;;[$master.B16];&quot; &quot;;[$master.C16];&quot;&quot;&quot;&quot;;&quot; ; &quot;;&quot;echo &quot;;[$master.F16];&quot;:&quot;;[$master.G16];&quot; | chpasswd ; mail &quot;;[$master.F16];&quot;@whizzer.local &lt; ./setup_adduser_msg.txt&quot;)" office:value-type="string" office:string-value="adduser jperiod -c &quot;James Period&quot; ; echo jperiod:appleton | chpasswd ; mail jperiod@whizzer.local &lt; ./setup_adduser_msg.txt">
            <text:p>adduser jperiod -c "James Period" ; echo jperiod:appleton | chpasswd ; mail jperiod@whizzer.local &lt; ./setup_adduser_msg.txt</text:p>
          </table:table-cell>
          <table:table-cell table:number-columns-repeated="1020"/>
        </table:table-row>
        <table:table-row table:style-name="ro4">
          <table:table-cell table:formula="of:=CONCATENATE(&quot;adduser &quot;;[$master.F17];&quot; -c &quot;&quot;&quot;;[$master.B17];&quot; &quot;;[$master.C17];&quot;&quot;&quot;&quot;;&quot; ; &quot;;&quot;echo &quot;;[$master.F17];&quot;:&quot;;[$master.G17];&quot; | chpasswd ; mail &quot;;[$master.F17];&quot;@whizzer.local &lt; ./setup_adduser_msg.txt&quot;)" office:value-type="string" office:string-value="adduser jhaddon -c &quot;Jennie Haddon&quot; ; echo jhaddon:appleton | chpasswd ; mail jhaddon@whizzer.local &lt; ./setup_adduser_msg.txt">
            <text:p>adduser jhaddon -c "Jennie Haddon" ; echo jhaddon:appleton | chpasswd ; mail jhaddon@whizzer.local &lt; ./setup_adduser_msg.txt</text:p>
          </table:table-cell>
          <table:table-cell table:number-columns-repeated="1020"/>
        </table:table-row>
        <table:table-row table:style-name="ro4">
          <table:table-cell table:formula="of:=CONCATENATE(&quot;adduser &quot;;[$master.F18];&quot; -c &quot;&quot;&quot;;[$master.B18];&quot; &quot;;[$master.C18];&quot;&quot;&quot;&quot;;&quot; ; &quot;;&quot;echo &quot;;[$master.F18];&quot;:&quot;;[$master.G18];&quot; | chpasswd ; mail &quot;;[$master.F18];&quot;@whizzer.local &lt; ./setup_adduser_msg.txt&quot;)" office:value-type="string" office:string-value="adduser jmorse -c &quot;Jennie Morse&quot; ; echo jmorse:appleton | chpasswd ; mail jmorse@whizzer.local &lt; ./setup_adduser_msg.txt">
            <text:p>adduser jmorse -c "Jennie Morse" ; echo jmorse:appleton | chpasswd ; mail jmorse@whizzer.local &lt; ./setup_adduser_msg.txt</text:p>
          </table:table-cell>
          <table:table-cell table:number-columns-repeated="1020"/>
        </table:table-row>
        <table:table-row table:style-name="ro4">
          <table:table-cell table:formula="of:=CONCATENATE(&quot;adduser &quot;;[$master.F19];&quot; -c &quot;&quot;&quot;;[$master.B19];&quot; &quot;;[$master.C19];&quot;&quot;&quot;&quot;;&quot; ; &quot;;&quot;echo &quot;;[$master.F19];&quot;:&quot;;[$master.G19];&quot; | chpasswd ; mail &quot;;[$master.F19];&quot;@whizzer.local &lt; ./setup_adduser_msg.txt&quot;)" office:value-type="string" office:string-value="adduser jsharp -c &quot;John Sharp&quot; ; echo jsharp:appleton | chpasswd ; mail jsharp@whizzer.local &lt; ./setup_adduser_msg.txt">
            <text:p>adduser jsharp -c "John Sharp" ; echo jsharp:appleton | chpasswd ; mail jsharp@whizzer.local &lt; ./setup_adduser_msg.txt</text:p>
          </table:table-cell>
          <table:table-cell table:number-columns-repeated="1020"/>
        </table:table-row>
        <table:table-row table:style-name="ro4">
          <table:table-cell table:formula="of:=CONCATENATE(&quot;adduser &quot;;[$master.F20];&quot; -c &quot;&quot;&quot;;[$master.B20];&quot; &quot;;[$master.C20];&quot;&quot;&quot;&quot;;&quot; ; &quot;;&quot;echo &quot;;[$master.F20];&quot;:&quot;;[$master.G20];&quot; | chpasswd ; mail &quot;;[$master.F20];&quot;@whizzer.local &lt; ./setup_adduser_msg.txt&quot;)" office:value-type="string" office:string-value="adduser mbaggert -c &quot;Martha Baggert&quot; ; echo mbaggert:appleton | chpasswd ; mail mbaggert@whizzer.local &lt; ./setup_adduser_msg.txt">
            <text:p>adduser mbaggert -c "Martha Baggert" ; echo mbaggert:appleton | chpasswd ; mail mbaggert@whizzer.local &lt; ./setup_adduser_msg.txt</text:p>
          </table:table-cell>
          <table:table-cell table:number-columns-repeated="1020"/>
        </table:table-row>
        <table:table-row table:style-name="ro4">
          <table:table-cell table:formula="of:=CONCATENATE(&quot;adduser &quot;;[$master.F21];&quot; -c &quot;&quot;&quot;;[$master.B21];&quot; &quot;;[$master.C21];&quot;&quot;&quot;&quot;;&quot; ; &quot;;&quot;echo &quot;;[$master.F21];&quot;:&quot;;[$master.G21];&quot; | chpasswd ; mail &quot;;[$master.F21];&quot;@whizzer.local &lt; ./setup_adduser_msg.txt&quot;)" office:value-type="string" office:string-value="adduser mnestor -c &quot;Mary Nestor&quot; ; echo mnestor:appleton | chpasswd ; mail mnestor@whizzer.local &lt; ./setup_adduser_msg.txt">
            <text:p>adduser mnestor -c "Mary Nestor" ; echo mnestor:appleton | chpasswd ; mail mnestor@whizzer.local &lt; ./setup_adduser_msg.txt</text:p>
          </table:table-cell>
          <table:table-cell table:number-columns-repeated="1020"/>
        </table:table-row>
        <table:table-row table:style-name="ro4">
          <table:table-cell table:formula="of:=CONCATENATE(&quot;adduser &quot;;[$master.F22];&quot; -c &quot;&quot;&quot;;[$master.B22];&quot; &quot;;[$master.C22];&quot;&quot;&quot;&quot;;&quot; ; &quot;;&quot;echo &quot;;[$master.F22];&quot;:&quot;;[$master.G22];&quot; | chpasswd ; mail &quot;;[$master.F22];&quot;@whizzer.local &lt; ./setup_adduser_msg.txt&quot;)" office:value-type="string" office:string-value="adduser mblair -c &quot;Minnie Blair&quot; ; echo mblair:appleton | chpasswd ; mail mblair@whizzer.local &lt; ./setup_adduser_msg.txt">
            <text:p>adduser mblair -c "Minnie Blair" ; echo mblair:appleton | chpasswd ; mail mblair@whizzer.local &lt; ./setup_adduser_msg.txt</text:p>
          </table:table-cell>
          <table:table-cell table:number-columns-repeated="1020"/>
        </table:table-row>
        <table:table-row table:style-name="ro4">
          <table:table-cell table:formula="of:=CONCATENATE(&quot;adduser &quot;;[$master.F23];&quot; -c &quot;&quot;&quot;;[$master.B23];&quot; &quot;;[$master.C23];&quot;&quot;&quot;&quot;;&quot; ; &quot;;&quot;echo &quot;;[$master.F23];&quot;:&quot;;[$master.G23];&quot; | chpasswd ; mail &quot;;[$master.F23];&quot;@whizzer.local &lt; ./setup_adduser_msg.txt&quot;)" office:value-type="string" office:string-value="adduser mdelazes -c &quot;Miquel DeLazes&quot; ; echo mdelazes:appleton | chpasswd ; mail mdelazes@whizzer.local &lt; ./setup_adduser_msg.txt">
            <text:p>adduser mdelazes -c "Miquel DeLazes" ; echo mdelazes:appleton | chpasswd ; mail mdelazes@whizzer.local &lt; ./setup_adduser_msg.txt</text:p>
          </table:table-cell>
          <table:table-cell table:number-columns-repeated="1020"/>
        </table:table-row>
        <table:table-row table:style-name="ro4">
          <table:table-cell table:formula="of:=CONCATENATE(&quot;adduser &quot;;[$master.F24];&quot; -c &quot;&quot;&quot;;[$master.B24];&quot; &quot;;[$master.C24];&quot;&quot;&quot;&quot;;&quot; ; &quot;;&quot;echo &quot;;[$master.F24];&quot;:&quot;;[$master.G24];&quot; | chpasswd ; mail &quot;;[$master.F24];&quot;@whizzer.local &lt; ./setup_adduser_msg.txt&quot;)" office:value-type="string" office:string-value="adduser nnewton -c &quot;Ned Newton&quot; ; echo nnewton:appleton | chpasswd ; mail nnewton@whizzer.local &lt; ./setup_adduser_msg.txt">
            <text:p>adduser nnewton -c "Ned Newton" ; echo nnewton:appleton | chpasswd ; mail nnewton@whizzer.local &lt; ./setup_adduser_msg.txt</text:p>
          </table:table-cell>
          <table:table-cell table:number-columns-repeated="1020"/>
        </table:table-row>
        <table:table-row table:style-name="ro4">
          <table:table-cell table:formula="of:=CONCATENATE(&quot;adduser &quot;;[$master.F25];&quot; -c &quot;&quot;&quot;;[$master.B25];&quot; &quot;;[$master.C25];&quot;&quot;&quot;&quot;;&quot; ; &quot;;&quot;echo &quot;;[$master.F25];&quot;:&quot;;[$master.G25];&quot; | chpasswd ; mail &quot;;[$master.F25];&quot;@whizzer.local &lt; ./setup_adduser_msg.txt&quot;)" office:value-type="string" office:string-value="adduser rsampson -c &quot;Rad Sampson&quot; ; echo rsampson:appleton | chpasswd ; mail rsampson@whizzer.local &lt; ./setup_adduser_msg.txt">
            <text:p>adduser rsampson -c "Rad Sampson" ; echo rsampson:appleton | chpasswd ; mail rsampson@whizzer.local &lt; ./setup_adduser_msg.txt</text:p>
          </table:table-cell>
          <table:table-cell table:number-columns-repeated="1020"/>
        </table:table-row>
        <table:table-row table:style-name="ro4">
          <table:table-cell table:formula="of:=CONCATENATE(&quot;adduser &quot;;[$master.F26];&quot; -c &quot;&quot;&quot;;[$master.B26];&quot; &quot;;[$master.C26];&quot;&quot;&quot;&quot;;&quot; ; &quot;;&quot;echo &quot;;[$master.F26];&quot;:&quot;;[$master.G26];&quot; | chpasswd ; mail &quot;;[$master.F26];&quot;@whizzer.local &lt; ./setup_adduser_msg.txt&quot;)" office:value-type="string" office:string-value="adduser smalloy -c &quot;Sarah Malloy&quot; ; echo smalloy:appleton | chpasswd ; mail smalloy@whizzer.local &lt; ./setup_adduser_msg.txt">
            <text:p>adduser smalloy -c "Sarah Malloy" ; echo smalloy:appleton | chpasswd ; mail smalloy@whizzer.local &lt; ./setup_adduser_msg.txt</text:p>
          </table:table-cell>
          <table:table-cell table:number-columns-repeated="1020"/>
        </table:table-row>
        <table:table-row table:style-name="ro4">
          <table:table-cell table:formula="of:=CONCATENATE(&quot;adduser &quot;;[$master.F27];&quot; -c &quot;&quot;&quot;;[$master.B27];&quot; &quot;;[$master.C27];&quot;&quot;&quot;&quot;;&quot; ; &quot;;&quot;echo &quot;;[$master.F27];&quot;:&quot;;[$master.G27];&quot; | chpasswd ; mail &quot;;[$master.F27];&quot;@whizzer.local &lt; ./setup_adduser_msg.txt&quot;)" office:value-type="string" office:string-value="adduser tswift -c &quot;Tom Swift&quot; ; echo tswift:appleton | chpasswd ; mail tswift@whizzer.local &lt; ./setup_adduser_msg.txt">
            <text:p>adduser tswift -c "Tom Swift" ; echo tswift:appleton | chpasswd ; mail tswift@whizzer.local &lt; ./setup_adduser_msg.txt</text:p>
          </table:table-cell>
          <table:table-cell table:number-columns-repeated="1020"/>
        </table:table-row>
        <table:table-row table:style-name="ro4">
          <table:table-cell table:formula="of:=CONCATENATE(&quot;adduser &quot;;[$master.F28];&quot; -c &quot;&quot;&quot;;[$master.B28];&quot; &quot;;[$master.C28];&quot;&quot;&quot;&quot;;&quot; ; &quot;;&quot;echo &quot;;[$master.F28];&quot;:&quot;;[$master.G28];&quot; | chpasswd ; mail &quot;;[$master.F28];&quot;@whizzer.local &lt; ./setup_adduser_msg.txt&quot;)" office:value-type="string" office:string-value="adduser wdamon -c &quot;Wakefield Damon&quot; ; echo wdamon:appleton | chpasswd ; mail wdamon@whizzer.local &lt; ./setup_adduser_msg.txt">
            <text:p>adduser wdamon -c "Wakefield Damon" ; echo wdamon:appleton | chpasswd ; mail wdamon@whizzer.local &lt; ./setup_adduser_msg.txt</text:p>
          </table:table-cell>
          <table:table-cell table:number-columns-repeated="1020"/>
        </table:table-row>
        <table:table-row table:style-name="ro4">
          <table:table-cell table:formula="of:=CONCATENATE(&quot;adduser &quot;;[$master.F29];&quot; -c &quot;&quot;&quot;;[$master.B29];&quot; &quot;;[$master.C29];&quot;&quot;&quot;&quot;;&quot; ; &quot;;&quot;echo &quot;;[$master.F29];&quot;:&quot;;[$master.G29];&quot; | chpasswd ; mail &quot;;[$master.F29];&quot;@whizzer.local &lt; ./setup_adduser_msg.txt&quot;)" office:value-type="string" office:string-value="adduser wcrawford -c &quot;William Crawford&quot; ; echo wcrawford:appleton | chpasswd ; mail wcrawford@whizzer.local &lt; ./setup_adduser_msg.txt">
            <text:p>adduser wcrawford -c "William Crawford" ; echo wcrawford:appleton | chpasswd ; mail wcrawford@whizzer.local &lt; ./setup_adduser_msg.txt</text:p>
          </table:table-cell>
          <table:table-cell table:number-columns-repeated="1020"/>
        </table:table-row>
        <table:table-row table:style-name="ro4" table:number-rows-repeated="1048546">
          <table:table-cell table:number-columns-repeated="1021"/>
        </table:table-row>
        <table:table-row table:style-name="ro4">
          <table:table-cell table:number-columns-repeated="1021"/>
        </table:table-row>
        <table:named-expressions/>
      </table:table>
      <table:table table:name="sys-centos-rmuser" table:style-name="ta2" table:print="false">
        <office:forms form:automatic-focus="false" form:apply-design-mode="false"/>
        <table:table-column table:style-name="co108" table:default-cell-style-name="ce23"/>
        <table:table-column table:style-name="co30" table:number-columns-repeated="1023" table:default-cell-style-name="ce24"/>
        <table:table-row table:style-name="ro5">
          <table:table-cell table:style-name="ce22" office:value-type="string">
            <text:p>#!/bin/sh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#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#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# Delete system users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#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# - run as root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#</text:p>
          </table:table-cell>
          <table:table-cell table:number-columns-repeated="1023"/>
        </table:table-row>
        <table:table-row table:style-name="ro5">
          <table:table-cell table:style-name="ce22"/>
          <table:table-cell table:number-columns-repeated="1023"/>
        </table:table-row>
        <table:table-row table:style-name="ro5">
          <table:table-cell table:formula="of:=CONCATENATE(&quot;userdel -r &quot;;[$master.F8])" office:value-type="string" office:string-value="userdel -r bjenks">
            <text:p>userdel -r bjenks</text:p>
          </table:table-cell>
          <table:table-cell table:number-columns-repeated="1023"/>
        </table:table-row>
        <table:table-row table:style-name="ro5">
          <table:table-cell table:formula="of:=CONCATENATE(&quot;userdel -r &quot;;[$master.F9])" office:value-type="string" office:string-value="userdel -r bswift">
            <text:p>userdel -r bswift</text:p>
          </table:table-cell>
          <table:table-cell table:number-columns-repeated="1023"/>
        </table:table-row>
        <table:table-row table:style-name="ro5">
          <table:table-cell table:formula="of:=CONCATENATE(&quot;userdel -r &quot;;[$master.F10])" office:value-type="string" office:string-value="userdel -r barmstrong">
            <text:p>userdel -r barmstrong</text:p>
          </table:table-cell>
          <table:table-cell table:number-columns-repeated="1023"/>
        </table:table-row>
        <table:table-row table:style-name="ro5">
          <table:table-cell table:formula="of:=CONCATENATE(&quot;userdel -r &quot;;[$master.F11])" office:value-type="string" office:string-value="userdel -r fmason">
            <text:p>userdel -r fmason</text:p>
          </table:table-cell>
          <table:table-cell table:number-columns-repeated="1023"/>
        </table:table-row>
        <table:table-row table:style-name="ro5">
          <table:table-cell table:formula="of:=CONCATENATE(&quot;userdel -r &quot;;[$master.F12])" office:value-type="string" office:string-value="userdel -r gjackson">
            <text:p>userdel -r gjackson</text:p>
          </table:table-cell>
          <table:table-cell table:number-columns-repeated="1023"/>
        </table:table-row>
        <table:table-row table:style-name="ro5">
          <table:table-cell table:formula="of:=CONCATENATE(&quot;userdel -r &quot;;[$master.F13])" office:value-type="string" office:string-value="userdel -r hbaldwin">
            <text:p>userdel -r hbaldwin</text:p>
          </table:table-cell>
          <table:table-cell table:number-columns-repeated="1023"/>
        </table:table-row>
        <table:table-row table:style-name="ro5">
          <table:table-cell table:formula="of:=CONCATENATE(&quot;userdel -r &quot;;[$master.F14])" office:value-type="string" office:string-value="userdel -r hrandall">
            <text:p>userdel -r hrandall</text:p>
          </table:table-cell>
          <table:table-cell table:number-columns-repeated="1023"/>
        </table:table-row>
        <table:table-row table:style-name="ro5">
          <table:table-cell table:formula="of:=CONCATENATE(&quot;userdel -r &quot;;[$master.F15])" office:value-type="string" office:string-value="userdel -r jwood">
            <text:p>userdel -r jwood</text:p>
          </table:table-cell>
          <table:table-cell table:number-columns-repeated="1023"/>
        </table:table-row>
        <table:table-row table:style-name="ro5">
          <table:table-cell table:formula="of:=CONCATENATE(&quot;userdel -r &quot;;[$master.F16])" office:value-type="string" office:string-value="userdel -r jperiod">
            <text:p>userdel -r jperiod</text:p>
          </table:table-cell>
          <table:table-cell table:number-columns-repeated="1023"/>
        </table:table-row>
        <table:table-row table:style-name="ro5">
          <table:table-cell table:formula="of:=CONCATENATE(&quot;userdel -r &quot;;[$master.F17])" office:value-type="string" office:string-value="userdel -r jhaddon">
            <text:p>userdel -r jhaddon</text:p>
          </table:table-cell>
          <table:table-cell table:number-columns-repeated="1023"/>
        </table:table-row>
        <table:table-row table:style-name="ro5">
          <table:table-cell table:formula="of:=CONCATENATE(&quot;userdel -r &quot;;[$master.F18])" office:value-type="string" office:string-value="userdel -r jmorse">
            <text:p>userdel -r jmorse</text:p>
          </table:table-cell>
          <table:table-cell table:number-columns-repeated="1023"/>
        </table:table-row>
        <table:table-row table:style-name="ro5">
          <table:table-cell table:formula="of:=CONCATENATE(&quot;userdel -r &quot;;[$master.F19])" office:value-type="string" office:string-value="userdel -r jsharp">
            <text:p>userdel -r jsharp</text:p>
          </table:table-cell>
          <table:table-cell table:number-columns-repeated="1023"/>
        </table:table-row>
        <table:table-row table:style-name="ro5">
          <table:table-cell table:formula="of:=CONCATENATE(&quot;userdel -r &quot;;[$master.F20])" office:value-type="string" office:string-value="userdel -r mbaggert">
            <text:p>userdel -r mbaggert</text:p>
          </table:table-cell>
          <table:table-cell table:number-columns-repeated="1023"/>
        </table:table-row>
        <table:table-row table:style-name="ro5">
          <table:table-cell table:formula="of:=CONCATENATE(&quot;userdel -r &quot;;[$master.F21])" office:value-type="string" office:string-value="userdel -r mnestor">
            <text:p>userdel -r mnestor</text:p>
          </table:table-cell>
          <table:table-cell table:number-columns-repeated="1023"/>
        </table:table-row>
        <table:table-row table:style-name="ro5">
          <table:table-cell table:formula="of:=CONCATENATE(&quot;userdel -r &quot;;[$master.F22])" office:value-type="string" office:string-value="userdel -r mblair">
            <text:p>userdel -r mblair</text:p>
          </table:table-cell>
          <table:table-cell table:number-columns-repeated="1023"/>
        </table:table-row>
        <table:table-row table:style-name="ro5">
          <table:table-cell table:formula="of:=CONCATENATE(&quot;userdel -r &quot;;[$master.F23])" office:value-type="string" office:string-value="userdel -r mdelazes">
            <text:p>userdel -r mdelazes</text:p>
          </table:table-cell>
          <table:table-cell table:number-columns-repeated="1023"/>
        </table:table-row>
        <table:table-row table:style-name="ro5">
          <table:table-cell table:formula="of:=CONCATENATE(&quot;userdel -r &quot;;[$master.F24])" office:value-type="string" office:string-value="userdel -r nnewton">
            <text:p>userdel -r nnewton</text:p>
          </table:table-cell>
          <table:table-cell table:number-columns-repeated="1023"/>
        </table:table-row>
        <table:table-row table:style-name="ro5">
          <table:table-cell table:formula="of:=CONCATENATE(&quot;userdel -r &quot;;[$master.F25])" office:value-type="string" office:string-value="userdel -r rsampson">
            <text:p>userdel -r rsampson</text:p>
          </table:table-cell>
          <table:table-cell table:number-columns-repeated="1023"/>
        </table:table-row>
        <table:table-row table:style-name="ro5">
          <table:table-cell table:formula="of:=CONCATENATE(&quot;userdel -r &quot;;[$master.F26])" office:value-type="string" office:string-value="userdel -r smalloy">
            <text:p>userdel -r smalloy</text:p>
          </table:table-cell>
          <table:table-cell table:number-columns-repeated="1023"/>
        </table:table-row>
        <table:table-row table:style-name="ro5">
          <table:table-cell table:formula="of:=CONCATENATE(&quot;userdel -r &quot;;[$master.F27])" office:value-type="string" office:string-value="userdel -r tswift">
            <text:p>userdel -r tswift</text:p>
          </table:table-cell>
          <table:table-cell table:number-columns-repeated="1023"/>
        </table:table-row>
        <table:table-row table:style-name="ro5">
          <table:table-cell table:formula="of:=CONCATENATE(&quot;userdel -r &quot;;[$master.F28])" office:value-type="string" office:string-value="userdel -r wdamon">
            <text:p>userdel -r wdamon</text:p>
          </table:table-cell>
          <table:table-cell table:number-columns-repeated="1023"/>
        </table:table-row>
        <table:table-row table:style-name="ro5">
          <table:table-cell table:formula="of:=CONCATENATE(&quot;userdel -r &quot;;[$master.F29])" office:value-type="string" office:string-value="userdel -r wcrawford">
            <text:p>userdel -r wcrawford</text:p>
          </table:table-cell>
          <table:table-cell table:number-columns-repeated="1023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sys-freebsd" table:style-name="ta2">
        <office:forms form:automatic-focus="false" form:apply-design-mode="false"/>
        <table:table-column table:style-name="co29" table:number-columns-repeated="6" table:default-cell-style-name="Default"/>
        <table:table-column table:style-name="co109" table:default-cell-style-name="Default"/>
        <table:table-column table:style-name="co29" table:number-columns-repeated="3" table:default-cell-style-name="Default"/>
        <table:table-column table:style-name="co110" table:default-cell-style-name="Default"/>
        <table:table-row table:style-name="ro1">
          <table:table-cell office:value-type="string">
            <text:p>Username</text:p>
          </table:table-cell>
          <table:table-cell office:value-type="string">
            <text:p>uid</text:p>
          </table:table-cell>
          <table:table-cell office:value-type="string">
            <text:p>gid</text:p>
          </table:table-cell>
          <table:table-cell office:value-type="string">
            <text:p>class</text:p>
          </table:table-cell>
          <table:table-cell office:value-type="string">
            <text:p>change</text:p>
          </table:table-cell>
          <table:table-cell office:value-type="string">
            <text:p>expire</text:p>
          </table:table-cell>
          <table:table-cell office:value-type="string">
            <text:p>gecos</text:p>
          </table:table-cell>
          <table:table-cell office:value-type="string">
            <text:p>home_dir</text:p>
          </table:table-cell>
          <table:table-cell office:value-type="string">
            <text:p>shell</text:p>
          </table:table-cell>
          <table:table-cell office:value-type="string">
            <text:p>Password</text:p>
          </table:table-cell>
          <table:table-cell office:value-type="string">
            <text:p>user file record</text:p>
          </table:table-cell>
        </table:table-row>
        <table:table-row table:style-name="ro1">
          <table:table-cell table:formula="of:=[$master.F8]" office:value-type="string" office:string-value="bjenks">
            <text:p>bjenks</text:p>
          </table:table-cell>
          <table:table-cell table:number-columns-repeated="5"/>
          <table:table-cell table:formula="of:=CONCATENATE([$master.B8];&quot; &quot;;[$master.C8];&quot;, &quot;;[$master.M8])" office:value-type="string" office:string-value="Barcoe Jenks, Electronics Engineer">
            <text:p>Barcoe Jenks, Electronics Engineer</text:p>
          </table:table-cell>
          <table:table-cell/>
          <table:table-cell office:value-type="string">
            <text:p>tcsh</text:p>
          </table:table-cell>
          <table:table-cell table:formula="of:=[$master.G8]" office:value-type="string" office:string-value="appleton">
            <text:p>appleton</text:p>
          </table:table-cell>
          <table:table-cell table:formula="of:=CONCATENATE([.A2];&quot;:&quot;;[.B2];&quot;:&quot;;[.C2];&quot;:&quot;;[.D2];&quot;:&quot;;[.E2];&quot;:&quot;;[.F2];&quot;:&quot;;[.G2];&quot;:&quot;;[.H2];&quot;:&quot;;[.I2];&quot;:&quot;;[.J2])" office:value-type="string" office:string-value="bjenks::::::Barcoe Jenks, Electronics Engineer::tcsh:appleton">
            <text:p>bjenks::::::Barcoe Jenks, Electronics Engineer::tcsh:appleton</text:p>
          </table:table-cell>
        </table:table-row>
        <table:table-row table:style-name="ro1">
          <table:table-cell table:formula="of:=[$master.F9]" office:value-type="string" office:string-value="bswift">
            <text:p>bswift</text:p>
          </table:table-cell>
          <table:table-cell table:number-columns-repeated="5"/>
          <table:table-cell table:formula="of:=CONCATENATE([$master.B9];&quot; &quot;;[$master.C9];&quot;, &quot;;[$master.M9])" office:value-type="string" office:string-value="Barton Swift, President">
            <text:p>Barton Swift, President</text:p>
          </table:table-cell>
          <table:table-cell/>
          <table:table-cell office:value-type="string">
            <text:p>tcsh</text:p>
          </table:table-cell>
          <table:table-cell table:formula="of:=[$master.G9]" office:value-type="string" office:string-value="appleton">
            <text:p>appleton</text:p>
          </table:table-cell>
          <table:table-cell table:formula="of:=CONCATENATE([.A3];&quot;:&quot;;[.B3];&quot;:&quot;;[.C3];&quot;:&quot;;[.D3];&quot;:&quot;;[.E3];&quot;:&quot;;[.F3];&quot;:&quot;;[.G3];&quot;:&quot;;[.H3];&quot;:&quot;;[.I3];&quot;:&quot;;[.J3])" office:value-type="string" office:string-value="bswift::::::Barton Swift, President::tcsh:appleton">
            <text:p>bswift::::::Barton Swift, President::tcsh:appleton</text:p>
          </table:table-cell>
        </table:table-row>
        <table:table-row table:style-name="ro1">
          <table:table-cell table:formula="of:=[$master.F10]" office:value-type="string" office:string-value="barmstrong">
            <text:p>barmstrong</text:p>
          </table:table-cell>
          <table:table-cell table:number-columns-repeated="5"/>
          <table:table-cell table:formula="of:=CONCATENATE([$master.B10];&quot; &quot;;[$master.C10];&quot;, &quot;;[$master.M10])" office:value-type="string" office:string-value="Bub Armstrong, Mechanical Engineer">
            <text:p>Bub Armstrong, Mechanical Engineer</text:p>
          </table:table-cell>
          <table:table-cell/>
          <table:table-cell office:value-type="string">
            <text:p>tcsh</text:p>
          </table:table-cell>
          <table:table-cell table:formula="of:=[$master.G10]" office:value-type="string" office:string-value="appleton">
            <text:p>appleton</text:p>
          </table:table-cell>
          <table:table-cell table:formula="of:=CONCATENATE([.A4];&quot;:&quot;;[.B4];&quot;:&quot;;[.C4];&quot;:&quot;;[.D4];&quot;:&quot;;[.E4];&quot;:&quot;;[.F4];&quot;:&quot;;[.G4];&quot;:&quot;;[.H4];&quot;:&quot;;[.I4];&quot;:&quot;;[.J4])" office:value-type="string" office:string-value="barmstrong::::::Bub Armstrong, Mechanical Engineer::tcsh:appleton">
            <text:p>barmstrong::::::Bub Armstrong, Mechanical Engineer::tcsh:appleton</text:p>
          </table:table-cell>
        </table:table-row>
        <table:table-row table:style-name="ro1">
          <table:table-cell table:formula="of:=[$master.F11]" office:value-type="string" office:string-value="fmason">
            <text:p>fmason</text:p>
          </table:table-cell>
          <table:table-cell table:number-columns-repeated="5"/>
          <table:table-cell table:formula="of:=CONCATENATE([$master.B11];&quot; &quot;;[$master.C11];&quot;, &quot;;[$master.M11])" office:value-type="string" office:string-value="Frank Mason, Engineering Project Coordinator">
            <text:p>Frank Mason, Engineering Project Coordinator</text:p>
          </table:table-cell>
          <table:table-cell/>
          <table:table-cell office:value-type="string">
            <text:p>tcsh</text:p>
          </table:table-cell>
          <table:table-cell table:formula="of:=[$master.G11]" office:value-type="string" office:string-value="appleton">
            <text:p>appleton</text:p>
          </table:table-cell>
          <table:table-cell table:formula="of:=CONCATENATE([.A5];&quot;:&quot;;[.B5];&quot;:&quot;;[.C5];&quot;:&quot;;[.D5];&quot;:&quot;;[.E5];&quot;:&quot;;[.F5];&quot;:&quot;;[.G5];&quot;:&quot;;[.H5];&quot;:&quot;;[.I5];&quot;:&quot;;[.J5])" office:value-type="string" office:string-value="fmason::::::Frank Mason, Engineering Project Coordinator::tcsh:appleton">
            <text:p>fmason::::::Frank Mason, Engineering Project Coordinator::tcsh:appleton</text:p>
          </table:table-cell>
        </table:table-row>
        <table:table-row table:style-name="ro1">
          <table:table-cell table:formula="of:=[$master.F12]" office:value-type="string" office:string-value="gjackson">
            <text:p>gjackson</text:p>
          </table:table-cell>
          <table:table-cell table:number-columns-repeated="5"/>
          <table:table-cell table:formula="of:=CONCATENATE([$master.B12];&quot; &quot;;[$master.C12];&quot;, &quot;;[$master.M12])" office:value-type="string" office:string-value="Garret Jackson, Production Planner">
            <text:p>Garret Jackson, Production Planner</text:p>
          </table:table-cell>
          <table:table-cell/>
          <table:table-cell office:value-type="string">
            <text:p>tcsh</text:p>
          </table:table-cell>
          <table:table-cell table:formula="of:=[$master.G12]" office:value-type="string" office:string-value="appleton">
            <text:p>appleton</text:p>
          </table:table-cell>
          <table:table-cell table:formula="of:=CONCATENATE([.A6];&quot;:&quot;;[.B6];&quot;:&quot;;[.C6];&quot;:&quot;;[.D6];&quot;:&quot;;[.E6];&quot;:&quot;;[.F6];&quot;:&quot;;[.G6];&quot;:&quot;;[.H6];&quot;:&quot;;[.I6];&quot;:&quot;;[.J6])" office:value-type="string" office:string-value="gjackson::::::Garret Jackson, Production Planner::tcsh:appleton">
            <text:p>gjackson::::::Garret Jackson, Production Planner::tcsh:appleton</text:p>
          </table:table-cell>
        </table:table-row>
        <table:table-row table:style-name="ro1">
          <table:table-cell table:formula="of:=[$master.F13]" office:value-type="string" office:string-value="hbaldwin">
            <text:p>hbaldwin</text:p>
          </table:table-cell>
          <table:table-cell table:number-columns-repeated="5"/>
          <table:table-cell table:formula="of:=CONCATENATE([$master.B13];&quot; &quot;;[$master.C13];&quot;, &quot;;[$master.M13])" office:value-type="string" office:string-value="Hank Baldwin, Lead Hand">
            <text:p>Hank Baldwin, Lead Hand</text:p>
          </table:table-cell>
          <table:table-cell/>
          <table:table-cell office:value-type="string">
            <text:p>tcsh</text:p>
          </table:table-cell>
          <table:table-cell table:formula="of:=[$master.G13]" office:value-type="string" office:string-value="appleton">
            <text:p>appleton</text:p>
          </table:table-cell>
          <table:table-cell table:formula="of:=CONCATENATE([.A7];&quot;:&quot;;[.B7];&quot;:&quot;;[.C7];&quot;:&quot;;[.D7];&quot;:&quot;;[.E7];&quot;:&quot;;[.F7];&quot;:&quot;;[.G7];&quot;:&quot;;[.H7];&quot;:&quot;;[.I7];&quot;:&quot;;[.J7])" office:value-type="string" office:string-value="hbaldwin::::::Hank Baldwin, Lead Hand::tcsh:appleton">
            <text:p>hbaldwin::::::Hank Baldwin, Lead Hand::tcsh:appleton</text:p>
          </table:table-cell>
        </table:table-row>
        <table:table-row table:style-name="ro1">
          <table:table-cell table:formula="of:=[$master.F14]" office:value-type="string" office:string-value="hrandall">
            <text:p>hrandall</text:p>
          </table:table-cell>
          <table:table-cell table:number-columns-repeated="5"/>
          <table:table-cell table:formula="of:=CONCATENATE([$master.B14];&quot; &quot;;[$master.C14];&quot;, &quot;;[$master.M14])" office:value-type="string" office:string-value="Helen Randall, AP Clerk">
            <text:p>Helen Randall, AP Clerk</text:p>
          </table:table-cell>
          <table:table-cell/>
          <table:table-cell office:value-type="string">
            <text:p>tcsh</text:p>
          </table:table-cell>
          <table:table-cell table:formula="of:=[$master.G14]" office:value-type="string" office:string-value="appleton">
            <text:p>appleton</text:p>
          </table:table-cell>
          <table:table-cell table:formula="of:=CONCATENATE([.A8];&quot;:&quot;;[.B8];&quot;:&quot;;[.C8];&quot;:&quot;;[.D8];&quot;:&quot;;[.E8];&quot;:&quot;;[.F8];&quot;:&quot;;[.G8];&quot;:&quot;;[.H8];&quot;:&quot;;[.I8];&quot;:&quot;;[.J8])" office:value-type="string" office:string-value="hrandall::::::Helen Randall, AP Clerk::tcsh:appleton">
            <text:p>hrandall::::::Helen Randall, AP Clerk::tcsh:appleton</text:p>
          </table:table-cell>
        </table:table-row>
        <table:table-row table:style-name="ro1">
          <table:table-cell table:formula="of:=[$master.F15]" office:value-type="string" office:string-value="jwood">
            <text:p>jwood</text:p>
          </table:table-cell>
          <table:table-cell table:number-columns-repeated="5"/>
          <table:table-cell table:formula="of:=CONCATENATE([$master.B15];&quot; &quot;;[$master.C15];&quot;, &quot;;[$master.M15])" office:value-type="string" office:string-value="Jacab Wood, Sales Agent">
            <text:p>Jacab Wood, Sales Agent</text:p>
          </table:table-cell>
          <table:table-cell/>
          <table:table-cell office:value-type="string">
            <text:p>tcsh</text:p>
          </table:table-cell>
          <table:table-cell table:formula="of:=[$master.G15]" office:value-type="string" office:string-value="appleton">
            <text:p>appleton</text:p>
          </table:table-cell>
          <table:table-cell table:formula="of:=CONCATENATE([.A9];&quot;:&quot;;[.B9];&quot;:&quot;;[.C9];&quot;:&quot;;[.D9];&quot;:&quot;;[.E9];&quot;:&quot;;[.F9];&quot;:&quot;;[.G9];&quot;:&quot;;[.H9];&quot;:&quot;;[.I9];&quot;:&quot;;[.J9])" office:value-type="string" office:string-value="jwood::::::Jacab Wood, Sales Agent::tcsh:appleton">
            <text:p>jwood::::::Jacab Wood, Sales Agent::tcsh:appleton</text:p>
          </table:table-cell>
        </table:table-row>
        <table:table-row table:style-name="ro1">
          <table:table-cell table:formula="of:=[$master.F16]" office:value-type="string" office:string-value="jperiod">
            <text:p>jperiod</text:p>
          </table:table-cell>
          <table:table-cell table:number-columns-repeated="5"/>
          <table:table-cell table:formula="of:=CONCATENATE([$master.B16];&quot; &quot;;[$master.C16];&quot;, &quot;;[$master.M16])" office:value-type="string" office:string-value="James Period, Director, Sales &amp; Marketing">
            <text:p>James Period, Director, Sales &amp; Marketing</text:p>
          </table:table-cell>
          <table:table-cell/>
          <table:table-cell office:value-type="string">
            <text:p>tcsh</text:p>
          </table:table-cell>
          <table:table-cell table:formula="of:=[$master.G16]" office:value-type="string" office:string-value="appleton">
            <text:p>appleton</text:p>
          </table:table-cell>
          <table:table-cell table:formula="of:=CONCATENATE([.A10];&quot;:&quot;;[.B10];&quot;:&quot;;[.C10];&quot;:&quot;;[.D10];&quot;:&quot;;[.E10];&quot;:&quot;;[.F10];&quot;:&quot;;[.G10];&quot;:&quot;;[.H10];&quot;:&quot;;[.I10];&quot;:&quot;;[.J10])" office:value-type="string" office:string-value="jperiod::::::James Period, Director, Sales &amp; Marketing::tcsh:appleton">
            <text:p>jperiod::::::James Period, Director, Sales &amp; Marketing::tcsh:appleton</text:p>
          </table:table-cell>
        </table:table-row>
        <table:table-row table:style-name="ro1">
          <table:table-cell table:formula="of:=[$master.F17]" office:value-type="string" office:string-value="jhaddon">
            <text:p>jhaddon</text:p>
          </table:table-cell>
          <table:table-cell table:number-columns-repeated="5"/>
          <table:table-cell table:formula="of:=CONCATENATE([$master.B17];&quot; &quot;;[$master.C17];&quot;, &quot;;[$master.M17])" office:value-type="string" office:string-value="Jennie Haddon, Buyer">
            <text:p>Jennie Haddon, Buyer</text:p>
          </table:table-cell>
          <table:table-cell/>
          <table:table-cell office:value-type="string">
            <text:p>tcsh</text:p>
          </table:table-cell>
          <table:table-cell table:formula="of:=[$master.G17]" office:value-type="string" office:string-value="appleton">
            <text:p>appleton</text:p>
          </table:table-cell>
          <table:table-cell table:formula="of:=CONCATENATE([.A11];&quot;:&quot;;[.B11];&quot;:&quot;;[.C11];&quot;:&quot;;[.D11];&quot;:&quot;;[.E11];&quot;:&quot;;[.F11];&quot;:&quot;;[.G11];&quot;:&quot;;[.H11];&quot;:&quot;;[.I11];&quot;:&quot;;[.J11])" office:value-type="string" office:string-value="jhaddon::::::Jennie Haddon, Buyer::tcsh:appleton">
            <text:p>jhaddon::::::Jennie Haddon, Buyer::tcsh:appleton</text:p>
          </table:table-cell>
        </table:table-row>
        <table:table-row table:style-name="ro1">
          <table:table-cell table:formula="of:=[$master.F18]" office:value-type="string" office:string-value="jmorse">
            <text:p>jmorse</text:p>
          </table:table-cell>
          <table:table-cell table:number-columns-repeated="5"/>
          <table:table-cell table:formula="of:=CONCATENATE([$master.B18];&quot; &quot;;[$master.C18];&quot;, &quot;;[$master.M18])" office:value-type="string" office:string-value="Jennie Morse, AR Clerk">
            <text:p>Jennie Morse, AR Clerk</text:p>
          </table:table-cell>
          <table:table-cell/>
          <table:table-cell office:value-type="string">
            <text:p>tcsh</text:p>
          </table:table-cell>
          <table:table-cell table:formula="of:=[$master.G18]" office:value-type="string" office:string-value="appleton">
            <text:p>appleton</text:p>
          </table:table-cell>
          <table:table-cell table:formula="of:=CONCATENATE([.A12];&quot;:&quot;;[.B12];&quot;:&quot;;[.C12];&quot;:&quot;;[.D12];&quot;:&quot;;[.E12];&quot;:&quot;;[.F12];&quot;:&quot;;[.G12];&quot;:&quot;;[.H12];&quot;:&quot;;[.I12];&quot;:&quot;;[.J12])" office:value-type="string" office:string-value="jmorse::::::Jennie Morse, AR Clerk::tcsh:appleton">
            <text:p>jmorse::::::Jennie Morse, AR Clerk::tcsh:appleton</text:p>
          </table:table-cell>
        </table:table-row>
        <table:table-row table:style-name="ro1">
          <table:table-cell table:formula="of:=[$master.F19]" office:value-type="string" office:string-value="jsharp">
            <text:p>jsharp</text:p>
          </table:table-cell>
          <table:table-cell table:number-columns-repeated="5"/>
          <table:table-cell table:formula="of:=CONCATENATE([$master.B19];&quot; &quot;;[$master.C19];&quot;, &quot;;[$master.M19])" office:value-type="string" office:string-value="John Sharp, Director, Prod Mgmt">
            <text:p>John Sharp, Director, Prod Mgmt</text:p>
          </table:table-cell>
          <table:table-cell/>
          <table:table-cell office:value-type="string">
            <text:p>tcsh</text:p>
          </table:table-cell>
          <table:table-cell table:formula="of:=[$master.G19]" office:value-type="string" office:string-value="appleton">
            <text:p>appleton</text:p>
          </table:table-cell>
          <table:table-cell table:formula="of:=CONCATENATE([.A13];&quot;:&quot;;[.B13];&quot;:&quot;;[.C13];&quot;:&quot;;[.D13];&quot;:&quot;;[.E13];&quot;:&quot;;[.F13];&quot;:&quot;;[.G13];&quot;:&quot;;[.H13];&quot;:&quot;;[.I13];&quot;:&quot;;[.J13])" office:value-type="string" office:string-value="jsharp::::::John Sharp, Director, Prod Mgmt::tcsh:appleton">
            <text:p>jsharp::::::John Sharp, Director, Prod Mgmt::tcsh:appleton</text:p>
          </table:table-cell>
        </table:table-row>
        <table:table-row table:style-name="ro1">
          <table:table-cell table:formula="of:=[$master.F20]" office:value-type="string" office:string-value="mbaggert">
            <text:p>mbaggert</text:p>
          </table:table-cell>
          <table:table-cell table:number-columns-repeated="5"/>
          <table:table-cell table:formula="of:=CONCATENATE([$master.B20];&quot; &quot;;[$master.C20];&quot;, &quot;;[$master.M20])" office:value-type="string" office:string-value="Martha Baggert, Director, Human Resources">
            <text:p>Martha Baggert, Director, Human Resources</text:p>
          </table:table-cell>
          <table:table-cell/>
          <table:table-cell office:value-type="string">
            <text:p>tcsh</text:p>
          </table:table-cell>
          <table:table-cell table:formula="of:=[$master.G20]" office:value-type="string" office:string-value="appleton">
            <text:p>appleton</text:p>
          </table:table-cell>
          <table:table-cell table:formula="of:=CONCATENATE([.A14];&quot;:&quot;;[.B14];&quot;:&quot;;[.C14];&quot;:&quot;;[.D14];&quot;:&quot;;[.E14];&quot;:&quot;;[.F14];&quot;:&quot;;[.G14];&quot;:&quot;;[.H14];&quot;:&quot;;[.I14];&quot;:&quot;;[.J14])" office:value-type="string" office:string-value="mbaggert::::::Martha Baggert, Director, Human Resources::tcsh:appleton">
            <text:p>mbaggert::::::Martha Baggert, Director, Human Resources::tcsh:appleton</text:p>
          </table:table-cell>
        </table:table-row>
        <table:table-row table:style-name="ro1">
          <table:table-cell table:formula="of:=[$master.F21]" office:value-type="string" office:string-value="mnestor">
            <text:p>mnestor</text:p>
          </table:table-cell>
          <table:table-cell table:number-columns-repeated="5"/>
          <table:table-cell table:formula="of:=CONCATENATE([$master.B21];&quot; &quot;;[$master.C21];&quot;, &quot;;[$master.M21])" office:value-type="string" office:string-value="Mary Nestor, Director, MIS-IT">
            <text:p>Mary Nestor, Director, MIS-IT</text:p>
          </table:table-cell>
          <table:table-cell/>
          <table:table-cell office:value-type="string">
            <text:p>tcsh</text:p>
          </table:table-cell>
          <table:table-cell table:formula="of:=[$master.G21]" office:value-type="string" office:string-value="appleton">
            <text:p>appleton</text:p>
          </table:table-cell>
          <table:table-cell table:formula="of:=CONCATENATE([.A15];&quot;:&quot;;[.B15];&quot;:&quot;;[.C15];&quot;:&quot;;[.D15];&quot;:&quot;;[.E15];&quot;:&quot;;[.F15];&quot;:&quot;;[.G15];&quot;:&quot;;[.H15];&quot;:&quot;;[.I15];&quot;:&quot;;[.J15])" office:value-type="string" office:string-value="mnestor::::::Mary Nestor, Director, MIS-IT::tcsh:appleton">
            <text:p>mnestor::::::Mary Nestor, Director, MIS-IT::tcsh:appleton</text:p>
          </table:table-cell>
        </table:table-row>
        <table:table-row table:style-name="ro1">
          <table:table-cell table:formula="of:=[$master.F22]" office:value-type="string" office:string-value="mblair">
            <text:p>mblair</text:p>
          </table:table-cell>
          <table:table-cell table:number-columns-repeated="5"/>
          <table:table-cell table:formula="of:=CONCATENATE([$master.B22];&quot; &quot;;[$master.C22];&quot;, &quot;;[$master.M22])" office:value-type="string" office:string-value="Minnie Blair, Software Engineer">
            <text:p>Minnie Blair, Software Engineer</text:p>
          </table:table-cell>
          <table:table-cell/>
          <table:table-cell office:value-type="string">
            <text:p>tcsh</text:p>
          </table:table-cell>
          <table:table-cell table:formula="of:=[$master.G22]" office:value-type="string" office:string-value="appleton">
            <text:p>appleton</text:p>
          </table:table-cell>
          <table:table-cell table:formula="of:=CONCATENATE([.A16];&quot;:&quot;;[.B16];&quot;:&quot;;[.C16];&quot;:&quot;;[.D16];&quot;:&quot;;[.E16];&quot;:&quot;;[.F16];&quot;:&quot;;[.G16];&quot;:&quot;;[.H16];&quot;:&quot;;[.I16];&quot;:&quot;;[.J16])" office:value-type="string" office:string-value="mblair::::::Minnie Blair, Software Engineer::tcsh:appleton">
            <text:p>mblair::::::Minnie Blair, Software Engineer::tcsh:appleton</text:p>
          </table:table-cell>
        </table:table-row>
        <table:table-row table:style-name="ro1">
          <table:table-cell table:formula="of:=[$master.F23]" office:value-type="string" office:string-value="mdelazes">
            <text:p>mdelazes</text:p>
          </table:table-cell>
          <table:table-cell table:number-columns-repeated="5"/>
          <table:table-cell table:formula="of:=CONCATENATE([$master.B23];&quot; &quot;;[$master.C23];&quot;, &quot;;[$master.M23])" office:value-type="string" office:string-value="Miquel DeLazes, Director, Manufacturing">
            <text:p>Miquel DeLazes, Director, Manufacturing</text:p>
          </table:table-cell>
          <table:table-cell/>
          <table:table-cell office:value-type="string">
            <text:p>tcsh</text:p>
          </table:table-cell>
          <table:table-cell table:formula="of:=[$master.G23]" office:value-type="string" office:string-value="appleton">
            <text:p>appleton</text:p>
          </table:table-cell>
          <table:table-cell table:formula="of:=CONCATENATE([.A17];&quot;:&quot;;[.B17];&quot;:&quot;;[.C17];&quot;:&quot;;[.D17];&quot;:&quot;;[.E17];&quot;:&quot;;[.F17];&quot;:&quot;;[.G17];&quot;:&quot;;[.H17];&quot;:&quot;;[.I17];&quot;:&quot;;[.J17])" office:value-type="string" office:string-value="mdelazes::::::Miquel DeLazes, Director, Manufacturing::tcsh:appleton">
            <text:p>mdelazes::::::Miquel DeLazes, Director, Manufacturing::tcsh:appleton</text:p>
          </table:table-cell>
        </table:table-row>
        <table:table-row table:style-name="ro1">
          <table:table-cell table:formula="of:=[$master.F24]" office:value-type="string" office:string-value="nnewton">
            <text:p>nnewton</text:p>
          </table:table-cell>
          <table:table-cell table:number-columns-repeated="5"/>
          <table:table-cell table:formula="of:=CONCATENATE([$master.B24];&quot; &quot;;[$master.C24];&quot;, &quot;;[$master.M24])" office:value-type="string" office:string-value="Ned Newton, Chief Financial Officer">
            <text:p>Ned Newton, Chief Financial Officer</text:p>
          </table:table-cell>
          <table:table-cell/>
          <table:table-cell office:value-type="string">
            <text:p>tcsh</text:p>
          </table:table-cell>
          <table:table-cell table:formula="of:=[$master.G24]" office:value-type="string" office:string-value="appleton">
            <text:p>appleton</text:p>
          </table:table-cell>
          <table:table-cell table:formula="of:=CONCATENATE([.A18];&quot;:&quot;;[.B18];&quot;:&quot;;[.C18];&quot;:&quot;;[.D18];&quot;:&quot;;[.E18];&quot;:&quot;;[.F18];&quot;:&quot;;[.G18];&quot;:&quot;;[.H18];&quot;:&quot;;[.I18];&quot;:&quot;;[.J18])" office:value-type="string" office:string-value="nnewton::::::Ned Newton, Chief Financial Officer::tcsh:appleton">
            <text:p>nnewton::::::Ned Newton, Chief Financial Officer::tcsh:appleton</text:p>
          </table:table-cell>
        </table:table-row>
        <table:table-row table:style-name="ro1">
          <table:table-cell table:formula="of:=[$master.F25]" office:value-type="string" office:string-value="rsampson">
            <text:p>rsampson</text:p>
          </table:table-cell>
          <table:table-cell table:number-columns-repeated="5"/>
          <table:table-cell table:formula="of:=CONCATENATE([$master.B25];&quot; &quot;;[$master.C25];&quot;, &quot;;[$master.M25])" office:value-type="string" office:string-value="Rad Sampson, Director, Quality">
            <text:p>Rad Sampson, Director, Quality</text:p>
          </table:table-cell>
          <table:table-cell/>
          <table:table-cell office:value-type="string">
            <text:p>tcsh</text:p>
          </table:table-cell>
          <table:table-cell table:formula="of:=[$master.G25]" office:value-type="string" office:string-value="appleton">
            <text:p>appleton</text:p>
          </table:table-cell>
          <table:table-cell table:formula="of:=CONCATENATE([.A19];&quot;:&quot;;[.B19];&quot;:&quot;;[.C19];&quot;:&quot;;[.D19];&quot;:&quot;;[.E19];&quot;:&quot;;[.F19];&quot;:&quot;;[.G19];&quot;:&quot;;[.H19];&quot;:&quot;;[.I19];&quot;:&quot;;[.J19])" office:value-type="string" office:string-value="rsampson::::::Rad Sampson, Director, Quality::tcsh:appleton">
            <text:p>rsampson::::::Rad Sampson, Director, Quality::tcsh:appleton</text:p>
          </table:table-cell>
        </table:table-row>
        <table:table-row table:style-name="ro1">
          <table:table-cell table:formula="of:=[$master.F26]" office:value-type="string" office:string-value="smalloy">
            <text:p>smalloy</text:p>
          </table:table-cell>
          <table:table-cell table:number-columns-repeated="5"/>
          <table:table-cell table:formula="of:=CONCATENATE([$master.B26];&quot; &quot;;[$master.C26];&quot;, &quot;;[$master.M26])" office:value-type="string" office:string-value="Sarah Malloy, Receiver">
            <text:p>Sarah Malloy, Receiver</text:p>
          </table:table-cell>
          <table:table-cell/>
          <table:table-cell office:value-type="string">
            <text:p>tcsh</text:p>
          </table:table-cell>
          <table:table-cell table:formula="of:=[$master.G26]" office:value-type="string" office:string-value="appleton">
            <text:p>appleton</text:p>
          </table:table-cell>
          <table:table-cell table:formula="of:=CONCATENATE([.A20];&quot;:&quot;;[.B20];&quot;:&quot;;[.C20];&quot;:&quot;;[.D20];&quot;:&quot;;[.E20];&quot;:&quot;;[.F20];&quot;:&quot;;[.G20];&quot;:&quot;;[.H20];&quot;:&quot;;[.I20];&quot;:&quot;;[.J20])" office:value-type="string" office:string-value="smalloy::::::Sarah Malloy, Receiver::tcsh:appleton">
            <text:p>smalloy::::::Sarah Malloy, Receiver::tcsh:appleton</text:p>
          </table:table-cell>
        </table:table-row>
        <table:table-row table:style-name="ro1">
          <table:table-cell table:formula="of:=[$master.F27]" office:value-type="string" office:string-value="tswift">
            <text:p>tswift</text:p>
          </table:table-cell>
          <table:table-cell table:number-columns-repeated="5"/>
          <table:table-cell table:formula="of:=CONCATENATE([$master.B27];&quot; &quot;;[$master.C27];&quot;, &quot;;[$master.M27])" office:value-type="string" office:string-value="Tom Swift, Director, Engineering">
            <text:p>Tom Swift, Director, Engineering</text:p>
          </table:table-cell>
          <table:table-cell/>
          <table:table-cell office:value-type="string">
            <text:p>tcsh</text:p>
          </table:table-cell>
          <table:table-cell table:formula="of:=[$master.G27]" office:value-type="string" office:string-value="appleton">
            <text:p>appleton</text:p>
          </table:table-cell>
          <table:table-cell table:formula="of:=CONCATENATE([.A21];&quot;:&quot;;[.B21];&quot;:&quot;;[.C21];&quot;:&quot;;[.D21];&quot;:&quot;;[.E21];&quot;:&quot;;[.F21];&quot;:&quot;;[.G21];&quot;:&quot;;[.H21];&quot;:&quot;;[.I21];&quot;:&quot;;[.J21])" office:value-type="string" office:string-value="tswift::::::Tom Swift, Director, Engineering::tcsh:appleton">
            <text:p>tswift::::::Tom Swift, Director, Engineering::tcsh:appleton</text:p>
          </table:table-cell>
        </table:table-row>
        <table:table-row table:style-name="ro1">
          <table:table-cell table:formula="of:=[$master.F28]" office:value-type="string" office:string-value="wdamon">
            <text:p>wdamon</text:p>
          </table:table-cell>
          <table:table-cell table:number-columns-repeated="5"/>
          <table:table-cell table:formula="of:=CONCATENATE([$master.B28];&quot; &quot;;[$master.C28];&quot;, &quot;;[$master.M28])" office:value-type="string" office:string-value="Wakefield Damon, Technical Writer">
            <text:p>Wakefield Damon, Technical Writer</text:p>
          </table:table-cell>
          <table:table-cell/>
          <table:table-cell office:value-type="string">
            <text:p>tcsh</text:p>
          </table:table-cell>
          <table:table-cell table:formula="of:=[$master.G28]" office:value-type="string" office:string-value="appleton">
            <text:p>appleton</text:p>
          </table:table-cell>
          <table:table-cell table:formula="of:=CONCATENATE([.A22];&quot;:&quot;;[.B22];&quot;:&quot;;[.C22];&quot;:&quot;;[.D22];&quot;:&quot;;[.E22];&quot;:&quot;;[.F22];&quot;:&quot;;[.G22];&quot;:&quot;;[.H22];&quot;:&quot;;[.I22];&quot;:&quot;;[.J22])" office:value-type="string" office:string-value="wdamon::::::Wakefield Damon, Technical Writer::tcsh:appleton">
            <text:p>wdamon::::::Wakefield Damon, Technical Writer::tcsh:appleton</text:p>
          </table:table-cell>
        </table:table-row>
        <table:table-row table:style-name="ro1">
          <table:table-cell table:formula="of:=[$master.F29]" office:value-type="string" office:string-value="wcrawford">
            <text:p>wcrawford</text:p>
          </table:table-cell>
          <table:table-cell table:number-columns-repeated="5"/>
          <table:table-cell table:formula="of:=CONCATENATE([$master.B29];&quot; &quot;;[$master.C29];&quot;, &quot;;[$master.M29])" office:value-type="string" office:string-value="William Crawford, Director, Legal">
            <text:p>William Crawford, Director, Legal</text:p>
          </table:table-cell>
          <table:table-cell/>
          <table:table-cell office:value-type="string">
            <text:p>tcsh</text:p>
          </table:table-cell>
          <table:table-cell table:formula="of:=[$master.G29]" office:value-type="string" office:string-value="appleton">
            <text:p>appleton</text:p>
          </table:table-cell>
          <table:table-cell table:formula="of:=CONCATENATE([.A23];&quot;:&quot;;[.B23];&quot;:&quot;;[.C23];&quot;:&quot;;[.D23];&quot;:&quot;;[.E23];&quot;:&quot;;[.F23];&quot;:&quot;;[.G23];&quot;:&quot;;[.H23];&quot;:&quot;;[.I23];&quot;:&quot;;[.J23])" office:value-type="string" office:string-value="wcrawford::::::William Crawford, Director, Legal::tcsh:appleton">
            <text:p>wcrawford::::::William Crawford, Director, Legal::tcsh:appleton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pv" table:style-name="ta2">
        <table:table-column table:style-name="co111" table:default-cell-style-name="Default"/>
        <table:table-column table:style-name="co7" table:default-cell-style-name="Default"/>
        <table:table-column table:style-name="co112" table:default-cell-style-name="Default"/>
        <table:table-column table:style-name="co12" table:default-cell-style-name="Default"/>
        <table:table-row table:style-name="ro4">
          <table:table-cell office:value-type="string">
            <text:p>User login</text:p>
          </table:table-cell>
          <table:table-cell office:value-type="string">
            <text:p>Password</text:p>
          </table:table-cell>
          <table:table-cell office:value-type="string">
            <text:p>Permission Group</text:p>
          </table:table-cell>
          <table:table-cell office:value-type="string">
            <office:annotation draw:style-name="gr2" draw:text-style-name="P2" svg:width="1.1413in" svg:height="0.7626in" svg:x="5.7201in" svg:y="0in" draw:caption-point-x="-0.2606in" draw:caption-point-y="0.0043in">
              <dc:date>2014-08-27T00:00:00</dc:date>
              <text:p text:style-name="P2"><text:span text:style-name="T3">For reference only, not imported into P&amp;V</text:span></text:p>
            </office:annotation>
            <text:p>Title</text:p>
          </table:table-cell>
        </table:table-row>
        <table:table-row table:style-name="ro4">
          <table:table-cell table:formula="of:=[$master.F8]" office:value-type="string" office:string-value="bjenks">
            <text:p>bjenks</text:p>
          </table:table-cell>
          <table:table-cell table:formula="of:=[$master.G8]" office:value-type="string" office:string-value="appleton">
            <text:p>appleton</text:p>
          </table:table-cell>
          <table:table-cell table:formula="of:=[$master.K8]" office:value-type="string" office:string-value="grpEng">
            <text:p>grpEng</text:p>
          </table:table-cell>
          <table:table-cell table:formula="of:=[$master.M8]" office:value-type="string" office:string-value="Electronics Engineer">
            <text:p>Electronics Engineer</text:p>
          </table:table-cell>
        </table:table-row>
        <table:table-row table:style-name="ro4">
          <table:table-cell table:formula="of:=[$master.F9]" office:value-type="string" office:string-value="bswift">
            <text:p>bswift</text:p>
          </table:table-cell>
          <table:table-cell table:formula="of:=[$master.G9]" office:value-type="string" office:string-value="appleton">
            <text:p>appleton</text:p>
          </table:table-cell>
          <table:table-cell table:formula="of:=[$master.K9]" office:value-type="string" office:string-value="grpView">
            <text:p>grpView</text:p>
          </table:table-cell>
          <table:table-cell table:formula="of:=[$master.M9]" office:value-type="string" office:string-value="President">
            <text:p>President</text:p>
          </table:table-cell>
        </table:table-row>
        <table:table-row table:style-name="ro4">
          <table:table-cell table:formula="of:=[$master.F10]" office:value-type="string" office:string-value="barmstrong">
            <text:p>barmstrong</text:p>
          </table:table-cell>
          <table:table-cell table:formula="of:=[$master.G10]" office:value-type="string" office:string-value="appleton">
            <text:p>appleton</text:p>
          </table:table-cell>
          <table:table-cell table:formula="of:=[$master.K10]" office:value-type="string" office:string-value="grpEng">
            <text:p>grpEng</text:p>
          </table:table-cell>
          <table:table-cell table:formula="of:=[$master.M10]" office:value-type="string" office:string-value="Mechanical Engineer">
            <text:p>Mechanical Engineer</text:p>
          </table:table-cell>
        </table:table-row>
        <table:table-row table:style-name="ro4">
          <table:table-cell table:formula="of:=[$master.F11]" office:value-type="string" office:string-value="fmason">
            <text:p>fmason</text:p>
          </table:table-cell>
          <table:table-cell table:formula="of:=[$master.G11]" office:value-type="string" office:string-value="appleton">
            <text:p>appleton</text:p>
          </table:table-cell>
          <table:table-cell table:formula="of:=[$master.K11]" office:value-type="string" office:string-value="grpEng">
            <text:p>grpEng</text:p>
          </table:table-cell>
          <table:table-cell table:formula="of:=[$master.M11]" office:value-type="string" office:string-value="Engineering Project Coordinator">
            <text:p>Engineering Project Coordinator</text:p>
          </table:table-cell>
        </table:table-row>
        <table:table-row table:style-name="ro4">
          <table:table-cell table:formula="of:=[$master.F12]" office:value-type="string" office:string-value="gjackson">
            <text:p>gjackson</text:p>
          </table:table-cell>
          <table:table-cell table:formula="of:=[$master.G12]" office:value-type="string" office:string-value="appleton">
            <text:p>appleton</text:p>
          </table:table-cell>
          <table:table-cell table:formula="of:=[$master.K12]" office:value-type="string" office:string-value="grpMfgBuild">
            <text:p>grpMfgBuild</text:p>
          </table:table-cell>
          <table:table-cell table:formula="of:=[$master.M12]" office:value-type="string" office:string-value="Production Planner">
            <text:p>Production Planner</text:p>
          </table:table-cell>
        </table:table-row>
        <table:table-row table:style-name="ro4">
          <table:table-cell table:formula="of:=[$master.F13]" office:value-type="string" office:string-value="hbaldwin">
            <text:p>hbaldwin</text:p>
          </table:table-cell>
          <table:table-cell table:formula="of:=[$master.G13]" office:value-type="string" office:string-value="appleton">
            <text:p>appleton</text:p>
          </table:table-cell>
          <table:table-cell table:formula="of:=[$master.K13]" office:value-type="string" office:string-value="grpView">
            <text:p>grpView</text:p>
          </table:table-cell>
          <table:table-cell table:formula="of:=[$master.M13]" office:value-type="string" office:string-value="Lead Hand">
            <text:p>Lead Hand</text:p>
          </table:table-cell>
        </table:table-row>
        <table:table-row table:style-name="ro4">
          <table:table-cell table:formula="of:=[$master.F14]" office:value-type="string" office:string-value="hrandall">
            <text:p>hrandall</text:p>
          </table:table-cell>
          <table:table-cell table:formula="of:=[$master.G14]" office:value-type="string" office:string-value="appleton">
            <text:p>appleton</text:p>
          </table:table-cell>
          <table:table-cell table:formula="of:=[$master.K14]" office:value-type="string" office:string-value="grpFinance">
            <text:p>grpFinance</text:p>
          </table:table-cell>
          <table:table-cell table:formula="of:=[$master.M14]" office:value-type="string" office:string-value="AP Clerk">
            <text:p>AP Clerk</text:p>
          </table:table-cell>
        </table:table-row>
        <table:table-row table:style-name="ro4">
          <table:table-cell table:formula="of:=[$master.F15]" office:value-type="string" office:string-value="jwood">
            <text:p>jwood</text:p>
          </table:table-cell>
          <table:table-cell table:formula="of:=[$master.G15]" office:value-type="string" office:string-value="appleton">
            <text:p>appleton</text:p>
          </table:table-cell>
          <table:table-cell table:formula="of:=[$master.K15]" office:value-type="string" office:string-value="grpSales">
            <text:p>grpSales</text:p>
          </table:table-cell>
          <table:table-cell table:formula="of:=[$master.M15]" office:value-type="string" office:string-value="Sales Agent">
            <text:p>Sales Agent</text:p>
          </table:table-cell>
        </table:table-row>
        <table:table-row table:style-name="ro4">
          <table:table-cell table:formula="of:=[$master.F16]" office:value-type="string" office:string-value="jperiod">
            <text:p>jperiod</text:p>
          </table:table-cell>
          <table:table-cell table:formula="of:=[$master.G16]" office:value-type="string" office:string-value="appleton">
            <text:p>appleton</text:p>
          </table:table-cell>
          <table:table-cell table:formula="of:=[$master.K16]" office:value-type="string" office:string-value="grpView">
            <text:p>grpView</text:p>
          </table:table-cell>
          <table:table-cell table:formula="of:=[$master.M16]" office:value-type="string" office:string-value="Director, Sales &amp; Marketing">
            <text:p>Director, Sales &amp; Marketing</text:p>
          </table:table-cell>
        </table:table-row>
        <table:table-row table:style-name="ro4">
          <table:table-cell table:formula="of:=[$master.F17]" office:value-type="string" office:string-value="jhaddon">
            <text:p>jhaddon</text:p>
          </table:table-cell>
          <table:table-cell table:formula="of:=[$master.G17]" office:value-type="string" office:string-value="appleton">
            <text:p>appleton</text:p>
          </table:table-cell>
          <table:table-cell table:formula="of:=[$master.K17]" office:value-type="string" office:string-value="grpPurchRcv">
            <text:p>grpPurchRcv</text:p>
          </table:table-cell>
          <table:table-cell table:formula="of:=[$master.M17]" office:value-type="string" office:string-value="Buyer">
            <text:p>Buyer</text:p>
          </table:table-cell>
        </table:table-row>
        <table:table-row table:style-name="ro4">
          <table:table-cell table:formula="of:=[$master.F18]" office:value-type="string" office:string-value="jmorse">
            <text:p>jmorse</text:p>
          </table:table-cell>
          <table:table-cell table:formula="of:=[$master.G18]" office:value-type="string" office:string-value="appleton">
            <text:p>appleton</text:p>
          </table:table-cell>
          <table:table-cell table:formula="of:=[$master.K18]" office:value-type="string" office:string-value="grpFinance">
            <text:p>grpFinance</text:p>
          </table:table-cell>
          <table:table-cell table:formula="of:=[$master.M18]" office:value-type="string" office:string-value="AR Clerk">
            <text:p>AR Clerk</text:p>
          </table:table-cell>
        </table:table-row>
        <table:table-row table:style-name="ro4">
          <table:table-cell table:formula="of:=[$master.F19]" office:value-type="string" office:string-value="jsharp">
            <text:p>jsharp</text:p>
          </table:table-cell>
          <table:table-cell table:formula="of:=[$master.G19]" office:value-type="string" office:string-value="appleton">
            <text:p>appleton</text:p>
          </table:table-cell>
          <table:table-cell table:formula="of:=[$master.K19]" office:value-type="string" office:string-value="grpView">
            <text:p>grpView</text:p>
          </table:table-cell>
          <table:table-cell table:formula="of:=[$master.M19]" office:value-type="string" office:string-value="Director, Prod Mgmt">
            <text:p>Director, Prod Mgmt</text:p>
          </table:table-cell>
        </table:table-row>
        <table:table-row table:style-name="ro4">
          <table:table-cell table:formula="of:=[$master.F20]" office:value-type="string" office:string-value="mbaggert">
            <text:p>mbaggert</text:p>
          </table:table-cell>
          <table:table-cell table:formula="of:=[$master.G20]" office:value-type="string" office:string-value="appleton">
            <text:p>appleton</text:p>
          </table:table-cell>
          <table:table-cell table:formula="of:=[$master.K20]" office:value-type="string" office:string-value="grpView">
            <text:p>grpView</text:p>
          </table:table-cell>
          <table:table-cell table:formula="of:=[$master.M20]" office:value-type="string" office:string-value="Director, Human Resources">
            <text:p>Director, Human Resources</text:p>
          </table:table-cell>
        </table:table-row>
        <table:table-row table:style-name="ro4">
          <table:table-cell table:formula="of:=[$master.F21]" office:value-type="string" office:string-value="mnestor">
            <text:p>mnestor</text:p>
          </table:table-cell>
          <table:table-cell table:formula="of:=[$master.G21]" office:value-type="string" office:string-value="appleton">
            <text:p>appleton</text:p>
          </table:table-cell>
          <table:table-cell table:formula="of:=[$master.K21]" office:value-type="string" office:string-value="PVAdmin">
            <text:p>PVAdmin</text:p>
          </table:table-cell>
          <table:table-cell table:formula="of:=[$master.M21]" office:value-type="string" office:string-value="Director, MIS-IT">
            <text:p>Director, MIS-IT</text:p>
          </table:table-cell>
        </table:table-row>
        <table:table-row table:style-name="ro4">
          <table:table-cell table:formula="of:=[$master.F22]" office:value-type="string" office:string-value="mblair">
            <text:p>mblair</text:p>
          </table:table-cell>
          <table:table-cell table:formula="of:=[$master.G22]" office:value-type="string" office:string-value="appleton">
            <text:p>appleton</text:p>
          </table:table-cell>
          <table:table-cell table:formula="of:=[$master.K22]" office:value-type="string" office:string-value="grpEng">
            <text:p>grpEng</text:p>
          </table:table-cell>
          <table:table-cell table:formula="of:=[$master.M22]" office:value-type="string" office:string-value="Software Engineer">
            <text:p>Software Engineer</text:p>
          </table:table-cell>
        </table:table-row>
        <table:table-row table:style-name="ro4">
          <table:table-cell table:formula="of:=[$master.F23]" office:value-type="string" office:string-value="mdelazes">
            <text:p>mdelazes</text:p>
          </table:table-cell>
          <table:table-cell table:formula="of:=[$master.G23]" office:value-type="string" office:string-value="appleton">
            <text:p>appleton</text:p>
          </table:table-cell>
          <table:table-cell table:formula="of:=[$master.K23]" office:value-type="string" office:string-value="grpRelCtrl">
            <text:p>grpRelCtrl</text:p>
          </table:table-cell>
          <table:table-cell table:formula="of:=[$master.M23]" office:value-type="string" office:string-value="Director, Manufacturing">
            <text:p>Director, Manufacturing</text:p>
          </table:table-cell>
        </table:table-row>
        <table:table-row table:style-name="ro4">
          <table:table-cell table:formula="of:=[$master.F24]" office:value-type="string" office:string-value="nnewton">
            <text:p>nnewton</text:p>
          </table:table-cell>
          <table:table-cell table:formula="of:=[$master.G24]" office:value-type="string" office:string-value="appleton">
            <text:p>appleton</text:p>
          </table:table-cell>
          <table:table-cell table:formula="of:=[$master.K24]" office:value-type="string" office:string-value="grpView">
            <text:p>grpView</text:p>
          </table:table-cell>
          <table:table-cell table:formula="of:=[$master.M24]" office:value-type="string" office:string-value="Chief Financial Officer">
            <text:p>Chief Financial Officer</text:p>
          </table:table-cell>
        </table:table-row>
        <table:table-row table:style-name="ro4">
          <table:table-cell table:formula="of:=[$master.F25]" office:value-type="string" office:string-value="rsampson">
            <text:p>rsampson</text:p>
          </table:table-cell>
          <table:table-cell table:formula="of:=[$master.G25]" office:value-type="string" office:string-value="appleton">
            <text:p>appleton</text:p>
          </table:table-cell>
          <table:table-cell table:formula="of:=[$master.K25]" office:value-type="string" office:string-value="grpView">
            <text:p>grpView</text:p>
          </table:table-cell>
          <table:table-cell table:formula="of:=[$master.M25]" office:value-type="string" office:string-value="Director, Quality">
            <text:p>Director, Quality</text:p>
          </table:table-cell>
        </table:table-row>
        <table:table-row table:style-name="ro4">
          <table:table-cell table:formula="of:=[$master.F26]" office:value-type="string" office:string-value="smalloy">
            <text:p>smalloy</text:p>
          </table:table-cell>
          <table:table-cell table:formula="of:=[$master.G26]" office:value-type="string" office:string-value="appleton">
            <text:p>appleton</text:p>
          </table:table-cell>
          <table:table-cell table:formula="of:=[$master.K26]" office:value-type="string" office:string-value="grpPurchRcv">
            <text:p>grpPurchRcv</text:p>
          </table:table-cell>
          <table:table-cell table:formula="of:=[$master.M26]" office:value-type="string" office:string-value="Receiver">
            <text:p>Receiver</text:p>
          </table:table-cell>
        </table:table-row>
        <table:table-row table:style-name="ro4">
          <table:table-cell table:formula="of:=[$master.F27]" office:value-type="string" office:string-value="tswift">
            <text:p>tswift</text:p>
          </table:table-cell>
          <table:table-cell table:formula="of:=[$master.G27]" office:value-type="string" office:string-value="appleton">
            <text:p>appleton</text:p>
          </table:table-cell>
          <table:table-cell table:formula="of:=[$master.K27]" office:value-type="string" office:string-value="grpView">
            <text:p>grpView</text:p>
          </table:table-cell>
          <table:table-cell table:formula="of:=[$master.M27]" office:value-type="string" office:string-value="Director, Engineering">
            <text:p>Director, Engineering</text:p>
          </table:table-cell>
        </table:table-row>
        <table:table-row table:style-name="ro4">
          <table:table-cell table:formula="of:=[$master.F28]" office:value-type="string" office:string-value="wdamon">
            <text:p>wdamon</text:p>
          </table:table-cell>
          <table:table-cell table:formula="of:=[$master.G28]" office:value-type="string" office:string-value="appleton">
            <text:p>appleton</text:p>
          </table:table-cell>
          <table:table-cell table:formula="of:=[$master.K28]" office:value-type="string" office:string-value="grpView">
            <text:p>grpView</text:p>
          </table:table-cell>
          <table:table-cell table:formula="of:=[$master.M28]" office:value-type="string" office:string-value="Technical Writer">
            <text:p>Technical Writer</text:p>
          </table:table-cell>
        </table:table-row>
        <table:table-row table:style-name="ro4">
          <table:table-cell table:formula="of:=[$master.F29]" office:value-type="string" office:string-value="wcrawford">
            <text:p>wcrawford</text:p>
          </table:table-cell>
          <table:table-cell table:formula="of:=[$master.G29]" office:value-type="string" office:string-value="appleton">
            <text:p>appleton</text:p>
          </table:table-cell>
          <table:table-cell table:formula="of:=[$master.K29]" office:value-type="string" office:string-value="grpView">
            <text:p>grpView</text:p>
          </table:table-cell>
          <table:table-cell table:formula="of:=[$master.M29]" office:value-type="string" office:string-value="Director, Legal">
            <text:p>Director, Legal</text:p>
          </table:table-cell>
        </table:table-row>
        <table:table-row table:style-name="ro4" table:number-rows-repeated="1048552">
          <table:table-cell table:number-columns-repeated="4"/>
        </table:table-row>
        <table:table-row table:style-name="ro4">
          <table:table-cell table:number-columns-repeated="4"/>
        </table:table-row>
        <table:named-expressions/>
      </table:table>
      <table:table table:name="achievo" table:style-name="ta2">
        <table:table-column table:style-name="co111" table:default-cell-style-name="Default"/>
        <table:table-column table:style-name="co113" table:default-cell-style-name="Default"/>
        <table:table-column table:style-name="co7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0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117" table:default-cell-style-name="Default"/>
        <table:table-column table:style-name="co7" table:default-cell-style-name="Default"/>
        <table:table-row table:style-name="ro6">
          <table:table-cell office:value-type="string">
            <text:p>User-id</text:p>
          </table:table-cell>
          <table:table-cell office:value-type="string">
            <text:p>Lastname</text:p>
          </table:table-cell>
          <table:table-cell office:value-type="string">
            <text:p>Firstname</text:p>
          </table:table-cell>
          <table:table-cell office:value-type="string">
            <text:p>Phonenumber</text:p>
          </table:table-cell>
          <table:table-cell office:value-type="string">
            <text:p>Email</text:p>
          </table:table-cell>
          <table:table-cell office:value-type="string">
            <text:p>Initials</text:p>
          </table:table-cell>
          <table:table-cell office:value-type="string">
            <text:p>Address</text:p>
          </table:table-cell>
          <table:table-cell office:value-type="string">
            <text:p>Zipcode</text:p>
          </table:table-cell>
          <table:table-cell office:value-type="string">
            <text:p>City</text:p>
          </table:table-cell>
          <table:table-cell office:value-type="string">
            <text:p>State/Province</text:p>
          </table:table-cell>
          <table:table-cell office:value-type="string">
            <text:p>Country</text:p>
          </table:table-cell>
          <table:table-cell office:value-type="string">
            <text:p>Job Title</text:p>
          </table:table-cell>
          <table:table-cell office:value-type="string">
            <text:p>Date of Birth</text:p>
          </table:table-cell>
          <table:table-cell office:value-type="string">
            <text:p>Department</text:p>
          </table:table-cell>
          <table:table-cell office:value-type="string">
            <text:p>Employer</text:p>
          </table:table-cell>
          <table:table-cell office:value-type="string">
            <text:p>Supervisor</text:p>
          </table:table-cell>
          <table:table-cell office:value-type="string">
            <text:p>Function Level</text:p>
          </table:table-cell>
          <table:table-cell office:value-type="string">
            <text:p>Security Profile</text:p>
          </table:table-cell>
          <table:table-cell office:value-type="string">
            <text:p>Password</text:p>
          </table:table-cell>
        </table:table-row>
        <table:table-row table:style-name="ro4">
          <table:table-cell table:formula="of:=[$master.F8]" office:value-type="string" office:string-value="bjenks">
            <text:p>bjenks</text:p>
          </table:table-cell>
          <table:table-cell table:formula="of:=[$master.C8]" office:value-type="string" office:string-value="Jenks">
            <text:p>Jenks</text:p>
          </table:table-cell>
          <table:table-cell table:formula="of:=[$master.B8]" office:value-type="string" office:string-value="Barcoe">
            <text:p>Barcoe</text:p>
          </table:table-cell>
          <table:table-cell table:formula="of:=[$master.X8]" office:value-type="string" office:string-value="1-315-123-4567">
            <text:p>1-315-123-4567</text:p>
          </table:table-cell>
          <table:table-cell table:formula="of:=[$master.N8]" office:value-type="string" office:string-value="bjenks@whizzer.local">
            <text:p>bjenks@whizzer.local</text:p>
          </table:table-cell>
          <table:table-cell table:style-name="ce25" table:formula="of:=CONCATENATE(LEFT([.C2];1);LEFT([.B2];1))" office:value-type="string" office:string-value="BJ">
            <text:p>BJ</text:p>
          </table:table-cell>
          <table:table-cell table:formula="of:=[$master.Z8]" office:value-type="string" office:string-value="#1 - 2 Swift Way">
            <text:p>#1 - 2 Swift Way</text:p>
          </table:table-cell>
          <table:table-cell table:formula="of:=[$master.AC8]" office:value-type="float" office:value="13054">
            <text:p>13054</text:p>
          </table:table-cell>
          <table:table-cell table:formula="of:=[$master.AA8]" office:value-type="string" office:string-value="Shopton">
            <text:p>Shopton</text:p>
          </table:table-cell>
          <table:table-cell table:formula="of:=[$master.AB8]" office:value-type="string" office:string-value="NY">
            <text:p>NY</text:p>
          </table:table-cell>
          <table:table-cell table:formula="of:=[$master.AD8]" office:value-type="string" office:string-value="USA">
            <text:p>USA</text:p>
          </table:table-cell>
          <table:table-cell table:formula="of:=[$master.M8]" office:value-type="string" office:string-value="Electronics Engineer">
            <text:p>Electronics Engineer</text:p>
          </table:table-cell>
          <table:table-cell table:style-name="ce21" table:formula="of:=[$master.E8]" office:value-type="date" office:date-value="1959-01-01">
            <text:p>1959-01-01</text:p>
          </table:table-cell>
          <table:table-cell table:formula="of:=[$master.P8]" office:value-type="string" office:string-value="Engineering">
            <text:p>Engineering</text:p>
          </table:table-cell>
          <table:table-cell table:formula="of:=[$master.L8]" office:value-type="string" office:string-value="Swift Construction Company">
            <text:p>Swift Construction Company</text:p>
          </table:table-cell>
          <table:table-cell table:formula="of:=[$master.R8]" office:value-type="string" office:string-value="Tom Swift">
            <text:p>Tom Swift</text:p>
          </table:table-cell>
          <table:table-cell table:formula="of:=[$master.O8]" office:value-type="string" office:string-value="Professional Technical 08">
            <text:p>Professional Technical 08</text:p>
          </table:table-cell>
          <table:table-cell table:formula="of:=[$master.I8]" office:value-type="string" office:string-value="Team Member">
            <text:p>Team Member</text:p>
          </table:table-cell>
          <table:table-cell table:formula="of:=[$master.G8]" office:value-type="string" office:string-value="appleton">
            <text:p>appleton</text:p>
          </table:table-cell>
        </table:table-row>
        <table:table-row table:style-name="ro4">
          <table:table-cell table:formula="of:=[$master.F9]" office:value-type="string" office:string-value="bswift">
            <text:p>bswift</text:p>
          </table:table-cell>
          <table:table-cell table:formula="of:=[$master.C9]" office:value-type="string" office:string-value="Swift">
            <text:p>Swift</text:p>
          </table:table-cell>
          <table:table-cell table:formula="of:=[$master.B9]" office:value-type="string" office:string-value="Barton">
            <text:p>Barton</text:p>
          </table:table-cell>
          <table:table-cell table:formula="of:=[$master.X9]" office:value-type="string" office:string-value="1-315-123-4567">
            <text:p>1-315-123-4567</text:p>
          </table:table-cell>
          <table:table-cell table:formula="of:=[$master.N9]" office:value-type="string" office:string-value="bswift@whizzer.local">
            <text:p>bswift@whizzer.local</text:p>
          </table:table-cell>
          <table:table-cell table:style-name="ce25" table:formula="of:=CONCATENATE(LEFT([.C3];1);LEFT([.B3];1))" office:value-type="string" office:string-value="BS">
            <text:p>BS</text:p>
          </table:table-cell>
          <table:table-cell table:formula="of:=[$master.Z9]" office:value-type="string" office:string-value="#2 - 2 Swift Way">
            <text:p>#2 - 2 Swift Way</text:p>
          </table:table-cell>
          <table:table-cell table:formula="of:=[$master.AC9]" office:value-type="float" office:value="13054">
            <text:p>13054</text:p>
          </table:table-cell>
          <table:table-cell table:formula="of:=[$master.AA9]" office:value-type="string" office:string-value="Shopton">
            <text:p>Shopton</text:p>
          </table:table-cell>
          <table:table-cell table:formula="of:=[$master.AB9]" office:value-type="string" office:string-value="NY">
            <text:p>NY</text:p>
          </table:table-cell>
          <table:table-cell table:formula="of:=[$master.AD9]" office:value-type="string" office:string-value="USA">
            <text:p>USA</text:p>
          </table:table-cell>
          <table:table-cell table:formula="of:=[$master.M9]" office:value-type="string" office:string-value="President">
            <text:p>President</text:p>
          </table:table-cell>
          <table:table-cell table:style-name="ce21" table:formula="of:=[$master.E9]" office:value-type="date" office:date-value="1939-02-01">
            <text:p>1939-02-01</text:p>
          </table:table-cell>
          <table:table-cell table:formula="of:=[$master.P9]" office:value-type="string" office:string-value="Management">
            <text:p>Management</text:p>
          </table:table-cell>
          <table:table-cell table:formula="of:=[$master.L9]" office:value-type="string" office:string-value="Swift Construction Company">
            <text:p>Swift Construction Company</text:p>
          </table:table-cell>
          <table:table-cell/>
          <table:table-cell table:formula="of:=[$master.O9]" office:value-type="string" office:string-value="Management 13">
            <text:p>Management 13</text:p>
          </table:table-cell>
          <table:table-cell table:formula="of:=[$master.I9]" office:value-type="string" office:string-value="Manager">
            <text:p>Manager</text:p>
          </table:table-cell>
          <table:table-cell table:formula="of:=[$master.G9]" office:value-type="string" office:string-value="appleton">
            <text:p>appleton</text:p>
          </table:table-cell>
        </table:table-row>
        <table:table-row table:style-name="ro4">
          <table:table-cell table:formula="of:=[$master.F10]" office:value-type="string" office:string-value="barmstrong">
            <text:p>barmstrong</text:p>
          </table:table-cell>
          <table:table-cell table:formula="of:=[$master.C10]" office:value-type="string" office:string-value="Armstrong">
            <text:p>Armstrong</text:p>
          </table:table-cell>
          <table:table-cell table:formula="of:=[$master.B10]" office:value-type="string" office:string-value="Bub">
            <text:p>Bub</text:p>
          </table:table-cell>
          <table:table-cell table:formula="of:=[$master.X10]" office:value-type="string" office:string-value="1-315-123-4567">
            <text:p>1-315-123-4567</text:p>
          </table:table-cell>
          <table:table-cell table:formula="of:=[$master.N10]" office:value-type="string" office:string-value="barmstrong@whizzer.local">
            <text:p>barmstrong@whizzer.local</text:p>
          </table:table-cell>
          <table:table-cell table:style-name="ce25" table:formula="of:=CONCATENATE(LEFT([.C4];1);LEFT([.B4];1))" office:value-type="string" office:string-value="BA">
            <text:p>BA</text:p>
          </table:table-cell>
          <table:table-cell table:formula="of:=[$master.Z10]" office:value-type="string" office:string-value="#3 - 2 Swift Way">
            <text:p>#3 - 2 Swift Way</text:p>
          </table:table-cell>
          <table:table-cell table:formula="of:=[$master.AC10]" office:value-type="float" office:value="13054">
            <text:p>13054</text:p>
          </table:table-cell>
          <table:table-cell table:formula="of:=[$master.AA10]" office:value-type="string" office:string-value="Shopton">
            <text:p>Shopton</text:p>
          </table:table-cell>
          <table:table-cell table:formula="of:=[$master.AB10]" office:value-type="string" office:string-value="NY">
            <text:p>NY</text:p>
          </table:table-cell>
          <table:table-cell table:formula="of:=[$master.AD10]" office:value-type="string" office:string-value="USA">
            <text:p>USA</text:p>
          </table:table-cell>
          <table:table-cell table:formula="of:=[$master.M10]" office:value-type="string" office:string-value="Mechanical Engineer">
            <text:p>Mechanical Engineer</text:p>
          </table:table-cell>
          <table:table-cell table:style-name="ce21" table:formula="of:=[$master.E10]" office:value-type="date" office:date-value="1959-03-01">
            <text:p>1959-03-01</text:p>
          </table:table-cell>
          <table:table-cell table:formula="of:=[$master.P10]" office:value-type="string" office:string-value="Engineering">
            <text:p>Engineering</text:p>
          </table:table-cell>
          <table:table-cell table:formula="of:=[$master.L10]" office:value-type="string" office:string-value="Swift Construction Company">
            <text:p>Swift Construction Company</text:p>
          </table:table-cell>
          <table:table-cell table:formula="of:=[$master.R10]" office:value-type="string" office:string-value="Tom Swift">
            <text:p>Tom Swift</text:p>
          </table:table-cell>
          <table:table-cell table:formula="of:=[$master.O10]" office:value-type="string" office:string-value="Professional Technical 09">
            <text:p>Professional Technical 09</text:p>
          </table:table-cell>
          <table:table-cell table:formula="of:=[$master.I10]" office:value-type="string" office:string-value="Team Member">
            <text:p>Team Member</text:p>
          </table:table-cell>
          <table:table-cell table:formula="of:=[$master.G10]" office:value-type="string" office:string-value="appleton">
            <text:p>appleton</text:p>
          </table:table-cell>
        </table:table-row>
        <table:table-row table:style-name="ro4">
          <table:table-cell table:formula="of:=[$master.F11]" office:value-type="string" office:string-value="fmason">
            <text:p>fmason</text:p>
          </table:table-cell>
          <table:table-cell table:formula="of:=[$master.C11]" office:value-type="string" office:string-value="Mason">
            <text:p>Mason</text:p>
          </table:table-cell>
          <table:table-cell table:formula="of:=[$master.B11]" office:value-type="string" office:string-value="Frank">
            <text:p>Frank</text:p>
          </table:table-cell>
          <table:table-cell table:formula="of:=[$master.X11]" office:value-type="string" office:string-value="1-315-123-4567">
            <text:p>1-315-123-4567</text:p>
          </table:table-cell>
          <table:table-cell table:formula="of:=[$master.N11]" office:value-type="string" office:string-value="fmason@whizzer.local">
            <text:p>fmason@whizzer.local</text:p>
          </table:table-cell>
          <table:table-cell table:style-name="ce25" table:formula="of:=CONCATENATE(LEFT([.C5];1);LEFT([.B5];1))" office:value-type="string" office:string-value="FM">
            <text:p>FM</text:p>
          </table:table-cell>
          <table:table-cell table:formula="of:=[$master.Z11]" office:value-type="string" office:string-value="#4 - 2 Swift Way">
            <text:p>#4 - 2 Swift Way</text:p>
          </table:table-cell>
          <table:table-cell table:formula="of:=[$master.AC11]" office:value-type="float" office:value="13054">
            <text:p>13054</text:p>
          </table:table-cell>
          <table:table-cell table:formula="of:=[$master.AA11]" office:value-type="string" office:string-value="Shopton">
            <text:p>Shopton</text:p>
          </table:table-cell>
          <table:table-cell table:formula="of:=[$master.AB11]" office:value-type="string" office:string-value="NY">
            <text:p>NY</text:p>
          </table:table-cell>
          <table:table-cell table:formula="of:=[$master.AD11]" office:value-type="string" office:string-value="USA">
            <text:p>USA</text:p>
          </table:table-cell>
          <table:table-cell table:formula="of:=[$master.M11]" office:value-type="string" office:string-value="Engineering Project Coordinator">
            <text:p>Engineering Project Coordinator</text:p>
          </table:table-cell>
          <table:table-cell table:style-name="ce21" table:formula="of:=[$master.E11]" office:value-type="date" office:date-value="1959-04-01">
            <text:p>1959-04-01</text:p>
          </table:table-cell>
          <table:table-cell table:formula="of:=[$master.P11]" office:value-type="string" office:string-value="Engineering">
            <text:p>Engineering</text:p>
          </table:table-cell>
          <table:table-cell table:formula="of:=[$master.L11]" office:value-type="string" office:string-value="Swift Construction Company">
            <text:p>Swift Construction Company</text:p>
          </table:table-cell>
          <table:table-cell table:formula="of:=[$master.R11]" office:value-type="string" office:string-value="Tom Swift">
            <text:p>Tom Swift</text:p>
          </table:table-cell>
          <table:table-cell table:formula="of:=[$master.O11]" office:value-type="string" office:string-value="Professional Technical 09">
            <text:p>Professional Technical 09</text:p>
          </table:table-cell>
          <table:table-cell table:formula="of:=[$master.I11]" office:value-type="string" office:string-value="Team Member">
            <text:p>Team Member</text:p>
          </table:table-cell>
          <table:table-cell table:formula="of:=[$master.G11]" office:value-type="string" office:string-value="appleton">
            <text:p>appleton</text:p>
          </table:table-cell>
        </table:table-row>
        <table:table-row table:style-name="ro4">
          <table:table-cell table:formula="of:=[$master.F12]" office:value-type="string" office:string-value="gjackson">
            <text:p>gjackson</text:p>
          </table:table-cell>
          <table:table-cell table:formula="of:=[$master.C12]" office:value-type="string" office:string-value="Jackson">
            <text:p>Jackson</text:p>
          </table:table-cell>
          <table:table-cell table:formula="of:=[$master.B12]" office:value-type="string" office:string-value="Garret">
            <text:p>Garret</text:p>
          </table:table-cell>
          <table:table-cell table:formula="of:=[$master.X12]" office:value-type="string" office:string-value="1-315-123-4567">
            <text:p>1-315-123-4567</text:p>
          </table:table-cell>
          <table:table-cell table:formula="of:=[$master.N12]" office:value-type="string" office:string-value="gjackson@whizzer.local">
            <text:p>gjackson@whizzer.local</text:p>
          </table:table-cell>
          <table:table-cell table:style-name="ce25" table:formula="of:=CONCATENATE(LEFT([.C6];1);LEFT([.B6];1))" office:value-type="string" office:string-value="GJ">
            <text:p>GJ</text:p>
          </table:table-cell>
          <table:table-cell table:formula="of:=[$master.Z12]" office:value-type="string" office:string-value="#5 - 2 Swift Way">
            <text:p>#5 - 2 Swift Way</text:p>
          </table:table-cell>
          <table:table-cell table:formula="of:=[$master.AC12]" office:value-type="float" office:value="13054">
            <text:p>13054</text:p>
          </table:table-cell>
          <table:table-cell table:formula="of:=[$master.AA12]" office:value-type="string" office:string-value="Shopton">
            <text:p>Shopton</text:p>
          </table:table-cell>
          <table:table-cell table:formula="of:=[$master.AB12]" office:value-type="string" office:string-value="NY">
            <text:p>NY</text:p>
          </table:table-cell>
          <table:table-cell table:formula="of:=[$master.AD12]" office:value-type="string" office:string-value="USA">
            <text:p>USA</text:p>
          </table:table-cell>
          <table:table-cell table:formula="of:=[$master.M12]" office:value-type="string" office:string-value="Production Planner">
            <text:p>Production Planner</text:p>
          </table:table-cell>
          <table:table-cell table:style-name="ce21" table:formula="of:=[$master.E12]" office:value-type="date" office:date-value="1959-05-01">
            <text:p>1959-05-01</text:p>
          </table:table-cell>
          <table:table-cell table:formula="of:=[$master.P12]" office:value-type="string" office:string-value="Manufacturing">
            <text:p>Manufacturing</text:p>
          </table:table-cell>
          <table:table-cell table:formula="of:=[$master.L12]" office:value-type="string" office:string-value="Swift Construction Company">
            <text:p>Swift Construction Company</text:p>
          </table:table-cell>
          <table:table-cell table:formula="of:=[$master.R12]" office:value-type="string" office:string-value="Miguel DeLazes">
            <text:p>Miguel DeLazes</text:p>
          </table:table-cell>
          <table:table-cell table:formula="of:=[$master.O12]" office:value-type="string" office:string-value="Management 06">
            <text:p>Management 06</text:p>
          </table:table-cell>
          <table:table-cell table:formula="of:=[$master.I12]" office:value-type="string" office:string-value="Team Member">
            <text:p>Team Member</text:p>
          </table:table-cell>
          <table:table-cell table:formula="of:=[$master.G12]" office:value-type="string" office:string-value="appleton">
            <text:p>appleton</text:p>
          </table:table-cell>
        </table:table-row>
        <table:table-row table:style-name="ro4">
          <table:table-cell table:formula="of:=[$master.F13]" office:value-type="string" office:string-value="hbaldwin">
            <text:p>hbaldwin</text:p>
          </table:table-cell>
          <table:table-cell table:formula="of:=[$master.C13]" office:value-type="string" office:string-value="Baldwin">
            <text:p>Baldwin</text:p>
          </table:table-cell>
          <table:table-cell table:formula="of:=[$master.B13]" office:value-type="string" office:string-value="Hank">
            <text:p>Hank</text:p>
          </table:table-cell>
          <table:table-cell table:formula="of:=[$master.X13]" office:value-type="string" office:string-value="1-315-123-4567">
            <text:p>1-315-123-4567</text:p>
          </table:table-cell>
          <table:table-cell table:formula="of:=[$master.N13]" office:value-type="string" office:string-value="hbaldwin@whizzer.local">
            <text:p>hbaldwin@whizzer.local</text:p>
          </table:table-cell>
          <table:table-cell table:style-name="ce25" table:formula="of:=CONCATENATE(LEFT([.C7];1);LEFT([.B7];1))" office:value-type="string" office:string-value="HB">
            <text:p>HB</text:p>
          </table:table-cell>
          <table:table-cell table:formula="of:=[$master.Z13]" office:value-type="string" office:string-value="#6 - 2 Swift Way">
            <text:p>#6 - 2 Swift Way</text:p>
          </table:table-cell>
          <table:table-cell table:formula="of:=[$master.AC13]" office:value-type="float" office:value="13054">
            <text:p>13054</text:p>
          </table:table-cell>
          <table:table-cell table:formula="of:=[$master.AA13]" office:value-type="string" office:string-value="Shopton">
            <text:p>Shopton</text:p>
          </table:table-cell>
          <table:table-cell table:formula="of:=[$master.AB13]" office:value-type="string" office:string-value="NY">
            <text:p>NY</text:p>
          </table:table-cell>
          <table:table-cell table:formula="of:=[$master.AD13]" office:value-type="string" office:string-value="USA">
            <text:p>USA</text:p>
          </table:table-cell>
          <table:table-cell table:formula="of:=[$master.M13]" office:value-type="string" office:string-value="Lead Hand">
            <text:p>Lead Hand</text:p>
          </table:table-cell>
          <table:table-cell table:style-name="ce21" table:formula="of:=[$master.E13]" office:value-type="date" office:date-value="1959-06-01">
            <text:p>1959-06-01</text:p>
          </table:table-cell>
          <table:table-cell table:formula="of:=[$master.P13]" office:value-type="string" office:string-value="Manufacturing">
            <text:p>Manufacturing</text:p>
          </table:table-cell>
          <table:table-cell table:formula="of:=[$master.L13]" office:value-type="string" office:string-value="Swift Construction Company">
            <text:p>Swift Construction Company</text:p>
          </table:table-cell>
          <table:table-cell table:formula="of:=[$master.R13]" office:value-type="string" office:string-value="Miguel DeLazes">
            <text:p>Miguel DeLazes</text:p>
          </table:table-cell>
          <table:table-cell table:formula="of:=[$master.O13]" office:value-type="string" office:string-value="Production 05">
            <text:p>Production 05</text:p>
          </table:table-cell>
          <table:table-cell table:formula="of:=[$master.I13]" office:value-type="string" office:string-value="Team Member">
            <text:p>Team Member</text:p>
          </table:table-cell>
          <table:table-cell table:formula="of:=[$master.G13]" office:value-type="string" office:string-value="appleton">
            <text:p>appleton</text:p>
          </table:table-cell>
        </table:table-row>
        <table:table-row table:style-name="ro4">
          <table:table-cell table:formula="of:=[$master.F14]" office:value-type="string" office:string-value="hrandall">
            <text:p>hrandall</text:p>
          </table:table-cell>
          <table:table-cell table:formula="of:=[$master.C14]" office:value-type="string" office:string-value="Randall">
            <text:p>Randall</text:p>
          </table:table-cell>
          <table:table-cell table:formula="of:=[$master.B14]" office:value-type="string" office:string-value="Helen">
            <text:p>Helen</text:p>
          </table:table-cell>
          <table:table-cell table:formula="of:=[$master.X14]" office:value-type="string" office:string-value="1-315-123-4567">
            <text:p>1-315-123-4567</text:p>
          </table:table-cell>
          <table:table-cell table:formula="of:=[$master.N14]" office:value-type="string" office:string-value="hrandall@whizzer.local">
            <text:p>hrandall@whizzer.local</text:p>
          </table:table-cell>
          <table:table-cell table:style-name="ce25" table:formula="of:=CONCATENATE(LEFT([.C8];1);LEFT([.B8];1))" office:value-type="string" office:string-value="HR">
            <text:p>HR</text:p>
          </table:table-cell>
          <table:table-cell table:formula="of:=[$master.Z14]" office:value-type="string" office:string-value="#7 - 2 Swift Way">
            <text:p>#7 - 2 Swift Way</text:p>
          </table:table-cell>
          <table:table-cell table:formula="of:=[$master.AC14]" office:value-type="float" office:value="13054">
            <text:p>13054</text:p>
          </table:table-cell>
          <table:table-cell table:formula="of:=[$master.AA14]" office:value-type="string" office:string-value="Shopton">
            <text:p>Shopton</text:p>
          </table:table-cell>
          <table:table-cell table:formula="of:=[$master.AB14]" office:value-type="string" office:string-value="NY">
            <text:p>NY</text:p>
          </table:table-cell>
          <table:table-cell table:formula="of:=[$master.AD14]" office:value-type="string" office:string-value="USA">
            <text:p>USA</text:p>
          </table:table-cell>
          <table:table-cell table:formula="of:=[$master.M14]" office:value-type="string" office:string-value="AP Clerk">
            <text:p>AP Clerk</text:p>
          </table:table-cell>
          <table:table-cell table:style-name="ce21" table:formula="of:=[$master.E14]" office:value-type="date" office:date-value="1959-07-01">
            <text:p>1959-07-01</text:p>
          </table:table-cell>
          <table:table-cell table:formula="of:=[$master.P14]" office:value-type="string" office:string-value="Finance">
            <text:p>Finance</text:p>
          </table:table-cell>
          <table:table-cell table:formula="of:=[$master.L14]" office:value-type="string" office:string-value="Swift Construction Company">
            <text:p>Swift Construction Company</text:p>
          </table:table-cell>
          <table:table-cell table:formula="of:=[$master.R14]" office:value-type="string" office:string-value="Ned Newton">
            <text:p>Ned Newton</text:p>
          </table:table-cell>
          <table:table-cell table:formula="of:=[$master.O14]" office:value-type="string" office:string-value="Clerical 02">
            <text:p>Clerical 02</text:p>
          </table:table-cell>
          <table:table-cell table:formula="of:=[$master.I14]" office:value-type="string" office:string-value="Team Member">
            <text:p>Team Member</text:p>
          </table:table-cell>
          <table:table-cell table:formula="of:=[$master.G14]" office:value-type="string" office:string-value="appleton">
            <text:p>appleton</text:p>
          </table:table-cell>
        </table:table-row>
        <table:table-row table:style-name="ro4">
          <table:table-cell table:formula="of:=[$master.F15]" office:value-type="string" office:string-value="jwood">
            <text:p>jwood</text:p>
          </table:table-cell>
          <table:table-cell table:formula="of:=[$master.C15]" office:value-type="string" office:string-value="Wood">
            <text:p>Wood</text:p>
          </table:table-cell>
          <table:table-cell table:formula="of:=[$master.B15]" office:value-type="string" office:string-value="Jacab">
            <text:p>Jacab</text:p>
          </table:table-cell>
          <table:table-cell table:formula="of:=[$master.X15]" office:value-type="string" office:string-value="1-315-123-4567">
            <text:p>1-315-123-4567</text:p>
          </table:table-cell>
          <table:table-cell table:formula="of:=[$master.N15]" office:value-type="string" office:string-value="jwood@whizzer.local">
            <text:p>jwood@whizzer.local</text:p>
          </table:table-cell>
          <table:table-cell table:style-name="ce25" table:formula="of:=CONCATENATE(LEFT([.C9];1);LEFT([.B9];1))" office:value-type="string" office:string-value="JW">
            <text:p>JW</text:p>
          </table:table-cell>
          <table:table-cell table:formula="of:=[$master.Z15]" office:value-type="string" office:string-value="#8 - 2 Swift Way">
            <text:p>#8 - 2 Swift Way</text:p>
          </table:table-cell>
          <table:table-cell table:formula="of:=[$master.AC15]" office:value-type="float" office:value="13054">
            <text:p>13054</text:p>
          </table:table-cell>
          <table:table-cell table:formula="of:=[$master.AA15]" office:value-type="string" office:string-value="Shopton">
            <text:p>Shopton</text:p>
          </table:table-cell>
          <table:table-cell table:formula="of:=[$master.AB15]" office:value-type="string" office:string-value="NY">
            <text:p>NY</text:p>
          </table:table-cell>
          <table:table-cell table:formula="of:=[$master.AD15]" office:value-type="string" office:string-value="USA">
            <text:p>USA</text:p>
          </table:table-cell>
          <table:table-cell table:formula="of:=[$master.M15]" office:value-type="string" office:string-value="Sales Agent">
            <text:p>Sales Agent</text:p>
          </table:table-cell>
          <table:table-cell table:style-name="ce21" table:formula="of:=[$master.E15]" office:value-type="date" office:date-value="1959-08-01">
            <text:p>1959-08-01</text:p>
          </table:table-cell>
          <table:table-cell table:formula="of:=[$master.P15]" office:value-type="string" office:string-value="Sales &amp; Marketing">
            <text:p>Sales &amp; Marketing</text:p>
          </table:table-cell>
          <table:table-cell table:formula="of:=[$master.L15]" office:value-type="string" office:string-value="Swift Construction Company">
            <text:p>Swift Construction Company</text:p>
          </table:table-cell>
          <table:table-cell table:formula="of:=[$master.R15]" office:value-type="string" office:string-value="James Period">
            <text:p>James Period</text:p>
          </table:table-cell>
          <table:table-cell table:formula="of:=[$master.O15]" office:value-type="string" office:string-value="Sales &amp; Marketing 07">
            <text:p>Sales &amp; Marketing 07</text:p>
          </table:table-cell>
          <table:table-cell table:formula="of:=[$master.I15]" office:value-type="string" office:string-value="Team Member">
            <text:p>Team Member</text:p>
          </table:table-cell>
          <table:table-cell table:formula="of:=[$master.G15]" office:value-type="string" office:string-value="appleton">
            <text:p>appleton</text:p>
          </table:table-cell>
        </table:table-row>
        <table:table-row table:style-name="ro4">
          <table:table-cell table:formula="of:=[$master.F16]" office:value-type="string" office:string-value="jperiod">
            <text:p>jperiod</text:p>
          </table:table-cell>
          <table:table-cell table:formula="of:=[$master.C16]" office:value-type="string" office:string-value="Period">
            <text:p>Period</text:p>
          </table:table-cell>
          <table:table-cell table:formula="of:=[$master.B16]" office:value-type="string" office:string-value="James">
            <text:p>James</text:p>
          </table:table-cell>
          <table:table-cell table:formula="of:=[$master.X16]" office:value-type="string" office:string-value="1-315-123-4567">
            <text:p>1-315-123-4567</text:p>
          </table:table-cell>
          <table:table-cell table:formula="of:=[$master.N16]" office:value-type="string" office:string-value="jperiod@whizzer.local">
            <text:p>jperiod@whizzer.local</text:p>
          </table:table-cell>
          <table:table-cell table:style-name="ce25" table:formula="of:=CONCATENATE(LEFT([.C10];1);LEFT([.B10];1))" office:value-type="string" office:string-value="JP">
            <text:p>JP</text:p>
          </table:table-cell>
          <table:table-cell table:formula="of:=[$master.Z16]" office:value-type="string" office:string-value="#9 - 2 Swift Way">
            <text:p>#9 - 2 Swift Way</text:p>
          </table:table-cell>
          <table:table-cell table:formula="of:=[$master.AC16]" office:value-type="float" office:value="13054">
            <text:p>13054</text:p>
          </table:table-cell>
          <table:table-cell table:formula="of:=[$master.AA16]" office:value-type="string" office:string-value="Shopton">
            <text:p>Shopton</text:p>
          </table:table-cell>
          <table:table-cell table:formula="of:=[$master.AB16]" office:value-type="string" office:string-value="NY">
            <text:p>NY</text:p>
          </table:table-cell>
          <table:table-cell table:formula="of:=[$master.AD16]" office:value-type="string" office:string-value="USA">
            <text:p>USA</text:p>
          </table:table-cell>
          <table:table-cell table:formula="of:=[$master.M16]" office:value-type="string" office:string-value="Director, Sales &amp; Marketing">
            <text:p>Director, Sales &amp; Marketing</text:p>
          </table:table-cell>
          <table:table-cell table:style-name="ce21" table:formula="of:=[$master.E16]" office:value-type="date" office:date-value="1959-09-01">
            <text:p>1959-09-01</text:p>
          </table:table-cell>
          <table:table-cell table:formula="of:=[$master.P16]" office:value-type="string" office:string-value="Sales &amp; Marketing">
            <text:p>Sales &amp; Marketing</text:p>
          </table:table-cell>
          <table:table-cell table:formula="of:=[$master.L16]" office:value-type="string" office:string-value="Swift Construction Company">
            <text:p>Swift Construction Company</text:p>
          </table:table-cell>
          <table:table-cell table:formula="of:=[$master.R16]" office:value-type="string" office:string-value="Barton Swift">
            <text:p>Barton Swift</text:p>
          </table:table-cell>
          <table:table-cell table:formula="of:=[$master.O16]" office:value-type="string" office:string-value="Management 10">
            <text:p>Management 10</text:p>
          </table:table-cell>
          <table:table-cell table:formula="of:=[$master.I16]" office:value-type="string" office:string-value="Manager">
            <text:p>Manager</text:p>
          </table:table-cell>
          <table:table-cell table:formula="of:=[$master.G16]" office:value-type="string" office:string-value="appleton">
            <text:p>appleton</text:p>
          </table:table-cell>
        </table:table-row>
        <table:table-row table:style-name="ro4">
          <table:table-cell table:formula="of:=[$master.F17]" office:value-type="string" office:string-value="jhaddon">
            <text:p>jhaddon</text:p>
          </table:table-cell>
          <table:table-cell table:formula="of:=[$master.C17]" office:value-type="string" office:string-value="Haddon">
            <text:p>Haddon</text:p>
          </table:table-cell>
          <table:table-cell table:formula="of:=[$master.B17]" office:value-type="string" office:string-value="Jennie">
            <text:p>Jennie</text:p>
          </table:table-cell>
          <table:table-cell table:formula="of:=[$master.X17]" office:value-type="string" office:string-value="1-315-123-4567">
            <text:p>1-315-123-4567</text:p>
          </table:table-cell>
          <table:table-cell table:formula="of:=[$master.N17]" office:value-type="string" office:string-value="jhaddon@whizzer.local">
            <text:p>jhaddon@whizzer.local</text:p>
          </table:table-cell>
          <table:table-cell table:style-name="ce25" table:formula="of:=CONCATENATE(LEFT([.C11];1);LEFT([.B11];1))" office:value-type="string" office:string-value="JH">
            <text:p>JH</text:p>
          </table:table-cell>
          <table:table-cell table:formula="of:=[$master.Z17]" office:value-type="string" office:string-value="#10 - 2 Swift Way">
            <text:p>#10 - 2 Swift Way</text:p>
          </table:table-cell>
          <table:table-cell table:formula="of:=[$master.AC17]" office:value-type="float" office:value="13054">
            <text:p>13054</text:p>
          </table:table-cell>
          <table:table-cell table:formula="of:=[$master.AA17]" office:value-type="string" office:string-value="Shopton">
            <text:p>Shopton</text:p>
          </table:table-cell>
          <table:table-cell table:formula="of:=[$master.AB17]" office:value-type="string" office:string-value="NY">
            <text:p>NY</text:p>
          </table:table-cell>
          <table:table-cell table:formula="of:=[$master.AD17]" office:value-type="string" office:string-value="USA">
            <text:p>USA</text:p>
          </table:table-cell>
          <table:table-cell table:formula="of:=[$master.M17]" office:value-type="string" office:string-value="Buyer">
            <text:p>Buyer</text:p>
          </table:table-cell>
          <table:table-cell table:style-name="ce21" table:formula="of:=[$master.E17]" office:value-type="date" office:date-value="1959-10-01">
            <text:p>1959-10-01</text:p>
          </table:table-cell>
          <table:table-cell table:formula="of:=[$master.P17]" office:value-type="string" office:string-value="Manufacturing">
            <text:p>Manufacturing</text:p>
          </table:table-cell>
          <table:table-cell table:formula="of:=[$master.L17]" office:value-type="string" office:string-value="Swift Construction Company">
            <text:p>Swift Construction Company</text:p>
          </table:table-cell>
          <table:table-cell table:formula="of:=[$master.R17]" office:value-type="string" office:string-value="Miguel DeLazes">
            <text:p>Miguel DeLazes</text:p>
          </table:table-cell>
          <table:table-cell table:formula="of:=[$master.O17]" office:value-type="string" office:string-value="Clerical 03">
            <text:p>Clerical 03</text:p>
          </table:table-cell>
          <table:table-cell table:formula="of:=[$master.I17]" office:value-type="string" office:string-value="Team Member">
            <text:p>Team Member</text:p>
          </table:table-cell>
          <table:table-cell table:formula="of:=[$master.G17]" office:value-type="string" office:string-value="appleton">
            <text:p>appleton</text:p>
          </table:table-cell>
        </table:table-row>
        <table:table-row table:style-name="ro4">
          <table:table-cell table:formula="of:=[$master.F18]" office:value-type="string" office:string-value="jmorse">
            <text:p>jmorse</text:p>
          </table:table-cell>
          <table:table-cell table:formula="of:=[$master.C18]" office:value-type="string" office:string-value="Morse">
            <text:p>Morse</text:p>
          </table:table-cell>
          <table:table-cell table:formula="of:=[$master.B18]" office:value-type="string" office:string-value="Jennie">
            <text:p>Jennie</text:p>
          </table:table-cell>
          <table:table-cell table:formula="of:=[$master.X18]" office:value-type="string" office:string-value="1-315-123-4567">
            <text:p>1-315-123-4567</text:p>
          </table:table-cell>
          <table:table-cell table:formula="of:=[$master.N18]" office:value-type="string" office:string-value="jmorse@whizzer.local">
            <text:p>jmorse@whizzer.local</text:p>
          </table:table-cell>
          <table:table-cell table:style-name="ce25" table:formula="of:=CONCATENATE(LEFT([.C12];1);LEFT([.B12];1))" office:value-type="string" office:string-value="JM">
            <text:p>JM</text:p>
          </table:table-cell>
          <table:table-cell table:formula="of:=[$master.Z18]" office:value-type="string" office:string-value="#11 - 2 Swift Way">
            <text:p>#11 - 2 Swift Way</text:p>
          </table:table-cell>
          <table:table-cell table:formula="of:=[$master.AC18]" office:value-type="float" office:value="13054">
            <text:p>13054</text:p>
          </table:table-cell>
          <table:table-cell table:formula="of:=[$master.AA18]" office:value-type="string" office:string-value="Shopton">
            <text:p>Shopton</text:p>
          </table:table-cell>
          <table:table-cell table:formula="of:=[$master.AB18]" office:value-type="string" office:string-value="NY">
            <text:p>NY</text:p>
          </table:table-cell>
          <table:table-cell table:formula="of:=[$master.AD18]" office:value-type="string" office:string-value="USA">
            <text:p>USA</text:p>
          </table:table-cell>
          <table:table-cell table:formula="of:=[$master.M18]" office:value-type="string" office:string-value="AR Clerk">
            <text:p>AR Clerk</text:p>
          </table:table-cell>
          <table:table-cell table:style-name="ce21" table:formula="of:=[$master.E18]" office:value-type="date" office:date-value="1959-11-01">
            <text:p>1959-11-01</text:p>
          </table:table-cell>
          <table:table-cell table:formula="of:=[$master.P18]" office:value-type="string" office:string-value="Finance">
            <text:p>Finance</text:p>
          </table:table-cell>
          <table:table-cell table:formula="of:=[$master.L18]" office:value-type="string" office:string-value="Swift Construction Company">
            <text:p>Swift Construction Company</text:p>
          </table:table-cell>
          <table:table-cell table:formula="of:=[$master.R18]" office:value-type="string" office:string-value="Ned Newton">
            <text:p>Ned Newton</text:p>
          </table:table-cell>
          <table:table-cell table:formula="of:=[$master.O18]" office:value-type="string" office:string-value="Clerical 04">
            <text:p>Clerical 04</text:p>
          </table:table-cell>
          <table:table-cell table:formula="of:=[$master.I18]" office:value-type="string" office:string-value="Team Member">
            <text:p>Team Member</text:p>
          </table:table-cell>
          <table:table-cell table:formula="of:=[$master.G18]" office:value-type="string" office:string-value="appleton">
            <text:p>appleton</text:p>
          </table:table-cell>
        </table:table-row>
        <table:table-row table:style-name="ro4">
          <table:table-cell table:formula="of:=[$master.F19]" office:value-type="string" office:string-value="jsharp">
            <text:p>jsharp</text:p>
          </table:table-cell>
          <table:table-cell table:formula="of:=[$master.C19]" office:value-type="string" office:string-value="Sharp">
            <text:p>Sharp</text:p>
          </table:table-cell>
          <table:table-cell table:formula="of:=[$master.B19]" office:value-type="string" office:string-value="John">
            <text:p>John</text:p>
          </table:table-cell>
          <table:table-cell table:formula="of:=[$master.X19]" office:value-type="string" office:string-value="1-315-123-4567">
            <text:p>1-315-123-4567</text:p>
          </table:table-cell>
          <table:table-cell table:formula="of:=[$master.N19]" office:value-type="string" office:string-value="jsharp@whizzer.local">
            <text:p>jsharp@whizzer.local</text:p>
          </table:table-cell>
          <table:table-cell table:style-name="ce25" table:formula="of:=CONCATENATE(LEFT([.C13];1);LEFT([.B13];1))" office:value-type="string" office:string-value="JS">
            <text:p>JS</text:p>
          </table:table-cell>
          <table:table-cell table:formula="of:=[$master.Z19]" office:value-type="string" office:string-value="#12 - 2 Swift Way">
            <text:p>#12 - 2 Swift Way</text:p>
          </table:table-cell>
          <table:table-cell table:formula="of:=[$master.AC19]" office:value-type="float" office:value="13054">
            <text:p>13054</text:p>
          </table:table-cell>
          <table:table-cell table:formula="of:=[$master.AA19]" office:value-type="string" office:string-value="Shopton">
            <text:p>Shopton</text:p>
          </table:table-cell>
          <table:table-cell table:formula="of:=[$master.AB19]" office:value-type="string" office:string-value="NY">
            <text:p>NY</text:p>
          </table:table-cell>
          <table:table-cell table:formula="of:=[$master.AD19]" office:value-type="string" office:string-value="USA">
            <text:p>USA</text:p>
          </table:table-cell>
          <table:table-cell table:formula="of:=[$master.M19]" office:value-type="string" office:string-value="Director, Prod Mgmt">
            <text:p>Director, Prod Mgmt</text:p>
          </table:table-cell>
          <table:table-cell table:style-name="ce21" table:formula="of:=[$master.E19]" office:value-type="date" office:date-value="1959-12-01">
            <text:p>1959-12-01</text:p>
          </table:table-cell>
          <table:table-cell table:formula="of:=[$master.P19]" office:value-type="string" office:string-value="Product Management">
            <text:p>Product Management</text:p>
          </table:table-cell>
          <table:table-cell table:formula="of:=[$master.L19]" office:value-type="string" office:string-value="Swift Construction Company">
            <text:p>Swift Construction Company</text:p>
          </table:table-cell>
          <table:table-cell table:formula="of:=[$master.R19]" office:value-type="string" office:string-value="Barton Swift">
            <text:p>Barton Swift</text:p>
          </table:table-cell>
          <table:table-cell table:formula="of:=[$master.O19]" office:value-type="string" office:string-value="Management 10">
            <text:p>Management 10</text:p>
          </table:table-cell>
          <table:table-cell table:formula="of:=[$master.I19]" office:value-type="string" office:string-value="Manager">
            <text:p>Manager</text:p>
          </table:table-cell>
          <table:table-cell table:formula="of:=[$master.G19]" office:value-type="string" office:string-value="appleton">
            <text:p>appleton</text:p>
          </table:table-cell>
        </table:table-row>
        <table:table-row table:style-name="ro4">
          <table:table-cell table:formula="of:=[$master.F20]" office:value-type="string" office:string-value="mbaggert">
            <text:p>mbaggert</text:p>
          </table:table-cell>
          <table:table-cell table:formula="of:=[$master.C20]" office:value-type="string" office:string-value="Baggert">
            <text:p>Baggert</text:p>
          </table:table-cell>
          <table:table-cell table:formula="of:=[$master.B20]" office:value-type="string" office:string-value="Martha">
            <text:p>Martha</text:p>
          </table:table-cell>
          <table:table-cell table:formula="of:=[$master.X20]" office:value-type="string" office:string-value="1-315-123-4567">
            <text:p>1-315-123-4567</text:p>
          </table:table-cell>
          <table:table-cell table:formula="of:=[$master.N20]" office:value-type="string" office:string-value="mbaggert@whizzer.local">
            <text:p>mbaggert@whizzer.local</text:p>
          </table:table-cell>
          <table:table-cell table:style-name="ce25" table:formula="of:=CONCATENATE(LEFT([.C14];1);LEFT([.B14];1))" office:value-type="string" office:string-value="MB">
            <text:p>MB</text:p>
          </table:table-cell>
          <table:table-cell table:formula="of:=[$master.Z20]" office:value-type="string" office:string-value="#13 - 2 Swift Way">
            <text:p>#13 - 2 Swift Way</text:p>
          </table:table-cell>
          <table:table-cell table:formula="of:=[$master.AC20]" office:value-type="float" office:value="13054">
            <text:p>13054</text:p>
          </table:table-cell>
          <table:table-cell table:formula="of:=[$master.AA20]" office:value-type="string" office:string-value="Shopton">
            <text:p>Shopton</text:p>
          </table:table-cell>
          <table:table-cell table:formula="of:=[$master.AB20]" office:value-type="string" office:string-value="NY">
            <text:p>NY</text:p>
          </table:table-cell>
          <table:table-cell table:formula="of:=[$master.AD20]" office:value-type="string" office:string-value="USA">
            <text:p>USA</text:p>
          </table:table-cell>
          <table:table-cell table:formula="of:=[$master.M20]" office:value-type="string" office:string-value="Director, Human Resources">
            <text:p>Director, Human Resources</text:p>
          </table:table-cell>
          <table:table-cell table:style-name="ce21" table:formula="of:=[$master.E20]" office:value-type="date" office:date-value="1935-01-01">
            <text:p>1935-01-01</text:p>
          </table:table-cell>
          <table:table-cell table:formula="of:=[$master.P20]" office:value-type="string" office:string-value="Human Resources">
            <text:p>Human Resources</text:p>
          </table:table-cell>
          <table:table-cell table:formula="of:=[$master.L20]" office:value-type="string" office:string-value="Swift Construction Company">
            <text:p>Swift Construction Company</text:p>
          </table:table-cell>
          <table:table-cell table:formula="of:=[$master.R20]" office:value-type="string" office:string-value="Barton Swift">
            <text:p>Barton Swift</text:p>
          </table:table-cell>
          <table:table-cell table:formula="of:=[$master.O20]" office:value-type="string" office:string-value="Management 10">
            <text:p>Management 10</text:p>
          </table:table-cell>
          <table:table-cell table:formula="of:=[$master.I20]" office:value-type="string" office:string-value="Manager">
            <text:p>Manager</text:p>
          </table:table-cell>
          <table:table-cell table:formula="of:=[$master.G20]" office:value-type="string" office:string-value="appleton">
            <text:p>appleton</text:p>
          </table:table-cell>
        </table:table-row>
        <table:table-row table:style-name="ro4">
          <table:table-cell table:formula="of:=[$master.F21]" office:value-type="string" office:string-value="mnestor">
            <text:p>mnestor</text:p>
          </table:table-cell>
          <table:table-cell table:formula="of:=[$master.C21]" office:value-type="string" office:string-value="Nestor">
            <text:p>Nestor</text:p>
          </table:table-cell>
          <table:table-cell table:formula="of:=[$master.B21]" office:value-type="string" office:string-value="Mary">
            <text:p>Mary</text:p>
          </table:table-cell>
          <table:table-cell table:formula="of:=[$master.X21]" office:value-type="string" office:string-value="1-315-123-4567">
            <text:p>1-315-123-4567</text:p>
          </table:table-cell>
          <table:table-cell table:formula="of:=[$master.N21]" office:value-type="string" office:string-value="mnestor@whizzer.local">
            <text:p>mnestor@whizzer.local</text:p>
          </table:table-cell>
          <table:table-cell table:style-name="ce25" table:formula="of:=CONCATENATE(LEFT([.C15];1);LEFT([.B15];1))" office:value-type="string" office:string-value="MN">
            <text:p>MN</text:p>
          </table:table-cell>
          <table:table-cell table:formula="of:=[$master.Z21]" office:value-type="string" office:string-value="#14 - 2 Swift Way">
            <text:p>#14 - 2 Swift Way</text:p>
          </table:table-cell>
          <table:table-cell table:formula="of:=[$master.AC21]" office:value-type="float" office:value="13054">
            <text:p>13054</text:p>
          </table:table-cell>
          <table:table-cell table:formula="of:=[$master.AA21]" office:value-type="string" office:string-value="Shopton">
            <text:p>Shopton</text:p>
          </table:table-cell>
          <table:table-cell table:formula="of:=[$master.AB21]" office:value-type="string" office:string-value="NY">
            <text:p>NY</text:p>
          </table:table-cell>
          <table:table-cell table:formula="of:=[$master.AD21]" office:value-type="string" office:string-value="USA">
            <text:p>USA</text:p>
          </table:table-cell>
          <table:table-cell table:formula="of:=[$master.M21]" office:value-type="string" office:string-value="Director, MIS-IT">
            <text:p>Director, MIS-IT</text:p>
          </table:table-cell>
          <table:table-cell table:style-name="ce21" table:formula="of:=[$master.E21]" office:value-type="date" office:date-value="1965-03-14">
            <text:p>1965-03-14</text:p>
          </table:table-cell>
          <table:table-cell table:formula="of:=[$master.P21]" office:value-type="string" office:string-value="MIS/IT">
            <text:p>MIS/IT</text:p>
          </table:table-cell>
          <table:table-cell table:formula="of:=[$master.L21]" office:value-type="string" office:string-value="Swift Construction Company">
            <text:p>Swift Construction Company</text:p>
          </table:table-cell>
          <table:table-cell table:formula="of:=[$master.R21]" office:value-type="string" office:string-value="Barton Swift">
            <text:p>Barton Swift</text:p>
          </table:table-cell>
          <table:table-cell table:formula="of:=[$master.O21]" office:value-type="string" office:string-value="Management 10">
            <text:p>Management 10</text:p>
          </table:table-cell>
          <table:table-cell table:formula="of:=[$master.I21]" office:value-type="string" office:string-value="Sysadmin">
            <text:p>Sysadmin</text:p>
          </table:table-cell>
          <table:table-cell table:formula="of:=[$master.G21]" office:value-type="string" office:string-value="appleton">
            <text:p>appleton</text:p>
          </table:table-cell>
        </table:table-row>
        <table:table-row table:style-name="ro4">
          <table:table-cell table:formula="of:=[$master.F22]" office:value-type="string" office:string-value="mblair">
            <text:p>mblair</text:p>
          </table:table-cell>
          <table:table-cell table:formula="of:=[$master.C22]" office:value-type="string" office:string-value="Blair">
            <text:p>Blair</text:p>
          </table:table-cell>
          <table:table-cell table:formula="of:=[$master.B22]" office:value-type="string" office:string-value="Minnie">
            <text:p>Minnie</text:p>
          </table:table-cell>
          <table:table-cell table:formula="of:=[$master.X22]" office:value-type="string" office:string-value="1-315-123-4567">
            <text:p>1-315-123-4567</text:p>
          </table:table-cell>
          <table:table-cell table:formula="of:=[$master.N22]" office:value-type="string" office:string-value="mblair@whizzer.local">
            <text:p>mblair@whizzer.local</text:p>
          </table:table-cell>
          <table:table-cell table:style-name="ce25" table:formula="of:=CONCATENATE(LEFT([.C16];1);LEFT([.B16];1))" office:value-type="string" office:string-value="MB">
            <text:p>MB</text:p>
          </table:table-cell>
          <table:table-cell table:formula="of:=[$master.Z22]" office:value-type="string" office:string-value="#15 - 2 Swift Way">
            <text:p>#15 - 2 Swift Way</text:p>
          </table:table-cell>
          <table:table-cell table:formula="of:=[$master.AC22]" office:value-type="float" office:value="13054">
            <text:p>13054</text:p>
          </table:table-cell>
          <table:table-cell table:formula="of:=[$master.AA22]" office:value-type="string" office:string-value="Shopton">
            <text:p>Shopton</text:p>
          </table:table-cell>
          <table:table-cell table:formula="of:=[$master.AB22]" office:value-type="string" office:string-value="NY">
            <text:p>NY</text:p>
          </table:table-cell>
          <table:table-cell table:formula="of:=[$master.AD22]" office:value-type="string" office:string-value="USA">
            <text:p>USA</text:p>
          </table:table-cell>
          <table:table-cell table:formula="of:=[$master.M22]" office:value-type="string" office:string-value="Software Engineer">
            <text:p>Software Engineer</text:p>
          </table:table-cell>
          <table:table-cell table:style-name="ce21" table:formula="of:=[$master.E22]" office:value-type="date" office:date-value="1960-03-01">
            <text:p>1960-03-01</text:p>
          </table:table-cell>
          <table:table-cell table:formula="of:=[$master.P22]" office:value-type="string" office:string-value="Engineering">
            <text:p>Engineering</text:p>
          </table:table-cell>
          <table:table-cell table:formula="of:=[$master.L22]" office:value-type="string" office:string-value="Swift Construction Company">
            <text:p>Swift Construction Company</text:p>
          </table:table-cell>
          <table:table-cell table:formula="of:=[$master.R22]" office:value-type="string" office:string-value="Tom Swift">
            <text:p>Tom Swift</text:p>
          </table:table-cell>
          <table:table-cell table:formula="of:=[$master.O22]" office:value-type="string" office:string-value="Professional Technical 09">
            <text:p>Professional Technical 09</text:p>
          </table:table-cell>
          <table:table-cell table:formula="of:=[$master.I22]" office:value-type="string" office:string-value="Team Member">
            <text:p>Team Member</text:p>
          </table:table-cell>
          <table:table-cell table:formula="of:=[$master.G22]" office:value-type="string" office:string-value="appleton">
            <text:p>appleton</text:p>
          </table:table-cell>
        </table:table-row>
        <table:table-row table:style-name="ro4">
          <table:table-cell table:formula="of:=[$master.F23]" office:value-type="string" office:string-value="mdelazes">
            <text:p>mdelazes</text:p>
          </table:table-cell>
          <table:table-cell table:formula="of:=[$master.C23]" office:value-type="string" office:string-value="DeLazes">
            <text:p>DeLazes</text:p>
          </table:table-cell>
          <table:table-cell table:formula="of:=[$master.B23]" office:value-type="string" office:string-value="Miquel">
            <text:p>Miquel</text:p>
          </table:table-cell>
          <table:table-cell table:formula="of:=[$master.X23]" office:value-type="string" office:string-value="1-315-123-4567">
            <text:p>1-315-123-4567</text:p>
          </table:table-cell>
          <table:table-cell table:formula="of:=[$master.N23]" office:value-type="string" office:string-value="mdelazes@whizzer.local">
            <text:p>mdelazes@whizzer.local</text:p>
          </table:table-cell>
          <table:table-cell table:style-name="ce25" table:formula="of:=CONCATENATE(LEFT([.C17];1);LEFT([.B17];1))" office:value-type="string" office:string-value="MD">
            <text:p>MD</text:p>
          </table:table-cell>
          <table:table-cell table:formula="of:=[$master.Z23]" office:value-type="string" office:string-value="#16 - 2 Swift Way">
            <text:p>#16 - 2 Swift Way</text:p>
          </table:table-cell>
          <table:table-cell table:formula="of:=[$master.AC23]" office:value-type="float" office:value="13054">
            <text:p>13054</text:p>
          </table:table-cell>
          <table:table-cell table:formula="of:=[$master.AA23]" office:value-type="string" office:string-value="Shopton">
            <text:p>Shopton</text:p>
          </table:table-cell>
          <table:table-cell table:formula="of:=[$master.AB23]" office:value-type="string" office:string-value="NY">
            <text:p>NY</text:p>
          </table:table-cell>
          <table:table-cell table:formula="of:=[$master.AD23]" office:value-type="string" office:string-value="USA">
            <text:p>USA</text:p>
          </table:table-cell>
          <table:table-cell table:formula="of:=[$master.M23]" office:value-type="string" office:string-value="Director, Manufacturing">
            <text:p>Director, Manufacturing</text:p>
          </table:table-cell>
          <table:table-cell table:style-name="ce21" table:formula="of:=[$master.E23]" office:value-type="date" office:date-value="1960-04-01">
            <text:p>1960-04-01</text:p>
          </table:table-cell>
          <table:table-cell table:formula="of:=[$master.P23]" office:value-type="string" office:string-value="Manufacturing">
            <text:p>Manufacturing</text:p>
          </table:table-cell>
          <table:table-cell table:formula="of:=[$master.L23]" office:value-type="string" office:string-value="Swift Construction Company">
            <text:p>Swift Construction Company</text:p>
          </table:table-cell>
          <table:table-cell table:formula="of:=[$master.R23]" office:value-type="string" office:string-value="Barton Swift">
            <text:p>Barton Swift</text:p>
          </table:table-cell>
          <table:table-cell table:formula="of:=[$master.O23]" office:value-type="string" office:string-value="Management 09">
            <text:p>Management 09</text:p>
          </table:table-cell>
          <table:table-cell table:formula="of:=[$master.I23]" office:value-type="string" office:string-value="Team Member">
            <text:p>Team Member</text:p>
          </table:table-cell>
          <table:table-cell table:formula="of:=[$master.G23]" office:value-type="string" office:string-value="appleton">
            <text:p>appleton</text:p>
          </table:table-cell>
        </table:table-row>
        <table:table-row table:style-name="ro4">
          <table:table-cell table:formula="of:=[$master.F24]" office:value-type="string" office:string-value="nnewton">
            <text:p>nnewton</text:p>
          </table:table-cell>
          <table:table-cell table:formula="of:=[$master.C24]" office:value-type="string" office:string-value="Newton">
            <text:p>Newton</text:p>
          </table:table-cell>
          <table:table-cell table:formula="of:=[$master.B24]" office:value-type="string" office:string-value="Ned">
            <text:p>Ned</text:p>
          </table:table-cell>
          <table:table-cell table:formula="of:=[$master.X24]" office:value-type="string" office:string-value="1-315-123-4567">
            <text:p>1-315-123-4567</text:p>
          </table:table-cell>
          <table:table-cell table:formula="of:=[$master.N24]" office:value-type="string" office:string-value="nnewton@whizzer.local">
            <text:p>nnewton@whizzer.local</text:p>
          </table:table-cell>
          <table:table-cell table:style-name="ce25" table:formula="of:=CONCATENATE(LEFT([.C18];1);LEFT([.B18];1))" office:value-type="string" office:string-value="NN">
            <text:p>NN</text:p>
          </table:table-cell>
          <table:table-cell table:formula="of:=[$master.Z24]" office:value-type="string" office:string-value="#17 - 2 Swift Way">
            <text:p>#17 - 2 Swift Way</text:p>
          </table:table-cell>
          <table:table-cell table:formula="of:=[$master.AC24]" office:value-type="float" office:value="13054">
            <text:p>13054</text:p>
          </table:table-cell>
          <table:table-cell table:formula="of:=[$master.AA24]" office:value-type="string" office:string-value="Shopton">
            <text:p>Shopton</text:p>
          </table:table-cell>
          <table:table-cell table:formula="of:=[$master.AB24]" office:value-type="string" office:string-value="NY">
            <text:p>NY</text:p>
          </table:table-cell>
          <table:table-cell table:formula="of:=[$master.AD24]" office:value-type="string" office:string-value="USA">
            <text:p>USA</text:p>
          </table:table-cell>
          <table:table-cell table:formula="of:=[$master.M24]" office:value-type="string" office:string-value="Chief Financial Officer">
            <text:p>Chief Financial Officer</text:p>
          </table:table-cell>
          <table:table-cell table:style-name="ce21" table:formula="of:=[$master.E24]" office:value-type="date" office:date-value="1960-05-01">
            <text:p>1960-05-01</text:p>
          </table:table-cell>
          <table:table-cell table:formula="of:=[$master.P24]" office:value-type="string" office:string-value="Finance">
            <text:p>Finance</text:p>
          </table:table-cell>
          <table:table-cell table:formula="of:=[$master.L24]" office:value-type="string" office:string-value="Swift Construction Company">
            <text:p>Swift Construction Company</text:p>
          </table:table-cell>
          <table:table-cell table:formula="of:=[$master.R24]" office:value-type="string" office:string-value="Barton Swift">
            <text:p>Barton Swift</text:p>
          </table:table-cell>
          <table:table-cell table:formula="of:=[$master.O24]" office:value-type="string" office:string-value="Management 11">
            <text:p>Management 11</text:p>
          </table:table-cell>
          <table:table-cell table:formula="of:=[$master.I24]" office:value-type="string" office:string-value="Manager">
            <text:p>Manager</text:p>
          </table:table-cell>
          <table:table-cell table:formula="of:=[$master.G24]" office:value-type="string" office:string-value="appleton">
            <text:p>appleton</text:p>
          </table:table-cell>
        </table:table-row>
        <table:table-row table:style-name="ro4">
          <table:table-cell table:formula="of:=[$master.F25]" office:value-type="string" office:string-value="rsampson">
            <text:p>rsampson</text:p>
          </table:table-cell>
          <table:table-cell table:formula="of:=[$master.C25]" office:value-type="string" office:string-value="Sampson">
            <text:p>Sampson</text:p>
          </table:table-cell>
          <table:table-cell table:formula="of:=[$master.B25]" office:value-type="string" office:string-value="Rad">
            <text:p>Rad</text:p>
          </table:table-cell>
          <table:table-cell table:formula="of:=[$master.X25]" office:value-type="string" office:string-value="1-315-123-4567">
            <text:p>1-315-123-4567</text:p>
          </table:table-cell>
          <table:table-cell table:formula="of:=[$master.N25]" office:value-type="string" office:string-value="rsampson@whizzer.local">
            <text:p>rsampson@whizzer.local</text:p>
          </table:table-cell>
          <table:table-cell table:style-name="ce25" table:formula="of:=CONCATENATE(LEFT([.C19];1);LEFT([.B19];1))" office:value-type="string" office:string-value="RS">
            <text:p>RS</text:p>
          </table:table-cell>
          <table:table-cell table:formula="of:=[$master.Z25]" office:value-type="string" office:string-value="#18 - 2 Swift Way">
            <text:p>#18 - 2 Swift Way</text:p>
          </table:table-cell>
          <table:table-cell table:formula="of:=[$master.AC25]" office:value-type="float" office:value="13054">
            <text:p>13054</text:p>
          </table:table-cell>
          <table:table-cell table:formula="of:=[$master.AA25]" office:value-type="string" office:string-value="Shopton">
            <text:p>Shopton</text:p>
          </table:table-cell>
          <table:table-cell table:formula="of:=[$master.AB25]" office:value-type="string" office:string-value="NY">
            <text:p>NY</text:p>
          </table:table-cell>
          <table:table-cell table:formula="of:=[$master.AD25]" office:value-type="string" office:string-value="USA">
            <text:p>USA</text:p>
          </table:table-cell>
          <table:table-cell table:formula="of:=[$master.M25]" office:value-type="string" office:string-value="Director, Quality">
            <text:p>Director, Quality</text:p>
          </table:table-cell>
          <table:table-cell table:style-name="ce21" table:formula="of:=[$master.E25]" office:value-type="date" office:date-value="1937-06-01">
            <text:p>1937-06-01</text:p>
          </table:table-cell>
          <table:table-cell table:formula="of:=[$master.P25]" office:value-type="string" office:string-value="Quality">
            <text:p>Quality</text:p>
          </table:table-cell>
          <table:table-cell table:formula="of:=[$master.L25]" office:value-type="string" office:string-value="Swift Construction Company">
            <text:p>Swift Construction Company</text:p>
          </table:table-cell>
          <table:table-cell table:formula="of:=[$master.R25]" office:value-type="string" office:string-value="Barton Swift">
            <text:p>Barton Swift</text:p>
          </table:table-cell>
          <table:table-cell table:formula="of:=[$master.O25]" office:value-type="string" office:string-value="Management 10">
            <text:p>Management 10</text:p>
          </table:table-cell>
          <table:table-cell table:formula="of:=[$master.I25]" office:value-type="string" office:string-value="Manager">
            <text:p>Manager</text:p>
          </table:table-cell>
          <table:table-cell table:formula="of:=[$master.G25]" office:value-type="string" office:string-value="appleton">
            <text:p>appleton</text:p>
          </table:table-cell>
        </table:table-row>
        <table:table-row table:style-name="ro4">
          <table:table-cell table:formula="of:=[$master.F26]" office:value-type="string" office:string-value="smalloy">
            <text:p>smalloy</text:p>
          </table:table-cell>
          <table:table-cell table:formula="of:=[$master.C26]" office:value-type="string" office:string-value="Malloy">
            <text:p>Malloy</text:p>
          </table:table-cell>
          <table:table-cell table:formula="of:=[$master.B26]" office:value-type="string" office:string-value="Sarah">
            <text:p>Sarah</text:p>
          </table:table-cell>
          <table:table-cell table:formula="of:=[$master.X26]" office:value-type="string" office:string-value="1-315-123-4567">
            <text:p>1-315-123-4567</text:p>
          </table:table-cell>
          <table:table-cell table:formula="of:=[$master.N26]" office:value-type="string" office:string-value="smalloy@whizzer.local">
            <text:p>smalloy@whizzer.local</text:p>
          </table:table-cell>
          <table:table-cell table:style-name="ce25" table:formula="of:=CONCATENATE(LEFT([.C20];1);LEFT([.B20];1))" office:value-type="string" office:string-value="SM">
            <text:p>SM</text:p>
          </table:table-cell>
          <table:table-cell table:formula="of:=[$master.Z26]" office:value-type="string" office:string-value="#19 - 2 Swift Way">
            <text:p>#19 - 2 Swift Way</text:p>
          </table:table-cell>
          <table:table-cell table:formula="of:=[$master.AC26]" office:value-type="float" office:value="13054">
            <text:p>13054</text:p>
          </table:table-cell>
          <table:table-cell table:formula="of:=[$master.AA26]" office:value-type="string" office:string-value="Shopton">
            <text:p>Shopton</text:p>
          </table:table-cell>
          <table:table-cell table:formula="of:=[$master.AB26]" office:value-type="string" office:string-value="NY">
            <text:p>NY</text:p>
          </table:table-cell>
          <table:table-cell table:formula="of:=[$master.AD26]" office:value-type="string" office:string-value="USA">
            <text:p>USA</text:p>
          </table:table-cell>
          <table:table-cell table:formula="of:=[$master.M26]" office:value-type="string" office:string-value="Receiver">
            <text:p>Receiver</text:p>
          </table:table-cell>
          <table:table-cell table:style-name="ce21" table:formula="of:=[$master.E26]" office:value-type="date" office:date-value="1960-07-01">
            <text:p>1960-07-01</text:p>
          </table:table-cell>
          <table:table-cell table:formula="of:=[$master.P26]" office:value-type="string" office:string-value="Manufacturing">
            <text:p>Manufacturing</text:p>
          </table:table-cell>
          <table:table-cell table:formula="of:=[$master.L26]" office:value-type="string" office:string-value="Swift Construction Company">
            <text:p>Swift Construction Company</text:p>
          </table:table-cell>
          <table:table-cell table:formula="of:=[$master.R26]" office:value-type="string" office:string-value="Miguel DeLazes">
            <text:p>Miguel DeLazes</text:p>
          </table:table-cell>
          <table:table-cell table:formula="of:=[$master.O26]" office:value-type="string" office:string-value="Production 02">
            <text:p>Production 02</text:p>
          </table:table-cell>
          <table:table-cell table:formula="of:=[$master.I26]" office:value-type="string" office:string-value="Team Member">
            <text:p>Team Member</text:p>
          </table:table-cell>
          <table:table-cell table:formula="of:=[$master.G26]" office:value-type="string" office:string-value="appleton">
            <text:p>appleton</text:p>
          </table:table-cell>
        </table:table-row>
        <table:table-row table:style-name="ro4">
          <table:table-cell table:formula="of:=[$master.F27]" office:value-type="string" office:string-value="tswift">
            <text:p>tswift</text:p>
          </table:table-cell>
          <table:table-cell table:formula="of:=[$master.C27]" office:value-type="string" office:string-value="Swift">
            <text:p>Swift</text:p>
          </table:table-cell>
          <table:table-cell table:formula="of:=[$master.B27]" office:value-type="string" office:string-value="Tom">
            <text:p>Tom</text:p>
          </table:table-cell>
          <table:table-cell table:formula="of:=[$master.X27]" office:value-type="string" office:string-value="1-315-123-4567">
            <text:p>1-315-123-4567</text:p>
          </table:table-cell>
          <table:table-cell table:formula="of:=[$master.N27]" office:value-type="string" office:string-value="tswift@whizzer.local">
            <text:p>tswift@whizzer.local</text:p>
          </table:table-cell>
          <table:table-cell table:style-name="ce25" table:formula="of:=CONCATENATE(LEFT([.C21];1);LEFT([.B21];1))" office:value-type="string" office:string-value="TS">
            <text:p>TS</text:p>
          </table:table-cell>
          <table:table-cell table:formula="of:=[$master.Z27]" office:value-type="string" office:string-value="#20 - 2 Swift Way">
            <text:p>#20 - 2 Swift Way</text:p>
          </table:table-cell>
          <table:table-cell table:formula="of:=[$master.AC27]" office:value-type="float" office:value="13054">
            <text:p>13054</text:p>
          </table:table-cell>
          <table:table-cell table:formula="of:=[$master.AA27]" office:value-type="string" office:string-value="Shopton">
            <text:p>Shopton</text:p>
          </table:table-cell>
          <table:table-cell table:formula="of:=[$master.AB27]" office:value-type="string" office:string-value="NY">
            <text:p>NY</text:p>
          </table:table-cell>
          <table:table-cell table:formula="of:=[$master.AD27]" office:value-type="string" office:string-value="USA">
            <text:p>USA</text:p>
          </table:table-cell>
          <table:table-cell table:formula="of:=[$master.M27]" office:value-type="string" office:string-value="Director, Engineering">
            <text:p>Director, Engineering</text:p>
          </table:table-cell>
          <table:table-cell table:style-name="ce21" table:formula="of:=[$master.E27]" office:value-type="date" office:date-value="1959-11-25">
            <text:p>1959-11-25</text:p>
          </table:table-cell>
          <table:table-cell table:formula="of:=[$master.P27]" office:value-type="string" office:string-value="Engineering">
            <text:p>Engineering</text:p>
          </table:table-cell>
          <table:table-cell table:formula="of:=[$master.L27]" office:value-type="string" office:string-value="Swift Construction Company">
            <text:p>Swift Construction Company</text:p>
          </table:table-cell>
          <table:table-cell table:formula="of:=[$master.R27]" office:value-type="string" office:string-value="Barton Swift">
            <text:p>Barton Swift</text:p>
          </table:table-cell>
          <table:table-cell table:formula="of:=[$master.O27]" office:value-type="string" office:string-value="Management 12">
            <text:p>Management 12</text:p>
          </table:table-cell>
          <table:table-cell table:formula="of:=[$master.I27]" office:value-type="string" office:string-value="Manager">
            <text:p>Manager</text:p>
          </table:table-cell>
          <table:table-cell table:formula="of:=[$master.G27]" office:value-type="string" office:string-value="appleton">
            <text:p>appleton</text:p>
          </table:table-cell>
        </table:table-row>
        <table:table-row table:style-name="ro4">
          <table:table-cell table:formula="of:=[$master.F28]" office:value-type="string" office:string-value="wdamon">
            <text:p>wdamon</text:p>
          </table:table-cell>
          <table:table-cell table:formula="of:=[$master.C28]" office:value-type="string" office:string-value="Damon">
            <text:p>Damon</text:p>
          </table:table-cell>
          <table:table-cell table:formula="of:=[$master.B28]" office:value-type="string" office:string-value="Wakefield">
            <text:p>Wakefield</text:p>
          </table:table-cell>
          <table:table-cell table:formula="of:=[$master.X28]" office:value-type="string" office:string-value="1-315-123-4567">
            <text:p>1-315-123-4567</text:p>
          </table:table-cell>
          <table:table-cell table:formula="of:=[$master.N28]" office:value-type="string" office:string-value="wdamon@whizzer.local">
            <text:p>wdamon@whizzer.local</text:p>
          </table:table-cell>
          <table:table-cell table:style-name="ce25" table:formula="of:=CONCATENATE(LEFT([.C22];1);LEFT([.B22];1))" office:value-type="string" office:string-value="WD">
            <text:p>WD</text:p>
          </table:table-cell>
          <table:table-cell table:formula="of:=[$master.Z28]" office:value-type="string" office:string-value="#21 - 2 Swift Way">
            <text:p>#21 - 2 Swift Way</text:p>
          </table:table-cell>
          <table:table-cell table:formula="of:=[$master.AC28]" office:value-type="float" office:value="13054">
            <text:p>13054</text:p>
          </table:table-cell>
          <table:table-cell table:formula="of:=[$master.AA28]" office:value-type="string" office:string-value="Shopton">
            <text:p>Shopton</text:p>
          </table:table-cell>
          <table:table-cell table:formula="of:=[$master.AB28]" office:value-type="string" office:string-value="NY">
            <text:p>NY</text:p>
          </table:table-cell>
          <table:table-cell table:formula="of:=[$master.AD28]" office:value-type="string" office:string-value="USA">
            <text:p>USA</text:p>
          </table:table-cell>
          <table:table-cell table:formula="of:=[$master.M28]" office:value-type="string" office:string-value="Technical Writer">
            <text:p>Technical Writer</text:p>
          </table:table-cell>
          <table:table-cell table:style-name="ce21" table:formula="of:=[$master.E28]" office:value-type="date" office:date-value="1960-09-01">
            <text:p>1960-09-01</text:p>
          </table:table-cell>
          <table:table-cell table:formula="of:=[$master.P28]" office:value-type="string" office:string-value="Product Management">
            <text:p>Product Management</text:p>
          </table:table-cell>
          <table:table-cell table:formula="of:=[$master.L28]" office:value-type="string" office:string-value="Swift Construction Company">
            <text:p>Swift Construction Company</text:p>
          </table:table-cell>
          <table:table-cell table:formula="of:=[$master.R28]" office:value-type="string" office:string-value="John Sharp">
            <text:p>John Sharp</text:p>
          </table:table-cell>
          <table:table-cell table:formula="of:=[$master.O28]" office:value-type="string" office:string-value="Technical 07">
            <text:p>Technical 07</text:p>
          </table:table-cell>
          <table:table-cell table:formula="of:=[$master.I28]" office:value-type="string" office:string-value="Team Member">
            <text:p>Team Member</text:p>
          </table:table-cell>
          <table:table-cell table:formula="of:=[$master.G28]" office:value-type="string" office:string-value="appleton">
            <text:p>appleton</text:p>
          </table:table-cell>
        </table:table-row>
        <table:table-row table:style-name="ro4">
          <table:table-cell table:formula="of:=[$master.F29]" office:value-type="string" office:string-value="wcrawford">
            <text:p>wcrawford</text:p>
          </table:table-cell>
          <table:table-cell table:formula="of:=[$master.C29]" office:value-type="string" office:string-value="Crawford">
            <text:p>Crawford</text:p>
          </table:table-cell>
          <table:table-cell table:formula="of:=[$master.B29]" office:value-type="string" office:string-value="William">
            <text:p>William</text:p>
          </table:table-cell>
          <table:table-cell table:formula="of:=[$master.X29]" office:value-type="string" office:string-value="1-315-123-4567">
            <text:p>1-315-123-4567</text:p>
          </table:table-cell>
          <table:table-cell table:formula="of:=[$master.N29]" office:value-type="string" office:string-value="wcrawford@whizzer.local">
            <text:p>wcrawford@whizzer.local</text:p>
          </table:table-cell>
          <table:table-cell table:style-name="ce25" table:formula="of:=CONCATENATE(LEFT([.C23];1);LEFT([.B23];1))" office:value-type="string" office:string-value="WC">
            <text:p>WC</text:p>
          </table:table-cell>
          <table:table-cell table:formula="of:=[$master.Z29]" office:value-type="string" office:string-value="#22 - 2 Swift Way">
            <text:p>#22 - 2 Swift Way</text:p>
          </table:table-cell>
          <table:table-cell table:formula="of:=[$master.AC29]" office:value-type="float" office:value="13054">
            <text:p>13054</text:p>
          </table:table-cell>
          <table:table-cell table:formula="of:=[$master.AA29]" office:value-type="string" office:string-value="Shopton">
            <text:p>Shopton</text:p>
          </table:table-cell>
          <table:table-cell table:formula="of:=[$master.AB29]" office:value-type="string" office:string-value="NY">
            <text:p>NY</text:p>
          </table:table-cell>
          <table:table-cell table:formula="of:=[$master.AD29]" office:value-type="string" office:string-value="USA">
            <text:p>USA</text:p>
          </table:table-cell>
          <table:table-cell table:formula="of:=[$master.M29]" office:value-type="string" office:string-value="Director, Legal">
            <text:p>Director, Legal</text:p>
          </table:table-cell>
          <table:table-cell table:style-name="ce21" table:formula="of:=[$master.E29]" office:value-type="date" office:date-value="1960-10-01">
            <text:p>1960-10-01</text:p>
          </table:table-cell>
          <table:table-cell table:formula="of:=[$master.P29]" office:value-type="string" office:string-value="Legal">
            <text:p>Legal</text:p>
          </table:table-cell>
          <table:table-cell table:formula="of:=[$master.L29]" office:value-type="string" office:string-value="Swift Construction Company">
            <text:p>Swift Construction Company</text:p>
          </table:table-cell>
          <table:table-cell table:formula="of:=[$master.R29]" office:value-type="string" office:string-value="Barton Swift">
            <text:p>Barton Swift</text:p>
          </table:table-cell>
          <table:table-cell table:formula="of:=[$master.O29]" office:value-type="string" office:string-value="Management 11">
            <text:p>Management 11</text:p>
          </table:table-cell>
          <table:table-cell table:formula="of:=[$master.I29]" office:value-type="string" office:string-value="Manager">
            <text:p>Manager</text:p>
          </table:table-cell>
          <table:table-cell table:formula="of:=[$master.G29]" office:value-type="string" office:string-value="appleton">
            <text:p>appleton</text:p>
          </table:table-cell>
        </table:table-row>
        <table:table-row table:style-name="ro4" table:number-rows-repeated="1048552">
          <table:table-cell table:number-columns-repeated="19"/>
        </table:table-row>
        <table:table-row table:style-name="ro4">
          <table:table-cell table:number-columns-repeated="19"/>
        </table:table-row>
        <table:named-expressions/>
      </table:table>
      <table:table table:name="maestro-yii" table:style-name="ta3" table:print-ranges="'maestro-yii'.A1:'maestro-yii'.H25">
        <table:table-column table:style-name="co118" table:number-columns-repeated="3" table:default-cell-style-name="Excel_20_Built-in_20_Normal"/>
        <table:table-column table:style-name="co79" table:default-cell-style-name="Excel_20_Built-in_20_Normal"/>
        <table:table-column table:style-name="co119" table:default-cell-style-name="Excel_20_Built-in_20_Normal"/>
        <table:table-column table:style-name="co120" table:default-cell-style-name="Excel_20_Built-in_20_Normal"/>
        <table:table-column table:style-name="co121" table:number-columns-repeated="250" table:default-cell-style-name="Excel_20_Built-in_20_Normal"/>
        <table:table-row table:style-name="ro6">
          <table:table-cell office:value-type="string">
            <text:p>username</text:p>
          </table:table-cell>
          <table:table-cell office:value-type="string">
            <text:p>status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nick</text:p>
          </table:table-cell>
          <table:table-cell office:value-type="string">
            <text:p>lname</text:p>
          </table:table-cell>
          <table:table-cell office:value-type="string">
            <text:p>fname</text:p>
          </table:table-cell>
          <table:table-cell office:value-type="string">
            <text:p>initial</text:p>
          </table:table-cell>
          <table:table-cell office:value-type="string">
            <text:p>profile</text:p>
          </table:table-cell>
          <table:table-cell table:number-columns-repeated="247"/>
        </table:table-row>
        <table:table-row table:style-name="ro6">
          <table:table-cell office:value-type="string">
            <office:annotation draw:style-name="gr2" draw:text-style-name="P2" svg:width="1.1413in" svg:height="0.7626in" svg:x="1.1374in" svg:y="0.0102in" draw:caption-point-x="-0.2437in" draw:caption-point-y="0.2189in">
              <dc:date>2014-08-27T00:00:00</dc:date>
              <text:p text:style-name="P2"><text:span text:style-name="T3">Added to be consistent with Yii app skeleton</text:span></text:p>
            </office:annotation>
            <text:p>admin</text:p>
          </table:table-cell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admin@firefly.scc.loc</text:p>
          </table:table-cell>
          <table:table-cell office:value-type="string">
            <text:p>admin</text:p>
          </table:table-cell>
          <table:table-cell office:value-type="string">
            <text:p>Administrator</text:p>
          </table:table-cell>
          <table:table-cell office:value-type="string">
            <text:p>System</text:p>
          </table:table-cell>
          <table:table-cell table:formula="of:=CONCATENATE(LEFT([.G2];1);LEFT([.F2];1))" office:value-type="string" office:string-value="SA">
            <text:p>SA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6">
          <table:table-cell office:value-type="string">
            <office:annotation draw:style-name="gr2" draw:text-style-name="P2" svg:width="1.1413in" svg:height="0.7626in" svg:x="1.1374in" svg:y="0.2406in" draw:caption-point-x="-0.2437in" draw:caption-point-y="0.2134in">
              <dc:date>2014-08-27T00:00:00</dc:date>
              <text:p text:style-name="P2"><text:span text:style-name="T3">Added to be consistent with Yii app skeleton</text:span></text:p>
            </office:annotation>
            <text:p>demo</text:p>
          </table:table-cell>
          <table:table-cell office:value-type="float" office:value="1">
            <text:p>1</text:p>
          </table:table-cell>
          <table:table-cell office:value-type="string">
            <text:p>demo</text:p>
          </table:table-cell>
          <table:table-cell office:value-type="string">
            <text:p>demo@firefly.scc.loc</text:p>
          </table:table-cell>
          <table:table-cell office:value-type="string">
            <text:p>demo</text:p>
          </table:table-cell>
          <table:table-cell office:value-type="string">
            <text:p>User</text:p>
          </table:table-cell>
          <table:table-cell office:value-type="string">
            <text:p>Demo</text:p>
          </table:table-cell>
          <table:table-cell table:formula="of:=CONCATENATE(LEFT([.G3];1);LEFT([.F3];1))" office:value-type="string" office:string-value="DU">
            <text:p>DU</text:p>
          </table:table-cell>
          <table:table-cell office:value-type="float" office:value="9">
            <text:p>9</text:p>
          </table:table-cell>
          <table:table-cell table:number-columns-repeated="247"/>
        </table:table-row>
        <table:table-row table:style-name="ro4">
          <table:table-cell table:formula="of:=[$master.F8]" office:value-type="string" office:string-value="bjenks">
            <text:p>bjenks</text:p>
          </table:table-cell>
          <table:table-cell table:formula="of:=[$master.A8]" office:value-type="float" office:value="1">
            <text:p>1</text:p>
          </table:table-cell>
          <table:table-cell table:formula="of:=[$master.G8]" office:value-type="string" office:string-value="appleton">
            <text:p>appleton</text:p>
          </table:table-cell>
          <table:table-cell table:formula="of:=[$master.N8]" office:value-type="string" office:string-value="bjenks@whizzer.local">
            <text:p>bjenks@whizzer.local</text:p>
          </table:table-cell>
          <table:table-cell table:formula="of:=CONCATENATE(LEFT([$master.B8]);LEFT([$master.C8]))" office:value-type="string" office:string-value="BJ">
            <text:p>BJ</text:p>
          </table:table-cell>
          <table:table-cell table:formula="of:=[$master.C8]" office:value-type="string" office:string-value="Jenks">
            <text:p>Jenks</text:p>
          </table:table-cell>
          <table:table-cell table:formula="of:=[$master.B8]" office:value-type="string" office:string-value="Barcoe">
            <text:p>Barcoe</text:p>
          </table:table-cell>
          <table:table-cell table:formula="of:=CONCATENATE(LEFT([.G4];1);LEFT([.F4];1))" office:value-type="string" office:string-value="BJ">
            <text:p>BJ</text:p>
          </table:table-cell>
          <table:table-cell table:formula="of:=[$master.J8]" office:value-type="float" office:value="2">
            <text:p>2</text:p>
          </table:table-cell>
          <table:table-cell table:number-columns-repeated="247"/>
        </table:table-row>
        <table:table-row table:style-name="ro4">
          <table:table-cell table:formula="of:=[$master.F9]" office:value-type="string" office:string-value="bswift">
            <text:p>bswift</text:p>
          </table:table-cell>
          <table:table-cell table:formula="of:=[$master.A9]" office:value-type="float" office:value="1">
            <text:p>1</text:p>
          </table:table-cell>
          <table:table-cell table:formula="of:=[$master.G9]" office:value-type="string" office:string-value="appleton">
            <text:p>appleton</text:p>
          </table:table-cell>
          <table:table-cell table:formula="of:=[$master.N9]" office:value-type="string" office:string-value="bswift@whizzer.local">
            <text:p>bswift@whizzer.local</text:p>
          </table:table-cell>
          <table:table-cell table:formula="of:=CONCATENATE(LEFT([$master.B9]);LEFT([$master.C9]))" office:value-type="string" office:string-value="BS">
            <text:p>BS</text:p>
          </table:table-cell>
          <table:table-cell table:formula="of:=[$master.C9]" office:value-type="string" office:string-value="Swift">
            <text:p>Swift</text:p>
          </table:table-cell>
          <table:table-cell table:formula="of:=[$master.B9]" office:value-type="string" office:string-value="Barton">
            <text:p>Barton</text:p>
          </table:table-cell>
          <table:table-cell table:formula="of:=CONCATENATE(LEFT([.G5];1);LEFT([.F5];1))" office:value-type="string" office:string-value="BS">
            <text:p>BS</text:p>
          </table:table-cell>
          <table:table-cell table:formula="of:=[$master.J9]" office:value-type="float" office:value="1">
            <text:p>1</text:p>
          </table:table-cell>
          <table:table-cell table:number-columns-repeated="247"/>
        </table:table-row>
        <table:table-row table:style-name="ro4">
          <table:table-cell table:formula="of:=[$master.F10]" office:value-type="string" office:string-value="barmstrong">
            <text:p>barmstrong</text:p>
          </table:table-cell>
          <table:table-cell table:formula="of:=[$master.A10]" office:value-type="float" office:value="1">
            <text:p>1</text:p>
          </table:table-cell>
          <table:table-cell table:formula="of:=[$master.G10]" office:value-type="string" office:string-value="appleton">
            <text:p>appleton</text:p>
          </table:table-cell>
          <table:table-cell table:formula="of:=[$master.N10]" office:value-type="string" office:string-value="barmstrong@whizzer.local">
            <text:p>barmstrong@whizzer.local</text:p>
          </table:table-cell>
          <table:table-cell table:formula="of:=CONCATENATE(LEFT([$master.B10]);LEFT([$master.C10]))" office:value-type="string" office:string-value="BA">
            <text:p>BA</text:p>
          </table:table-cell>
          <table:table-cell table:formula="of:=[$master.C10]" office:value-type="string" office:string-value="Armstrong">
            <text:p>Armstrong</text:p>
          </table:table-cell>
          <table:table-cell table:formula="of:=[$master.B10]" office:value-type="string" office:string-value="Bub">
            <text:p>Bub</text:p>
          </table:table-cell>
          <table:table-cell table:formula="of:=CONCATENATE(LEFT([.G6];1);LEFT([.F6];1))" office:value-type="string" office:string-value="BA">
            <text:p>BA</text:p>
          </table:table-cell>
          <table:table-cell table:formula="of:=[$master.J10]" office:value-type="float" office:value="2">
            <text:p>2</text:p>
          </table:table-cell>
          <table:table-cell table:number-columns-repeated="247"/>
        </table:table-row>
        <table:table-row table:style-name="ro4">
          <table:table-cell table:formula="of:=[$master.F11]" office:value-type="string" office:string-value="fmason">
            <text:p>fmason</text:p>
          </table:table-cell>
          <table:table-cell table:formula="of:=[$master.A11]" office:value-type="float" office:value="1">
            <text:p>1</text:p>
          </table:table-cell>
          <table:table-cell table:formula="of:=[$master.G11]" office:value-type="string" office:string-value="appleton">
            <text:p>appleton</text:p>
          </table:table-cell>
          <table:table-cell table:formula="of:=[$master.N11]" office:value-type="string" office:string-value="fmason@whizzer.local">
            <text:p>fmason@whizzer.local</text:p>
          </table:table-cell>
          <table:table-cell table:formula="of:=CONCATENATE(LEFT([$master.B11]);LEFT([$master.C11]))" office:value-type="string" office:string-value="FM">
            <text:p>FM</text:p>
          </table:table-cell>
          <table:table-cell table:formula="of:=[$master.C11]" office:value-type="string" office:string-value="Mason">
            <text:p>Mason</text:p>
          </table:table-cell>
          <table:table-cell table:formula="of:=[$master.B11]" office:value-type="string" office:string-value="Frank">
            <text:p>Frank</text:p>
          </table:table-cell>
          <table:table-cell table:formula="of:=CONCATENATE(LEFT([.G7];1);LEFT([.F7];1))" office:value-type="string" office:string-value="FM">
            <text:p>FM</text:p>
          </table:table-cell>
          <table:table-cell table:formula="of:=[$master.J11]" office:value-type="float" office:value="2">
            <text:p>2</text:p>
          </table:table-cell>
          <table:table-cell table:number-columns-repeated="247"/>
        </table:table-row>
        <table:table-row table:style-name="ro4">
          <table:table-cell table:formula="of:=[$master.F12]" office:value-type="string" office:string-value="gjackson">
            <text:p>gjackson</text:p>
          </table:table-cell>
          <table:table-cell table:formula="of:=[$master.A12]" office:value-type="float" office:value="1">
            <text:p>1</text:p>
          </table:table-cell>
          <table:table-cell table:formula="of:=[$master.G12]" office:value-type="string" office:string-value="appleton">
            <text:p>appleton</text:p>
          </table:table-cell>
          <table:table-cell table:formula="of:=[$master.N12]" office:value-type="string" office:string-value="gjackson@whizzer.local">
            <text:p>gjackson@whizzer.local</text:p>
          </table:table-cell>
          <table:table-cell table:formula="of:=CONCATENATE(LEFT([$master.B12]);LEFT([$master.C12]))" office:value-type="string" office:string-value="GJ">
            <text:p>GJ</text:p>
          </table:table-cell>
          <table:table-cell table:formula="of:=[$master.C12]" office:value-type="string" office:string-value="Jackson">
            <text:p>Jackson</text:p>
          </table:table-cell>
          <table:table-cell table:formula="of:=[$master.B12]" office:value-type="string" office:string-value="Garret">
            <text:p>Garret</text:p>
          </table:table-cell>
          <table:table-cell table:formula="of:=CONCATENATE(LEFT([.G8];1);LEFT([.F8];1))" office:value-type="string" office:string-value="GJ">
            <text:p>GJ</text:p>
          </table:table-cell>
          <table:table-cell table:formula="of:=[$master.J12]" office:value-type="float" office:value="3">
            <text:p>3</text:p>
          </table:table-cell>
          <table:table-cell table:number-columns-repeated="247"/>
        </table:table-row>
        <table:table-row table:style-name="ro4">
          <table:table-cell table:formula="of:=[$master.F13]" office:value-type="string" office:string-value="hbaldwin">
            <text:p>hbaldwin</text:p>
          </table:table-cell>
          <table:table-cell table:formula="of:=[$master.A13]" office:value-type="float" office:value="1">
            <text:p>1</text:p>
          </table:table-cell>
          <table:table-cell table:formula="of:=[$master.G13]" office:value-type="string" office:string-value="appleton">
            <text:p>appleton</text:p>
          </table:table-cell>
          <table:table-cell table:formula="of:=[$master.N13]" office:value-type="string" office:string-value="hbaldwin@whizzer.local">
            <text:p>hbaldwin@whizzer.local</text:p>
          </table:table-cell>
          <table:table-cell table:formula="of:=CONCATENATE(LEFT([$master.B13]);LEFT([$master.C13]))" office:value-type="string" office:string-value="HB">
            <text:p>HB</text:p>
          </table:table-cell>
          <table:table-cell table:formula="of:=[$master.C13]" office:value-type="string" office:string-value="Baldwin">
            <text:p>Baldwin</text:p>
          </table:table-cell>
          <table:table-cell table:formula="of:=[$master.B13]" office:value-type="string" office:string-value="Hank">
            <text:p>Hank</text:p>
          </table:table-cell>
          <table:table-cell table:formula="of:=CONCATENATE(LEFT([.G9];1);LEFT([.F9];1))" office:value-type="string" office:string-value="HB">
            <text:p>HB</text:p>
          </table:table-cell>
          <table:table-cell table:formula="of:=[$master.J13]" office:value-type="float" office:value="1">
            <text:p>1</text:p>
          </table:table-cell>
          <table:table-cell table:number-columns-repeated="247"/>
        </table:table-row>
        <table:table-row table:style-name="ro4">
          <table:table-cell table:formula="of:=[$master.F14]" office:value-type="string" office:string-value="hrandall">
            <text:p>hrandall</text:p>
          </table:table-cell>
          <table:table-cell table:formula="of:=[$master.A14]" office:value-type="float" office:value="1">
            <text:p>1</text:p>
          </table:table-cell>
          <table:table-cell table:formula="of:=[$master.G14]" office:value-type="string" office:string-value="appleton">
            <text:p>appleton</text:p>
          </table:table-cell>
          <table:table-cell table:formula="of:=[$master.N14]" office:value-type="string" office:string-value="hrandall@whizzer.local">
            <text:p>hrandall@whizzer.local</text:p>
          </table:table-cell>
          <table:table-cell table:formula="of:=CONCATENATE(LEFT([$master.B14]);LEFT([$master.C14]))" office:value-type="string" office:string-value="HR">
            <text:p>HR</text:p>
          </table:table-cell>
          <table:table-cell table:formula="of:=[$master.C14]" office:value-type="string" office:string-value="Randall">
            <text:p>Randall</text:p>
          </table:table-cell>
          <table:table-cell table:formula="of:=[$master.B14]" office:value-type="string" office:string-value="Helen">
            <text:p>Helen</text:p>
          </table:table-cell>
          <table:table-cell table:formula="of:=CONCATENATE(LEFT([.G10];1);LEFT([.F10];1))" office:value-type="string" office:string-value="HR">
            <text:p>HR</text:p>
          </table:table-cell>
          <table:table-cell table:formula="of:=[$master.J14]" office:value-type="float" office:value="4">
            <text:p>4</text:p>
          </table:table-cell>
          <table:table-cell table:number-columns-repeated="247"/>
        </table:table-row>
        <table:table-row table:style-name="ro4">
          <table:table-cell table:formula="of:=[$master.F15]" office:value-type="string" office:string-value="jwood">
            <text:p>jwood</text:p>
          </table:table-cell>
          <table:table-cell table:formula="of:=[$master.A15]" office:value-type="float" office:value="1">
            <text:p>1</text:p>
          </table:table-cell>
          <table:table-cell table:formula="of:=[$master.G15]" office:value-type="string" office:string-value="appleton">
            <text:p>appleton</text:p>
          </table:table-cell>
          <table:table-cell table:formula="of:=[$master.N15]" office:value-type="string" office:string-value="jwood@whizzer.local">
            <text:p>jwood@whizzer.local</text:p>
          </table:table-cell>
          <table:table-cell table:formula="of:=CONCATENATE(LEFT([$master.B15]);LEFT([$master.C15]))" office:value-type="string" office:string-value="JW">
            <text:p>JW</text:p>
          </table:table-cell>
          <table:table-cell table:formula="of:=[$master.C15]" office:value-type="string" office:string-value="Wood">
            <text:p>Wood</text:p>
          </table:table-cell>
          <table:table-cell table:formula="of:=[$master.B15]" office:value-type="string" office:string-value="Jacab">
            <text:p>Jacab</text:p>
          </table:table-cell>
          <table:table-cell table:formula="of:=CONCATENATE(LEFT([.G11];1);LEFT([.F11];1))" office:value-type="string" office:string-value="JW">
            <text:p>JW</text:p>
          </table:table-cell>
          <table:table-cell table:formula="of:=[$master.J15]" office:value-type="float" office:value="5">
            <text:p>5</text:p>
          </table:table-cell>
          <table:table-cell table:number-columns-repeated="247"/>
        </table:table-row>
        <table:table-row table:style-name="ro4">
          <table:table-cell table:formula="of:=[$master.F16]" office:value-type="string" office:string-value="jperiod">
            <text:p>jperiod</text:p>
          </table:table-cell>
          <table:table-cell table:formula="of:=[$master.A16]" office:value-type="float" office:value="1">
            <text:p>1</text:p>
          </table:table-cell>
          <table:table-cell table:formula="of:=[$master.G16]" office:value-type="string" office:string-value="appleton">
            <text:p>appleton</text:p>
          </table:table-cell>
          <table:table-cell table:formula="of:=[$master.N16]" office:value-type="string" office:string-value="jperiod@whizzer.local">
            <text:p>jperiod@whizzer.local</text:p>
          </table:table-cell>
          <table:table-cell table:formula="of:=CONCATENATE(LEFT([$master.B16]);LEFT([$master.C16]))" office:value-type="string" office:string-value="JP">
            <text:p>JP</text:p>
          </table:table-cell>
          <table:table-cell table:formula="of:=[$master.C16]" office:value-type="string" office:string-value="Period">
            <text:p>Period</text:p>
          </table:table-cell>
          <table:table-cell table:formula="of:=[$master.B16]" office:value-type="string" office:string-value="James">
            <text:p>James</text:p>
          </table:table-cell>
          <table:table-cell table:formula="of:=CONCATENATE(LEFT([.G12];1);LEFT([.F12];1))" office:value-type="string" office:string-value="JP">
            <text:p>JP</text:p>
          </table:table-cell>
          <table:table-cell table:formula="of:=[$master.J16]" office:value-type="float" office:value="1">
            <text:p>1</text:p>
          </table:table-cell>
          <table:table-cell table:number-columns-repeated="247"/>
        </table:table-row>
        <table:table-row table:style-name="ro4">
          <table:table-cell table:formula="of:=[$master.F17]" office:value-type="string" office:string-value="jhaddon">
            <text:p>jhaddon</text:p>
          </table:table-cell>
          <table:table-cell table:formula="of:=[$master.A17]" office:value-type="float" office:value="1">
            <text:p>1</text:p>
          </table:table-cell>
          <table:table-cell table:formula="of:=[$master.G17]" office:value-type="string" office:string-value="appleton">
            <text:p>appleton</text:p>
          </table:table-cell>
          <table:table-cell table:formula="of:=[$master.N17]" office:value-type="string" office:string-value="jhaddon@whizzer.local">
            <text:p>jhaddon@whizzer.local</text:p>
          </table:table-cell>
          <table:table-cell table:formula="of:=CONCATENATE(LEFT([$master.B17]);LEFT([$master.C17]))" office:value-type="string" office:string-value="JH">
            <text:p>JH</text:p>
          </table:table-cell>
          <table:table-cell table:formula="of:=[$master.C17]" office:value-type="string" office:string-value="Haddon">
            <text:p>Haddon</text:p>
          </table:table-cell>
          <table:table-cell table:formula="of:=[$master.B17]" office:value-type="string" office:string-value="Jennie">
            <text:p>Jennie</text:p>
          </table:table-cell>
          <table:table-cell table:formula="of:=CONCATENATE(LEFT([.G13];1);LEFT([.F13];1))" office:value-type="string" office:string-value="JH">
            <text:p>JH</text:p>
          </table:table-cell>
          <table:table-cell table:formula="of:=[$master.J17]" office:value-type="float" office:value="6">
            <text:p>6</text:p>
          </table:table-cell>
          <table:table-cell table:number-columns-repeated="247"/>
        </table:table-row>
        <table:table-row table:style-name="ro4">
          <table:table-cell table:formula="of:=[$master.F18]" office:value-type="string" office:string-value="jmorse">
            <text:p>jmorse</text:p>
          </table:table-cell>
          <table:table-cell table:formula="of:=[$master.A18]" office:value-type="float" office:value="1">
            <text:p>1</text:p>
          </table:table-cell>
          <table:table-cell table:formula="of:=[$master.G18]" office:value-type="string" office:string-value="appleton">
            <text:p>appleton</text:p>
          </table:table-cell>
          <table:table-cell table:formula="of:=[$master.N18]" office:value-type="string" office:string-value="jmorse@whizzer.local">
            <text:p>jmorse@whizzer.local</text:p>
          </table:table-cell>
          <table:table-cell table:formula="of:=CONCATENATE(LEFT([$master.B18]);LEFT([$master.C18]))" office:value-type="string" office:string-value="JM">
            <text:p>JM</text:p>
          </table:table-cell>
          <table:table-cell table:formula="of:=[$master.C18]" office:value-type="string" office:string-value="Morse">
            <text:p>Morse</text:p>
          </table:table-cell>
          <table:table-cell table:formula="of:=[$master.B18]" office:value-type="string" office:string-value="Jennie">
            <text:p>Jennie</text:p>
          </table:table-cell>
          <table:table-cell table:formula="of:=CONCATENATE(LEFT([.G14];1);LEFT([.F14];1))" office:value-type="string" office:string-value="JM">
            <text:p>JM</text:p>
          </table:table-cell>
          <table:table-cell table:formula="of:=[$master.J18]" office:value-type="float" office:value="4">
            <text:p>4</text:p>
          </table:table-cell>
          <table:table-cell table:number-columns-repeated="247"/>
        </table:table-row>
        <table:table-row table:style-name="ro4">
          <table:table-cell table:formula="of:=[$master.F19]" office:value-type="string" office:string-value="jsharp">
            <text:p>jsharp</text:p>
          </table:table-cell>
          <table:table-cell table:formula="of:=[$master.A19]" office:value-type="float" office:value="1">
            <text:p>1</text:p>
          </table:table-cell>
          <table:table-cell table:formula="of:=[$master.G19]" office:value-type="string" office:string-value="appleton">
            <text:p>appleton</text:p>
          </table:table-cell>
          <table:table-cell table:formula="of:=[$master.N19]" office:value-type="string" office:string-value="jsharp@whizzer.local">
            <text:p>jsharp@whizzer.local</text:p>
          </table:table-cell>
          <table:table-cell table:formula="of:=CONCATENATE(LEFT([$master.B19]);LEFT([$master.C19]))" office:value-type="string" office:string-value="JS">
            <text:p>JS</text:p>
          </table:table-cell>
          <table:table-cell table:formula="of:=[$master.C19]" office:value-type="string" office:string-value="Sharp">
            <text:p>Sharp</text:p>
          </table:table-cell>
          <table:table-cell table:formula="of:=[$master.B19]" office:value-type="string" office:string-value="John">
            <text:p>John</text:p>
          </table:table-cell>
          <table:table-cell table:formula="of:=CONCATENATE(LEFT([.G15];1);LEFT([.F15];1))" office:value-type="string" office:string-value="JS">
            <text:p>JS</text:p>
          </table:table-cell>
          <table:table-cell table:formula="of:=[$master.J19]" office:value-type="float" office:value="1">
            <text:p>1</text:p>
          </table:table-cell>
          <table:table-cell table:number-columns-repeated="247"/>
        </table:table-row>
        <table:table-row table:style-name="ro4">
          <table:table-cell table:formula="of:=[$master.F20]" office:value-type="string" office:string-value="mbaggert">
            <text:p>mbaggert</text:p>
          </table:table-cell>
          <table:table-cell table:formula="of:=[$master.A20]" office:value-type="float" office:value="1">
            <text:p>1</text:p>
          </table:table-cell>
          <table:table-cell table:formula="of:=[$master.G20]" office:value-type="string" office:string-value="appleton">
            <text:p>appleton</text:p>
          </table:table-cell>
          <table:table-cell table:formula="of:=[$master.N20]" office:value-type="string" office:string-value="mbaggert@whizzer.local">
            <text:p>mbaggert@whizzer.local</text:p>
          </table:table-cell>
          <table:table-cell table:formula="of:=CONCATENATE(LEFT([$master.B20]);LEFT([$master.C20]))" office:value-type="string" office:string-value="MB">
            <text:p>MB</text:p>
          </table:table-cell>
          <table:table-cell table:formula="of:=[$master.C20]" office:value-type="string" office:string-value="Baggert">
            <text:p>Baggert</text:p>
          </table:table-cell>
          <table:table-cell table:formula="of:=[$master.B20]" office:value-type="string" office:string-value="Martha">
            <text:p>Martha</text:p>
          </table:table-cell>
          <table:table-cell table:formula="of:=CONCATENATE(LEFT([.G16];1);LEFT([.F16];1))" office:value-type="string" office:string-value="MB">
            <text:p>MB</text:p>
          </table:table-cell>
          <table:table-cell table:formula="of:=[$master.J20]" office:value-type="float" office:value="1">
            <text:p>1</text:p>
          </table:table-cell>
          <table:table-cell table:number-columns-repeated="247"/>
        </table:table-row>
        <table:table-row table:style-name="ro4">
          <table:table-cell table:formula="of:=[$master.F21]" office:value-type="string" office:string-value="mnestor">
            <text:p>mnestor</text:p>
          </table:table-cell>
          <table:table-cell table:formula="of:=[$master.A21]" office:value-type="float" office:value="1">
            <text:p>1</text:p>
          </table:table-cell>
          <table:table-cell table:formula="of:=[$master.G21]" office:value-type="string" office:string-value="appleton">
            <text:p>appleton</text:p>
          </table:table-cell>
          <table:table-cell table:formula="of:=[$master.N21]" office:value-type="string" office:string-value="mnestor@whizzer.local">
            <text:p>mnestor@whizzer.local</text:p>
          </table:table-cell>
          <table:table-cell table:formula="of:=CONCATENATE(LEFT([$master.B21]);LEFT([$master.C21]))" office:value-type="string" office:string-value="MN">
            <text:p>MN</text:p>
          </table:table-cell>
          <table:table-cell table:formula="of:=[$master.C21]" office:value-type="string" office:string-value="Nestor">
            <text:p>Nestor</text:p>
          </table:table-cell>
          <table:table-cell table:formula="of:=[$master.B21]" office:value-type="string" office:string-value="Mary">
            <text:p>Mary</text:p>
          </table:table-cell>
          <table:table-cell table:formula="of:=CONCATENATE(LEFT([.G17];1);LEFT([.F17];1))" office:value-type="string" office:string-value="MN">
            <text:p>MN</text:p>
          </table:table-cell>
          <table:table-cell table:formula="of:=[$master.J21]" office:value-type="float" office:value="0">
            <text:p>0</text:p>
          </table:table-cell>
          <table:table-cell table:number-columns-repeated="247"/>
        </table:table-row>
        <table:table-row table:style-name="ro4">
          <table:table-cell table:formula="of:=[$master.F22]" office:value-type="string" office:string-value="mblair">
            <text:p>mblair</text:p>
          </table:table-cell>
          <table:table-cell table:formula="of:=[$master.A22]" office:value-type="float" office:value="1">
            <text:p>1</text:p>
          </table:table-cell>
          <table:table-cell table:formula="of:=[$master.G22]" office:value-type="string" office:string-value="appleton">
            <text:p>appleton</text:p>
          </table:table-cell>
          <table:table-cell table:formula="of:=[$master.N22]" office:value-type="string" office:string-value="mblair@whizzer.local">
            <text:p>mblair@whizzer.local</text:p>
          </table:table-cell>
          <table:table-cell table:formula="of:=CONCATENATE(LEFT([$master.B22]);LEFT([$master.C22]))" office:value-type="string" office:string-value="MB">
            <text:p>MB</text:p>
          </table:table-cell>
          <table:table-cell table:formula="of:=[$master.C22]" office:value-type="string" office:string-value="Blair">
            <text:p>Blair</text:p>
          </table:table-cell>
          <table:table-cell table:formula="of:=[$master.B22]" office:value-type="string" office:string-value="Minnie">
            <text:p>Minnie</text:p>
          </table:table-cell>
          <table:table-cell table:formula="of:=CONCATENATE(LEFT([.G18];1);LEFT([.F18];1))" office:value-type="string" office:string-value="MB">
            <text:p>MB</text:p>
          </table:table-cell>
          <table:table-cell table:formula="of:=[$master.J22]" office:value-type="float" office:value="2">
            <text:p>2</text:p>
          </table:table-cell>
          <table:table-cell table:number-columns-repeated="247"/>
        </table:table-row>
        <table:table-row table:style-name="ro4">
          <table:table-cell table:formula="of:=[$master.F23]" office:value-type="string" office:string-value="mdelazes">
            <text:p>mdelazes</text:p>
          </table:table-cell>
          <table:table-cell table:formula="of:=[$master.A23]" office:value-type="float" office:value="1">
            <text:p>1</text:p>
          </table:table-cell>
          <table:table-cell table:formula="of:=[$master.G23]" office:value-type="string" office:string-value="appleton">
            <text:p>appleton</text:p>
          </table:table-cell>
          <table:table-cell table:formula="of:=[$master.N23]" office:value-type="string" office:string-value="mdelazes@whizzer.local">
            <text:p>mdelazes@whizzer.local</text:p>
          </table:table-cell>
          <table:table-cell table:formula="of:=CONCATENATE(LEFT([$master.B23]);LEFT([$master.C23]))" office:value-type="string" office:string-value="MD">
            <text:p>MD</text:p>
          </table:table-cell>
          <table:table-cell table:formula="of:=[$master.C23]" office:value-type="string" office:string-value="DeLazes">
            <text:p>DeLazes</text:p>
          </table:table-cell>
          <table:table-cell table:formula="of:=[$master.B23]" office:value-type="string" office:string-value="Miquel">
            <text:p>Miquel</text:p>
          </table:table-cell>
          <table:table-cell table:formula="of:=CONCATENATE(LEFT([.G19];1);LEFT([.F19];1))" office:value-type="string" office:string-value="MD">
            <text:p>MD</text:p>
          </table:table-cell>
          <table:table-cell table:formula="of:=[$master.J23]" office:value-type="float" office:value="7">
            <text:p>7</text:p>
          </table:table-cell>
          <table:table-cell table:number-columns-repeated="247"/>
        </table:table-row>
        <table:table-row table:style-name="ro4">
          <table:table-cell table:formula="of:=[$master.F24]" office:value-type="string" office:string-value="nnewton">
            <text:p>nnewton</text:p>
          </table:table-cell>
          <table:table-cell table:formula="of:=[$master.A24]" office:value-type="float" office:value="1">
            <text:p>1</text:p>
          </table:table-cell>
          <table:table-cell table:formula="of:=[$master.G24]" office:value-type="string" office:string-value="appleton">
            <text:p>appleton</text:p>
          </table:table-cell>
          <table:table-cell table:formula="of:=[$master.N24]" office:value-type="string" office:string-value="nnewton@whizzer.local">
            <text:p>nnewton@whizzer.local</text:p>
          </table:table-cell>
          <table:table-cell table:formula="of:=CONCATENATE(LEFT([$master.B24]);LEFT([$master.C24]))" office:value-type="string" office:string-value="NN">
            <text:p>NN</text:p>
          </table:table-cell>
          <table:table-cell table:formula="of:=[$master.C24]" office:value-type="string" office:string-value="Newton">
            <text:p>Newton</text:p>
          </table:table-cell>
          <table:table-cell table:formula="of:=[$master.B24]" office:value-type="string" office:string-value="Ned">
            <text:p>Ned</text:p>
          </table:table-cell>
          <table:table-cell table:formula="of:=CONCATENATE(LEFT([.G20];1);LEFT([.F20];1))" office:value-type="string" office:string-value="NN">
            <text:p>NN</text:p>
          </table:table-cell>
          <table:table-cell table:formula="of:=[$master.J24]" office:value-type="float" office:value="1">
            <text:p>1</text:p>
          </table:table-cell>
          <table:table-cell table:number-columns-repeated="247"/>
        </table:table-row>
        <table:table-row table:style-name="ro4">
          <table:table-cell table:formula="of:=[$master.F25]" office:value-type="string" office:string-value="rsampson">
            <text:p>rsampson</text:p>
          </table:table-cell>
          <table:table-cell table:formula="of:=[$master.A25]" office:value-type="float" office:value="1">
            <text:p>1</text:p>
          </table:table-cell>
          <table:table-cell table:formula="of:=[$master.G25]" office:value-type="string" office:string-value="appleton">
            <text:p>appleton</text:p>
          </table:table-cell>
          <table:table-cell table:formula="of:=[$master.N25]" office:value-type="string" office:string-value="rsampson@whizzer.local">
            <text:p>rsampson@whizzer.local</text:p>
          </table:table-cell>
          <table:table-cell table:formula="of:=CONCATENATE(LEFT([$master.B25]);LEFT([$master.C25]))" office:value-type="string" office:string-value="RS">
            <text:p>RS</text:p>
          </table:table-cell>
          <table:table-cell table:formula="of:=[$master.C25]" office:value-type="string" office:string-value="Sampson">
            <text:p>Sampson</text:p>
          </table:table-cell>
          <table:table-cell table:formula="of:=[$master.B25]" office:value-type="string" office:string-value="Rad">
            <text:p>Rad</text:p>
          </table:table-cell>
          <table:table-cell table:formula="of:=CONCATENATE(LEFT([.G21];1);LEFT([.F21];1))" office:value-type="string" office:string-value="RS">
            <text:p>RS</text:p>
          </table:table-cell>
          <table:table-cell table:formula="of:=[$master.J25]" office:value-type="float" office:value="1">
            <text:p>1</text:p>
          </table:table-cell>
          <table:table-cell table:number-columns-repeated="247"/>
        </table:table-row>
        <table:table-row table:style-name="ro4">
          <table:table-cell table:formula="of:=[$master.F26]" office:value-type="string" office:string-value="smalloy">
            <text:p>smalloy</text:p>
          </table:table-cell>
          <table:table-cell table:formula="of:=[$master.A26]" office:value-type="float" office:value="1">
            <text:p>1</text:p>
          </table:table-cell>
          <table:table-cell table:formula="of:=[$master.G26]" office:value-type="string" office:string-value="appleton">
            <text:p>appleton</text:p>
          </table:table-cell>
          <table:table-cell table:formula="of:=[$master.N26]" office:value-type="string" office:string-value="smalloy@whizzer.local">
            <text:p>smalloy@whizzer.local</text:p>
          </table:table-cell>
          <table:table-cell table:formula="of:=CONCATENATE(LEFT([$master.B26]);LEFT([$master.C26]))" office:value-type="string" office:string-value="SM">
            <text:p>SM</text:p>
          </table:table-cell>
          <table:table-cell table:formula="of:=[$master.C26]" office:value-type="string" office:string-value="Malloy">
            <text:p>Malloy</text:p>
          </table:table-cell>
          <table:table-cell table:formula="of:=[$master.B26]" office:value-type="string" office:string-value="Sarah">
            <text:p>Sarah</text:p>
          </table:table-cell>
          <table:table-cell table:formula="of:=CONCATENATE(LEFT([.G22];1);LEFT([.F22];1))" office:value-type="string" office:string-value="SM">
            <text:p>SM</text:p>
          </table:table-cell>
          <table:table-cell table:formula="of:=[$master.J26]" office:value-type="float" office:value="6">
            <text:p>6</text:p>
          </table:table-cell>
          <table:table-cell table:number-columns-repeated="247"/>
        </table:table-row>
        <table:table-row table:style-name="ro4">
          <table:table-cell table:formula="of:=[$master.F27]" office:value-type="string" office:string-value="tswift">
            <text:p>tswift</text:p>
          </table:table-cell>
          <table:table-cell table:formula="of:=[$master.A27]" office:value-type="float" office:value="1">
            <text:p>1</text:p>
          </table:table-cell>
          <table:table-cell table:formula="of:=[$master.G27]" office:value-type="string" office:string-value="appleton">
            <text:p>appleton</text:p>
          </table:table-cell>
          <table:table-cell table:formula="of:=[$master.N27]" office:value-type="string" office:string-value="tswift@whizzer.local">
            <text:p>tswift@whizzer.local</text:p>
          </table:table-cell>
          <table:table-cell table:formula="of:=CONCATENATE(LEFT([$master.B27]);LEFT([$master.C27]))" office:value-type="string" office:string-value="TS">
            <text:p>TS</text:p>
          </table:table-cell>
          <table:table-cell table:formula="of:=[$master.C27]" office:value-type="string" office:string-value="Swift">
            <text:p>Swift</text:p>
          </table:table-cell>
          <table:table-cell table:formula="of:=[$master.B27]" office:value-type="string" office:string-value="Tom">
            <text:p>Tom</text:p>
          </table:table-cell>
          <table:table-cell table:formula="of:=CONCATENATE(LEFT([.G23];1);LEFT([.F23];1))" office:value-type="string" office:string-value="TS">
            <text:p>TS</text:p>
          </table:table-cell>
          <table:table-cell table:formula="of:=[$master.J27]" office:value-type="float" office:value="1">
            <text:p>1</text:p>
          </table:table-cell>
          <table:table-cell table:number-columns-repeated="247"/>
        </table:table-row>
        <table:table-row table:style-name="ro4">
          <table:table-cell table:formula="of:=[$master.F28]" office:value-type="string" office:string-value="wdamon">
            <text:p>wdamon</text:p>
          </table:table-cell>
          <table:table-cell table:formula="of:=[$master.A28]" office:value-type="float" office:value="1">
            <text:p>1</text:p>
          </table:table-cell>
          <table:table-cell table:formula="of:=[$master.G28]" office:value-type="string" office:string-value="appleton">
            <text:p>appleton</text:p>
          </table:table-cell>
          <table:table-cell table:formula="of:=[$master.N28]" office:value-type="string" office:string-value="wdamon@whizzer.local">
            <text:p>wdamon@whizzer.local</text:p>
          </table:table-cell>
          <table:table-cell table:formula="of:=CONCATENATE(LEFT([$master.B28]);LEFT([$master.C28]))" office:value-type="string" office:string-value="WD">
            <text:p>WD</text:p>
          </table:table-cell>
          <table:table-cell table:formula="of:=[$master.C28]" office:value-type="string" office:string-value="Damon">
            <text:p>Damon</text:p>
          </table:table-cell>
          <table:table-cell table:formula="of:=[$master.B28]" office:value-type="string" office:string-value="Wakefield">
            <text:p>Wakefield</text:p>
          </table:table-cell>
          <table:table-cell table:formula="of:=CONCATENATE(LEFT([.G24];1);LEFT([.F24];1))" office:value-type="string" office:string-value="WD">
            <text:p>WD</text:p>
          </table:table-cell>
          <table:table-cell table:formula="of:=[$master.J28]" office:value-type="float" office:value="1">
            <text:p>1</text:p>
          </table:table-cell>
          <table:table-cell table:number-columns-repeated="247"/>
        </table:table-row>
        <table:table-row table:style-name="ro4">
          <table:table-cell table:formula="of:=[$master.F29]" office:value-type="string" office:string-value="wcrawford">
            <text:p>wcrawford</text:p>
          </table:table-cell>
          <table:table-cell table:formula="of:=[$master.A29]" office:value-type="float" office:value="1">
            <text:p>1</text:p>
          </table:table-cell>
          <table:table-cell table:formula="of:=[$master.G29]" office:value-type="string" office:string-value="appleton">
            <text:p>appleton</text:p>
          </table:table-cell>
          <table:table-cell table:formula="of:=[$master.N29]" office:value-type="string" office:string-value="wcrawford@whizzer.local">
            <text:p>wcrawford@whizzer.local</text:p>
          </table:table-cell>
          <table:table-cell table:formula="of:=CONCATENATE(LEFT([$master.B29]);LEFT([$master.C29]))" office:value-type="string" office:string-value="WC">
            <text:p>WC</text:p>
          </table:table-cell>
          <table:table-cell table:formula="of:=[$master.C29]" office:value-type="string" office:string-value="Crawford">
            <text:p>Crawford</text:p>
          </table:table-cell>
          <table:table-cell table:formula="of:=[$master.B29]" office:value-type="string" office:string-value="William">
            <text:p>William</text:p>
          </table:table-cell>
          <table:table-cell table:formula="of:=CONCATENATE(LEFT([.G25];1);LEFT([.F25];1))" office:value-type="string" office:string-value="WC">
            <text:p>WC</text:p>
          </table:table-cell>
          <table:table-cell table:formula="of:=[$master.J29]" office:value-type="float" office:value="1">
            <text:p>1</text:p>
          </table:table-cell>
          <table:table-cell table:number-columns-repeated="247"/>
        </table:table-row>
        <table:table-row table:style-name="ro4" table:number-rows-repeated="1048550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range table:name="Excel_BuiltIn_Print_Area" table:base-cell-address="$master.$A$1" table:cell-range-address="$'maestro-yii'.$A$1:.$H$25" table:range-usable-as="print-range"/>
          <table:named-range table:name="_xlnm.Print_Area" table:base-cell-address="$master.$A$1" table:cell-range-address="$'maestro-yii'.$A$1:.$H$25"/>
        </table:named-expressions>
      </table:table>
      <table:table table:name="weberp" table:style-name="ta3" table:print-ranges="weberp.A1:weberp.E23">
        <table:table-column table:style-name="co111" table:default-cell-style-name="Excel_20_Built-in_20_Normal"/>
        <table:table-column table:style-name="co7" table:default-cell-style-name="Excel_20_Built-in_20_Normal"/>
        <table:table-column table:style-name="co24" table:default-cell-style-name="Excel_20_Built-in_20_Normal"/>
        <table:table-column table:style-name="co122" table:default-cell-style-name="Excel_20_Built-in_20_Normal"/>
        <table:table-column table:style-name="co13" table:default-cell-style-name="Excel_20_Built-in_20_Normal"/>
        <table:table-column table:style-name="co123" table:default-cell-style-name="Excel_20_Built-in_20_Normal"/>
        <table:table-column table:style-name="co124" table:default-cell-style-name="Excel_20_Built-in_20_Normal"/>
        <table:table-column table:style-name="co125" table:default-cell-style-name="Excel_20_Built-in_20_Normal"/>
        <table:table-column table:style-name="co126" table:default-cell-style-name="Excel_20_Built-in_20_Normal"/>
        <table:table-column table:style-name="co127" table:default-cell-style-name="Excel_20_Built-in_20_Normal"/>
        <table:table-column table:style-name="co21" table:default-cell-style-name="Excel_20_Built-in_20_Normal"/>
        <table:table-column table:style-name="co128" table:default-cell-style-name="Excel_20_Built-in_20_Normal"/>
        <table:table-column table:style-name="co129" table:default-cell-style-name="Excel_20_Built-in_20_Normal"/>
        <table:table-column table:style-name="co130" table:default-cell-style-name="Excel_20_Built-in_20_Normal"/>
        <table:table-column table:style-name="co131" table:default-cell-style-name="Excel_20_Built-in_20_Normal"/>
        <table:table-column table:style-name="co15" table:default-cell-style-name="Excel_20_Built-in_20_Normal"/>
        <table:table-column table:style-name="co132" table:default-cell-style-name="Excel_20_Built-in_20_Normal"/>
        <table:table-column table:style-name="co133" table:default-cell-style-name="Excel_20_Built-in_20_Normal"/>
        <table:table-column table:style-name="co6" table:default-cell-style-name="Excel_20_Built-in_20_Normal"/>
        <table:table-column table:style-name="co134" table:default-cell-style-name="Excel_20_Built-in_20_Normal"/>
        <table:table-column table:style-name="co132" table:default-cell-style-name="Excel_20_Built-in_20_Normal"/>
        <table:table-column table:style-name="co103" table:default-cell-style-name="Excel_20_Built-in_20_Normal"/>
        <table:table-column table:style-name="co29" table:number-columns-repeated="230" table:default-cell-style-name="Excel_20_Built-in_20_Normal"/>
        <table:table-row table:style-name="ro6">
          <table:table-cell office:value-type="string">
            <text:p>User login</text:p>
          </table:table-cell>
          <table:table-cell office:value-type="string">
            <text:p>Password</text:p>
          </table:table-cell>
          <table:table-cell office:value-type="string">
            <text:p>Fullname</text:p>
          </table:table-cell>
          <table:table-cell office:value-type="string">
            <text:p>Telephone Number</text:p>
          </table:table-cell>
          <table:table-cell office:value-type="string">
            <text:p>E-mail Address</text:p>
          </table:table-cell>
          <table:table-cell office:value-type="string">
            <text:p>Security Role</text:p>
          </table:table-cell>
          <table:table-cell office:value-type="string">
            <text:p>Default Location</text:p>
          </table:table-cell>
          <table:table-cell office:value-type="string">
            <text:p>Customer Code</text:p>
          </table:table-cell>
          <table:table-cell office:value-type="string">
            <text:p>Branch Code</text:p>
          </table:table-cell>
          <table:table-cell office:value-type="string">
            <text:p>Restrict to Sales Person</text:p>
          </table:table-cell>
          <table:table-cell office:value-type="string">
            <text:p>Report Page Size</text:p>
          </table:table-cell>
          <table:table-cell office:value-type="string">
            <text:p>Theme</text:p>
          </table:table-cell>
          <table:table-cell office:value-type="string">
            <text:p>Language</text:p>
          </table:table-cell>
          <table:table-cell office:value-type="string">
            <text:p>Display Orders options</text:p>
          </table:table-cell>
          <table:table-cell office:value-type="string">
            <text:p>Display Rcvbls options</text:p>
          </table:table-cell>
          <table:table-cell office:value-type="string">
            <text:p>Display Pybls options</text:p>
          </table:table-cell>
          <table:table-cell office:value-type="string">
            <text:p>Display Purch options</text:p>
          </table:table-cell>
          <table:table-cell office:value-type="string">
            <text:p>Display Inv options</text:p>
          </table:table-cell>
          <table:table-cell office:value-type="string">
            <text:p>Display Mfg options</text:p>
          </table:table-cell>
          <table:table-cell office:value-type="string">
            <text:p>Display GL options</text:p>
          </table:table-cell>
          <table:table-cell office:value-type="string">
            <text:p>Display Setup options</text:p>
          </table:table-cell>
          <table:table-cell office:value-type="string">
            <text:p>Account Status</text:p>
          </table:table-cell>
          <table:table-cell table:number-columns-repeated="230"/>
        </table:table-row>
        <table:table-row table:style-name="ro6">
          <table:table-cell table:formula="of:=[$master.F8]" office:value-type="string" office:string-value="bjenks">
            <text:p>bjenks</text:p>
          </table:table-cell>
          <table:table-cell table:formula="of:=[$master.G8]" office:value-type="string" office:string-value="appleton">
            <text:p>appleton</text:p>
          </table:table-cell>
          <table:table-cell table:formula="of:=CONCATENATE([$master.B8];&quot; &quot;;[master.C8])" office:value-type="string" office:string-value="Barcoe Jenks">
            <text:p>Barcoe Jenks</text:p>
          </table:table-cell>
          <table:table-cell table:formula="of:=[$master.X8]" office:value-type="string" office:string-value="1-315-123-4567">
            <text:p>1-315-123-4567</text:p>
          </table:table-cell>
          <table:table-cell table:formula="of:=[$master.N8]" office:value-type="string" office:string-value="bjenks@whizzer.local">
            <text:p>bjenks@whizzer.local</text:p>
          </table:table-cell>
          <table:table-cell office:value-type="string">
            <text:p>System Administrator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9]" office:value-type="string" office:string-value="bswift">
            <text:p>bswift</text:p>
          </table:table-cell>
          <table:table-cell table:formula="of:=[$master.G9]" office:value-type="string" office:string-value="appleton">
            <text:p>appleton</text:p>
          </table:table-cell>
          <table:table-cell table:formula="of:=CONCATENATE([$master.B9];&quot; &quot;;[master.C9])" office:value-type="string" office:string-value="Barton Swift">
            <text:p>Barton Swift</text:p>
          </table:table-cell>
          <table:table-cell table:formula="of:=[$master.X9]" office:value-type="string" office:string-value="1-315-123-4567">
            <text:p>1-315-123-4567</text:p>
          </table:table-cell>
          <table:table-cell table:formula="of:=[$master.N9]" office:value-type="string" office:string-value="bswift@whizzer.local">
            <text:p>bswift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10]" office:value-type="string" office:string-value="barmstrong">
            <text:p>barmstrong</text:p>
          </table:table-cell>
          <table:table-cell table:formula="of:=[$master.G10]" office:value-type="string" office:string-value="appleton">
            <text:p>appleton</text:p>
          </table:table-cell>
          <table:table-cell table:formula="of:=CONCATENATE([$master.B10];&quot; &quot;;[master.C10])" office:value-type="string" office:string-value="Bub Armstrong">
            <text:p>Bub Armstrong</text:p>
          </table:table-cell>
          <table:table-cell table:formula="of:=[$master.X10]" office:value-type="string" office:string-value="1-315-123-4567">
            <text:p>1-315-123-4567</text:p>
          </table:table-cell>
          <table:table-cell table:formula="of:=[$master.N10]" office:value-type="string" office:string-value="barmstrong@whizzer.local">
            <text:p>barmstrong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11]" office:value-type="string" office:string-value="fmason">
            <text:p>fmason</text:p>
          </table:table-cell>
          <table:table-cell table:formula="of:=[$master.G11]" office:value-type="string" office:string-value="appleton">
            <text:p>appleton</text:p>
          </table:table-cell>
          <table:table-cell table:formula="of:=CONCATENATE([$master.B11];&quot; &quot;;[master.C11])" office:value-type="string" office:string-value="Frank Mason">
            <text:p>Frank Mason</text:p>
          </table:table-cell>
          <table:table-cell table:formula="of:=[$master.X11]" office:value-type="string" office:string-value="1-315-123-4567">
            <text:p>1-315-123-4567</text:p>
          </table:table-cell>
          <table:table-cell table:formula="of:=[$master.N11]" office:value-type="string" office:string-value="fmason@whizzer.local">
            <text:p>fmas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12]" office:value-type="string" office:string-value="gjackson">
            <text:p>gjackson</text:p>
          </table:table-cell>
          <table:table-cell table:formula="of:=[$master.G12]" office:value-type="string" office:string-value="appleton">
            <text:p>appleton</text:p>
          </table:table-cell>
          <table:table-cell table:formula="of:=CONCATENATE([$master.B12];&quot; &quot;;[master.C12])" office:value-type="string" office:string-value="Garret Jackson">
            <text:p>Garret Jackson</text:p>
          </table:table-cell>
          <table:table-cell table:formula="of:=[$master.X12]" office:value-type="string" office:string-value="1-315-123-4567">
            <text:p>1-315-123-4567</text:p>
          </table:table-cell>
          <table:table-cell table:formula="of:=[$master.N12]" office:value-type="string" office:string-value="gjackson@whizzer.local">
            <text:p>gjacks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13]" office:value-type="string" office:string-value="hbaldwin">
            <text:p>hbaldwin</text:p>
          </table:table-cell>
          <table:table-cell table:formula="of:=[$master.G13]" office:value-type="string" office:string-value="appleton">
            <text:p>appleton</text:p>
          </table:table-cell>
          <table:table-cell table:formula="of:=CONCATENATE([$master.B13];&quot; &quot;;[master.C13])" office:value-type="string" office:string-value="Hank Baldwin">
            <text:p>Hank Baldwin</text:p>
          </table:table-cell>
          <table:table-cell table:formula="of:=[$master.X13]" office:value-type="string" office:string-value="1-315-123-4567">
            <text:p>1-315-123-4567</text:p>
          </table:table-cell>
          <table:table-cell table:formula="of:=[$master.N13]" office:value-type="string" office:string-value="hbaldwin@whizzer.local">
            <text:p>hbaldwi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14]" office:value-type="string" office:string-value="hrandall">
            <text:p>hrandall</text:p>
          </table:table-cell>
          <table:table-cell table:formula="of:=[$master.G14]" office:value-type="string" office:string-value="appleton">
            <text:p>appleton</text:p>
          </table:table-cell>
          <table:table-cell table:formula="of:=CONCATENATE([$master.B14];&quot; &quot;;[master.C14])" office:value-type="string" office:string-value="Helen Randall">
            <text:p>Helen Randall</text:p>
          </table:table-cell>
          <table:table-cell table:formula="of:=[$master.X14]" office:value-type="string" office:string-value="1-315-123-4567">
            <text:p>1-315-123-4567</text:p>
          </table:table-cell>
          <table:table-cell table:formula="of:=[$master.N14]" office:value-type="string" office:string-value="hrandall@whizzer.local">
            <text:p>hrandall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15]" office:value-type="string" office:string-value="jwood">
            <text:p>jwood</text:p>
          </table:table-cell>
          <table:table-cell table:formula="of:=[$master.G15]" office:value-type="string" office:string-value="appleton">
            <text:p>appleton</text:p>
          </table:table-cell>
          <table:table-cell table:formula="of:=CONCATENATE([$master.B15];&quot; &quot;;[master.C15])" office:value-type="string" office:string-value="Jacab Wood">
            <text:p>Jacab Wood</text:p>
          </table:table-cell>
          <table:table-cell table:formula="of:=[$master.X15]" office:value-type="string" office:string-value="1-315-123-4567">
            <text:p>1-315-123-4567</text:p>
          </table:table-cell>
          <table:table-cell table:formula="of:=[$master.N15]" office:value-type="string" office:string-value="jwood@whizzer.local">
            <text:p>jwood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16]" office:value-type="string" office:string-value="jperiod">
            <text:p>jperiod</text:p>
          </table:table-cell>
          <table:table-cell table:formula="of:=[$master.G16]" office:value-type="string" office:string-value="appleton">
            <text:p>appleton</text:p>
          </table:table-cell>
          <table:table-cell table:formula="of:=CONCATENATE([$master.B16];&quot; &quot;;[master.C16])" office:value-type="string" office:string-value="James Period">
            <text:p>James Period</text:p>
          </table:table-cell>
          <table:table-cell table:formula="of:=[$master.X16]" office:value-type="string" office:string-value="1-315-123-4567">
            <text:p>1-315-123-4567</text:p>
          </table:table-cell>
          <table:table-cell table:formula="of:=[$master.N16]" office:value-type="string" office:string-value="jperiod@whizzer.local">
            <text:p>jperiod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17]" office:value-type="string" office:string-value="jhaddon">
            <text:p>jhaddon</text:p>
          </table:table-cell>
          <table:table-cell table:formula="of:=[$master.G17]" office:value-type="string" office:string-value="appleton">
            <text:p>appleton</text:p>
          </table:table-cell>
          <table:table-cell table:formula="of:=CONCATENATE([$master.B17];&quot; &quot;;[master.C17])" office:value-type="string" office:string-value="Jennie Haddon">
            <text:p>Jennie Haddon</text:p>
          </table:table-cell>
          <table:table-cell table:formula="of:=[$master.X17]" office:value-type="string" office:string-value="1-315-123-4567">
            <text:p>1-315-123-4567</text:p>
          </table:table-cell>
          <table:table-cell table:formula="of:=[$master.N17]" office:value-type="string" office:string-value="jhaddon@whizzer.local">
            <text:p>jhadd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18]" office:value-type="string" office:string-value="jmorse">
            <text:p>jmorse</text:p>
          </table:table-cell>
          <table:table-cell table:formula="of:=[$master.G18]" office:value-type="string" office:string-value="appleton">
            <text:p>appleton</text:p>
          </table:table-cell>
          <table:table-cell table:formula="of:=CONCATENATE([$master.B18];&quot; &quot;;[master.C18])" office:value-type="string" office:string-value="Jennie Morse">
            <text:p>Jennie Morse</text:p>
          </table:table-cell>
          <table:table-cell table:formula="of:=[$master.X18]" office:value-type="string" office:string-value="1-315-123-4567">
            <text:p>1-315-123-4567</text:p>
          </table:table-cell>
          <table:table-cell table:formula="of:=[$master.N18]" office:value-type="string" office:string-value="jmorse@whizzer.local">
            <text:p>jmorse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19]" office:value-type="string" office:string-value="jsharp">
            <text:p>jsharp</text:p>
          </table:table-cell>
          <table:table-cell table:formula="of:=[$master.G19]" office:value-type="string" office:string-value="appleton">
            <text:p>appleton</text:p>
          </table:table-cell>
          <table:table-cell table:formula="of:=CONCATENATE([$master.B19];&quot; &quot;;[master.C19])" office:value-type="string" office:string-value="John Sharp">
            <text:p>John Sharp</text:p>
          </table:table-cell>
          <table:table-cell table:formula="of:=[$master.X19]" office:value-type="string" office:string-value="1-315-123-4567">
            <text:p>1-315-123-4567</text:p>
          </table:table-cell>
          <table:table-cell table:formula="of:=[$master.N19]" office:value-type="string" office:string-value="jsharp@whizzer.local">
            <text:p>jsharp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20]" office:value-type="string" office:string-value="mbaggert">
            <text:p>mbaggert</text:p>
          </table:table-cell>
          <table:table-cell table:formula="of:=[$master.G20]" office:value-type="string" office:string-value="appleton">
            <text:p>appleton</text:p>
          </table:table-cell>
          <table:table-cell table:formula="of:=CONCATENATE([$master.B20];&quot; &quot;;[master.C20])" office:value-type="string" office:string-value="Martha Baggert">
            <text:p>Martha Baggert</text:p>
          </table:table-cell>
          <table:table-cell table:formula="of:=[$master.X20]" office:value-type="string" office:string-value="1-315-123-4567">
            <text:p>1-315-123-4567</text:p>
          </table:table-cell>
          <table:table-cell table:formula="of:=[$master.N20]" office:value-type="string" office:string-value="mbaggert@whizzer.local">
            <text:p>mbaggert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21]" office:value-type="string" office:string-value="mnestor">
            <text:p>mnestor</text:p>
          </table:table-cell>
          <table:table-cell table:formula="of:=[$master.G21]" office:value-type="string" office:string-value="appleton">
            <text:p>appleton</text:p>
          </table:table-cell>
          <table:table-cell table:formula="of:=CONCATENATE([$master.B21];&quot; &quot;;[master.C21])" office:value-type="string" office:string-value="Mary Nestor">
            <text:p>Mary Nestor</text:p>
          </table:table-cell>
          <table:table-cell table:formula="of:=[$master.X21]" office:value-type="string" office:string-value="1-315-123-4567">
            <text:p>1-315-123-4567</text:p>
          </table:table-cell>
          <table:table-cell table:formula="of:=[$master.N21]" office:value-type="string" office:string-value="mnestor@whizzer.local">
            <text:p>mnestor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22]" office:value-type="string" office:string-value="mblair">
            <text:p>mblair</text:p>
          </table:table-cell>
          <table:table-cell table:formula="of:=[$master.G22]" office:value-type="string" office:string-value="appleton">
            <text:p>appleton</text:p>
          </table:table-cell>
          <table:table-cell table:formula="of:=CONCATENATE([$master.B22];&quot; &quot;;[master.C22])" office:value-type="string" office:string-value="Minnie Blair">
            <text:p>Minnie Blair</text:p>
          </table:table-cell>
          <table:table-cell table:formula="of:=[$master.X22]" office:value-type="string" office:string-value="1-315-123-4567">
            <text:p>1-315-123-4567</text:p>
          </table:table-cell>
          <table:table-cell table:formula="of:=[$master.N22]" office:value-type="string" office:string-value="mblair@whizzer.local">
            <text:p>mblair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23]" office:value-type="string" office:string-value="mdelazes">
            <text:p>mdelazes</text:p>
          </table:table-cell>
          <table:table-cell table:formula="of:=[$master.G23]" office:value-type="string" office:string-value="appleton">
            <text:p>appleton</text:p>
          </table:table-cell>
          <table:table-cell table:formula="of:=CONCATENATE([$master.B23];&quot; &quot;;[master.C23])" office:value-type="string" office:string-value="Miquel DeLazes">
            <text:p>Miquel DeLazes</text:p>
          </table:table-cell>
          <table:table-cell table:formula="of:=[$master.X23]" office:value-type="string" office:string-value="1-315-123-4567">
            <text:p>1-315-123-4567</text:p>
          </table:table-cell>
          <table:table-cell table:formula="of:=[$master.N23]" office:value-type="string" office:string-value="mdelazes@whizzer.local">
            <text:p>mdelazes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24]" office:value-type="string" office:string-value="nnewton">
            <text:p>nnewton</text:p>
          </table:table-cell>
          <table:table-cell table:formula="of:=[$master.G24]" office:value-type="string" office:string-value="appleton">
            <text:p>appleton</text:p>
          </table:table-cell>
          <table:table-cell table:formula="of:=CONCATENATE([$master.B24];&quot; &quot;;[master.C24])" office:value-type="string" office:string-value="Ned Newton">
            <text:p>Ned Newton</text:p>
          </table:table-cell>
          <table:table-cell table:formula="of:=[$master.X24]" office:value-type="string" office:string-value="1-315-123-4567">
            <text:p>1-315-123-4567</text:p>
          </table:table-cell>
          <table:table-cell table:formula="of:=[$master.N24]" office:value-type="string" office:string-value="nnewton@whizzer.local">
            <text:p>nnewt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25]" office:value-type="string" office:string-value="rsampson">
            <text:p>rsampson</text:p>
          </table:table-cell>
          <table:table-cell table:formula="of:=[$master.G25]" office:value-type="string" office:string-value="appleton">
            <text:p>appleton</text:p>
          </table:table-cell>
          <table:table-cell table:formula="of:=CONCATENATE([$master.B25];&quot; &quot;;[master.C25])" office:value-type="string" office:string-value="Rad Sampson">
            <text:p>Rad Sampson</text:p>
          </table:table-cell>
          <table:table-cell table:formula="of:=[$master.X25]" office:value-type="string" office:string-value="1-315-123-4567">
            <text:p>1-315-123-4567</text:p>
          </table:table-cell>
          <table:table-cell table:formula="of:=[$master.N25]" office:value-type="string" office:string-value="rsampson@whizzer.local">
            <text:p>rsamps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26]" office:value-type="string" office:string-value="smalloy">
            <text:p>smalloy</text:p>
          </table:table-cell>
          <table:table-cell table:formula="of:=[$master.G26]" office:value-type="string" office:string-value="appleton">
            <text:p>appleton</text:p>
          </table:table-cell>
          <table:table-cell table:formula="of:=CONCATENATE([$master.B26];&quot; &quot;;[master.C26])" office:value-type="string" office:string-value="Sarah Malloy">
            <text:p>Sarah Malloy</text:p>
          </table:table-cell>
          <table:table-cell table:formula="of:=[$master.X26]" office:value-type="string" office:string-value="1-315-123-4567">
            <text:p>1-315-123-4567</text:p>
          </table:table-cell>
          <table:table-cell table:formula="of:=[$master.N26]" office:value-type="string" office:string-value="smalloy@whizzer.local">
            <text:p>smalloy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27]" office:value-type="string" office:string-value="tswift">
            <text:p>tswift</text:p>
          </table:table-cell>
          <table:table-cell table:formula="of:=[$master.G27]" office:value-type="string" office:string-value="appleton">
            <text:p>appleton</text:p>
          </table:table-cell>
          <table:table-cell table:formula="of:=CONCATENATE([$master.B27];&quot; &quot;;[master.C27])" office:value-type="string" office:string-value="Tom Swift">
            <text:p>Tom Swift</text:p>
          </table:table-cell>
          <table:table-cell table:formula="of:=[$master.X27]" office:value-type="string" office:string-value="1-315-123-4567">
            <text:p>1-315-123-4567</text:p>
          </table:table-cell>
          <table:table-cell table:formula="of:=[$master.N27]" office:value-type="string" office:string-value="tswift@whizzer.local">
            <text:p>tswift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28]" office:value-type="string" office:string-value="wdamon">
            <text:p>wdamon</text:p>
          </table:table-cell>
          <table:table-cell table:formula="of:=[$master.G28]" office:value-type="string" office:string-value="appleton">
            <text:p>appleton</text:p>
          </table:table-cell>
          <table:table-cell table:formula="of:=CONCATENATE([$master.B28];&quot; &quot;;[master.C28])" office:value-type="string" office:string-value="Wakefield Damon">
            <text:p>Wakefield Damon</text:p>
          </table:table-cell>
          <table:table-cell table:formula="of:=[$master.X28]" office:value-type="string" office:string-value="1-315-123-4567">
            <text:p>1-315-123-4567</text:p>
          </table:table-cell>
          <table:table-cell table:formula="of:=[$master.N28]" office:value-type="string" office:string-value="wdamon@whizzer.local">
            <text:p>wdam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formula="of:=CONCATENATE([master.G30];&quot; &quot;;[master.I30])" office:value-type="string" office:string-value=" ">
            <text:p><text:s/></text:p>
          </table:table-cell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6">
          <table:table-cell table:formula="of:=[$master.F29]" office:value-type="string" office:string-value="wcrawford">
            <text:p>wcrawford</text:p>
          </table:table-cell>
          <table:table-cell table:formula="of:=[$master.G29]" office:value-type="string" office:string-value="appleton">
            <text:p>appleton</text:p>
          </table:table-cell>
          <table:table-cell table:formula="of:=CONCATENATE([$master.B29];&quot; &quot;;[master.C29])" office:value-type="string" office:string-value="William Crawford">
            <text:p>William Crawford</text:p>
          </table:table-cell>
          <table:table-cell table:formula="of:=[$master.X29]" office:value-type="string" office:string-value="1-315-123-4567">
            <text:p>1-315-123-4567</text:p>
          </table:table-cell>
          <table:table-cell table:formula="of:=[$master.N29]" office:value-type="string" office:string-value="wcrawford@whizzer.local">
            <text:p>wcrawford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formula="of:=CONCATENATE([master.G31];&quot; &quot;;[master.I31])" office:value-type="string" office:string-value=" ">
            <text:p><text:s/></text:p>
          </table:table-cell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4" table:number-rows-repeated="1048552">
          <table:table-cell table:number-columns-repeated="252"/>
        </table:table-row>
        <table:table-row table:style-name="ro4">
          <table:table-cell table:number-columns-repeated="252"/>
        </table:table-row>
        <table:named-expressions/>
      </table:table>
      <table:table table:name="opendocman" table:style-name="ta2">
        <table:table-column table:style-name="co113" table:default-cell-style-name="Default"/>
        <table:table-column table:style-name="co7" table:default-cell-style-name="Default"/>
        <table:table-column table:style-name="co111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4" table:default-cell-style-name="Default"/>
        <table:table-row table:style-name="ro6">
          <table:table-cell office:value-type="string">
            <text:p>Last Name</text:p>
          </table:table-cell>
          <table:table-cell office:value-type="string">
            <text:p>First Name</text:p>
          </table:table-cell>
          <table:table-cell office:value-type="string">
            <text:p>Username</text:p>
          </table:table-cell>
          <table:table-cell office:value-type="string">
            <text:p>Phone Number</text:p>
          </table:table-cell>
          <table:table-cell office:value-type="string">
            <text:p>Email</text:p>
          </table:table-cell>
          <table:table-cell office:value-type="string">
            <text:p>Department</text:p>
          </table:table-cell>
          <table:table-cell office:value-type="string">
            <text:p>Admin</text:p>
          </table:table-cell>
          <table:table-cell office:value-type="string">
            <text:p>Reviewer</text:p>
          </table:table-cell>
          <table:table-cell office:value-type="string">
            <text:p>Reviewer Department(s)</text:p>
          </table:table-cell>
        </table:table-row>
        <table:table-row table:style-name="ro4">
          <table:table-cell table:formula="of:=[$master.C8]" office:value-type="string" office:string-value="Jenks">
            <text:p>Jenks</text:p>
          </table:table-cell>
          <table:table-cell table:formula="of:=[$master.B8]" office:value-type="string" office:string-value="Barcoe">
            <text:p>Barcoe</text:p>
          </table:table-cell>
          <table:table-cell table:formula="of:=[$master.F8]" office:value-type="string" office:string-value="bjenks">
            <text:p>bjenks</text:p>
          </table:table-cell>
          <table:table-cell table:formula="of:=[$master.X8]" office:value-type="string" office:string-value="1-315-123-4567">
            <text:p>1-315-123-4567</text:p>
          </table:table-cell>
          <table:table-cell table:formula="of:=[$master.N8]" office:value-type="string" office:string-value="bjenks@whizzer.local">
            <text:p>bjenks@whizzer.local</text:p>
          </table:table-cell>
          <table:table-cell table:formula="of:=[$master.P8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4">
          <table:table-cell table:formula="of:=[$master.C9]" office:value-type="string" office:string-value="Swift">
            <text:p>Swift</text:p>
          </table:table-cell>
          <table:table-cell table:formula="of:=[$master.B9]" office:value-type="string" office:string-value="Barton">
            <text:p>Barton</text:p>
          </table:table-cell>
          <table:table-cell table:formula="of:=[$master.F9]" office:value-type="string" office:string-value="bswift">
            <text:p>bswift</text:p>
          </table:table-cell>
          <table:table-cell table:formula="of:=[$master.X9]" office:value-type="string" office:string-value="1-315-123-4567">
            <text:p>1-315-123-4567</text:p>
          </table:table-cell>
          <table:table-cell table:formula="of:=[$master.N9]" office:value-type="string" office:string-value="bswift@whizzer.local">
            <text:p>bswift@whizzer.local</text:p>
          </table:table-cell>
          <table:table-cell table:formula="of:=[$master.P9]" office:value-type="string" office:string-value="Management">
            <text:p>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uman Resources</text:p>
          </table:table-cell>
        </table:table-row>
        <table:table-row table:style-name="ro4">
          <table:table-cell table:formula="of:=[$master.C10]" office:value-type="string" office:string-value="Armstrong">
            <text:p>Armstrong</text:p>
          </table:table-cell>
          <table:table-cell table:formula="of:=[$master.B10]" office:value-type="string" office:string-value="Bub">
            <text:p>Bub</text:p>
          </table:table-cell>
          <table:table-cell table:formula="of:=[$master.F10]" office:value-type="string" office:string-value="barmstrong">
            <text:p>barmstrong</text:p>
          </table:table-cell>
          <table:table-cell table:formula="of:=[$master.X10]" office:value-type="string" office:string-value="1-315-123-4567">
            <text:p>1-315-123-4567</text:p>
          </table:table-cell>
          <table:table-cell table:formula="of:=[$master.N10]" office:value-type="string" office:string-value="barmstrong@whizzer.local">
            <text:p>barmstrong@whizzer.local</text:p>
          </table:table-cell>
          <table:table-cell table:formula="of:=[$master.P10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4">
          <table:table-cell table:formula="of:=[$master.C11]" office:value-type="string" office:string-value="Mason">
            <text:p>Mason</text:p>
          </table:table-cell>
          <table:table-cell table:formula="of:=[$master.B11]" office:value-type="string" office:string-value="Frank">
            <text:p>Frank</text:p>
          </table:table-cell>
          <table:table-cell table:formula="of:=[$master.F11]" office:value-type="string" office:string-value="fmason">
            <text:p>fmason</text:p>
          </table:table-cell>
          <table:table-cell table:formula="of:=[$master.X11]" office:value-type="string" office:string-value="1-315-123-4567">
            <text:p>1-315-123-4567</text:p>
          </table:table-cell>
          <table:table-cell table:formula="of:=[$master.N11]" office:value-type="string" office:string-value="fmason@whizzer.local">
            <text:p>fmason@whizzer.local</text:p>
          </table:table-cell>
          <table:table-cell table:formula="of:=[$master.P11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facturing</text:p>
          </table:table-cell>
        </table:table-row>
        <table:table-row table:style-name="ro4">
          <table:table-cell table:formula="of:=[$master.C12]" office:value-type="string" office:string-value="Jackson">
            <text:p>Jackson</text:p>
          </table:table-cell>
          <table:table-cell table:formula="of:=[$master.B12]" office:value-type="string" office:string-value="Garret">
            <text:p>Garret</text:p>
          </table:table-cell>
          <table:table-cell table:formula="of:=[$master.F12]" office:value-type="string" office:string-value="gjackson">
            <text:p>gjackson</text:p>
          </table:table-cell>
          <table:table-cell table:formula="of:=[$master.X12]" office:value-type="string" office:string-value="1-315-123-4567">
            <text:p>1-315-123-4567</text:p>
          </table:table-cell>
          <table:table-cell table:formula="of:=[$master.N12]" office:value-type="string" office:string-value="gjackson@whizzer.local">
            <text:p>gjackson@whizzer.local</text:p>
          </table:table-cell>
          <table:table-cell table:formula="of:=[$master.P12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Legal</text:p>
          </table:table-cell>
        </table:table-row>
        <table:table-row table:style-name="ro4">
          <table:table-cell table:formula="of:=[$master.C13]" office:value-type="string" office:string-value="Baldwin">
            <text:p>Baldwin</text:p>
          </table:table-cell>
          <table:table-cell table:formula="of:=[$master.B13]" office:value-type="string" office:string-value="Hank">
            <text:p>Hank</text:p>
          </table:table-cell>
          <table:table-cell table:formula="of:=[$master.F13]" office:value-type="string" office:string-value="hbaldwin">
            <text:p>hbaldwin</text:p>
          </table:table-cell>
          <table:table-cell table:formula="of:=[$master.X13]" office:value-type="string" office:string-value="1-315-123-4567">
            <text:p>1-315-123-4567</text:p>
          </table:table-cell>
          <table:table-cell table:formula="of:=[$master.N13]" office:value-type="string" office:string-value="hbaldwin@whizzer.local">
            <text:p>hbaldwin@whizzer.local</text:p>
          </table:table-cell>
          <table:table-cell table:formula="of:=[$master.P13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4">
          <table:table-cell table:formula="of:=[$master.C14]" office:value-type="string" office:string-value="Randall">
            <text:p>Randall</text:p>
          </table:table-cell>
          <table:table-cell table:formula="of:=[$master.B14]" office:value-type="string" office:string-value="Helen">
            <text:p>Helen</text:p>
          </table:table-cell>
          <table:table-cell table:formula="of:=[$master.F14]" office:value-type="string" office:string-value="hrandall">
            <text:p>hrandall</text:p>
          </table:table-cell>
          <table:table-cell table:formula="of:=[$master.X14]" office:value-type="string" office:string-value="1-315-123-4567">
            <text:p>1-315-123-4567</text:p>
          </table:table-cell>
          <table:table-cell table:formula="of:=[$master.N14]" office:value-type="string" office:string-value="hrandall@whizzer.local">
            <text:p>hrandall@whizzer.local</text:p>
          </table:table-cell>
          <table:table-cell table:formula="of:=[$master.P14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4">
          <table:table-cell table:formula="of:=[$master.C15]" office:value-type="string" office:string-value="Wood">
            <text:p>Wood</text:p>
          </table:table-cell>
          <table:table-cell table:formula="of:=[$master.B15]" office:value-type="string" office:string-value="Jacab">
            <text:p>Jacab</text:p>
          </table:table-cell>
          <table:table-cell table:formula="of:=[$master.F15]" office:value-type="string" office:string-value="jwood">
            <text:p>jwood</text:p>
          </table:table-cell>
          <table:table-cell table:formula="of:=[$master.X15]" office:value-type="string" office:string-value="1-315-123-4567">
            <text:p>1-315-123-4567</text:p>
          </table:table-cell>
          <table:table-cell table:formula="of:=[$master.N15]" office:value-type="string" office:string-value="jwood@whizzer.local">
            <text:p>jwood@whizzer.local</text:p>
          </table:table-cell>
          <table:table-cell table:formula="of:=[$master.P15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4">
          <table:table-cell table:formula="of:=[$master.C16]" office:value-type="string" office:string-value="Period">
            <text:p>Period</text:p>
          </table:table-cell>
          <table:table-cell table:formula="of:=[$master.B16]" office:value-type="string" office:string-value="James">
            <text:p>James</text:p>
          </table:table-cell>
          <table:table-cell table:formula="of:=[$master.F16]" office:value-type="string" office:string-value="jperiod">
            <text:p>jperiod</text:p>
          </table:table-cell>
          <table:table-cell table:formula="of:=[$master.X16]" office:value-type="string" office:string-value="1-315-123-4567">
            <text:p>1-315-123-4567</text:p>
          </table:table-cell>
          <table:table-cell table:formula="of:=[$master.N16]" office:value-type="string" office:string-value="jperiod@whizzer.local">
            <text:p>jperiod@whizzer.local</text:p>
          </table:table-cell>
          <table:table-cell table:formula="of:=[$master.P16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4">
          <table:table-cell table:formula="of:=[$master.C17]" office:value-type="string" office:string-value="Haddon">
            <text:p>Haddon</text:p>
          </table:table-cell>
          <table:table-cell table:formula="of:=[$master.B17]" office:value-type="string" office:string-value="Jennie">
            <text:p>Jennie</text:p>
          </table:table-cell>
          <table:table-cell table:formula="of:=[$master.F17]" office:value-type="string" office:string-value="jhaddon">
            <text:p>jhaddon</text:p>
          </table:table-cell>
          <table:table-cell table:formula="of:=[$master.X17]" office:value-type="string" office:string-value="1-315-123-4567">
            <text:p>1-315-123-4567</text:p>
          </table:table-cell>
          <table:table-cell table:formula="of:=[$master.N17]" office:value-type="string" office:string-value="jhaddon@whizzer.local">
            <text:p>jhaddon@whizzer.local</text:p>
          </table:table-cell>
          <table:table-cell table:formula="of:=[$master.P17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4">
          <table:table-cell table:formula="of:=[$master.C18]" office:value-type="string" office:string-value="Morse">
            <text:p>Morse</text:p>
          </table:table-cell>
          <table:table-cell table:formula="of:=[$master.B18]" office:value-type="string" office:string-value="Jennie">
            <text:p>Jennie</text:p>
          </table:table-cell>
          <table:table-cell table:formula="of:=[$master.F18]" office:value-type="string" office:string-value="jmorse">
            <text:p>jmorse</text:p>
          </table:table-cell>
          <table:table-cell table:formula="of:=[$master.X18]" office:value-type="string" office:string-value="1-315-123-4567">
            <text:p>1-315-123-4567</text:p>
          </table:table-cell>
          <table:table-cell table:formula="of:=[$master.N18]" office:value-type="string" office:string-value="jmorse@whizzer.local">
            <text:p>jmorse@whizzer.local</text:p>
          </table:table-cell>
          <table:table-cell table:formula="of:=[$master.P18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4">
          <table:table-cell table:formula="of:=[$master.C19]" office:value-type="string" office:string-value="Sharp">
            <text:p>Sharp</text:p>
          </table:table-cell>
          <table:table-cell table:formula="of:=[$master.B19]" office:value-type="string" office:string-value="John">
            <text:p>John</text:p>
          </table:table-cell>
          <table:table-cell table:formula="of:=[$master.F19]" office:value-type="string" office:string-value="jsharp">
            <text:p>jsharp</text:p>
          </table:table-cell>
          <table:table-cell table:formula="of:=[$master.X19]" office:value-type="string" office:string-value="1-315-123-4567">
            <text:p>1-315-123-4567</text:p>
          </table:table-cell>
          <table:table-cell table:formula="of:=[$master.N19]" office:value-type="string" office:string-value="jsharp@whizzer.local">
            <text:p>jsharp@whizzer.local</text:p>
          </table:table-cell>
          <table:table-cell table:formula="of:=[$master.P19]" office:value-type="string" office:string-value="Product Management">
            <text:p>Product Management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4">
          <table:table-cell table:formula="of:=[$master.C20]" office:value-type="string" office:string-value="Baggert">
            <text:p>Baggert</text:p>
          </table:table-cell>
          <table:table-cell table:formula="of:=[$master.B20]" office:value-type="string" office:string-value="Martha">
            <text:p>Martha</text:p>
          </table:table-cell>
          <table:table-cell table:formula="of:=[$master.F20]" office:value-type="string" office:string-value="mbaggert">
            <text:p>mbaggert</text:p>
          </table:table-cell>
          <table:table-cell table:formula="of:=[$master.X20]" office:value-type="string" office:string-value="1-315-123-4567">
            <text:p>1-315-123-4567</text:p>
          </table:table-cell>
          <table:table-cell table:formula="of:=[$master.N20]" office:value-type="string" office:string-value="mbaggert@whizzer.local">
            <text:p>mbaggert@whizzer.local</text:p>
          </table:table-cell>
          <table:table-cell table:formula="of:=[$master.P20]" office:value-type="string" office:string-value="Human Resources">
            <text:p>Human Resources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4">
          <table:table-cell table:formula="of:=[$master.C21]" office:value-type="string" office:string-value="Nestor">
            <text:p>Nestor</text:p>
          </table:table-cell>
          <table:table-cell table:formula="of:=[$master.B21]" office:value-type="string" office:string-value="Mary">
            <text:p>Mary</text:p>
          </table:table-cell>
          <table:table-cell table:formula="of:=[$master.F21]" office:value-type="string" office:string-value="mnestor">
            <text:p>mnestor</text:p>
          </table:table-cell>
          <table:table-cell table:formula="of:=[$master.X21]" office:value-type="string" office:string-value="1-315-123-4567">
            <text:p>1-315-123-4567</text:p>
          </table:table-cell>
          <table:table-cell table:formula="of:=[$master.N21]" office:value-type="string" office:string-value="mnestor@whizzer.local">
            <text:p>mnestor@whizzer.local</text:p>
          </table:table-cell>
          <table:table-cell table:formula="of:=[$master.P21]" office:value-type="string" office:string-value="MIS/IT">
            <text:p>MIS/IT</text:p>
          </table:table-cell>
          <table:table-cell table:number-columns-repeated="2" office:value-type="string">
            <text:p>yes</text:p>
          </table:table-cell>
          <table:table-cell office:value-type="string">
            <text:p>MIS/IT</text:p>
          </table:table-cell>
        </table:table-row>
        <table:table-row table:style-name="ro4">
          <table:table-cell table:formula="of:=[$master.C22]" office:value-type="string" office:string-value="Blair">
            <text:p>Blair</text:p>
          </table:table-cell>
          <table:table-cell table:formula="of:=[$master.B22]" office:value-type="string" office:string-value="Minnie">
            <text:p>Minnie</text:p>
          </table:table-cell>
          <table:table-cell table:formula="of:=[$master.F22]" office:value-type="string" office:string-value="mblair">
            <text:p>mblair</text:p>
          </table:table-cell>
          <table:table-cell table:formula="of:=[$master.X22]" office:value-type="string" office:string-value="1-315-123-4567">
            <text:p>1-315-123-4567</text:p>
          </table:table-cell>
          <table:table-cell table:formula="of:=[$master.N22]" office:value-type="string" office:string-value="mblair@whizzer.local">
            <text:p>mblair@whizzer.local</text:p>
          </table:table-cell>
          <table:table-cell table:formula="of:=[$master.P22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inance</text:p>
          </table:table-cell>
        </table:table-row>
        <table:table-row table:style-name="ro4">
          <table:table-cell table:formula="of:=[$master.C23]" office:value-type="string" office:string-value="DeLazes">
            <text:p>DeLazes</text:p>
          </table:table-cell>
          <table:table-cell table:formula="of:=[$master.B23]" office:value-type="string" office:string-value="Miquel">
            <text:p>Miquel</text:p>
          </table:table-cell>
          <table:table-cell table:formula="of:=[$master.F23]" office:value-type="string" office:string-value="mdelazes">
            <text:p>mdelazes</text:p>
          </table:table-cell>
          <table:table-cell table:formula="of:=[$master.X23]" office:value-type="string" office:string-value="1-315-123-4567">
            <text:p>1-315-123-4567</text:p>
          </table:table-cell>
          <table:table-cell table:formula="of:=[$master.N23]" office:value-type="string" office:string-value="mdelazes@whizzer.local">
            <text:p>mdelazes@whizzer.local</text:p>
          </table:table-cell>
          <table:table-cell table:formula="of:=[$master.P23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ales &amp; Marketing</text:p>
          </table:table-cell>
        </table:table-row>
        <table:table-row table:style-name="ro4">
          <table:table-cell table:formula="of:=[$master.C24]" office:value-type="string" office:string-value="Newton">
            <text:p>Newton</text:p>
          </table:table-cell>
          <table:table-cell table:formula="of:=[$master.B24]" office:value-type="string" office:string-value="Ned">
            <text:p>Ned</text:p>
          </table:table-cell>
          <table:table-cell table:formula="of:=[$master.F24]" office:value-type="string" office:string-value="nnewton">
            <text:p>nnewton</text:p>
          </table:table-cell>
          <table:table-cell table:formula="of:=[$master.X24]" office:value-type="string" office:string-value="1-315-123-4567">
            <text:p>1-315-123-4567</text:p>
          </table:table-cell>
          <table:table-cell table:formula="of:=[$master.N24]" office:value-type="string" office:string-value="nnewton@whizzer.local">
            <text:p>nnewton@whizzer.local</text:p>
          </table:table-cell>
          <table:table-cell table:formula="of:=[$master.P24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4">
          <table:table-cell table:formula="of:=[$master.C25]" office:value-type="string" office:string-value="Sampson">
            <text:p>Sampson</text:p>
          </table:table-cell>
          <table:table-cell table:formula="of:=[$master.B25]" office:value-type="string" office:string-value="Rad">
            <text:p>Rad</text:p>
          </table:table-cell>
          <table:table-cell table:formula="of:=[$master.F25]" office:value-type="string" office:string-value="rsampson">
            <text:p>rsampson</text:p>
          </table:table-cell>
          <table:table-cell table:formula="of:=[$master.X25]" office:value-type="string" office:string-value="1-315-123-4567">
            <text:p>1-315-123-4567</text:p>
          </table:table-cell>
          <table:table-cell table:formula="of:=[$master.N25]" office:value-type="string" office:string-value="rsampson@whizzer.local">
            <text:p>rsampson@whizzer.local</text:p>
          </table:table-cell>
          <table:table-cell table:formula="of:=[$master.P25]" office:value-type="string" office:string-value="Quality">
            <text:p>Qual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Quality</text:p>
          </table:table-cell>
        </table:table-row>
        <table:table-row table:style-name="ro4">
          <table:table-cell table:formula="of:=[$master.C26]" office:value-type="string" office:string-value="Malloy">
            <text:p>Malloy</text:p>
          </table:table-cell>
          <table:table-cell table:formula="of:=[$master.B26]" office:value-type="string" office:string-value="Sarah">
            <text:p>Sarah</text:p>
          </table:table-cell>
          <table:table-cell table:formula="of:=[$master.F26]" office:value-type="string" office:string-value="smalloy">
            <text:p>smalloy</text:p>
          </table:table-cell>
          <table:table-cell table:formula="of:=[$master.X26]" office:value-type="string" office:string-value="1-315-123-4567">
            <text:p>1-315-123-4567</text:p>
          </table:table-cell>
          <table:table-cell table:formula="of:=[$master.N26]" office:value-type="string" office:string-value="smalloy@whizzer.local">
            <text:p>smalloy@whizzer.local</text:p>
          </table:table-cell>
          <table:table-cell table:formula="of:=[$master.P26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roduct Management</text:p>
          </table:table-cell>
        </table:table-row>
        <table:table-row table:style-name="ro4">
          <table:table-cell table:formula="of:=[$master.C27]" office:value-type="string" office:string-value="Swift">
            <text:p>Swift</text:p>
          </table:table-cell>
          <table:table-cell table:formula="of:=[$master.B27]" office:value-type="string" office:string-value="Tom">
            <text:p>Tom</text:p>
          </table:table-cell>
          <table:table-cell table:formula="of:=[$master.F27]" office:value-type="string" office:string-value="tswift">
            <text:p>tswift</text:p>
          </table:table-cell>
          <table:table-cell table:formula="of:=[$master.X27]" office:value-type="string" office:string-value="1-315-123-4567">
            <text:p>1-315-123-4567</text:p>
          </table:table-cell>
          <table:table-cell table:formula="of:=[$master.N27]" office:value-type="string" office:string-value="tswift@whizzer.local">
            <text:p>tswift@whizzer.local</text:p>
          </table:table-cell>
          <table:table-cell table:formula="of:=[$master.P27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ll EXCEPT Information Systems</text:p>
          </table:table-cell>
        </table:table-row>
        <table:table-row table:style-name="ro4">
          <table:table-cell table:formula="of:=[$master.C28]" office:value-type="string" office:string-value="Damon">
            <text:p>Damon</text:p>
          </table:table-cell>
          <table:table-cell table:formula="of:=[$master.B28]" office:value-type="string" office:string-value="Wakefield">
            <text:p>Wakefield</text:p>
          </table:table-cell>
          <table:table-cell table:formula="of:=[$master.F28]" office:value-type="string" office:string-value="wdamon">
            <text:p>wdamon</text:p>
          </table:table-cell>
          <table:table-cell table:formula="of:=[$master.X28]" office:value-type="string" office:string-value="1-315-123-4567">
            <text:p>1-315-123-4567</text:p>
          </table:table-cell>
          <table:table-cell table:formula="of:=[$master.N28]" office:value-type="string" office:string-value="wdamon@whizzer.local">
            <text:p>wdamon@whizzer.local</text:p>
          </table:table-cell>
          <table:table-cell table:formula="of:=[$master.P28]" office:value-type="string" office:string-value="Product Management">
            <text:p>Product 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Engineering</text:p>
          </table:table-cell>
        </table:table-row>
        <table:table-row table:style-name="ro4">
          <table:table-cell table:formula="of:=[$master.C29]" office:value-type="string" office:string-value="Crawford">
            <text:p>Crawford</text:p>
          </table:table-cell>
          <table:table-cell table:formula="of:=[$master.B29]" office:value-type="string" office:string-value="William">
            <text:p>William</text:p>
          </table:table-cell>
          <table:table-cell table:formula="of:=[$master.F29]" office:value-type="string" office:string-value="wcrawford">
            <text:p>wcrawford</text:p>
          </table:table-cell>
          <table:table-cell table:formula="of:=[$master.X29]" office:value-type="string" office:string-value="1-315-123-4567">
            <text:p>1-315-123-4567</text:p>
          </table:table-cell>
          <table:table-cell table:formula="of:=[$master.N29]" office:value-type="string" office:string-value="wcrawford@whizzer.local">
            <text:p>wcrawford@whizzer.local</text:p>
          </table:table-cell>
          <table:table-cell table:formula="of:=[$master.P29]" office:value-type="string" office:string-value="Legal">
            <text:p>Legal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  <table:named-expressions/>
      </table:table>
      <table:table table:name="openerp" table:style-name="ta4">
        <table:table-column table:style-name="co135" table:number-columns-repeated="2" table:default-cell-style-name="Excel_20_Built-in_20_Normal"/>
        <table:table-column table:style-name="co136" table:default-cell-style-name="Excel_20_Built-in_20_Normal"/>
        <table:table-column table:style-name="co137" table:default-cell-style-name="Excel_20_Built-in_20_Normal"/>
        <table:table-column table:style-name="co45" table:default-cell-style-name="Excel_20_Built-in_20_Normal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135" table:number-columns-repeated="244" table:default-cell-style-name="Excel_20_Built-in_20_Normal"/>
        <table:table-row table:style-name="ro4">
          <table:table-cell office:value-type="string">
            <text:p>id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notification_email_send</text:p>
          </table:table-cell>
          <table:table-cell office:value-type="string">
            <text:p>signature</text:p>
          </table:table-cell>
          <table:table-cell table:number-columns-repeated="244"/>
        </table:table-row>
        <table:table-row table:style-name="ro7">
          <table:table-cell/>
          <table:table-cell table:formula="of:=IF([$master.A8]=1;&quot;YES&quot;;&quot;NO&quot;)" office:value-type="string" office:string-value="YES">
            <text:p>YES</text:p>
          </table:table-cell>
          <table:table-cell table:formula="of:=[$master.B8]&amp;&quot; &quot;&amp;[$master.C8]" office:value-type="string" office:string-value="Barcoe Jenks">
            <text:p>Barcoe Jenks</text:p>
          </table:table-cell>
          <table:table-cell table:formula="of:=[$master.F8]" office:value-type="string" office:string-value="bjenks">
            <text:p>bjenks</text:p>
          </table:table-cell>
          <table:table-cell table:formula="of:=[$master.G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8]&amp;CHAR(10)&amp;[$master.L8]" office:value-type="string" office:string-value="--&#10;Electronics Engineer&#10;Swift Construction Company">
            <text:p>--<text:line-break/>Electronics Engineer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9]&amp;&quot; &quot;&amp;[$master.C9]" office:value-type="string" office:string-value="Barton Swift">
            <text:p>Barton Swift</text:p>
          </table:table-cell>
          <table:table-cell table:formula="of:=[$master.F9]" office:value-type="string" office:string-value="bswift">
            <text:p>bswift</text:p>
          </table:table-cell>
          <table:table-cell table:formula="of:=[$master.G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9]&amp;CHAR(10)&amp;[$master.L9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10]&amp;&quot; &quot;&amp;[$master.C10]" office:value-type="string" office:string-value="Bub Armstrong">
            <text:p>Bub Armstrong</text:p>
          </table:table-cell>
          <table:table-cell table:formula="of:=[$master.F10]" office:value-type="string" office:string-value="barmstrong">
            <text:p>barmstrong</text:p>
          </table:table-cell>
          <table:table-cell table:formula="of:=[$master.G1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0]&amp;CHAR(10)&amp;[$master.L10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11]&amp;&quot; &quot;&amp;[$master.C11]" office:value-type="string" office:string-value="Frank Mason">
            <text:p>Frank Mason</text:p>
          </table:table-cell>
          <table:table-cell table:formula="of:=[$master.F11]" office:value-type="string" office:string-value="fmason">
            <text:p>fmason</text:p>
          </table:table-cell>
          <table:table-cell table:formula="of:=[$master.G1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1]&amp;CHAR(10)&amp;[$master.L11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12]&amp;&quot; &quot;&amp;[$master.C12]" office:value-type="string" office:string-value="Garret Jackson">
            <text:p>Garret Jackson</text:p>
          </table:table-cell>
          <table:table-cell table:formula="of:=[$master.F12]" office:value-type="string" office:string-value="gjackson">
            <text:p>gjackson</text:p>
          </table:table-cell>
          <table:table-cell table:formula="of:=[$master.G1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2]&amp;CHAR(10)&amp;[$master.L12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13]&amp;&quot; &quot;&amp;[$master.C13]" office:value-type="string" office:string-value="Hank Baldwin">
            <text:p>Hank Baldwin</text:p>
          </table:table-cell>
          <table:table-cell table:formula="of:=[$master.F13]" office:value-type="string" office:string-value="hbaldwin">
            <text:p>hbaldwin</text:p>
          </table:table-cell>
          <table:table-cell table:formula="of:=[$master.G1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3]&amp;CHAR(10)&amp;[$master.L13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14]&amp;&quot; &quot;&amp;[$master.C14]" office:value-type="string" office:string-value="Helen Randall">
            <text:p>Helen Randall</text:p>
          </table:table-cell>
          <table:table-cell table:formula="of:=[$master.F14]" office:value-type="string" office:string-value="hrandall">
            <text:p>hrandall</text:p>
          </table:table-cell>
          <table:table-cell table:formula="of:=[$master.G1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4]&amp;CHAR(10)&amp;[$master.L14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15]&amp;&quot; &quot;&amp;[$master.C15]" office:value-type="string" office:string-value="Jacab Wood">
            <text:p>Jacab Wood</text:p>
          </table:table-cell>
          <table:table-cell table:formula="of:=[$master.F15]" office:value-type="string" office:string-value="jwood">
            <text:p>jwood</text:p>
          </table:table-cell>
          <table:table-cell table:formula="of:=[$master.G1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5]&amp;CHAR(10)&amp;[$master.L15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16]&amp;&quot; &quot;&amp;[$master.C16]" office:value-type="string" office:string-value="James Period">
            <text:p>James Period</text:p>
          </table:table-cell>
          <table:table-cell table:formula="of:=[$master.F16]" office:value-type="string" office:string-value="jperiod">
            <text:p>jperiod</text:p>
          </table:table-cell>
          <table:table-cell table:formula="of:=[$master.G1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6]&amp;CHAR(10)&amp;[$master.L16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17]&amp;&quot; &quot;&amp;[$master.C17]" office:value-type="string" office:string-value="Jennie Haddon">
            <text:p>Jennie Haddon</text:p>
          </table:table-cell>
          <table:table-cell table:formula="of:=[$master.F17]" office:value-type="string" office:string-value="jhaddon">
            <text:p>jhaddon</text:p>
          </table:table-cell>
          <table:table-cell table:formula="of:=[$master.G1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7]&amp;CHAR(10)&amp;[$master.L17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18]&amp;&quot; &quot;&amp;[$master.C18]" office:value-type="string" office:string-value="Jennie Morse">
            <text:p>Jennie Morse</text:p>
          </table:table-cell>
          <table:table-cell table:formula="of:=[$master.F18]" office:value-type="string" office:string-value="jmorse">
            <text:p>jmorse</text:p>
          </table:table-cell>
          <table:table-cell table:formula="of:=[$master.G1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8]&amp;CHAR(10)&amp;[$master.L18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19]&amp;&quot; &quot;&amp;[$master.C19]" office:value-type="string" office:string-value="John Sharp">
            <text:p>John Sharp</text:p>
          </table:table-cell>
          <table:table-cell table:formula="of:=[$master.F19]" office:value-type="string" office:string-value="jsharp">
            <text:p>jsharp</text:p>
          </table:table-cell>
          <table:table-cell table:formula="of:=[$master.G1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9]&amp;CHAR(10)&amp;[$master.L19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20]&amp;&quot; &quot;&amp;[$master.C20]" office:value-type="string" office:string-value="Martha Baggert">
            <text:p>Martha Baggert</text:p>
          </table:table-cell>
          <table:table-cell table:formula="of:=[$master.F20]" office:value-type="string" office:string-value="mbaggert">
            <text:p>mbaggert</text:p>
          </table:table-cell>
          <table:table-cell table:formula="of:=[$master.G2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0]&amp;CHAR(10)&amp;[$master.L20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21]&amp;&quot; &quot;&amp;[$master.C21]" office:value-type="string" office:string-value="Mary Nestor">
            <text:p>Mary Nestor</text:p>
          </table:table-cell>
          <table:table-cell table:formula="of:=[$master.F21]" office:value-type="string" office:string-value="mnestor">
            <text:p>mnestor</text:p>
          </table:table-cell>
          <table:table-cell table:formula="of:=[$master.G2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1]&amp;CHAR(10)&amp;[$master.L21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22]&amp;&quot; &quot;&amp;[$master.C22]" office:value-type="string" office:string-value="Minnie Blair">
            <text:p>Minnie Blair</text:p>
          </table:table-cell>
          <table:table-cell table:formula="of:=[$master.F22]" office:value-type="string" office:string-value="mblair">
            <text:p>mblair</text:p>
          </table:table-cell>
          <table:table-cell table:formula="of:=[$master.G2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2]&amp;CHAR(10)&amp;[$master.L22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23]&amp;&quot; &quot;&amp;[$master.C23]" office:value-type="string" office:string-value="Miquel DeLazes">
            <text:p>Miquel DeLazes</text:p>
          </table:table-cell>
          <table:table-cell table:formula="of:=[$master.F23]" office:value-type="string" office:string-value="mdelazes">
            <text:p>mdelazes</text:p>
          </table:table-cell>
          <table:table-cell table:formula="of:=[$master.G2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3]&amp;CHAR(10)&amp;[$master.L23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24]&amp;&quot; &quot;&amp;[$master.C24]" office:value-type="string" office:string-value="Ned Newton">
            <text:p>Ned Newton</text:p>
          </table:table-cell>
          <table:table-cell table:formula="of:=[$master.F24]" office:value-type="string" office:string-value="nnewton">
            <text:p>nnewton</text:p>
          </table:table-cell>
          <table:table-cell table:formula="of:=[$master.G2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4]&amp;CHAR(10)&amp;[$master.L24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25]&amp;&quot; &quot;&amp;[$master.C25]" office:value-type="string" office:string-value="Rad Sampson">
            <text:p>Rad Sampson</text:p>
          </table:table-cell>
          <table:table-cell table:formula="of:=[$master.F25]" office:value-type="string" office:string-value="rsampson">
            <text:p>rsampson</text:p>
          </table:table-cell>
          <table:table-cell table:formula="of:=[$master.G2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5]&amp;CHAR(10)&amp;[$master.L25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26]&amp;&quot; &quot;&amp;[$master.C26]" office:value-type="string" office:string-value="Sarah Malloy">
            <text:p>Sarah Malloy</text:p>
          </table:table-cell>
          <table:table-cell table:formula="of:=[$master.F26]" office:value-type="string" office:string-value="smalloy">
            <text:p>smalloy</text:p>
          </table:table-cell>
          <table:table-cell table:formula="of:=[$master.G2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6]&amp;CHAR(10)&amp;[$master.L26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27]&amp;&quot; &quot;&amp;[$master.C27]" office:value-type="string" office:string-value="Tom Swift">
            <text:p>Tom Swift</text:p>
          </table:table-cell>
          <table:table-cell table:formula="of:=[$master.F27]" office:value-type="string" office:string-value="tswift">
            <text:p>tswift</text:p>
          </table:table-cell>
          <table:table-cell table:formula="of:=[$master.G2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7]&amp;CHAR(10)&amp;[$master.L27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28]&amp;&quot; &quot;&amp;[$master.C28]" office:value-type="string" office:string-value="Wakefield Damon">
            <text:p>Wakefield Damon</text:p>
          </table:table-cell>
          <table:table-cell table:formula="of:=[$master.F28]" office:value-type="string" office:string-value="wdamon">
            <text:p>wdamon</text:p>
          </table:table-cell>
          <table:table-cell table:formula="of:=[$master.G2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8]&amp;CHAR(10)&amp;[$master.L28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244"/>
        </table:table-row>
        <table:table-row table:style-name="ro7">
          <table:table-cell/>
          <table:table-cell office:value-type="string">
            <text:p>YES</text:p>
          </table:table-cell>
          <table:table-cell table:formula="of:=[$master.B29]&amp;&quot; &quot;&amp;[$master.C29]" office:value-type="string" office:string-value="William Crawford">
            <text:p>William Crawford</text:p>
          </table:table-cell>
          <table:table-cell table:formula="of:=[$master.F29]" office:value-type="string" office:string-value="wcrawford">
            <text:p>wcrawford</text:p>
          </table:table-cell>
          <table:table-cell table:formula="of:=[$master.G2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9]&amp;CHAR(10)&amp;[$master.L29]" office:value-type="string" office:string-value="--&#10;Director, Legal&#10;Swift Construction Company">
            <text:p>--<text:line-break/>Director, Legal<text:line-break/>Swift Construction Company</text:p>
          </table:table-cell>
          <table:table-cell table:number-columns-repeated="244"/>
        </table:table-row>
        <table:table-row table:style-name="ro4" table:number-rows-repeated="1048552">
          <table:table-cell table:number-columns-repeated="251"/>
        </table:table-row>
        <table:table-row table:style-name="ro4">
          <table:table-cell table:number-columns-repeated="251"/>
        </table:table-row>
        <table:named-expressions/>
      </table:table>
      <table:table table:name="tryton" table:style-name="ta5">
        <office:forms form:automatic-focus="false" form:apply-design-mode="false"/>
        <table:table-column table:style-name="co30" table:number-columns-repeated="2" table:default-cell-style-name="Default"/>
        <table:table-column table:style-name="co140" table:default-cell-style-name="Default"/>
        <table:table-column table:style-name="co30" table:default-cell-style-name="Default"/>
        <table:table-column table:style-name="co141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Password</text:p>
          </table:table-cell>
          <table:table-cell office:value-type="string">
            <text:p>Signature</text:p>
          </table:table-cell>
        </table:table-row>
        <table:table-row table:style-name="ro8">
          <table:table-cell table:formula="of:=[$master.F8]" office:value-type="string" office:string-value="bjenks">
            <text:p>bjenks</text:p>
          </table:table-cell>
          <table:table-cell table:formula="of:=[$master.A8]" office:value-type="float" office:value="1">
            <text:p>1</text:p>
          </table:table-cell>
          <table:table-cell table:formula="of:=CONCATENATE([$master.B8];&quot; &quot;;[$master.C8])" office:value-type="string" office:string-value="Barcoe Jenks">
            <text:p>Barcoe Jenks</text:p>
          </table:table-cell>
          <table:table-cell table:formula="of:=[$master.G8]" office:value-type="string" office:string-value="appleton">
            <text:p>appleton</text:p>
          </table:table-cell>
          <table:table-cell table:formula="of:=&quot;--&quot;&amp;CHAR(10)&amp;[$master.M8]&amp;CHAR(10)&amp;[$master.L8]" office:value-type="string" office:string-value="--&#10;Electronics Engineer&#10;Swift Construction Company">
            <text:p>--<text:line-break/>Electronics Engineer<text:line-break/>Swift Construction Company</text:p>
          </table:table-cell>
        </table:table-row>
        <table:table-row table:style-name="ro8">
          <table:table-cell table:formula="of:=[$master.F9]" office:value-type="string" office:string-value="bswift">
            <text:p>bswift</text:p>
          </table:table-cell>
          <table:table-cell table:formula="of:=[$master.A9]" office:value-type="float" office:value="1">
            <text:p>1</text:p>
          </table:table-cell>
          <table:table-cell table:formula="of:=CONCATENATE([$master.B9];&quot; &quot;;[$master.C9])" office:value-type="string" office:string-value="Barton Swift">
            <text:p>Barton Swift</text:p>
          </table:table-cell>
          <table:table-cell table:formula="of:=[$master.G9]" office:value-type="string" office:string-value="appleton">
            <text:p>appleton</text:p>
          </table:table-cell>
          <table:table-cell table:formula="of:=&quot;--&quot;&amp;CHAR(10)&amp;[$master.M9]&amp;CHAR(10)&amp;[$master.L9]" office:value-type="string" office:string-value="--&#10;President&#10;Swift Construction Company">
            <text:p>--<text:line-break/>President<text:line-break/>Swift Construction Company</text:p>
          </table:table-cell>
        </table:table-row>
        <table:table-row table:style-name="ro8">
          <table:table-cell table:formula="of:=[$master.F10]" office:value-type="string" office:string-value="barmstrong">
            <text:p>barmstrong</text:p>
          </table:table-cell>
          <table:table-cell table:formula="of:=[$master.A10]" office:value-type="float" office:value="1">
            <text:p>1</text:p>
          </table:table-cell>
          <table:table-cell table:formula="of:=CONCATENATE([$master.B10];&quot; &quot;;[$master.C10])" office:value-type="string" office:string-value="Bub Armstrong">
            <text:p>Bub Armstrong</text:p>
          </table:table-cell>
          <table:table-cell table:formula="of:=[$master.G10]" office:value-type="string" office:string-value="appleton">
            <text:p>appleton</text:p>
          </table:table-cell>
          <table:table-cell table:formula="of:=&quot;--&quot;&amp;CHAR(10)&amp;[$master.M10]&amp;CHAR(10)&amp;[$master.L10]" office:value-type="string" office:string-value="--&#10;Mechanical Engineer&#10;Swift Construction Company">
            <text:p>--<text:line-break/>Mechanical Engineer<text:line-break/>Swift Construction Company</text:p>
          </table:table-cell>
        </table:table-row>
        <table:table-row table:style-name="ro8">
          <table:table-cell table:formula="of:=[$master.F11]" office:value-type="string" office:string-value="fmason">
            <text:p>fmason</text:p>
          </table:table-cell>
          <table:table-cell table:formula="of:=[$master.A11]" office:value-type="float" office:value="1">
            <text:p>1</text:p>
          </table:table-cell>
          <table:table-cell table:formula="of:=CONCATENATE([$master.B11];&quot; &quot;;[$master.C11])" office:value-type="string" office:string-value="Frank Mason">
            <text:p>Frank Mason</text:p>
          </table:table-cell>
          <table:table-cell table:formula="of:=[$master.G11]" office:value-type="string" office:string-value="appleton">
            <text:p>appleton</text:p>
          </table:table-cell>
          <table:table-cell table:formula="of:=&quot;--&quot;&amp;CHAR(10)&amp;[$master.M11]&amp;CHAR(10)&amp;[$master.L11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</table:table-row>
        <table:table-row table:style-name="ro8">
          <table:table-cell table:formula="of:=[$master.F12]" office:value-type="string" office:string-value="gjackson">
            <text:p>gjackson</text:p>
          </table:table-cell>
          <table:table-cell table:formula="of:=[$master.A12]" office:value-type="float" office:value="1">
            <text:p>1</text:p>
          </table:table-cell>
          <table:table-cell table:formula="of:=CONCATENATE([$master.B12];&quot; &quot;;[$master.C12])" office:value-type="string" office:string-value="Garret Jackson">
            <text:p>Garret Jackson</text:p>
          </table:table-cell>
          <table:table-cell table:formula="of:=[$master.G12]" office:value-type="string" office:string-value="appleton">
            <text:p>appleton</text:p>
          </table:table-cell>
          <table:table-cell table:formula="of:=&quot;--&quot;&amp;CHAR(10)&amp;[$master.M12]&amp;CHAR(10)&amp;[$master.L12]" office:value-type="string" office:string-value="--&#10;Production Planner&#10;Swift Construction Company">
            <text:p>--<text:line-break/>Production Planner<text:line-break/>Swift Construction Company</text:p>
          </table:table-cell>
        </table:table-row>
        <table:table-row table:style-name="ro8">
          <table:table-cell table:formula="of:=[$master.F13]" office:value-type="string" office:string-value="hbaldwin">
            <text:p>hbaldwin</text:p>
          </table:table-cell>
          <table:table-cell table:formula="of:=[$master.A13]" office:value-type="float" office:value="1">
            <text:p>1</text:p>
          </table:table-cell>
          <table:table-cell table:formula="of:=CONCATENATE([$master.B13];&quot; &quot;;[$master.C13])" office:value-type="string" office:string-value="Hank Baldwin">
            <text:p>Hank Baldwin</text:p>
          </table:table-cell>
          <table:table-cell table:formula="of:=[$master.G13]" office:value-type="string" office:string-value="appleton">
            <text:p>appleton</text:p>
          </table:table-cell>
          <table:table-cell table:formula="of:=&quot;--&quot;&amp;CHAR(10)&amp;[$master.M13]&amp;CHAR(10)&amp;[$master.L13]" office:value-type="string" office:string-value="--&#10;Lead Hand&#10;Swift Construction Company">
            <text:p>--<text:line-break/>Lead Hand<text:line-break/>Swift Construction Company</text:p>
          </table:table-cell>
        </table:table-row>
        <table:table-row table:style-name="ro8">
          <table:table-cell table:formula="of:=[$master.F14]" office:value-type="string" office:string-value="hrandall">
            <text:p>hrandall</text:p>
          </table:table-cell>
          <table:table-cell table:formula="of:=[$master.A14]" office:value-type="float" office:value="1">
            <text:p>1</text:p>
          </table:table-cell>
          <table:table-cell table:formula="of:=CONCATENATE([$master.B14];&quot; &quot;;[$master.C14])" office:value-type="string" office:string-value="Helen Randall">
            <text:p>Helen Randall</text:p>
          </table:table-cell>
          <table:table-cell table:formula="of:=[$master.G14]" office:value-type="string" office:string-value="appleton">
            <text:p>appleton</text:p>
          </table:table-cell>
          <table:table-cell table:formula="of:=&quot;--&quot;&amp;CHAR(10)&amp;[$master.M14]&amp;CHAR(10)&amp;[$master.L14]" office:value-type="string" office:string-value="--&#10;AP Clerk&#10;Swift Construction Company">
            <text:p>--<text:line-break/>AP Clerk<text:line-break/>Swift Construction Company</text:p>
          </table:table-cell>
        </table:table-row>
        <table:table-row table:style-name="ro8">
          <table:table-cell table:formula="of:=[$master.F15]" office:value-type="string" office:string-value="jwood">
            <text:p>jwood</text:p>
          </table:table-cell>
          <table:table-cell table:formula="of:=[$master.A15]" office:value-type="float" office:value="1">
            <text:p>1</text:p>
          </table:table-cell>
          <table:table-cell table:formula="of:=CONCATENATE([$master.B15];&quot; &quot;;[$master.C15])" office:value-type="string" office:string-value="Jacab Wood">
            <text:p>Jacab Wood</text:p>
          </table:table-cell>
          <table:table-cell table:formula="of:=[$master.G15]" office:value-type="string" office:string-value="appleton">
            <text:p>appleton</text:p>
          </table:table-cell>
          <table:table-cell table:formula="of:=&quot;--&quot;&amp;CHAR(10)&amp;[$master.M15]&amp;CHAR(10)&amp;[$master.L15]" office:value-type="string" office:string-value="--&#10;Sales Agent&#10;Swift Construction Company">
            <text:p>--<text:line-break/>Sales Agent<text:line-break/>Swift Construction Company</text:p>
          </table:table-cell>
        </table:table-row>
        <table:table-row table:style-name="ro8">
          <table:table-cell table:formula="of:=[$master.F16]" office:value-type="string" office:string-value="jperiod">
            <text:p>jperiod</text:p>
          </table:table-cell>
          <table:table-cell table:formula="of:=[$master.A16]" office:value-type="float" office:value="1">
            <text:p>1</text:p>
          </table:table-cell>
          <table:table-cell table:formula="of:=CONCATENATE([$master.B16];&quot; &quot;;[$master.C16])" office:value-type="string" office:string-value="James Period">
            <text:p>James Period</text:p>
          </table:table-cell>
          <table:table-cell table:formula="of:=[$master.G16]" office:value-type="string" office:string-value="appleton">
            <text:p>appleton</text:p>
          </table:table-cell>
          <table:table-cell table:formula="of:=&quot;--&quot;&amp;CHAR(10)&amp;[$master.M16]&amp;CHAR(10)&amp;[$master.L16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</table:table-row>
        <table:table-row table:style-name="ro8">
          <table:table-cell table:formula="of:=[$master.F17]" office:value-type="string" office:string-value="jhaddon">
            <text:p>jhaddon</text:p>
          </table:table-cell>
          <table:table-cell table:formula="of:=[$master.A17]" office:value-type="float" office:value="1">
            <text:p>1</text:p>
          </table:table-cell>
          <table:table-cell table:formula="of:=CONCATENATE([$master.B17];&quot; &quot;;[$master.C17])" office:value-type="string" office:string-value="Jennie Haddon">
            <text:p>Jennie Haddon</text:p>
          </table:table-cell>
          <table:table-cell table:formula="of:=[$master.G17]" office:value-type="string" office:string-value="appleton">
            <text:p>appleton</text:p>
          </table:table-cell>
          <table:table-cell table:formula="of:=&quot;--&quot;&amp;CHAR(10)&amp;[$master.M17]&amp;CHAR(10)&amp;[$master.L17]" office:value-type="string" office:string-value="--&#10;Buyer&#10;Swift Construction Company">
            <text:p>--<text:line-break/>Buyer<text:line-break/>Swift Construction Company</text:p>
          </table:table-cell>
        </table:table-row>
        <table:table-row table:style-name="ro8">
          <table:table-cell table:formula="of:=[$master.F18]" office:value-type="string" office:string-value="jmorse">
            <text:p>jmorse</text:p>
          </table:table-cell>
          <table:table-cell table:formula="of:=[$master.A18]" office:value-type="float" office:value="1">
            <text:p>1</text:p>
          </table:table-cell>
          <table:table-cell table:formula="of:=CONCATENATE([$master.B18];&quot; &quot;;[$master.C18])" office:value-type="string" office:string-value="Jennie Morse">
            <text:p>Jennie Morse</text:p>
          </table:table-cell>
          <table:table-cell table:formula="of:=[$master.G18]" office:value-type="string" office:string-value="appleton">
            <text:p>appleton</text:p>
          </table:table-cell>
          <table:table-cell table:formula="of:=&quot;--&quot;&amp;CHAR(10)&amp;[$master.M18]&amp;CHAR(10)&amp;[$master.L18]" office:value-type="string" office:string-value="--&#10;AR Clerk&#10;Swift Construction Company">
            <text:p>--<text:line-break/>AR Clerk<text:line-break/>Swift Construction Company</text:p>
          </table:table-cell>
        </table:table-row>
        <table:table-row table:style-name="ro8">
          <table:table-cell table:formula="of:=[$master.F19]" office:value-type="string" office:string-value="jsharp">
            <text:p>jsharp</text:p>
          </table:table-cell>
          <table:table-cell table:formula="of:=[$master.A19]" office:value-type="float" office:value="1">
            <text:p>1</text:p>
          </table:table-cell>
          <table:table-cell table:formula="of:=CONCATENATE([$master.B19];&quot; &quot;;[$master.C19])" office:value-type="string" office:string-value="John Sharp">
            <text:p>John Sharp</text:p>
          </table:table-cell>
          <table:table-cell table:formula="of:=[$master.G19]" office:value-type="string" office:string-value="appleton">
            <text:p>appleton</text:p>
          </table:table-cell>
          <table:table-cell table:formula="of:=&quot;--&quot;&amp;CHAR(10)&amp;[$master.M19]&amp;CHAR(10)&amp;[$master.L19]" office:value-type="string" office:string-value="--&#10;Director, Prod Mgmt&#10;Swift Construction Company">
            <text:p>--<text:line-break/>Director, Prod Mgmt<text:line-break/>Swift Construction Company</text:p>
          </table:table-cell>
        </table:table-row>
        <table:table-row table:style-name="ro8">
          <table:table-cell table:formula="of:=[$master.F20]" office:value-type="string" office:string-value="mbaggert">
            <text:p>mbaggert</text:p>
          </table:table-cell>
          <table:table-cell table:formula="of:=[$master.A20]" office:value-type="float" office:value="1">
            <text:p>1</text:p>
          </table:table-cell>
          <table:table-cell table:formula="of:=CONCATENATE([$master.B20];&quot; &quot;;[$master.C20])" office:value-type="string" office:string-value="Martha Baggert">
            <text:p>Martha Baggert</text:p>
          </table:table-cell>
          <table:table-cell table:formula="of:=[$master.G20]" office:value-type="string" office:string-value="appleton">
            <text:p>appleton</text:p>
          </table:table-cell>
          <table:table-cell table:formula="of:=&quot;--&quot;&amp;CHAR(10)&amp;[$master.M20]&amp;CHAR(10)&amp;[$master.L20]" office:value-type="string" office:string-value="--&#10;Director, Human Resources&#10;Swift Construction Company">
            <text:p>--<text:line-break/>Director, Human Resources<text:line-break/>Swift Construction Company</text:p>
          </table:table-cell>
        </table:table-row>
        <table:table-row table:style-name="ro8">
          <table:table-cell table:formula="of:=[$master.F21]" office:value-type="string" office:string-value="mnestor">
            <text:p>mnestor</text:p>
          </table:table-cell>
          <table:table-cell table:formula="of:=[$master.A21]" office:value-type="float" office:value="1">
            <text:p>1</text:p>
          </table:table-cell>
          <table:table-cell table:formula="of:=CONCATENATE([$master.B21];&quot; &quot;;[$master.C21])" office:value-type="string" office:string-value="Mary Nestor">
            <text:p>Mary Nestor</text:p>
          </table:table-cell>
          <table:table-cell table:formula="of:=[$master.G21]" office:value-type="string" office:string-value="appleton">
            <text:p>appleton</text:p>
          </table:table-cell>
          <table:table-cell table:formula="of:=&quot;--&quot;&amp;CHAR(10)&amp;[$master.M21]&amp;CHAR(10)&amp;[$master.L21]" office:value-type="string" office:string-value="--&#10;Director, MIS-IT&#10;Swift Construction Company">
            <text:p>--<text:line-break/>Director, MIS-IT<text:line-break/>Swift Construction Company</text:p>
          </table:table-cell>
        </table:table-row>
        <table:table-row table:style-name="ro8">
          <table:table-cell table:formula="of:=[$master.F22]" office:value-type="string" office:string-value="mblair">
            <text:p>mblair</text:p>
          </table:table-cell>
          <table:table-cell table:formula="of:=[$master.A22]" office:value-type="float" office:value="1">
            <text:p>1</text:p>
          </table:table-cell>
          <table:table-cell table:formula="of:=CONCATENATE([$master.B22];&quot; &quot;;[$master.C22])" office:value-type="string" office:string-value="Minnie Blair">
            <text:p>Minnie Blair</text:p>
          </table:table-cell>
          <table:table-cell table:formula="of:=[$master.G22]" office:value-type="string" office:string-value="appleton">
            <text:p>appleton</text:p>
          </table:table-cell>
          <table:table-cell table:formula="of:=&quot;--&quot;&amp;CHAR(10)&amp;[$master.M22]&amp;CHAR(10)&amp;[$master.L22]" office:value-type="string" office:string-value="--&#10;Software Engineer&#10;Swift Construction Company">
            <text:p>--<text:line-break/>Software Engineer<text:line-break/>Swift Construction Company</text:p>
          </table:table-cell>
        </table:table-row>
        <table:table-row table:style-name="ro8">
          <table:table-cell table:formula="of:=[$master.F23]" office:value-type="string" office:string-value="mdelazes">
            <text:p>mdelazes</text:p>
          </table:table-cell>
          <table:table-cell table:formula="of:=[$master.A23]" office:value-type="float" office:value="1">
            <text:p>1</text:p>
          </table:table-cell>
          <table:table-cell table:formula="of:=CONCATENATE([$master.B23];&quot; &quot;;[$master.C23])" office:value-type="string" office:string-value="Miquel DeLazes">
            <text:p>Miquel DeLazes</text:p>
          </table:table-cell>
          <table:table-cell table:formula="of:=[$master.G23]" office:value-type="string" office:string-value="appleton">
            <text:p>appleton</text:p>
          </table:table-cell>
          <table:table-cell table:formula="of:=&quot;--&quot;&amp;CHAR(10)&amp;[$master.M23]&amp;CHAR(10)&amp;[$master.L23]" office:value-type="string" office:string-value="--&#10;Director, Manufacturing&#10;Swift Construction Company">
            <text:p>--<text:line-break/>Director, Manufacturing<text:line-break/>Swift Construction Company</text:p>
          </table:table-cell>
        </table:table-row>
        <table:table-row table:style-name="ro8">
          <table:table-cell table:formula="of:=[$master.F24]" office:value-type="string" office:string-value="nnewton">
            <text:p>nnewton</text:p>
          </table:table-cell>
          <table:table-cell table:formula="of:=[$master.A24]" office:value-type="float" office:value="1">
            <text:p>1</text:p>
          </table:table-cell>
          <table:table-cell table:formula="of:=CONCATENATE([$master.B24];&quot; &quot;;[$master.C24])" office:value-type="string" office:string-value="Ned Newton">
            <text:p>Ned Newton</text:p>
          </table:table-cell>
          <table:table-cell table:formula="of:=[$master.G24]" office:value-type="string" office:string-value="appleton">
            <text:p>appleton</text:p>
          </table:table-cell>
          <table:table-cell table:formula="of:=&quot;--&quot;&amp;CHAR(10)&amp;[$master.M24]&amp;CHAR(10)&amp;[$master.L24]" office:value-type="string" office:string-value="--&#10;Chief Financial Officer&#10;Swift Construction Company">
            <text:p>--<text:line-break/>Chief Financial Officer<text:line-break/>Swift Construction Company</text:p>
          </table:table-cell>
        </table:table-row>
        <table:table-row table:style-name="ro8">
          <table:table-cell table:formula="of:=[$master.F25]" office:value-type="string" office:string-value="rsampson">
            <text:p>rsampson</text:p>
          </table:table-cell>
          <table:table-cell table:formula="of:=[$master.A25]" office:value-type="float" office:value="1">
            <text:p>1</text:p>
          </table:table-cell>
          <table:table-cell table:formula="of:=CONCATENATE([$master.B25];&quot; &quot;;[$master.C25])" office:value-type="string" office:string-value="Rad Sampson">
            <text:p>Rad Sampson</text:p>
          </table:table-cell>
          <table:table-cell table:formula="of:=[$master.G25]" office:value-type="string" office:string-value="appleton">
            <text:p>appleton</text:p>
          </table:table-cell>
          <table:table-cell table:formula="of:=&quot;--&quot;&amp;CHAR(10)&amp;[$master.M25]&amp;CHAR(10)&amp;[$master.L25]" office:value-type="string" office:string-value="--&#10;Director, Quality&#10;Swift Construction Company">
            <text:p>--<text:line-break/>Director, Quality<text:line-break/>Swift Construction Company</text:p>
          </table:table-cell>
        </table:table-row>
        <table:table-row table:style-name="ro8">
          <table:table-cell table:formula="of:=[$master.F26]" office:value-type="string" office:string-value="smalloy">
            <text:p>smalloy</text:p>
          </table:table-cell>
          <table:table-cell table:formula="of:=[$master.A26]" office:value-type="float" office:value="1">
            <text:p>1</text:p>
          </table:table-cell>
          <table:table-cell table:formula="of:=CONCATENATE([$master.B26];&quot; &quot;;[$master.C26])" office:value-type="string" office:string-value="Sarah Malloy">
            <text:p>Sarah Malloy</text:p>
          </table:table-cell>
          <table:table-cell table:formula="of:=[$master.G26]" office:value-type="string" office:string-value="appleton">
            <text:p>appleton</text:p>
          </table:table-cell>
          <table:table-cell table:formula="of:=&quot;--&quot;&amp;CHAR(10)&amp;[$master.M26]&amp;CHAR(10)&amp;[$master.L26]" office:value-type="string" office:string-value="--&#10;Receiver&#10;Swift Construction Company">
            <text:p>--<text:line-break/>Receiver<text:line-break/>Swift Construction Company</text:p>
          </table:table-cell>
        </table:table-row>
        <table:table-row table:style-name="ro8">
          <table:table-cell table:formula="of:=[$master.F27]" office:value-type="string" office:string-value="tswift">
            <text:p>tswift</text:p>
          </table:table-cell>
          <table:table-cell table:formula="of:=[$master.A27]" office:value-type="float" office:value="1">
            <text:p>1</text:p>
          </table:table-cell>
          <table:table-cell table:formula="of:=CONCATENATE([$master.B27];&quot; &quot;;[$master.C27])" office:value-type="string" office:string-value="Tom Swift">
            <text:p>Tom Swift</text:p>
          </table:table-cell>
          <table:table-cell table:formula="of:=[$master.G27]" office:value-type="string" office:string-value="appleton">
            <text:p>appleton</text:p>
          </table:table-cell>
          <table:table-cell table:formula="of:=&quot;--&quot;&amp;CHAR(10)&amp;[$master.M27]&amp;CHAR(10)&amp;[$master.L27]" office:value-type="string" office:string-value="--&#10;Director, Engineering&#10;Swift Construction Company">
            <text:p>--<text:line-break/>Director, Engineering<text:line-break/>Swift Construction Company</text:p>
          </table:table-cell>
        </table:table-row>
        <table:table-row table:style-name="ro8">
          <table:table-cell table:formula="of:=[$master.F28]" office:value-type="string" office:string-value="wdamon">
            <text:p>wdamon</text:p>
          </table:table-cell>
          <table:table-cell table:formula="of:=[$master.A28]" office:value-type="float" office:value="1">
            <text:p>1</text:p>
          </table:table-cell>
          <table:table-cell table:formula="of:=CONCATENATE([$master.B28];&quot; &quot;;[$master.C28])" office:value-type="string" office:string-value="Wakefield Damon">
            <text:p>Wakefield Damon</text:p>
          </table:table-cell>
          <table:table-cell table:formula="of:=[$master.G28]" office:value-type="string" office:string-value="appleton">
            <text:p>appleton</text:p>
          </table:table-cell>
          <table:table-cell table:formula="of:=&quot;--&quot;&amp;CHAR(10)&amp;[$master.M28]&amp;CHAR(10)&amp;[$master.L28]" office:value-type="string" office:string-value="--&#10;Technical Writer&#10;Swift Construction Company">
            <text:p>--<text:line-break/>Technical Writer<text:line-break/>Swift Construction Company</text:p>
          </table:table-cell>
        </table:table-row>
        <table:table-row table:style-name="ro8">
          <table:table-cell table:formula="of:=[$master.F29]" office:value-type="string" office:string-value="wcrawford">
            <text:p>wcrawford</text:p>
          </table:table-cell>
          <table:table-cell table:formula="of:=[$master.A29]" office:value-type="float" office:value="1">
            <text:p>1</text:p>
          </table:table-cell>
          <table:table-cell table:formula="of:=CONCATENATE([$master.B29];&quot; &quot;;[$master.C29])" office:value-type="string" office:string-value="William Crawford">
            <text:p>William Crawford</text:p>
          </table:table-cell>
          <table:table-cell table:formula="of:=[$master.G29]" office:value-type="string" office:string-value="appleton">
            <text:p>appleton</text:p>
          </table:table-cell>
          <table:table-cell table:formula="of:=&quot;--&quot;&amp;CHAR(10)&amp;[$master.M29]&amp;CHAR(10)&amp;[$master.L29]" office:value-type="string" office:string-value="--&#10;Director, Legal&#10;Swift Construction Company">
            <text:p>--<text:line-break/>Director, Legal<text:line-break/>Swift Construction Company</text:p>
          </table:table-cell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  <table:named-expressions/>
      </table:table>
      <table:table table:name="ldap" table:style-name="ta2" table:print="false">
        <table:table-column table:style-name="co142" table:default-cell-style-name="Default"/>
        <table:table-column table:style-name="co10" table:default-cell-style-name="Default"/>
        <table:table-column table:style-name="co1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3" table:default-cell-style-name="Default"/>
        <table:table-column table:style-name="co8" table:default-cell-style-name="Default"/>
        <table:table-column table:style-name="co144" table:default-cell-style-name="Default"/>
        <table:table-column table:style-name="co145" table:default-cell-style-name="Default"/>
        <table:table-column table:style-name="co146" table:default-cell-style-name="Default"/>
        <table:table-row table:style-name="ro6">
          <table:table-cell office:value-type="string">
            <text:p>cn</text:p>
          </table:table-cell>
          <table:table-cell office:value-type="string">
            <text:p>givenName</text:p>
          </table:table-cell>
          <table:table-cell office:value-type="string">
            <text:p>sn</text:p>
          </table:table-cell>
          <table:table-cell office:value-type="string">
            <text:p>title</text:p>
          </table:table-cell>
          <table:table-cell office:value-type="string">
            <text:p>mail</text:p>
          </table:table-cell>
          <table:table-cell office:value-type="string">
            <text:p>manager</text:p>
          </table:table-cell>
          <table:table-cell table:number-columns-repeated="2" office:value-type="string">
            <text:p>objectClass</text:p>
          </table:table-cell>
          <table:table-cell office:value-type="string">
            <text:p>uid</text:p>
          </table:table-cell>
          <table:table-cell office:value-type="string">
            <office:annotation draw:style-name="gr3" draw:text-style-name="P2" svg:width="1.1413in" svg:height="0.4209in" svg:x="18.7201in" svg:y="0in" draw:caption-point-x="-0.3091in" draw:caption-point-y="0.0043in">
              <dc:date>2014-08-27T00:00:00</dc:date>
              <text:p text:style-name="P2"><text:span text:style-name="T3">slappasswd -s appleton</text:span></text:p>
            </office:annotation>
            <text:p>userPassword</text:p>
          </table:table-cell>
        </table:table-row>
        <table:table-row table:style-name="ro6">
          <table:table-cell office:value-type="string">
            <text:p>Administrator User</text:p>
          </table:table-cell>
          <table:table-cell office:value-type="string">
            <text:p>Administrator</text:p>
          </table:table-cell>
          <table:table-cell office:value-type="string">
            <text:p>User</text:p>
          </table:table-cell>
          <table:table-cell table:number-columns-repeated="3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office:value-type="string">
            <text:p>administrator</text:p>
          </table:table-cell>
          <table:table-cell table:formula="of:=[master.$H$8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office:value-type="string">
            <text:p>Administrator User</text:p>
          </table:table-cell>
          <table:table-cell office:value-type="string">
            <text:p>Administrator</text:p>
          </table:table-cell>
          <table:table-cell office:value-type="string">
            <text:p>User</text:p>
          </table:table-cell>
          <table:table-cell table:number-columns-repeated="3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office:value-type="string">
            <text:p>admin</text:p>
          </table:table-cell>
          <table:table-cell table:formula="of:=[master.$H$8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8]; &quot; &quot;;[$master.C8])" office:value-type="string" office:string-value="Barcoe Jenks">
            <text:p>Barcoe Jenks</text:p>
          </table:table-cell>
          <table:table-cell table:formula="of:=[$master.B8]" office:value-type="string" office:string-value="Barcoe">
            <text:p>Barcoe</text:p>
          </table:table-cell>
          <table:table-cell table:formula="of:=[$master.C8]" office:value-type="string" office:string-value="Jenks">
            <text:p>Jenks</text:p>
          </table:table-cell>
          <table:table-cell table:formula="of:=[$master.M8]" office:value-type="string" office:string-value="Electronics Engineer">
            <text:p>Electronics Engineer</text:p>
          </table:table-cell>
          <table:table-cell table:formula="of:=[$master.N8]" office:value-type="string" office:string-value="bjenks@whizzer.local">
            <text:p>bjenks@whizzer.local</text:p>
          </table:table-cell>
          <table:table-cell table:formula="of:=CONCATENATE(&quot;cn=&quot;;[$master.R8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8]" office:value-type="string" office:string-value="bjenks">
            <text:p>bjenks</text:p>
          </table:table-cell>
          <table:table-cell table:formula="of:=[master.H8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9]; &quot; &quot;;[$master.C9])" office:value-type="string" office:string-value="Barton Swift">
            <text:p>Barton Swift</text:p>
          </table:table-cell>
          <table:table-cell table:formula="of:=[$master.B9]" office:value-type="string" office:string-value="Barton">
            <text:p>Barton</text:p>
          </table:table-cell>
          <table:table-cell table:formula="of:=[$master.C9]" office:value-type="string" office:string-value="Swift">
            <text:p>Swift</text:p>
          </table:table-cell>
          <table:table-cell table:formula="of:=[$master.M9]" office:value-type="string" office:string-value="President">
            <text:p>President</text:p>
          </table:table-cell>
          <table:table-cell table:formula="of:=[$master.N9]" office:value-type="string" office:string-value="bswift@whizzer.local">
            <text:p>bswift@whizzer.local</text:p>
          </table:table-cell>
          <table:table-cell>
            <office:annotation draw:style-name="gr4" draw:text-style-name="P2" svg:width="1.1413in" svg:height="0.5917in" svg:x="11.7535in" svg:y="0.3106in" draw:caption-point-x="-0.2835in" draw:caption-point-y="0.5929in">
              <dc:date>2014-08-28T00:00:00</dc:date>
              <text:p text:style-name="P2"><text:span text:style-name="T3">Barton Swift has no manager</text:span></text:p>
            </office:annotation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9]" office:value-type="string" office:string-value="bswift">
            <text:p>bswift</text:p>
          </table:table-cell>
          <table:table-cell table:formula="of:=[master.H9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10]; &quot; &quot;;[$master.C10])" office:value-type="string" office:string-value="Bub Armstrong">
            <text:p>Bub Armstrong</text:p>
          </table:table-cell>
          <table:table-cell table:formula="of:=[$master.B10]" office:value-type="string" office:string-value="Bub">
            <text:p>Bub</text:p>
          </table:table-cell>
          <table:table-cell table:formula="of:=[$master.C10]" office:value-type="string" office:string-value="Armstrong">
            <text:p>Armstrong</text:p>
          </table:table-cell>
          <table:table-cell table:formula="of:=[$master.M10]" office:value-type="string" office:string-value="Mechanical Engineer">
            <text:p>Mechanical Engineer</text:p>
          </table:table-cell>
          <table:table-cell table:formula="of:=[$master.N10]" office:value-type="string" office:string-value="barmstrong@whizzer.local">
            <text:p>barmstrong@whizzer.local</text:p>
          </table:table-cell>
          <table:table-cell table:formula="of:=CONCATENATE(&quot;cn=&quot;;[$master.R10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0]" office:value-type="string" office:string-value="barmstrong">
            <text:p>barmstrong</text:p>
          </table:table-cell>
          <table:table-cell table:formula="of:=[master.H10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11]; &quot; &quot;;[$master.C11])" office:value-type="string" office:string-value="Frank Mason">
            <text:p>Frank Mason</text:p>
          </table:table-cell>
          <table:table-cell table:formula="of:=[$master.B11]" office:value-type="string" office:string-value="Frank">
            <text:p>Frank</text:p>
          </table:table-cell>
          <table:table-cell table:formula="of:=[$master.C11]" office:value-type="string" office:string-value="Mason">
            <text:p>Mason</text:p>
          </table:table-cell>
          <table:table-cell table:formula="of:=[$master.M11]" office:value-type="string" office:string-value="Engineering Project Coordinator">
            <text:p>Engineering Project Coordinator</text:p>
          </table:table-cell>
          <table:table-cell table:formula="of:=[$master.N11]" office:value-type="string" office:string-value="fmason@whizzer.local">
            <text:p>fmason@whizzer.local</text:p>
          </table:table-cell>
          <table:table-cell table:formula="of:=CONCATENATE(&quot;cn=&quot;;[$master.R11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1]" office:value-type="string" office:string-value="fmason">
            <text:p>fmason</text:p>
          </table:table-cell>
          <table:table-cell table:formula="of:=[master.H11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12]; &quot; &quot;;[$master.C12])" office:value-type="string" office:string-value="Garret Jackson">
            <text:p>Garret Jackson</text:p>
          </table:table-cell>
          <table:table-cell table:formula="of:=[$master.B12]" office:value-type="string" office:string-value="Garret">
            <text:p>Garret</text:p>
          </table:table-cell>
          <table:table-cell table:formula="of:=[$master.C12]" office:value-type="string" office:string-value="Jackson">
            <text:p>Jackson</text:p>
          </table:table-cell>
          <table:table-cell table:formula="of:=[$master.M12]" office:value-type="string" office:string-value="Production Planner">
            <text:p>Production Planner</text:p>
          </table:table-cell>
          <table:table-cell table:formula="of:=[$master.N12]" office:value-type="string" office:string-value="gjackson@whizzer.local">
            <text:p>gjackson@whizzer.local</text:p>
          </table:table-cell>
          <table:table-cell table:formula="of:=CONCATENATE(&quot;cn=&quot;;[$master.R12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2]" office:value-type="string" office:string-value="gjackson">
            <text:p>gjackson</text:p>
          </table:table-cell>
          <table:table-cell table:formula="of:=[master.H12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13]; &quot; &quot;;[$master.C13])" office:value-type="string" office:string-value="Hank Baldwin">
            <text:p>Hank Baldwin</text:p>
          </table:table-cell>
          <table:table-cell table:formula="of:=[$master.B13]" office:value-type="string" office:string-value="Hank">
            <text:p>Hank</text:p>
          </table:table-cell>
          <table:table-cell table:formula="of:=[$master.C13]" office:value-type="string" office:string-value="Baldwin">
            <text:p>Baldwin</text:p>
          </table:table-cell>
          <table:table-cell table:formula="of:=[$master.M13]" office:value-type="string" office:string-value="Lead Hand">
            <text:p>Lead Hand</text:p>
          </table:table-cell>
          <table:table-cell table:formula="of:=[$master.N13]" office:value-type="string" office:string-value="hbaldwin@whizzer.local">
            <text:p>hbaldwin@whizzer.local</text:p>
          </table:table-cell>
          <table:table-cell table:formula="of:=CONCATENATE(&quot;cn=&quot;;[$master.R13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3]" office:value-type="string" office:string-value="hbaldwin">
            <text:p>hbaldwin</text:p>
          </table:table-cell>
          <table:table-cell table:formula="of:=[master.H13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14]; &quot; &quot;;[$master.C14])" office:value-type="string" office:string-value="Helen Randall">
            <text:p>Helen Randall</text:p>
          </table:table-cell>
          <table:table-cell table:formula="of:=[$master.B14]" office:value-type="string" office:string-value="Helen">
            <text:p>Helen</text:p>
          </table:table-cell>
          <table:table-cell table:formula="of:=[$master.C14]" office:value-type="string" office:string-value="Randall">
            <text:p>Randall</text:p>
          </table:table-cell>
          <table:table-cell table:formula="of:=[$master.M14]" office:value-type="string" office:string-value="AP Clerk">
            <text:p>AP Clerk</text:p>
          </table:table-cell>
          <table:table-cell table:formula="of:=[$master.N14]" office:value-type="string" office:string-value="hrandall@whizzer.local">
            <text:p>hrandall@whizzer.local</text:p>
          </table:table-cell>
          <table:table-cell table:formula="of:=CONCATENATE(&quot;cn=&quot;;[$master.R14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4]" office:value-type="string" office:string-value="hrandall">
            <text:p>hrandall</text:p>
          </table:table-cell>
          <table:table-cell table:formula="of:=[master.H14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15]; &quot; &quot;;[$master.C15])" office:value-type="string" office:string-value="Jacab Wood">
            <text:p>Jacab Wood</text:p>
          </table:table-cell>
          <table:table-cell table:formula="of:=[$master.B15]" office:value-type="string" office:string-value="Jacab">
            <text:p>Jacab</text:p>
          </table:table-cell>
          <table:table-cell table:formula="of:=[$master.C15]" office:value-type="string" office:string-value="Wood">
            <text:p>Wood</text:p>
          </table:table-cell>
          <table:table-cell table:formula="of:=[$master.M15]" office:value-type="string" office:string-value="Sales Agent">
            <text:p>Sales Agent</text:p>
          </table:table-cell>
          <table:table-cell table:formula="of:=[$master.N15]" office:value-type="string" office:string-value="jwood@whizzer.local">
            <text:p>jwood@whizzer.local</text:p>
          </table:table-cell>
          <table:table-cell table:formula="of:=CONCATENATE(&quot;cn=&quot;;[$master.R15];&quot;,ou=People,dc=root,dc=org&quot;)" office:value-type="string" office:string-value="cn=James Period,ou=People,dc=root,dc=org">
            <text:p>cn=James Period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5]" office:value-type="string" office:string-value="jwood">
            <text:p>jwood</text:p>
          </table:table-cell>
          <table:table-cell table:formula="of:=[master.H15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16]; &quot; &quot;;[$master.C16])" office:value-type="string" office:string-value="James Period">
            <text:p>James Period</text:p>
          </table:table-cell>
          <table:table-cell table:formula="of:=[$master.B16]" office:value-type="string" office:string-value="James">
            <text:p>James</text:p>
          </table:table-cell>
          <table:table-cell table:formula="of:=[$master.C16]" office:value-type="string" office:string-value="Period">
            <text:p>Period</text:p>
          </table:table-cell>
          <table:table-cell table:formula="of:=[$master.M16]" office:value-type="string" office:string-value="Director, Sales &amp; Marketing">
            <text:p>Director, Sales &amp; Marketing</text:p>
          </table:table-cell>
          <table:table-cell table:formula="of:=[$master.N16]" office:value-type="string" office:string-value="jperiod@whizzer.local">
            <text:p>jperiod@whizzer.local</text:p>
          </table:table-cell>
          <table:table-cell table:formula="of:=CONCATENATE(&quot;cn=&quot;;[$master.R16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6]" office:value-type="string" office:string-value="jperiod">
            <text:p>jperiod</text:p>
          </table:table-cell>
          <table:table-cell table:formula="of:=[master.H16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17]; &quot; &quot;;[$master.C17])" office:value-type="string" office:string-value="Jennie Haddon">
            <text:p>Jennie Haddon</text:p>
          </table:table-cell>
          <table:table-cell table:formula="of:=[$master.B17]" office:value-type="string" office:string-value="Jennie">
            <text:p>Jennie</text:p>
          </table:table-cell>
          <table:table-cell table:formula="of:=[$master.C17]" office:value-type="string" office:string-value="Haddon">
            <text:p>Haddon</text:p>
          </table:table-cell>
          <table:table-cell table:formula="of:=[$master.M17]" office:value-type="string" office:string-value="Buyer">
            <text:p>Buyer</text:p>
          </table:table-cell>
          <table:table-cell table:formula="of:=[$master.N17]" office:value-type="string" office:string-value="jhaddon@whizzer.local">
            <text:p>jhaddon@whizzer.local</text:p>
          </table:table-cell>
          <table:table-cell table:formula="of:=CONCATENATE(&quot;cn=&quot;;[$master.R17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7]" office:value-type="string" office:string-value="jhaddon">
            <text:p>jhaddon</text:p>
          </table:table-cell>
          <table:table-cell table:formula="of:=[master.H17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18]; &quot; &quot;;[$master.C18])" office:value-type="string" office:string-value="Jennie Morse">
            <text:p>Jennie Morse</text:p>
          </table:table-cell>
          <table:table-cell table:formula="of:=[$master.B18]" office:value-type="string" office:string-value="Jennie">
            <text:p>Jennie</text:p>
          </table:table-cell>
          <table:table-cell table:formula="of:=[$master.C18]" office:value-type="string" office:string-value="Morse">
            <text:p>Morse</text:p>
          </table:table-cell>
          <table:table-cell table:formula="of:=[$master.M18]" office:value-type="string" office:string-value="AR Clerk">
            <text:p>AR Clerk</text:p>
          </table:table-cell>
          <table:table-cell table:formula="of:=[$master.N18]" office:value-type="string" office:string-value="jmorse@whizzer.local">
            <text:p>jmorse@whizzer.local</text:p>
          </table:table-cell>
          <table:table-cell table:formula="of:=CONCATENATE(&quot;cn=&quot;;[$master.R18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8]" office:value-type="string" office:string-value="jmorse">
            <text:p>jmorse</text:p>
          </table:table-cell>
          <table:table-cell table:formula="of:=[master.H18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19]; &quot; &quot;;[$master.C19])" office:value-type="string" office:string-value="John Sharp">
            <text:p>John Sharp</text:p>
          </table:table-cell>
          <table:table-cell table:formula="of:=[$master.B19]" office:value-type="string" office:string-value="John">
            <text:p>John</text:p>
          </table:table-cell>
          <table:table-cell table:formula="of:=[$master.C19]" office:value-type="string" office:string-value="Sharp">
            <text:p>Sharp</text:p>
          </table:table-cell>
          <table:table-cell table:formula="of:=[$master.M19]" office:value-type="string" office:string-value="Director, Prod Mgmt">
            <text:p>Director, Prod Mgmt</text:p>
          </table:table-cell>
          <table:table-cell table:formula="of:=[$master.N19]" office:value-type="string" office:string-value="jsharp@whizzer.local">
            <text:p>jsharp@whizzer.local</text:p>
          </table:table-cell>
          <table:table-cell table:formula="of:=CONCATENATE(&quot;cn=&quot;;[$master.R19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9]" office:value-type="string" office:string-value="jsharp">
            <text:p>jsharp</text:p>
          </table:table-cell>
          <table:table-cell table:formula="of:=[master.H19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20]; &quot; &quot;;[$master.C20])" office:value-type="string" office:string-value="Martha Baggert">
            <text:p>Martha Baggert</text:p>
          </table:table-cell>
          <table:table-cell table:formula="of:=[$master.B20]" office:value-type="string" office:string-value="Martha">
            <text:p>Martha</text:p>
          </table:table-cell>
          <table:table-cell table:formula="of:=[$master.C20]" office:value-type="string" office:string-value="Baggert">
            <text:p>Baggert</text:p>
          </table:table-cell>
          <table:table-cell table:formula="of:=[$master.M20]" office:value-type="string" office:string-value="Director, Human Resources">
            <text:p>Director, Human Resources</text:p>
          </table:table-cell>
          <table:table-cell table:formula="of:=[$master.N20]" office:value-type="string" office:string-value="mbaggert@whizzer.local">
            <text:p>mbaggert@whizzer.local</text:p>
          </table:table-cell>
          <table:table-cell table:formula="of:=CONCATENATE(&quot;cn=&quot;;[$master.R20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0]" office:value-type="string" office:string-value="mbaggert">
            <text:p>mbaggert</text:p>
          </table:table-cell>
          <table:table-cell table:formula="of:=[master.H20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21]; &quot; &quot;;[$master.C21])" office:value-type="string" office:string-value="Mary Nestor">
            <text:p>Mary Nestor</text:p>
          </table:table-cell>
          <table:table-cell table:formula="of:=[$master.B21]" office:value-type="string" office:string-value="Mary">
            <text:p>Mary</text:p>
          </table:table-cell>
          <table:table-cell table:formula="of:=[$master.C21]" office:value-type="string" office:string-value="Nestor">
            <text:p>Nestor</text:p>
          </table:table-cell>
          <table:table-cell table:formula="of:=[$master.M21]" office:value-type="string" office:string-value="Director, MIS-IT">
            <text:p>Director, MIS-IT</text:p>
          </table:table-cell>
          <table:table-cell table:formula="of:=[$master.N21]" office:value-type="string" office:string-value="mnestor@whizzer.local">
            <text:p>mnestor@whizzer.local</text:p>
          </table:table-cell>
          <table:table-cell table:formula="of:=CONCATENATE(&quot;cn=&quot;;[$master.R21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1]" office:value-type="string" office:string-value="mnestor">
            <text:p>mnestor</text:p>
          </table:table-cell>
          <table:table-cell table:formula="of:=[master.H21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22]; &quot; &quot;;[$master.C22])" office:value-type="string" office:string-value="Minnie Blair">
            <text:p>Minnie Blair</text:p>
          </table:table-cell>
          <table:table-cell table:formula="of:=[$master.B22]" office:value-type="string" office:string-value="Minnie">
            <text:p>Minnie</text:p>
          </table:table-cell>
          <table:table-cell table:formula="of:=[$master.C22]" office:value-type="string" office:string-value="Blair">
            <text:p>Blair</text:p>
          </table:table-cell>
          <table:table-cell table:formula="of:=[$master.M22]" office:value-type="string" office:string-value="Software Engineer">
            <text:p>Software Engineer</text:p>
          </table:table-cell>
          <table:table-cell table:formula="of:=[$master.N22]" office:value-type="string" office:string-value="mblair@whizzer.local">
            <text:p>mblair@whizzer.local</text:p>
          </table:table-cell>
          <table:table-cell table:formula="of:=CONCATENATE(&quot;cn=&quot;;[$master.R22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2]" office:value-type="string" office:string-value="mblair">
            <text:p>mblair</text:p>
          </table:table-cell>
          <table:table-cell table:formula="of:=[master.H22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23]; &quot; &quot;;[$master.C23])" office:value-type="string" office:string-value="Miquel DeLazes">
            <text:p>Miquel DeLazes</text:p>
          </table:table-cell>
          <table:table-cell table:formula="of:=[$master.B23]" office:value-type="string" office:string-value="Miquel">
            <text:p>Miquel</text:p>
          </table:table-cell>
          <table:table-cell table:formula="of:=[$master.C23]" office:value-type="string" office:string-value="DeLazes">
            <text:p>DeLazes</text:p>
          </table:table-cell>
          <table:table-cell table:formula="of:=[$master.M23]" office:value-type="string" office:string-value="Director, Manufacturing">
            <text:p>Director, Manufacturing</text:p>
          </table:table-cell>
          <table:table-cell table:formula="of:=[$master.N23]" office:value-type="string" office:string-value="mdelazes@whizzer.local">
            <text:p>mdelazes@whizzer.local</text:p>
          </table:table-cell>
          <table:table-cell table:formula="of:=CONCATENATE(&quot;cn=&quot;;[$master.R23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3]" office:value-type="string" office:string-value="mdelazes">
            <text:p>mdelazes</text:p>
          </table:table-cell>
          <table:table-cell table:formula="of:=[master.H23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24]; &quot; &quot;;[$master.C24])" office:value-type="string" office:string-value="Ned Newton">
            <text:p>Ned Newton</text:p>
          </table:table-cell>
          <table:table-cell table:formula="of:=[$master.B24]" office:value-type="string" office:string-value="Ned">
            <text:p>Ned</text:p>
          </table:table-cell>
          <table:table-cell table:formula="of:=[$master.C24]" office:value-type="string" office:string-value="Newton">
            <text:p>Newton</text:p>
          </table:table-cell>
          <table:table-cell table:formula="of:=[$master.M24]" office:value-type="string" office:string-value="Chief Financial Officer">
            <text:p>Chief Financial Officer</text:p>
          </table:table-cell>
          <table:table-cell table:formula="of:=[$master.N24]" office:value-type="string" office:string-value="nnewton@whizzer.local">
            <text:p>nnewton@whizzer.local</text:p>
          </table:table-cell>
          <table:table-cell table:formula="of:=CONCATENATE(&quot;cn=&quot;;[$master.R24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4]" office:value-type="string" office:string-value="nnewton">
            <text:p>nnewton</text:p>
          </table:table-cell>
          <table:table-cell table:formula="of:=[master.H24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25]; &quot; &quot;;[$master.C25])" office:value-type="string" office:string-value="Rad Sampson">
            <text:p>Rad Sampson</text:p>
          </table:table-cell>
          <table:table-cell table:formula="of:=[$master.B25]" office:value-type="string" office:string-value="Rad">
            <text:p>Rad</text:p>
          </table:table-cell>
          <table:table-cell table:formula="of:=[$master.C25]" office:value-type="string" office:string-value="Sampson">
            <text:p>Sampson</text:p>
          </table:table-cell>
          <table:table-cell table:formula="of:=[$master.M25]" office:value-type="string" office:string-value="Director, Quality">
            <text:p>Director, Quality</text:p>
          </table:table-cell>
          <table:table-cell table:formula="of:=[$master.N25]" office:value-type="string" office:string-value="rsampson@whizzer.local">
            <text:p>rsampson@whizzer.local</text:p>
          </table:table-cell>
          <table:table-cell table:formula="of:=CONCATENATE(&quot;cn=&quot;;[$master.R25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5]" office:value-type="string" office:string-value="rsampson">
            <text:p>rsampson</text:p>
          </table:table-cell>
          <table:table-cell table:formula="of:=[master.H25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26]; &quot; &quot;;[$master.C26])" office:value-type="string" office:string-value="Sarah Malloy">
            <text:p>Sarah Malloy</text:p>
          </table:table-cell>
          <table:table-cell table:formula="of:=[$master.B26]" office:value-type="string" office:string-value="Sarah">
            <text:p>Sarah</text:p>
          </table:table-cell>
          <table:table-cell table:formula="of:=[$master.C26]" office:value-type="string" office:string-value="Malloy">
            <text:p>Malloy</text:p>
          </table:table-cell>
          <table:table-cell table:formula="of:=[$master.M26]" office:value-type="string" office:string-value="Receiver">
            <text:p>Receiver</text:p>
          </table:table-cell>
          <table:table-cell table:formula="of:=[$master.N26]" office:value-type="string" office:string-value="smalloy@whizzer.local">
            <text:p>smalloy@whizzer.local</text:p>
          </table:table-cell>
          <table:table-cell table:formula="of:=CONCATENATE(&quot;cn=&quot;;[$master.R26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6]" office:value-type="string" office:string-value="smalloy">
            <text:p>smalloy</text:p>
          </table:table-cell>
          <table:table-cell table:formula="of:=[master.H26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27]; &quot; &quot;;[$master.C27])" office:value-type="string" office:string-value="Tom Swift">
            <text:p>Tom Swift</text:p>
          </table:table-cell>
          <table:table-cell table:formula="of:=[$master.B27]" office:value-type="string" office:string-value="Tom">
            <text:p>Tom</text:p>
          </table:table-cell>
          <table:table-cell table:formula="of:=[$master.C27]" office:value-type="string" office:string-value="Swift">
            <text:p>Swift</text:p>
          </table:table-cell>
          <table:table-cell table:formula="of:=[$master.M27]" office:value-type="string" office:string-value="Director, Engineering">
            <text:p>Director, Engineering</text:p>
          </table:table-cell>
          <table:table-cell table:formula="of:=[$master.N27]" office:value-type="string" office:string-value="tswift@whizzer.local">
            <text:p>tswift@whizzer.local</text:p>
          </table:table-cell>
          <table:table-cell table:formula="of:=CONCATENATE(&quot;cn=&quot;;[$master.R27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7]" office:value-type="string" office:string-value="tswift">
            <text:p>tswift</text:p>
          </table:table-cell>
          <table:table-cell table:formula="of:=[master.H27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28]; &quot; &quot;;[$master.C28])" office:value-type="string" office:string-value="Wakefield Damon">
            <text:p>Wakefield Damon</text:p>
          </table:table-cell>
          <table:table-cell table:formula="of:=[$master.B28]" office:value-type="string" office:string-value="Wakefield">
            <text:p>Wakefield</text:p>
          </table:table-cell>
          <table:table-cell table:formula="of:=[$master.C28]" office:value-type="string" office:string-value="Damon">
            <text:p>Damon</text:p>
          </table:table-cell>
          <table:table-cell table:formula="of:=[$master.M28]" office:value-type="string" office:string-value="Technical Writer">
            <text:p>Technical Writer</text:p>
          </table:table-cell>
          <table:table-cell table:formula="of:=[$master.N28]" office:value-type="string" office:string-value="wdamon@whizzer.local">
            <text:p>wdamon@whizzer.local</text:p>
          </table:table-cell>
          <table:table-cell table:formula="of:=CONCATENATE(&quot;cn=&quot;;[$master.R28];&quot;,ou=People,dc=root,dc=org&quot;)" office:value-type="string" office:string-value="cn=John Sharp,ou=People,dc=root,dc=org">
            <text:p>cn=John Sharp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8]" office:value-type="string" office:string-value="wdamon">
            <text:p>wdamon</text:p>
          </table:table-cell>
          <table:table-cell table:formula="of:=[master.H28]" office:value-type="string" office:string-value="{SSHA}cAvUmw90CDKPDmPlym92Ym/GGDEdgvWU">
            <text:p>{SSHA}cAvUmw90CDKPDmPlym92Ym/GGDEdgvWU</text:p>
          </table:table-cell>
        </table:table-row>
        <table:table-row table:style-name="ro6">
          <table:table-cell table:formula="of:=CONCATENATE([$master.B29]; &quot; &quot;;[$master.C29])" office:value-type="string" office:string-value="William Crawford">
            <text:p>William Crawford</text:p>
          </table:table-cell>
          <table:table-cell table:formula="of:=[$master.B29]" office:value-type="string" office:string-value="William">
            <text:p>William</text:p>
          </table:table-cell>
          <table:table-cell table:formula="of:=[$master.C29]" office:value-type="string" office:string-value="Crawford">
            <text:p>Crawford</text:p>
          </table:table-cell>
          <table:table-cell table:formula="of:=[$master.M29]" office:value-type="string" office:string-value="Director, Legal">
            <text:p>Director, Legal</text:p>
          </table:table-cell>
          <table:table-cell table:formula="of:=[$master.N29]" office:value-type="string" office:string-value="wcrawford@whizzer.local">
            <text:p>wcrawford@whizzer.local</text:p>
          </table:table-cell>
          <table:table-cell table:formula="of:=CONCATENATE(&quot;cn=&quot;;[$master.R29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9]" office:value-type="string" office:string-value="wcrawford">
            <text:p>wcrawford</text:p>
          </table:table-cell>
          <table:table-cell table:formula="of:=[master.H29]" office:value-type="string" office:string-value="{SSHA}cAvUmw90CDKPDmPlym92Ym/GGDEdgvWU">
            <text:p>{SSHA}cAvUmw90CDKPDmPlym92Ym/GGDEdgvWU</text:p>
          </table:table-cell>
        </table:table-row>
        <table:table-row table:style-name="ro4" table:number-rows-repeated="1048550">
          <table:table-cell table:number-columns-repeated="10"/>
        </table:table-row>
        <table:table-row table:style-name="ro4">
          <table:table-cell table:number-columns-repeated="10"/>
        </table:table-row>
        <table:named-expressions/>
      </table:table>
      <table:table table:name="README" table:style-name="ta2" table:print="false">
        <table:table-column table:style-name="co30" table:number-columns-repeated="2" table:default-cell-style-name="Default"/>
        <table:table-row table:style-name="ro4">
          <table:table-cell office:value-type="string">
            <text:p>Edit “master” spreadsheet as needed, “master” contains all data related to users</text:p>
          </table:table-cell>
          <table:table-cell/>
        </table:table-row>
        <table:table-row table:style-name="ro4">
          <table:table-cell/>
          <table:table-cell office:value-type="string">
            <text:p>Data related to a specific component only goes in the component spreadsheet.</text:p>
          </table:table-cell>
        </table:table-row>
        <table:table-row table:style-name="ro4">
          <table:table-cell table:number-columns-repeated="2"/>
        </table:table-row>
        <table:table-row table:style-name="ro6">
          <table:table-cell table:style-name="ce26" office:value-type="string">
            <text:p>Sys-fbsd (system users - FreeBSD system):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Copy column "setup_adduser" to scc/bin/setup_adduser.sh (do not copy column title)</text:p>
          </table:table-cell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Copy column "setup_rmuser” to scc/bin/rmuser.sh <text:s/>(do not copy column title, or delete after)</text:p>
          </table:table-cell>
        </table:table-row>
        <table:table-row table:style-name="ro4">
          <table:table-cell table:number-columns-repeated="2"/>
        </table:table-row>
        <table:table-row table:style-name="ro6">
          <table:table-cell table:style-name="ce26" office:value-type="string">
            <text:p>Sys-centos (system users - Centos system):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Copy column "setup_adduser_centos.sh" to scc/bin/setup_adduser_centos.sh (do not copy column title)</text:p>
          </table:table-cell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Copy column "setup_rmuser_centos.sh" to scc/bin/setup_rmuser_centos.sh (do not copy column title)</text:p>
          </table:table-cell>
        </table:table-row>
        <table:table-row table:style-name="ro4">
          <table:table-cell table:number-columns-repeated="2"/>
        </table:table-row>
        <table:table-row table:style-name="ro6">
          <table:table-cell table:style-name="ce26" office:value-type="string">
            <text:p>ldap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Export ldap worksheet in CSV format to person-ldap.csv</text:p>
          </table:table-cell>
        </table:table-row>
        <table:table-row table:style-name="ro4" table:number-rows-repeated="1048550">
          <table:table-cell table:number-columns-repeated="2"/>
        </table:table-row>
        <table:table-row table:style-name="ro4">
          <table:table-cell table:number-columns-repeated="2"/>
        </table:table-row>
        <table:named-expressions/>
      </table:table>
      <table:named-expressions>
        <table:named-expression table:name="Print_Area_1" table:base-cell-address="$master.$A$1" table:expression="NA()"/>
        <table:named-expression table:name="_xlnm.Print_Area" table:base-cell-address="$master.$A$1" table:expression="NA()"/>
        <table:named-expression table:name="__xlnm.Print_Area" table:base-cell-address="$master.$A$1" table:expression="NA()"/>
        <table:named-expression table:name="AllButMe" table:base-cell-address="$master.$A$1" table:expression="&quot;#REF!&quot;"/>
        <table:named-expression table:name="Group" table:base-cell-address="$master.$A$1" table:expression="&quot;#REF!&quot;"/>
        <table:named-expression table:name="Excel_BuiltIn_Print_Area" table:base-cell-address="$master.$A$1" table:expression="NA()"/>
        <table:named-expression table:name="Status" table:base-cell-address="$master.$A$1" table:expression="&quot;#REF!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number:number-style style:name="N8135P0" style:volatile="true" number:language="en" number:country="US">
      <number:number number:decimal-places="0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date-style style:name="N16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CA">
      <number:day number:style="long"/>
      <number:text>-</number:text>
      <number:month number:textual="true"/>
    </number:date-style>
    <number:date-style style:name="N16108" number:language="en" number:country="CA">
      <number:month number:textual="true"/>
      <number:text>-</number:text>
      <number:year/>
    </number:date-style>
    <number:time-style style:name="N16109" number:language="en" number:country="CA">
      <number:hours/>
      <number:text>:</number:text>
      <number:minutes number:style="long"/>
      <number:text> </number:text>
      <number:am-pm/>
    </number:time-style>
    <number:time-style style:name="N16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1" number:language="en" number:country="CA">
      <number:hours/>
      <number:text>:</number:text>
      <number:minutes number:style="long"/>
    </number:time-style>
    <number:time-style style:name="N16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6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fo:color="#333333" style:font-name="Arial" fo:font-size="11pt" style:font-name-asian="Microsoft YaHei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bleStyleLight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333333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scale-to="100%" style:writing-mode="lr-tb"/>
      <style:header-style>
        <style:header-footer-properties fo:min-height="0.2957in" fo:margin-left="0.748in" fo:margin-right="0.748in" fo:margin-bottom="0.2417in"/>
      </style:header-style>
      <style:footer-style>
        <style:header-footer-properties fo:min-height="0.2957in" fo:margin-left="0.748in" fo:margin-right="0.748in" fo:margin-top="0.241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scale-to-X="1" style:writing-mode="lr-tb"/>
      <style:header-style>
        <style:header-footer-properties fo:min-height="0.2957in" fo:margin-left="0.748in" fo:margin-right="0.748in" fo:margin-bottom="0.2409in"/>
      </style:header-style>
      <style:footer-style>
        <style:header-footer-properties fo:min-height="0.2957in" fo:margin-left="0.748in" fo:margin-right="0.748in" fo:margin-top="0.0189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7">
      <style:page-layout-properties fo:margin-top="0in" fo:margin-bottom="0in" fo:margin-left="0in" fo:margin-right="0in" style:print-page-order="ltr" style:scale-to-X="1" style:writing-mode="lr-tb"/>
      <style:header-style>
        <style:header-footer-properties fo:min-height="0.2953in" fo:margin-left="0.748in" fo:margin-right="0.748in" fo:margin-bottom="0.2409in"/>
      </style:header-style>
      <style:footer-style>
        <style:header-footer-properties fo:min-height="0.2953in" fo:margin-left="0.748in" fo:margin-right="0.748in" fo:margin-top="0.0189in"/>
      </style:footer-style>
    </style:page-layout>
    <style:page-layout style:name="Mpm8">
      <style:page-layout-properties fo:margin-top="0in" fo:margin-bottom="0in" fo:margin-left="0in" fo:margin-right="0in" style:print-page-order="ltr"/>
      <style:header-style>
        <style:header-footer-properties fo:margin-left="0.748in" fo:margin-right="0.748in" fo:margin-bottom="0.2417in"/>
      </style:header-style>
      <style:footer-style>
        <style:header-footer-properties fo:margin-left="0.748in" fo:margin-right="0.748in" fo:margin-top="0.2417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color="#333333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5" style:family="text">
      <style:text-properties fo:color="#333333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6" style:family="text">
      <style:text-properties fo:color="#333333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11/28/2014</text:date>, <text:time>00:2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Achievo" style:display-name="PageStyle_Achievo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>
      <style:footer-left style:display="false"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-left>
    </style:master-page>
    <style:master-page style:name="PageStyle_5f_Parts_26_Vendors" style:display-name="PageStyle_Parts&amp;Vendors" style:page-layout-name="Mpm8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sys-centos" style:display-name="PageStyle_sys-centos" style:page-layout-name="Mpm6">
      <style:header>
        <text:p><text:span text:style-name="MT6"><text:sheet-name>???</text:sheet-name></text:span></text:p>
      </style:header>
      <style:header-left style:display="false">
        <text:p><text:span text:style-name="MT6"><text:sheet-name>???</text:sheet-name></text:span></text:p>
      </style:header-left>
      <style:footer>
        <text:p><text:span text:style-name="MT6">Page </text:span><text:span text:style-name="MT6"><text:page-number>1</text:page-number></text:span></text:p>
      </style:footer>
      <style:footer-left style:display="false">
        <text:p><text:span text:style-name="MT6">Page </text:span><text:span text:style-name="MT6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8T00:23:30.11</dc:date>
    <meta:editing-cycles>41</meta:editing-cycles>
    <meta:editing-duration>PT6H23M1S</meta:editing-duration>
    <meta:generator>OpenOffice/4.1.1$Win32 OpenOffice.org_project/411m6$Build-9775</meta:generator>
    <dc:creator>Dale Scott</dc:creator>
    <meta:document-statistic meta:table-count="15" meta:cell-count="3747" meta:object-count="0"/>
  </office:meta>
</office:document-meta>
</file>